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300" style:family="table">
      <style:table-properties style:width="7.0806in" table:align="margins" style:may-break-between-rows="false"/>
    </style:style>
    <style:style style:name="Table300.A" style:family="table-column">
      <style:table-column-properties style:column-width="2.659in" style:rel-column-width="24610*"/>
    </style:style>
    <style:style style:name="Table300.B" style:family="table-column">
      <style:table-column-properties style:column-width="4.4215in" style:rel-column-width="40925*"/>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806in" table:align="margins" style:may-break-between-rows="false"/>
    </style:style>
    <style:style style:name="Table301.A" style:family="table-column">
      <style:table-column-properties style:column-width="1.766in" style:rel-column-width="16345*"/>
    </style:style>
    <style:style style:name="Table301.B" style:family="table-column">
      <style:table-column-properties style:column-width="5.3146in" style:rel-column-width="49190*"/>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1.766in" style:rel-column-width="16345*"/>
    </style:style>
    <style:style style:name="Table302.B" style:family="table-column">
      <style:table-column-properties style:column-width="5.3146in" style:rel-column-width="49190*"/>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303" style:family="table">
      <style:table-properties style:width="7.0806in" table:align="margins" style:may-break-between-rows="false"/>
    </style:style>
    <style:style style:name="Table303.A" style:family="table-column">
      <style:table-column-properties style:column-width="1.766in" style:rel-column-width="16345*"/>
    </style:style>
    <style:style style:name="Table303.B" style:family="table-column">
      <style:table-column-properties style:column-width="5.3146in" style:rel-column-width="49190*"/>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1.766in" style:rel-column-width="16345*"/>
    </style:style>
    <style:style style:name="Table304.B" style:family="table-column">
      <style:table-column-properties style:column-width="5.3146in" style:rel-column-width="49190*"/>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4.A2" style:family="table-cell">
      <style:table-cell-properties fo:padding="0.0382in" fo:border-left="0.0007in solid #000000" fo:border-right="none" fo:border-top="none" fo:border-bottom="0.0007in solid #000000"/>
    </style:style>
    <style:style style:name="Table304.B2" style:family="table-cell">
      <style:table-cell-properties fo:padding="0.0382in" fo:border-left="0.0007in solid #000000" fo:border-right="0.0007in solid #000000" fo:border-top="none" fo:border-bottom="0.0007in solid #000000"/>
    </style:style>
    <style:style style:name="Table305" style:family="table">
      <style:table-properties style:width="7.0806in" table:align="margins" style:may-break-between-rows="false"/>
    </style:style>
    <style:style style:name="Table305.A" style:family="table-column">
      <style:table-column-properties style:column-width="1.766in" style:rel-column-width="16345*"/>
    </style:style>
    <style:style style:name="Table305.B" style:family="table-column">
      <style:table-column-properties style:column-width="5.3146in" style:rel-column-width="49190*"/>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1.766in" style:rel-column-width="16345*"/>
    </style:style>
    <style:style style:name="Table306.B" style:family="table-column">
      <style:table-column-properties style:column-width="5.3146in" style:rel-column-width="49190*"/>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1.766in" style:rel-column-width="16345*"/>
    </style:style>
    <style:style style:name="Table307.B" style:family="table-column">
      <style:table-column-properties style:column-width="5.3146in" style:rel-column-width="49190*"/>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307.A2" style:family="table-cell">
      <style:table-cell-properties fo:padding="0.0382in" fo:border-left="0.0007in solid #000000" fo:border-right="none" fo:border-top="none" fo:border-bottom="0.0007in solid #000000"/>
    </style:style>
    <style:style style:name="Table307.B2" style:family="table-cell">
      <style:table-cell-properties fo:padding="0.0382in" fo:border-left="0.0007in solid #000000" fo:border-right="0.0007in solid #000000" fo:border-top="none" fo:border-bottom="0.0007in solid #000000"/>
    </style:style>
    <style:style style:name="Table308" style:family="table">
      <style:table-properties style:width="7.0806in" table:align="margins" style:may-break-between-rows="false"/>
    </style:style>
    <style:style style:name="Table308.A" style:family="table-column">
      <style:table-column-properties style:column-width="1.766in" style:rel-column-width="16345*"/>
    </style:style>
    <style:style style:name="Table308.B" style:family="table-column">
      <style:table-column-properties style:column-width="5.3146in" style:rel-column-width="49190*"/>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1.766in" style:rel-column-width="16345*"/>
    </style:style>
    <style:style style:name="Table309.B" style:family="table-column">
      <style:table-column-properties style:column-width="5.3146in" style:rel-column-width="49190*"/>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1.766in" style:rel-column-width="16345*"/>
    </style:style>
    <style:style style:name="Table310.B" style:family="table-column">
      <style:table-column-properties style:column-width="5.3146in" style:rel-column-width="49190*"/>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1" style:family="table">
      <style:table-properties style:width="7.0806in" table:align="margins" style:may-break-between-rows="false"/>
    </style:style>
    <style:style style:name="Table311.A" style:family="table-column">
      <style:table-column-properties style:column-width="1.766in" style:rel-column-width="16345*"/>
    </style:style>
    <style:style style:name="Table311.B" style:family="table-column">
      <style:table-column-properties style:column-width="5.3146in" style:rel-column-width="49190*"/>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1.766in" style:rel-column-width="16345*"/>
    </style:style>
    <style:style style:name="Table312.B" style:family="table-column">
      <style:table-column-properties style:column-width="5.3146in" style:rel-column-width="49190*"/>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1.766in" style:rel-column-width="16345*"/>
    </style:style>
    <style:style style:name="Table313.B" style:family="table-column">
      <style:table-column-properties style:column-width="5.3146in" style:rel-column-width="49190*"/>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1.766in" style:rel-column-width="16345*"/>
    </style:style>
    <style:style style:name="Table314.B" style:family="table-column">
      <style:table-column-properties style:column-width="5.3146in" style:rel-column-width="49190*"/>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4.A2" style:family="table-cell">
      <style:table-cell-properties fo:padding="0.0382in" fo:border-left="0.0007in solid #000000" fo:border-right="none" fo:border-top="none" fo:border-bottom="0.0007in solid #000000"/>
    </style:style>
    <style:style style:name="Table314.B2" style:family="table-cell">
      <style:table-cell-properties fo:padding="0.0382in" fo:border-left="0.0007in solid #000000" fo:border-right="0.0007in solid #000000" fo:border-top="none" fo:border-bottom="0.0007in solid #000000"/>
    </style:style>
    <style:style style:name="Table315" style:family="table">
      <style:table-properties style:width="7.0806in" table:align="margins" style:may-break-between-rows="false"/>
    </style:style>
    <style:style style:name="Table315.A" style:family="table-column">
      <style:table-column-properties style:column-width="1.766in" style:rel-column-width="16345*"/>
    </style:style>
    <style:style style:name="Table315.B" style:family="table-column">
      <style:table-column-properties style:column-width="5.3146in" style:rel-column-width="49190*"/>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1.766in" style:rel-column-width="16345*"/>
    </style:style>
    <style:style style:name="Table316.B" style:family="table-column">
      <style:table-column-properties style:column-width="5.3146in" style:rel-column-width="49190*"/>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1.766in" style:rel-column-width="16345*"/>
    </style:style>
    <style:style style:name="Table317.B" style:family="table-column">
      <style:table-column-properties style:column-width="5.3146in" style:rel-column-width="49190*"/>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7.A2" style:family="table-cell">
      <style:table-cell-properties fo:padding="0.0382in" fo:border-left="0.0007in solid #000000" fo:border-right="none" fo:border-top="none" fo:border-bottom="0.0007in solid #000000"/>
    </style:style>
    <style:style style:name="Table317.B2" style:family="table-cell">
      <style:table-cell-properties fo:padding="0.0382in" fo:border-left="0.0007in solid #000000" fo:border-right="0.0007in solid #000000" fo:border-top="none" fo:border-bottom="0.0007in solid #000000"/>
    </style:style>
    <style:style style:name="Table318" style:family="table">
      <style:table-properties style:width="7.0806in" table:align="margins" style:may-break-between-rows="false"/>
    </style:style>
    <style:style style:name="Table318.A" style:family="table-column">
      <style:table-column-properties style:column-width="1.766in" style:rel-column-width="16345*"/>
    </style:style>
    <style:style style:name="Table318.B" style:family="table-column">
      <style:table-column-properties style:column-width="5.3146in" style:rel-column-width="49190*"/>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18.A2" style:family="table-cell">
      <style:table-cell-properties fo:padding="0.0382in" fo:border-left="0.0007in solid #000000" fo:border-right="none" fo:border-top="none" fo:border-bottom="0.0007in solid #000000"/>
    </style:style>
    <style:style style:name="Table318.B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1.766in" style:rel-column-width="16345*"/>
    </style:style>
    <style:style style:name="Table319.B" style:family="table-column">
      <style:table-column-properties style:column-width="5.3146in" style:rel-column-width="49190*"/>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320" style:family="table">
      <style:table-properties style:width="7.0806in" table:align="margins" style:may-break-between-rows="false"/>
    </style:style>
    <style:style style:name="Table320.A" style:family="table-column">
      <style:table-column-properties style:column-width="1.766in" style:rel-column-width="16345*"/>
    </style:style>
    <style:style style:name="Table320.B" style:family="table-column">
      <style:table-column-properties style:column-width="5.3146in" style:rel-column-width="49190*"/>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0.A2" style:family="table-cell">
      <style:table-cell-properties fo:padding="0.0382in" fo:border-left="0.0007in solid #000000" fo:border-right="none" fo:border-top="none" fo:border-bottom="0.0007in solid #000000"/>
    </style:style>
    <style:style style:name="Table320.B2" style:family="table-cell">
      <style:table-cell-properties fo:padding="0.0382in" fo:border-left="0.0007in solid #000000" fo:border-right="0.0007in solid #000000" fo:border-top="none" fo:border-bottom="0.0007in solid #000000"/>
    </style:style>
    <style:style style:name="Table321" style:family="table">
      <style:table-properties style:width="7.0806in" table:align="margins" style:may-break-between-rows="false"/>
    </style:style>
    <style:style style:name="Table321.A" style:family="table-column">
      <style:table-column-properties style:column-width="1.766in" style:rel-column-width="16345*"/>
    </style:style>
    <style:style style:name="Table321.B" style:family="table-column">
      <style:table-column-properties style:column-width="5.3146in" style:rel-column-width="49190*"/>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322" style:family="table">
      <style:table-properties style:width="7.0806in" table:align="margins" style:may-break-between-rows="false"/>
    </style:style>
    <style:style style:name="Table322.A" style:family="table-column">
      <style:table-column-properties style:column-width="1.766in" style:rel-column-width="16345*"/>
    </style:style>
    <style:style style:name="Table322.B" style:family="table-column">
      <style:table-column-properties style:column-width="5.3146in" style:rel-column-width="49190*"/>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2.A2" style:family="table-cell">
      <style:table-cell-properties fo:padding="0.0382in" fo:border-left="0.0007in solid #000000" fo:border-right="none" fo:border-top="none" fo:border-bottom="0.0007in solid #000000"/>
    </style:style>
    <style:style style:name="Table322.B2" style:family="table-cell">
      <style:table-cell-properties fo:padding="0.0382in" fo:border-left="0.0007in solid #000000" fo:border-right="0.0007in solid #000000" fo:border-top="none" fo:border-bottom="0.0007in solid #000000"/>
    </style:style>
    <style:style style:name="Table323" style:family="table">
      <style:table-properties style:width="7.0806in" table:align="margins" style:may-break-between-rows="false"/>
    </style:style>
    <style:style style:name="Table323.A" style:family="table-column">
      <style:table-column-properties style:column-width="1.766in" style:rel-column-width="16345*"/>
    </style:style>
    <style:style style:name="Table323.B" style:family="table-column">
      <style:table-column-properties style:column-width="5.3146in" style:rel-column-width="49190*"/>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1.766in" style:rel-column-width="16345*"/>
    </style:style>
    <style:style style:name="Table324.B" style:family="table-column">
      <style:table-column-properties style:column-width="5.3146in" style:rel-column-width="49190*"/>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4.A2" style:family="table-cell">
      <style:table-cell-properties fo:padding="0.0382in" fo:border-left="0.0007in solid #000000" fo:border-right="none" fo:border-top="none" fo:border-bottom="0.0007in solid #000000"/>
    </style:style>
    <style:style style:name="Table324.B2" style:family="table-cell">
      <style:table-cell-properties fo:padding="0.0382in" fo:border-left="0.0007in solid #000000" fo:border-right="0.0007in solid #000000" fo:border-top="none" fo:border-bottom="0.0007in solid #000000"/>
    </style:style>
    <style:style style:name="Table325" style:family="table">
      <style:table-properties style:width="7.0806in" table:align="margins" style:may-break-between-rows="false"/>
    </style:style>
    <style:style style:name="Table325.A" style:family="table-column">
      <style:table-column-properties style:column-width="1.766in" style:rel-column-width="16345*"/>
    </style:style>
    <style:style style:name="Table325.B" style:family="table-column">
      <style:table-column-properties style:column-width="5.3146in" style:rel-column-width="49190*"/>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5.A2" style:family="table-cell">
      <style:table-cell-properties fo:padding="0.0382in" fo:border-left="0.0007in solid #000000" fo:border-right="none" fo:border-top="none" fo:border-bottom="0.0007in solid #000000"/>
    </style:style>
    <style:style style:name="Table325.B2" style:family="table-cell">
      <style:table-cell-properties fo:padding="0.0382in" fo:border-left="0.0007in solid #000000" fo:border-right="0.0007in solid #000000" fo:border-top="none" fo:border-bottom="0.0007in solid #000000"/>
    </style:style>
    <style:style style:name="Table326" style:family="table">
      <style:table-properties style:width="7.0806in" table:align="margins" style:may-break-between-rows="false"/>
    </style:style>
    <style:style style:name="Table326.A" style:family="table-column">
      <style:table-column-properties style:column-width="1.766in" style:rel-column-width="16345*"/>
    </style:style>
    <style:style style:name="Table326.B" style:family="table-column">
      <style:table-column-properties style:column-width="5.3146in" style:rel-column-width="49190*"/>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6.A2" style:family="table-cell">
      <style:table-cell-properties fo:padding="0.0382in" fo:border-left="0.0007in solid #000000" fo:border-right="none" fo:border-top="none" fo:border-bottom="0.0007in solid #000000"/>
    </style:style>
    <style:style style:name="Table326.B2" style:family="table-cell">
      <style:table-cell-properties fo:padding="0.0382in" fo:border-left="0.0007in solid #000000" fo:border-right="0.0007in solid #000000" fo:border-top="none" fo:border-bottom="0.0007in solid #000000"/>
    </style:style>
    <style:style style:name="Table327" style:family="table">
      <style:table-properties style:width="7.0806in" table:align="margins" style:may-break-between-rows="false"/>
    </style:style>
    <style:style style:name="Table327.A" style:family="table-column">
      <style:table-column-properties style:column-width="1.766in" style:rel-column-width="16345*"/>
    </style:style>
    <style:style style:name="Table327.B" style:family="table-column">
      <style:table-column-properties style:column-width="5.3146in" style:rel-column-width="49190*"/>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7.A2" style:family="table-cell">
      <style:table-cell-properties fo:padding="0.0382in" fo:border-left="0.0007in solid #000000" fo:border-right="none" fo:border-top="none" fo:border-bottom="0.0007in solid #000000"/>
    </style:style>
    <style:style style:name="Table327.B2" style:family="table-cell">
      <style:table-cell-properties fo:padding="0.0382in" fo:border-left="0.0007in solid #000000" fo:border-right="0.0007in solid #000000" fo:border-top="none" fo:border-bottom="0.0007in solid #000000"/>
    </style:style>
    <style:style style:name="Table328" style:family="table">
      <style:table-properties style:width="7.0806in" table:align="margins" style:may-break-between-rows="false"/>
    </style:style>
    <style:style style:name="Table328.A" style:family="table-column">
      <style:table-column-properties style:column-width="1.766in" style:rel-column-width="16345*"/>
    </style:style>
    <style:style style:name="Table328.B" style:family="table-column">
      <style:table-column-properties style:column-width="5.3146in" style:rel-column-width="49190*"/>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1.766in" style:rel-column-width="16345*"/>
    </style:style>
    <style:style style:name="Table329.B" style:family="table-column">
      <style:table-column-properties style:column-width="5.3146in" style:rel-column-width="49190*"/>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1.766in" style:rel-column-width="16345*"/>
    </style:style>
    <style:style style:name="Table330.B" style:family="table-column">
      <style:table-column-properties style:column-width="5.3146in" style:rel-column-width="49190*"/>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0.A2" style:family="table-cell">
      <style:table-cell-properties fo:padding="0.0382in" fo:border-left="0.0007in solid #000000" fo:border-right="none" fo:border-top="none" fo:border-bottom="0.0007in solid #000000"/>
    </style:style>
    <style:style style:name="Table330.B2" style:family="table-cell">
      <style:table-cell-properties fo:padding="0.0382in" fo:border-left="0.0007in solid #000000" fo:border-right="0.0007in solid #000000" fo:border-top="none" fo:border-bottom="0.0007in solid #000000"/>
    </style:style>
    <style:style style:name="Table331" style:family="table">
      <style:table-properties style:width="7.0806in" table:align="margins" style:may-break-between-rows="false"/>
    </style:style>
    <style:style style:name="Table331.A" style:family="table-column">
      <style:table-column-properties style:column-width="1.766in" style:rel-column-width="16345*"/>
    </style:style>
    <style:style style:name="Table331.B" style:family="table-column">
      <style:table-column-properties style:column-width="5.3146in" style:rel-column-width="49190*"/>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1.A2" style:family="table-cell">
      <style:table-cell-properties fo:padding="0.0382in" fo:border-left="0.0007in solid #000000" fo:border-right="none" fo:border-top="none" fo:border-bottom="0.0007in solid #000000"/>
    </style:style>
    <style:style style:name="Table331.B2" style:family="table-cell">
      <style:table-cell-properties fo:padding="0.0382in" fo:border-left="0.0007in solid #000000" fo:border-right="0.0007in solid #000000" fo:border-top="none" fo:border-bottom="0.0007in solid #000000"/>
    </style:style>
    <style:style style:name="Table332" style:family="table">
      <style:table-properties style:width="7.0806in" table:align="margins" style:may-break-between-rows="false"/>
    </style:style>
    <style:style style:name="Table332.A" style:family="table-column">
      <style:table-column-properties style:column-width="1.766in" style:rel-column-width="16345*"/>
    </style:style>
    <style:style style:name="Table332.B" style:family="table-column">
      <style:table-column-properties style:column-width="5.3146in" style:rel-column-width="49190*"/>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1.766in" style:rel-column-width="16345*"/>
    </style:style>
    <style:style style:name="Table333.B" style:family="table-column">
      <style:table-column-properties style:column-width="5.3146in" style:rel-column-width="49190*"/>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1.766in" style:rel-column-width="16345*"/>
    </style:style>
    <style:style style:name="Table334.B" style:family="table-column">
      <style:table-column-properties style:column-width="5.3146in" style:rel-column-width="49190*"/>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1.766in" style:rel-column-width="16345*"/>
    </style:style>
    <style:style style:name="Table335.B" style:family="table-column">
      <style:table-column-properties style:column-width="5.3146in" style:rel-column-width="49190*"/>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1.766in" style:rel-column-width="16345*"/>
    </style:style>
    <style:style style:name="Table336.B" style:family="table-column">
      <style:table-column-properties style:column-width="5.3146in" style:rel-column-width="49190*"/>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1.766in" style:rel-column-width="16345*"/>
    </style:style>
    <style:style style:name="Table337.B" style:family="table-column">
      <style:table-column-properties style:column-width="5.3146in" style:rel-column-width="49190*"/>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1.766in" style:rel-column-width="16345*"/>
    </style:style>
    <style:style style:name="Table338.B" style:family="table-column">
      <style:table-column-properties style:column-width="5.3146in" style:rel-column-width="49190*"/>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1.766in" style:rel-column-width="16345*"/>
    </style:style>
    <style:style style:name="Table339.B" style:family="table-column">
      <style:table-column-properties style:column-width="5.3146in" style:rel-column-width="49190*"/>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339.A2" style:family="table-cell">
      <style:table-cell-properties fo:padding="0.0382in" fo:border-left="0.0007in solid #000000" fo:border-right="none" fo:border-top="none" fo:border-bottom="0.0007in solid #000000"/>
    </style:style>
    <style:style style:name="Table339.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1.766in" style:rel-column-width="16345*"/>
    </style:style>
    <style:style style:name="Table340.B" style:family="table-column">
      <style:table-column-properties style:column-width="5.3146in" style:rel-column-width="49190*"/>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false"/>
    </style:style>
    <style:style style:name="Table392.A" style:family="table-column">
      <style:table-column-properties style:column-width="1.766in" style:rel-column-width="16345*"/>
    </style:style>
    <style:style style:name="Table392.B" style:family="table-column">
      <style:table-column-properties style:column-width="5.3146in" style:rel-column-width="49190*"/>
    </style:style>
    <style:style style:name="Table392.1" style:family="table-row">
      <style:table-row-properties style:keep-together="false" fo:keep-together="always"/>
    </style:style>
    <style:style style:name="Table392.A1" style:family="table-cell">
      <style:table-cell-properties fo:padding="0.0382in" fo:border="0.0007in solid #000000"/>
    </style:style>
    <style:style style:name="Table392.A2" style:family="table-cell">
      <style:table-cell-properties fo:padding="0.0382in" fo:border-left="0.0007in solid #000000" fo:border-right="none" fo:border-top="none" fo:border-bottom="0.0007in solid #000000"/>
    </style:style>
    <style:style style:name="Table392.B2" style:family="table-cell">
      <style:table-cell-properties fo:padding="0.0382in" fo:border-left="0.0007in solid #000000" fo:border-right="0.0007in solid #000000" fo:border-top="none" fo:border-bottom="0.0007in solid #000000"/>
    </style:style>
    <style:style style:name="Table341" style:family="table">
      <style:table-properties style:width="7.0806in" table:align="margins" style:may-break-between-rows="false"/>
    </style:style>
    <style:style style:name="Table341.A" style:family="table-column">
      <style:table-column-properties style:column-width="1.766in" style:rel-column-width="16345*"/>
    </style:style>
    <style:style style:name="Table341.B" style:family="table-column">
      <style:table-column-properties style:column-width="5.3146in" style:rel-column-width="49190*"/>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1.766in" style:rel-column-width="16345*"/>
    </style:style>
    <style:style style:name="Table393.B" style:family="table-column">
      <style:table-column-properties style:column-width="5.3146in" style:rel-column-width="49190*"/>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1.766in" style:rel-column-width="16345*"/>
    </style:style>
    <style:style style:name="Table394.B" style:family="table-column">
      <style:table-column-properties style:column-width="5.3146in" style:rel-column-width="49190*"/>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1.766in" style:rel-column-width="16345*"/>
    </style:style>
    <style:style style:name="Table395.B" style:family="table-column">
      <style:table-column-properties style:column-width="5.3146in" style:rel-column-width="49190*"/>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1.766in" style:rel-column-width="16345*"/>
    </style:style>
    <style:style style:name="Table396.B" style:family="table-column">
      <style:table-column-properties style:column-width="5.3146in" style:rel-column-width="49190*"/>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1.766in" style:rel-column-width="16345*"/>
    </style:style>
    <style:style style:name="Table342.B" style:family="table-column">
      <style:table-column-properties style:column-width="5.3146in" style:rel-column-width="49190*"/>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1.766in" style:rel-column-width="16345*"/>
    </style:style>
    <style:style style:name="Table343.B" style:family="table-column">
      <style:table-column-properties style:column-width="5.3146in" style:rel-column-width="49190*"/>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1.766in" style:rel-column-width="16345*"/>
    </style:style>
    <style:style style:name="Table344.B" style:family="table-column">
      <style:table-column-properties style:column-width="5.3146in" style:rel-column-width="49190*"/>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style:font-name="Courier New" fo:font-weight="bold" style:font-weight-asian="bold" style:font-weight-complex="bold"/>
    </style:style>
    <style:style style:name="P21" style:family="paragraph" style:parent-style-name="Table_20_Contents">
      <style:paragraph-properties fo:text-align="center" style:justify-single-word="false"/>
      <style:text-properties style:font-name="Courier New" fo:font-size="12pt" style:font-size-asian="12pt" style:font-size-complex="12pt"/>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justify" style:justify-single-word="false"/>
      <style:text-properties style:font-name="Courier New" fo:font-size="10pt" style:font-size-asian="10pt" style:font-size-complex="10pt"/>
    </style:style>
    <style:style style:name="P24" style:family="paragraph" style:parent-style-name="Table_20_Contents">
      <style:paragraph-properties fo:text-align="center" style:justify-single-word="false"/>
      <style:text-properties style:font-name="Courier New"/>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tyle="italic" style:font-style-asian="italic" style:font-style-complex="italic"/>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5" style:family="paragraph" style:parent-style-name="Table_20_Contents">
      <style:text-properties fo:color="#808080" fo:font-size="10pt" style:font-size-asian="10pt" style:font-size-complex="10pt"/>
    </style:style>
    <style:style style:name="P36" style:family="paragraph" style:parent-style-name="Table_20_Contents">
      <style:text-properties fo:color="#808080" fo:font-size="6pt" style:font-size-asian="6pt" style:font-size-complex="6pt"/>
    </style:style>
    <style:style style:name="P37"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0"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paragraph-properties fo:text-align="center" style:justify-single-word="false"/>
      <style:text-properties style:font-name="Arial Black" fo:font-size="10pt" style:font-size-asian="10pt" style:font-size-complex="10pt"/>
    </style:style>
    <style:style style:name="P45" style:family="paragraph" style:parent-style-name="Table_20_Contents">
      <style:paragraph-properties fo:text-align="center" style:justify-single-word="false"/>
      <style:text-properties style:font-name="Arial Black" fo:font-size="6pt" style:font-size-asian="6pt" style:font-size-complex="6pt"/>
    </style:style>
    <style:style style:name="P46" style:family="paragraph" style:parent-style-name="Table_20_Contents">
      <style:text-properties fo:font-size="6pt" style:font-size-asian="6pt" style:font-size-complex="6pt"/>
    </style:style>
    <style:style style:name="P47" style:family="paragraph" style:parent-style-name="Title">
      <style:text-properties fo:font-size="60pt" style:font-size-asian="60pt" style:font-size-complex="60pt"/>
    </style:style>
    <style:style style:name="P48" style:family="paragraph" style:parent-style-name="Footnote">
      <style:paragraph-properties fo:text-align="start" style:justify-single-word="false"/>
    </style:style>
    <style:style style:name="P49" style:family="paragraph" style:parent-style-name="Footnote">
      <style:paragraph-properties fo:text-align="justify" style:justify-single-word="fals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center" style:justify-single-word="false"/>
    </style:style>
    <style:style style:name="P52" style:family="paragraph" style:parent-style-name="Code">
      <style:text-properties fo:font-size="12pt" fo:font-weight="bold" style:font-size-asian="12pt" style:font-weight-asian="bold" style:font-size-complex="12pt" style:font-weight-complex="bold"/>
    </style:style>
    <style:style style:name="P53" style:family="paragraph" style:parent-style-name="Code">
      <style:paragraph-properties fo:text-align="justify" style:justify-single-word="false"/>
    </style:style>
    <style:style style:name="P54" style:family="paragraph" style:parent-style-name="Code">
      <style:text-properties style:text-underline-style="solid" style:text-underline-width="auto" style:text-underline-color="font-color" fo:font-weight="bold" style:font-weight-asian="bold" style:font-weight-complex="bold"/>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Snippet">
      <style:paragraph-properties fo:text-align="justify" style:justify-single-word="false"/>
    </style:style>
    <style:style style:name="P60" style:family="paragraph" style:parent-style-name="Snippet">
      <style:text-properties fo:font-size="6pt" style:font-size-asian="6pt" style:font-size-complex="6pt"/>
    </style:style>
    <style:style style:name="P61" style:family="paragraph" style:parent-style-name="Heading_20_3">
      <style:text-properties fo:font-weight="bold" style:font-weight-asian="bold" style:font-weight-complex="bold"/>
    </style:style>
    <style:style style:name="P62" style:family="paragraph" style:parent-style-name="Title">
      <style:text-properties fo:font-size="60pt" style:font-size-asian="60pt" style:font-size-complex="60pt"/>
    </style:style>
    <style:style style:name="P63" style:family="paragraph" style:parent-style-name="Heading_20_1">
      <style:paragraph-properties fo:text-align="justify" style:justify-single-word="false"/>
    </style:style>
    <style:style style:name="P64" style:family="paragraph" style:parent-style-name="Heading_20_1">
      <style:paragraph-properties fo:break-before="page"/>
    </style:style>
    <style:style style:name="P65" style:family="paragraph" style:parent-style-name="Code">
      <style:text-properties style:font-name="Times New Roman" fo:font-size="14pt" style:font-name-asian="SimSun" style:font-size-asian="14pt" style:font-name-complex="Mangal" style:font-size-complex="14pt"/>
    </style:style>
    <style:style style:name="P66" style:family="paragraph" style:parent-style-name="Code">
      <style:paragraph-properties fo:margin-left="0in" fo:margin-right="0in" fo:text-indent="0in" style:auto-text-indent="false"/>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7.0602in" style:type="right" style:leader-style="dotted" style:leader-text="."/>
        </style:tab-stops>
      </style:paragraph-properties>
    </style:style>
    <style:style style:name="P69" style:family="paragraph" style:parent-style-name="Contents_20_2">
      <style:paragraph-properties>
        <style:tab-stops>
          <style:tab-stop style:position="6.8839in" style:type="right"/>
        </style:tab-stops>
      </style:paragraph-properties>
    </style:style>
    <style:style style:name="P70"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71"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72" style:family="paragraph" style:parent-style-name="Table_20_Contents">
      <style:text-properties style:use-window-font-color="true" fo:font-size="9pt" style:font-size-asian="9pt" style:font-size-complex="9pt"/>
    </style:style>
    <style:style style:name="P73" style:family="paragraph" style:parent-style-name="Table_20_Contents">
      <style:paragraph-properties fo:text-align="justify" style:justify-single-word="false"/>
    </style:style>
    <style:style style:name="P74" style:family="paragraph" style:parent-style-name="Table_20_Contents">
      <style:paragraph-properties fo:text-align="justify" style:justify-single-word="false"/>
      <style:text-properties fo:font-weight="bold" style:font-weight-asian="bold" style:font-weight-complex="bold"/>
    </style:style>
    <style:style style:name="P75" style:family="paragraph" style:parent-style-name="Table_20_Contents">
      <style:paragraph-properties fo:text-align="justify" style:justify-single-word="false"/>
      <style:text-properties fo:font-weight="normal" style:font-weight-asian="normal" style:font-weight-complex="normal"/>
    </style:style>
    <style:style style:name="P76" style:family="paragraph" style:parent-style-name="Table_20_Contents">
      <style:paragraph-properties fo:text-align="start" style:justify-single-word="false"/>
    </style:style>
    <style:style style:name="P77" style:family="paragraph" style:parent-style-name="Index_20_1">
      <style:paragraph-properties>
        <style:tab-stops>
          <style:tab-stop style:position="7.0807in" style:type="right"/>
        </style:tab-stops>
      </style:paragraph-properties>
    </style:style>
    <style:style style:name="P78" style:family="paragraph" style:parent-style-name="Index_20_Separator">
      <style:paragraph-properties>
        <style:tab-stops/>
      </style:paragraph-properties>
    </style:style>
    <style:style style:name="P79" style:family="paragraph" style:parent-style-name="Text_20_body" style:master-page-name="Standard">
      <style:paragraph-properties style:page-number="auto"/>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paragraph-properties fo:text-align="justify" style:justify-single-word="false"/>
    </style:style>
    <style:style style:name="P83" style:family="paragraph" style:parent-style-name="Text_20_body" style:list-style-name="L3">
      <style:paragraph-properties fo:text-align="justify" style:justify-single-word="false"/>
    </style:style>
    <style:style style:name="P84" style:family="paragraph" style:parent-style-name="Text_20_body" style:list-style-name="L5">
      <style:paragraph-properties fo:text-align="justify" style:justify-single-word="false"/>
    </style:style>
    <style:style style:name="P85" style:family="paragraph" style:parent-style-name="Text_20_body" style:list-style-name="L1">
      <style:paragraph-properties fo:text-align="justify" style:justify-single-word="false"/>
    </style:style>
    <style:style style:name="P86" style:family="paragraph" style:parent-style-name="Text_20_body" style:list-style-name="L8">
      <style:paragraph-properties fo:text-align="justify" style:justify-single-word="false"/>
    </style:style>
    <style:style style:name="P87" style:family="paragraph" style:parent-style-name="Text_20_body" style:list-style-name="L10">
      <style:paragraph-properties fo:text-align="justify" style:justify-single-word="false"/>
    </style:style>
    <style:style style:name="P88" style:family="paragraph" style:parent-style-name="Text_20_body" style:list-style-name="L11">
      <style:paragraph-properties fo:text-align="justify" style:justify-single-word="false"/>
    </style:style>
    <style:style style:name="P89" style:family="paragraph" style:parent-style-name="Text_20_body" style:list-style-name="L13">
      <style:paragraph-properties fo:text-align="justify" style:justify-single-word="false"/>
    </style:style>
    <style:style style:name="P90" style:family="paragraph" style:parent-style-name="Text_20_body" style:list-style-name="L14">
      <style:paragraph-properties fo:text-align="justify" style:justify-single-word="false"/>
    </style:style>
    <style:style style:name="P91" style:family="paragraph" style:parent-style-name="Text_20_body" style:list-style-name="L15">
      <style:paragraph-properties fo:text-align="justify" style:justify-single-word="false"/>
    </style:style>
    <style:style style:name="P92" style:family="paragraph" style:parent-style-name="Text_20_body" style:list-style-name="L16">
      <style:paragraph-properties fo:text-align="justify" style:justify-single-word="false"/>
    </style:style>
    <style:style style:name="P93" style:family="paragraph" style:parent-style-name="Text_20_body" style:list-style-name="L17">
      <style:paragraph-properties fo:text-align="justify" style:justify-single-word="false"/>
    </style:style>
    <style:style style:name="P94" style:family="paragraph" style:parent-style-name="Text_20_body" style:list-style-name="L18">
      <style:paragraph-properties fo:text-align="justify" style:justify-single-word="false"/>
    </style:style>
    <style:style style:name="P95" style:family="paragraph" style:parent-style-name="Text_20_body" style:list-style-name="L19">
      <style:paragraph-properties fo:text-align="justify" style:justify-single-word="false"/>
    </style:style>
    <style:style style:name="P96" style:family="paragraph" style:parent-style-name="Text_20_body" style:list-style-name="L20">
      <style:paragraph-properties fo:text-align="justify" style:justify-single-word="false"/>
    </style:style>
    <style:style style:name="P97" style:family="paragraph" style:parent-style-name="Text_20_body" style:list-style-name="L21">
      <style:paragraph-properties fo:text-align="justify" style:justify-single-word="false"/>
    </style:style>
    <style:style style:name="P98" style:family="paragraph" style:parent-style-name="Text_20_body" style:list-style-name="L22">
      <style:paragraph-properties fo:text-align="justify" style:justify-single-word="false"/>
    </style:style>
    <style:style style:name="P99" style:family="paragraph" style:parent-style-name="Text_20_body" style:list-style-name="L23">
      <style:paragraph-properties fo:text-align="justify" style:justify-single-word="false"/>
    </style:style>
    <style:style style:name="P100" style:family="paragraph" style:parent-style-name="Text_20_body" style:list-style-name="L24">
      <style:paragraph-properties fo:text-align="justify" style:justify-single-word="false"/>
    </style:style>
    <style:style style:name="P101" style:family="paragraph" style:parent-style-name="Text_20_body" style:list-style-name="L4"/>
    <style:style style:name="P102" style:family="paragraph" style:parent-style-name="Text_20_body" style:list-style-name="L5"/>
    <style:style style:name="P103" style:family="paragraph" style:parent-style-name="Text_20_body" style:list-style-name="L6"/>
    <style:style style:name="P104" style:family="paragraph" style:parent-style-name="Text_20_body" style:list-style-name="L7"/>
    <style:style style:name="P105" style:family="paragraph" style:parent-style-name="Text_20_body" style:list-style-name="L9"/>
    <style:style style:name="P106" style:family="paragraph" style:parent-style-name="Text_20_body" style:list-style-name="L12"/>
    <style:style style:name="P107"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T16"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8048328" text:id="ct248048328">
          <text:insertion>
            <office:change-info>
              <dc:creator>Peter Camilleri</dc:creator>
              <dc:date>2015-04-25T23:41:00</dc:date>
            </office:change-info>
          </text:insertion>
        </text:changed-region>
        <text:changed-region xml:id="ct248048432" text:id="ct248048432">
          <text:insertion>
            <office:change-info>
              <dc:creator>Peter Camilleri</dc:creator>
              <dc:date>2015-04-25T23:41:00</dc:date>
            </office:change-info>
          </text:insertion>
        </text:changed-region>
        <text:changed-region xml:id="ct248048536" text:id="ct248048536">
          <text:insertion>
            <office:change-info>
              <dc:creator>Peter Camilleri</dc:creator>
              <dc:date>2015-04-25T23:41:00</dc:date>
            </office:change-info>
          </text:insertion>
        </text:changed-region>
        <text:changed-region xml:id="ct248048640" text:id="ct248048640">
          <text:insertion>
            <office:change-info>
              <dc:creator>Peter Camilleri</dc:creator>
              <dc:date>2015-04-25T23:41:00</dc:date>
            </office:change-info>
          </text:insertion>
        </text:changed-region>
        <text:changed-region xml:id="ct248048744" text:id="ct248048744">
          <text:insertion>
            <office:change-info>
              <dc:creator>Peter Camilleri</dc:creator>
              <dc:date>2015-04-25T23:42:00</dc:date>
            </office:change-info>
          </text:insertion>
        </text:changed-region>
        <text:changed-region xml:id="ct248048848" text:id="ct248048848">
          <text:insertion>
            <office:change-info>
              <dc:creator>Peter Camilleri</dc:creator>
              <dc:date>2015-04-25T23:42:00</dc:date>
            </office:change-info>
          </text:insertion>
        </text:changed-region>
        <text:changed-region xml:id="ct248048952" text:id="ct248048952">
          <text:insertion>
            <office:change-info>
              <dc:creator>Peter Camilleri</dc:creator>
              <dc:date>2015-04-25T23:42:00</dc:date>
            </office:change-info>
          </text:insertion>
        </text:changed-region>
        <text:changed-region xml:id="ct248049056" text:id="ct248049056">
          <text:insertion>
            <office:change-info>
              <dc:creator>Peter Camilleri</dc:creator>
              <dc:date>2015-04-25T23:42:00</dc:date>
            </office:change-info>
          </text:insertion>
        </text:changed-region>
        <text:changed-region xml:id="ct248049160" text:id="ct248049160">
          <text:insertion>
            <office:change-info>
              <dc:creator>Peter Camilleri</dc:creator>
              <dc:date>2015-04-25T23:42:00</dc:date>
            </office:change-info>
          </text:insertion>
        </text:changed-region>
        <text:changed-region xml:id="ct248049264" text:id="ct248049264">
          <text:insertion>
            <office:change-info>
              <dc:creator>Peter Camilleri</dc:creator>
              <dc:date>2015-04-25T23:42:00</dc:date>
            </office:change-info>
          </text:insertion>
        </text:changed-region>
        <text:changed-region xml:id="ct248053984" text:id="ct248053984">
          <text:insertion>
            <office:change-info>
              <dc:creator>Peter Camilleri</dc:creator>
              <dc:date>2015-04-26T13:40:00</dc:date>
            </office:change-info>
          </text:insertion>
        </text:changed-region>
        <text:changed-region xml:id="ct248054088" text:id="ct248054088">
          <text:insertion>
            <office:change-info>
              <dc:creator>Peter Camilleri</dc:creator>
              <dc:date>2015-04-26T13:39:00</dc:date>
            </office:change-info>
          </text:insertion>
        </text:changed-region>
        <text:changed-region xml:id="ct248054192" text:id="ct248054192">
          <text:insertion>
            <office:change-info>
              <dc:creator>Peter Camilleri</dc:creator>
              <dc:date>2015-04-26T13:40:00</dc:date>
            </office:change-info>
          </text:insertion>
        </text:changed-region>
        <text:changed-region xml:id="ct248055232" text:id="ct248055232">
          <text:insertion>
            <office:change-info>
              <dc:creator>Peter Camilleri</dc:creator>
              <dc:date>2015-04-26T13:46:00</dc:date>
            </office:change-info>
          </text:insertion>
        </text:changed-region>
        <text:changed-region xml:id="ct248055336" text:id="ct248055336">
          <text:insertion>
            <office:change-info>
              <dc:creator>Peter Camilleri</dc:creator>
              <dc:date>2015-04-26T13:47:00</dc:date>
            </office:change-info>
          </text:insertion>
        </text:changed-region>
        <text:changed-region xml:id="ct245765440" text:id="ct245765440">
          <text:insertion>
            <office:change-info>
              <dc:creator>Peter Camilleri</dc:creator>
              <dc:date>2015-04-25T13:09:00</dc:date>
            </office:change-info>
          </text:insertion>
        </text:changed-region>
        <text:changed-region xml:id="ct245765544" text:id="ct245765544">
          <text:insertion>
            <office:change-info>
              <dc:creator>Peter Camilleri</dc:creator>
              <dc:date>2015-04-25T13:10:00</dc:date>
            </office:change-info>
          </text:insertion>
        </text:changed-region>
        <text:changed-region xml:id="ct245765752" text:id="ct245765752">
          <text:insertion>
            <office:change-info>
              <dc:creator>Peter Camilleri</dc:creator>
              <dc:date>2015-04-25T13:11:00</dc:date>
            </office:change-info>
          </text:insertion>
        </text:changed-region>
        <text:changed-region xml:id="ct245765856" text:id="ct245765856">
          <text:deletion>
            <office:change-info>
              <dc:creator>Peter Camilleri</dc:creator>
              <dc:date>2015-04-25T13:26:00</dc:date>
            </office:change-info>
            <text:p text:style-name="Text_20_body">.even?</text:p>
          </text:deletion>
        </text:changed-region>
        <text:changed-region xml:id="ct245765960" text:id="ct245765960">
          <text:insertion>
            <office:change-info>
              <dc:creator>Peter Camilleri</dc:creator>
              <dc:date>2015-04-25T13:25:00</dc:date>
            </office:change-info>
          </text:insertion>
        </text:changed-region>
        <text:changed-region xml:id="ct245766064" text:id="ct245766064">
          <text:insertion>
            <office:change-info>
              <dc:creator>Peter Camilleri</dc:creator>
              <dc:date>2015-04-25T13:25:00</dc:date>
            </office:change-info>
          </text:insertion>
        </text:changed-region>
        <text:changed-region xml:id="ct245766168" text:id="ct245766168">
          <text:insertion>
            <office:change-info>
              <dc:creator>Peter Camilleri</dc:creator>
              <dc:date>2015-04-25T13:25:00</dc:date>
            </office:change-info>
          </text:insertion>
        </text:changed-region>
        <text:changed-region xml:id="ct245766272" text:id="ct245766272">
          <text:insertion>
            <office:change-info>
              <dc:creator>Peter Camilleri</dc:creator>
              <dc:date>2015-04-25T13:25:00</dc:date>
            </office:change-info>
          </text:insertion>
        </text:changed-region>
        <text:changed-region xml:id="ct245766376" text:id="ct245766376">
          <text:insertion>
            <office:change-info>
              <dc:creator>Peter Camilleri</dc:creator>
              <dc:date>2015-04-25T13:25:00</dc:date>
            </office:change-info>
          </text:insertion>
        </text:changed-region>
        <text:changed-region xml:id="ct245766480" text:id="ct245766480">
          <text:insertion>
            <office:change-info>
              <dc:creator>Peter Camilleri</dc:creator>
              <dc:date>2015-04-25T13:27:00</dc:date>
            </office:change-info>
          </text:insertion>
        </text:changed-region>
        <text:changed-region xml:id="ct245766584" text:id="ct245766584">
          <text:insertion>
            <office:change-info>
              <dc:creator>Peter Camilleri</dc:creator>
              <dc:date>2015-04-25T13:27:00</dc:date>
            </office:change-info>
          </text:insertion>
        </text:changed-region>
        <text:changed-region xml:id="ct245766688" text:id="ct245766688">
          <text:deletion>
            <office:change-info>
              <dc:creator>Peter Camilleri</dc:creator>
              <dc:date>2015-04-25T13:29:00</dc:date>
            </office:change-info>
            <text:p text:style-name="Text_20_body">.gcd</text:p>
          </text:deletion>
        </text:changed-region>
        <text:changed-region xml:id="ct245766792" text:id="ct245766792">
          <text:insertion>
            <office:change-info>
              <dc:creator>Peter Camilleri</dc:creator>
              <dc:date>2015-04-25T13:25:00</dc:date>
            </office:change-info>
          </text:insertion>
        </text:changed-region>
        <text:changed-region xml:id="ct245766896" text:id="ct245766896">
          <text:deletion>
            <office:change-info>
              <dc:creator>Peter Camilleri</dc:creator>
              <dc:date>2015-04-25T13:31:00</dc:date>
            </office:change-info>
            <text:p text:style-name="Text_20_body">.lcm</text:p>
          </text:deletion>
        </text:changed-region>
        <text:changed-region xml:id="ct245767000" text:id="ct245767000">
          <text:insertion>
            <office:change-info>
              <dc:creator>Peter Camilleri</dc:creator>
              <dc:date>2015-04-25T13:25:00</dc:date>
            </office:change-info>
          </text:insertion>
        </text:changed-region>
        <text:changed-region xml:id="ct245767208" text:id="ct245767208">
          <text:deletion>
            <office:change-info>
              <dc:creator>Peter Camilleri</dc:creator>
              <dc:date>2015-04-25T13:39:00</dc:date>
            </office:change-info>
            <text:p text:style-name="Text_20_body"/>
            <text:p text:style-name="Text_20_body"/>
          </text:deletion>
        </text:changed-region>
        <text:changed-region xml:id="ct245767104" text:id="ct245767104">
          <text:deletion>
            <office:change-info>
              <dc:creator>Peter Camilleri</dc:creator>
              <dc:date>2015-04-25T13:37:00</dc:date>
            </office:change-info>
            <text:p text:style-name="Text_20_body">.odd?</text:p>
          </text:deletion>
        </text:changed-region>
        <text:changed-region xml:id="ct245767312" text:id="ct245767312">
          <text:insertion>
            <office:change-info>
              <dc:creator>Peter Camilleri</dc:creator>
              <dc:date>2015-04-25T13:25:00</dc:date>
            </office:change-info>
          </text:insertion>
        </text:changed-region>
        <text:changed-region xml:id="ct245767416" text:id="ct245767416">
          <text:deletion>
            <office:change-info>
              <dc:creator>Peter Camilleri</dc:creator>
              <dc:date>2015-04-25T13:41:00</dc:date>
            </office:change-info>
            <text:p text:style-name="Text_20_body">2*</text:p>
          </text:deletion>
        </text:changed-region>
        <text:changed-region xml:id="ct245767520" text:id="ct245767520">
          <text:insertion>
            <office:change-info>
              <dc:creator>Peter Camilleri</dc:creator>
              <dc:date>2015-04-25T13:24:00</dc:date>
            </office:change-info>
          </text:insertion>
        </text:changed-region>
        <text:changed-region xml:id="ct245767624" text:id="ct245767624">
          <text:insertion>
            <office:change-info>
              <dc:creator>Peter Camilleri</dc:creator>
              <dc:date>2015-04-25T13:25:00</dc:date>
            </office:change-info>
          </text:insertion>
        </text:changed-region>
        <text:changed-region xml:id="ct245767728" text:id="ct245767728">
          <text:insertion>
            <office:change-info>
              <dc:creator>Peter Camilleri</dc:creator>
              <dc:date>2015-04-25T13:42:00</dc:date>
            </office:change-info>
          </text:insertion>
        </text:changed-region>
        <text:changed-region xml:id="ct245767832" text:id="ct245767832">
          <text:insertion>
            <office:change-info>
              <dc:creator>Peter Camilleri</dc:creator>
              <dc:date>2015-04-25T13:25:00</dc:date>
            </office:change-info>
          </text:insertion>
        </text:changed-region>
        <text:changed-region xml:id="ct245767936" text:id="ct245767936">
          <text:insertion>
            <office:change-info>
              <dc:creator>Peter Camilleri</dc:creator>
              <dc:date>2015-04-25T13:25:00</dc:date>
            </office:change-info>
          </text:insertion>
        </text:changed-region>
        <text:changed-region xml:id="ct245768040" text:id="ct245768040">
          <text:insertion>
            <office:change-info>
              <dc:creator>Peter Camilleri</dc:creator>
              <dc:date>2015-04-25T13:42:00</dc:date>
            </office:change-info>
          </text:insertion>
        </text:changed-region>
        <text:changed-region xml:id="ct248040120" text:id="ct248040120">
          <text:insertion>
            <office:change-info>
              <dc:creator>Peter Camilleri</dc:creator>
              <dc:date>2015-04-25T13:42:00</dc:date>
            </office:change-info>
          </text:insertion>
        </text:changed-region>
        <text:changed-region xml:id="ct248040224" text:id="ct248040224">
          <text:deletion>
            <office:change-info>
              <dc:creator>Peter Camilleri</dc:creator>
              <dc:date>2015-04-25T13:42:00</dc:date>
            </office:change-info>
            <text:p text:style-name="Text_20_body">2/</text:p>
          </text:deletion>
        </text:changed-region>
        <text:changed-region xml:id="ct248040328" text:id="ct248040328">
          <text:insertion>
            <office:change-info>
              <dc:creator>Peter Camilleri</dc:creator>
              <dc:date>2015-04-25T13:25:00</dc:date>
            </office:change-info>
          </text:insertion>
        </text:changed-region>
        <text:changed-region xml:id="ct248040432" text:id="ct248040432">
          <text:deletion>
            <office:change-info>
              <dc:creator>Peter Camilleri</dc:creator>
              <dc:date>2015-04-25T13:46:00</dc:date>
            </office:change-info>
            <text:p text:style-name="Standard"/>
            <text:p text:style-name="Text_20_body">&lt;&lt;</text:p>
          </text:deletion>
        </text:changed-region>
        <text:changed-region xml:id="ct248040536" text:id="ct248040536">
          <text:insertion>
            <office:change-info>
              <dc:creator>Peter Camilleri</dc:creator>
              <dc:date>2015-04-25T13:25:00</dc:date>
            </office:change-info>
          </text:insertion>
        </text:changed-region>
        <text:changed-region xml:id="ct248040640" text:id="ct248040640">
          <text:deletion>
            <office:change-info>
              <dc:creator>Peter Camilleri</dc:creator>
              <dc:date>2015-04-25T13:55:00</dc:date>
            </office:change-info>
            <text:p text:style-name="Standard"/>
            <text:p text:style-name="Text_20_body">&gt;&gt;</text:p>
          </text:deletion>
        </text:changed-region>
        <text:changed-region xml:id="ct248040744" text:id="ct248040744">
          <text:insertion>
            <office:change-info>
              <dc:creator>Peter Camilleri</dc:creator>
              <dc:date>2015-04-25T13:25:00</dc:date>
            </office:change-info>
          </text:insertion>
        </text:changed-region>
        <text:changed-region xml:id="ct248040848" text:id="ct248040848">
          <text:deletion>
            <office:change-info>
              <dc:creator>Peter Camilleri</dc:creator>
              <dc:date>2015-04-25T14:29:00</dc:date>
            </office:change-info>
            <text:p text:style-name="Standard"/>
            <text:p text:style-name="Text_20_body">and</text:p>
          </text:deletion>
        </text:changed-region>
        <text:changed-region xml:id="ct248040952" text:id="ct248040952">
          <text:insertion>
            <office:change-info>
              <dc:creator>Peter Camilleri</dc:creator>
              <dc:date>2015-04-25T13:25:00</dc:date>
            </office:change-info>
          </text:insertion>
        </text:changed-region>
        <text:changed-region xml:id="ct248041056" text:id="ct248041056">
          <text:deletion>
            <office:change-info>
              <dc:creator>Peter Camilleri</dc:creator>
              <dc:date>2015-04-25T14:31:00</dc:date>
            </office:change-info>
            <text:p text:style-name="Text_20_body"/>
            <text:p text:style-name="Text_20_body">com</text:p>
          </text:deletion>
        </text:changed-region>
        <text:changed-region xml:id="ct248041160" text:id="ct248041160">
          <text:insertion>
            <office:change-info>
              <dc:creator>Peter Camilleri</dc:creator>
              <dc:date>2015-04-25T13:25:00</dc:date>
            </office:change-info>
          </text:insertion>
        </text:changed-region>
        <text:changed-region xml:id="ct248041264" text:id="ct248041264">
          <text:deletion>
            <office:change-info>
              <dc:creator>Peter Camilleri</dc:creator>
              <dc:date>2015-04-25T14:33:00</dc:date>
            </office:change-info>
            <text:p text:style-name="Text_20_body"/>
            <text:p text:style-name="Text_20_body">or</text:p>
          </text:deletion>
        </text:changed-region>
        <text:changed-region xml:id="ct248041368" text:id="ct248041368">
          <text:insertion>
            <office:change-info>
              <dc:creator>Peter Camilleri</dc:creator>
              <dc:date>2015-04-25T13:25:00</dc:date>
            </office:change-info>
          </text:insertion>
        </text:changed-region>
        <text:changed-region xml:id="ct248041472" text:id="ct248041472">
          <text:insertion>
            <office:change-info>
              <dc:creator>Peter Camilleri</dc:creator>
              <dc:date>2015-04-25T14:34:00</dc:date>
            </office:change-info>
          </text:insertion>
        </text:changed-region>
        <text:changed-region xml:id="ct248041576" text:id="ct248041576">
          <text:insertion>
            <office:change-info>
              <dc:creator>Peter Camilleri</dc:creator>
              <dc:date>2015-04-25T13:25:00</dc:date>
            </office:change-info>
          </text:insertion>
        </text:changed-region>
        <text:changed-region xml:id="ct248041680" text:id="ct248041680">
          <text:insertion>
            <office:change-info>
              <dc:creator>Peter Camilleri</dc:creator>
              <dc:date>2015-04-25T13:25:00</dc:date>
            </office:change-info>
          </text:insertion>
        </text:changed-region>
        <text:changed-region xml:id="ct248041784" text:id="ct248041784">
          <text:insertion>
            <office:change-info>
              <dc:creator>Peter Camilleri</dc:creator>
              <dc:date>2015-04-25T14:35:00</dc:date>
            </office:change-info>
          </text:insertion>
        </text:changed-region>
        <text:changed-region xml:id="ct248041888" text:id="ct248041888">
          <text:insertion>
            <office:change-info>
              <dc:creator>Peter Camilleri</dc:creator>
              <dc:date>2015-04-25T14:35:00</dc:date>
            </office:change-info>
          </text:insertion>
        </text:changed-region>
        <text:changed-region xml:id="ct248041992" text:id="ct248041992">
          <text:deletion>
            <office:change-info>
              <dc:creator>Peter Camilleri</dc:creator>
              <dc:date>2015-04-25T14:35:00</dc:date>
            </office:change-info>
            <text:p text:style-name="Standard"/>
            <text:p text:style-name="Text_20_body">xor</text:p>
          </text:deletion>
        </text:changed-region>
        <text:changed-region xml:id="ct248042096" text:id="ct248042096">
          <text:insertion>
            <office:change-info>
              <dc:creator>Peter Camilleri</dc:creator>
              <dc:date>2015-04-25T13:25:00</dc:date>
            </office:change-info>
          </text:insertion>
        </text:changed-region>
        <text:changed-region xml:id="ct248042200" text:id="ct248042200">
          <text:insertion>
            <office:change-info>
              <dc:creator>Peter Camilleri</dc:creator>
              <dc:date>2015-04-25T15:11:00</dc:date>
            </office:change-info>
          </text:insertion>
        </text:changed-region>
        <text:changed-region xml:id="ct248042304" text:id="ct248042304">
          <text:insertion>
            <office:change-info>
              <dc:creator>Peter Camilleri</dc:creator>
              <dc:date>2015-04-25T15:09:00</dc:date>
            </office:change-info>
          </text:insertion>
        </text:changed-region>
        <text:changed-region xml:id="ct248042408" text:id="ct248042408">
          <text:insertion>
            <office:change-info>
              <dc:creator>Peter Camilleri</dc:creator>
              <dc:date>2015-04-25T15:09:00</dc:date>
            </office:change-info>
          </text:insertion>
        </text:changed-region>
        <text:changed-region xml:id="ct248042512" text:id="ct248042512">
          <text:insertion>
            <office:change-info>
              <dc:creator>Peter Camilleri</dc:creator>
              <dc:date>2015-04-25T15:09:00</dc:date>
            </office:change-info>
          </text:insertion>
        </text:changed-region>
        <text:changed-region xml:id="ct248042616" text:id="ct248042616">
          <text:insertion>
            <office:change-info>
              <dc:creator>Peter Camilleri</dc:creator>
              <dc:date>2015-04-25T15:10:00</dc:date>
            </office:change-info>
          </text:insertion>
        </text:changed-region>
        <text:changed-region xml:id="ct248042720" text:id="ct248042720">
          <text:insertion>
            <office:change-info>
              <dc:creator>Peter Camilleri</dc:creator>
              <dc:date>2015-04-25T15:10:00</dc:date>
            </office:change-info>
          </text:insertion>
        </text:changed-region>
        <text:changed-region xml:id="ct248042824" text:id="ct248042824">
          <text:insertion>
            <office:change-info>
              <dc:creator>Peter Camilleri</dc:creator>
              <dc:date>2015-04-25T15:10:00</dc:date>
            </office:change-info>
          </text:insertion>
        </text:changed-region>
        <text:changed-region xml:id="ct248042928" text:id="ct248042928">
          <text:insertion>
            <office:change-info>
              <dc:creator>Peter Camilleri</dc:creator>
              <dc:date>2015-04-25T15:10:00</dc:date>
            </office:change-info>
          </text:insertion>
        </text:changed-region>
        <text:changed-region xml:id="ct248043032" text:id="ct248043032">
          <text:insertion>
            <office:change-info>
              <dc:creator>Peter Camilleri</dc:creator>
              <dc:date>2015-04-25T15:10:00</dc:date>
            </office:change-info>
          </text:insertion>
        </text:changed-region>
        <text:changed-region xml:id="ct248043136" text:id="ct248043136">
          <text:insertion>
            <office:change-info>
              <dc:creator>Peter Camilleri</dc:creator>
              <dc:date>2015-04-25T15:10:00</dc:date>
            </office:change-info>
          </text:insertion>
        </text:changed-region>
        <text:changed-region xml:id="ct248043240" text:id="ct248043240">
          <text:insertion>
            <office:change-info>
              <dc:creator>Peter Camilleri</dc:creator>
              <dc:date>2015-04-25T15:10:00</dc:date>
            </office:change-info>
          </text:insertion>
        </text:changed-region>
        <text:changed-region xml:id="ct248043344" text:id="ct248043344">
          <text:insertion>
            <office:change-info>
              <dc:creator>Peter Camilleri</dc:creator>
              <dc:date>2015-04-25T15:10:00</dc:date>
            </office:change-info>
          </text:insertion>
        </text:changed-region>
        <text:changed-region xml:id="ct248043448" text:id="ct248043448">
          <text:deletion>
            <office:change-info>
              <dc:creator>Peter Camilleri</dc:creator>
              <dc:date>2015-04-25T17:35:00</dc:date>
            </office:change-info>
            <text:p text:style-name="P1">Ipsum lorem</text:p>
          </text:deletion>
        </text:changed-region>
        <text:changed-region xml:id="ct248043552" text:id="ct248043552">
          <text:insertion>
            <office:change-info>
              <dc:creator>Peter Camilleri</dc:creator>
              <dc:date>2015-04-25T17:35:00</dc:date>
            </office:change-info>
          </text:insertion>
        </text:changed-region>
        <text:changed-region xml:id="ct248043656" text:id="ct248043656">
          <text:insertion>
            <office:change-info>
              <dc:creator>Peter Camilleri</dc:creator>
              <dc:date>2015-04-25T17:36:00</dc:date>
            </office:change-info>
          </text:insertion>
        </text:changed-region>
        <text:changed-region xml:id="ct248043760" text:id="ct248043760">
          <text:insertion>
            <office:change-info>
              <dc:creator>Peter Camilleri</dc:creator>
              <dc:date>2015-04-25T17:37:00</dc:date>
            </office:change-info>
          </text:insertion>
        </text:changed-region>
        <text:changed-region xml:id="ct248043864" text:id="ct248043864">
          <text:insertion>
            <office:change-info>
              <dc:creator>Peter Camilleri</dc:creator>
              <dc:date>2015-04-25T18:11:00</dc:date>
            </office:change-info>
          </text:insertion>
        </text:changed-region>
        <text:changed-region xml:id="ct248043968" text:id="ct248043968">
          <text:insertion>
            <office:change-info>
              <dc:creator>Peter Camilleri</dc:creator>
              <dc:date>2015-04-25T18:12:00</dc:date>
            </office:change-info>
          </text:insertion>
        </text:changed-region>
        <text:changed-region xml:id="ct248044072" text:id="ct248044072">
          <text:insertion>
            <office:change-info>
              <dc:creator>Peter Camilleri</dc:creator>
              <dc:date>2015-04-25T18:14:00</dc:date>
            </office:change-info>
          </text:insertion>
        </text:changed-region>
        <text:changed-region xml:id="ct248048224" text:id="ct248048224">
          <text:insertion>
            <office:change-info>
              <dc:creator>Peter Camilleri</dc:creator>
              <dc:date>2015-04-25T18:13:00</dc:date>
            </office:change-info>
          </text:insertion>
        </text:changed-region>
        <text:changed-region xml:id="ct248049368" text:id="ct248049368">
          <text:insertion>
            <office:change-info>
              <dc:creator>Peter Camilleri</dc:creator>
              <dc:date>2015-04-25T18:13:00</dc:date>
            </office:change-info>
          </text:insertion>
        </text:changed-region>
        <text:changed-region xml:id="ct248049472" text:id="ct248049472">
          <text:deletion>
            <office:change-info>
              <dc:creator>Peter Camilleri</dc:creator>
              <dc:date>2015-04-25T17:45:00</dc:date>
            </office:change-info>
            <text:p text:style-name="Text_20_body"/>
            <text:p text:style-name="Text_20_body">*</text:p>
          </text:deletion>
        </text:changed-region>
        <text:changed-region xml:id="ct248049576" text:id="ct248049576">
          <text:insertion>
            <office:change-info>
              <dc:creator>Peter Camilleri</dc:creator>
              <dc:date>2015-04-25T17:38:00</dc:date>
            </office:change-info>
          </text:insertion>
        </text:changed-region>
        <text:changed-region xml:id="ct248049680" text:id="ct248049680">
          <text:deletion>
            <office:change-info>
              <dc:creator>Peter Camilleri</dc:creator>
              <dc:date>2015-04-25T18:16:00</dc:date>
            </office:change-info>
            <text:p text:style-name="Standard"/>
            <text:p text:style-name="Text_20_body">**</text:p>
          </text:deletion>
        </text:changed-region>
        <text:changed-region xml:id="ct248049784" text:id="ct248049784">
          <text:insertion>
            <office:change-info>
              <dc:creator>Peter Camilleri</dc:creator>
              <dc:date>2015-04-25T17:38:00</dc:date>
            </office:change-info>
          </text:insertion>
        </text:changed-region>
        <text:changed-region xml:id="ct248049888" text:id="ct248049888">
          <text:insertion>
            <office:change-info>
              <dc:creator>Peter Camilleri</dc:creator>
              <dc:date>2015-04-25T22:45:00</dc:date>
            </office:change-info>
          </text:insertion>
        </text:changed-region>
        <text:changed-region xml:id="ct248049992" text:id="ct248049992">
          <text:insertion>
            <office:change-info>
              <dc:creator>Peter Camilleri</dc:creator>
              <dc:date>2015-04-25T22:46:00</dc:date>
            </office:change-info>
          </text:insertion>
        </text:changed-region>
        <text:changed-region xml:id="ct248050096" text:id="ct248050096">
          <text:insertion>
            <office:change-info>
              <dc:creator>Peter Camilleri</dc:creator>
              <dc:date>2015-04-25T17:38:00</dc:date>
            </office:change-info>
          </text:insertion>
        </text:changed-region>
        <text:changed-region xml:id="ct248050200" text:id="ct248050200">
          <text:insertion>
            <office:change-info>
              <dc:creator>Peter Camilleri</dc:creator>
              <dc:date>2015-04-25T17:38:00</dc:date>
            </office:change-info>
          </text:insertion>
        </text:changed-region>
        <text:changed-region xml:id="ct248050304" text:id="ct248050304">
          <text:insertion>
            <office:change-info>
              <dc:creator>Peter Camilleri</dc:creator>
              <dc:date>2015-04-25T17:38:00</dc:date>
            </office:change-info>
          </text:insertion>
        </text:changed-region>
        <text:changed-region xml:id="ct248050408" text:id="ct248050408">
          <text:insertion>
            <office:change-info>
              <dc:creator>Peter Camilleri</dc:creator>
              <dc:date>2015-04-25T17:38:00</dc:date>
            </office:change-info>
          </text:insertion>
        </text:changed-region>
        <text:changed-region xml:id="ct248050512" text:id="ct248050512">
          <text:insertion>
            <office:change-info>
              <dc:creator>Peter Camilleri</dc:creator>
              <dc:date>2015-04-25T17:38:00</dc:date>
            </office:change-info>
          </text:insertion>
        </text:changed-region>
        <text:changed-region xml:id="ct248050616" text:id="ct248050616">
          <text:insertion>
            <office:change-info>
              <dc:creator>Peter Camilleri</dc:creator>
              <dc:date>2015-04-25T17:38:00</dc:date>
            </office:change-info>
          </text:insertion>
        </text:changed-region>
        <text:changed-region xml:id="ct248050720" text:id="ct248050720">
          <text:insertion>
            <office:change-info>
              <dc:creator>Peter Camilleri</dc:creator>
              <dc:date>2015-04-25T17:38:00</dc:date>
            </office:change-info>
          </text:insertion>
        </text:changed-region>
        <text:changed-region xml:id="ct248050824" text:id="ct248050824">
          <text:insertion>
            <office:change-info>
              <dc:creator>Peter Camilleri</dc:creator>
              <dc:date>2015-04-25T22:38:00</dc:date>
            </office:change-info>
          </text:insertion>
        </text:changed-region>
        <text:changed-region xml:id="ct248050928" text:id="ct248050928">
          <text:insertion>
            <office:change-info>
              <dc:creator>Peter Camilleri</dc:creator>
              <dc:date>2015-04-25T22:38:00</dc:date>
            </office:change-info>
          </text:insertion>
        </text:changed-region>
        <text:changed-region xml:id="ct248051032" text:id="ct248051032">
          <text:deletion>
            <office:change-info>
              <dc:creator>Peter Camilleri</dc:creator>
              <dc:date>2015-04-25T22:48:00</dc:date>
            </office:change-info>
            <text:p text:style-name="Text_20_body">+</text:p>
          </text:deletion>
        </text:changed-region>
        <text:changed-region xml:id="ct248051136" text:id="ct248051136">
          <text:insertion>
            <office:change-info>
              <dc:creator>Peter Camilleri</dc:creator>
              <dc:date>2015-04-25T17:38:00</dc:date>
            </office:change-info>
          </text:insertion>
        </text:changed-region>
        <text:changed-region xml:id="ct248051240" text:id="ct248051240">
          <text:insertion>
            <office:change-info>
              <dc:creator>Peter Camilleri</dc:creator>
              <dc:date>2015-04-25T17:38:00</dc:date>
            </office:change-info>
          </text:insertion>
        </text:changed-region>
        <text:changed-region xml:id="ct248051344" text:id="ct248051344">
          <text:insertion>
            <office:change-info>
              <dc:creator>Peter Camilleri</dc:creator>
              <dc:date>2015-04-25T17:38:00</dc:date>
            </office:change-info>
          </text:insertion>
        </text:changed-region>
        <text:changed-region xml:id="ct248051448" text:id="ct248051448">
          <text:insertion>
            <office:change-info>
              <dc:creator>Peter Camilleri</dc:creator>
              <dc:date>2015-04-25T17:38:00</dc:date>
            </office:change-info>
          </text:insertion>
        </text:changed-region>
        <text:changed-region xml:id="ct248051552" text:id="ct248051552">
          <text:insertion>
            <office:change-info>
              <dc:creator>Peter Camilleri</dc:creator>
              <dc:date>2015-04-25T17:38:00</dc:date>
            </office:change-info>
          </text:insertion>
        </text:changed-region>
        <text:changed-region xml:id="ct248051656" text:id="ct248051656">
          <text:insertion>
            <office:change-info>
              <dc:creator>Peter Camilleri</dc:creator>
              <dc:date>2015-04-26T10:10:00</dc:date>
            </office:change-info>
          </text:insertion>
        </text:changed-region>
        <text:changed-region xml:id="ct248051760" text:id="ct248051760">
          <text:insertion>
            <office:change-info>
              <dc:creator>Peter Camilleri</dc:creator>
              <dc:date>2015-04-26T10:10:00</dc:date>
            </office:change-info>
          </text:insertion>
        </text:changed-region>
        <text:changed-region xml:id="ct248051864" text:id="ct248051864">
          <text:insertion>
            <office:change-info>
              <dc:creator>Peter Camilleri</dc:creator>
              <dc:date>2015-04-25T17:38:00</dc:date>
            </office:change-info>
          </text:insertion>
        </text:changed-region>
        <text:changed-region xml:id="ct248051968" text:id="ct248051968">
          <text:insertion>
            <office:change-info>
              <dc:creator>Peter Camilleri</dc:creator>
              <dc:date>2015-04-26T10:09:00</dc:date>
            </office:change-info>
          </text:insertion>
        </text:changed-region>
        <text:changed-region xml:id="ct248052072" text:id="ct248052072">
          <text:insertion>
            <office:change-info>
              <dc:creator>Peter Camilleri</dc:creator>
              <dc:date>2015-04-26T10:09:00</dc:date>
            </office:change-info>
          </text:insertion>
        </text:changed-region>
        <text:changed-region xml:id="ct248052176" text:id="ct248052176">
          <text:insertion>
            <office:change-info>
              <dc:creator>Peter Camilleri</dc:creator>
              <dc:date>2015-04-26T10:09:00</dc:date>
            </office:change-info>
          </text:insertion>
        </text:changed-region>
        <text:changed-region xml:id="ct248052320" text:id="ct248052320">
          <text:insertion>
            <office:change-info>
              <dc:creator>Peter Camilleri</dc:creator>
              <dc:date>2015-04-26T10:11:00</dc:date>
            </office:change-info>
          </text:insertion>
        </text:changed-region>
        <text:changed-region xml:id="ct248052424" text:id="ct248052424">
          <text:insertion>
            <office:change-info>
              <dc:creator>Peter Camilleri</dc:creator>
              <dc:date>2015-04-26T10:10:00</dc:date>
            </office:change-info>
          </text:insertion>
        </text:changed-region>
        <text:changed-region xml:id="ct248052528" text:id="ct248052528">
          <text:deletion>
            <office:change-info>
              <dc:creator>Peter Camilleri</dc:creator>
              <dc:date>2015-04-25T22:49:00</dc:date>
            </office:change-info>
            <text:p text:style-name="Text_20_body"/>
            <text:p text:style-name="Text_20_body">-</text:p>
          </text:deletion>
        </text:changed-region>
        <text:changed-region xml:id="ct248052632" text:id="ct248052632">
          <text:insertion>
            <office:change-info>
              <dc:creator>Peter Camilleri</dc:creator>
              <dc:date>2015-04-25T17:38:00</dc:date>
            </office:change-info>
          </text:insertion>
        </text:changed-region>
        <text:changed-region xml:id="ct248052840" text:id="ct248052840">
          <text:deletion>
            <office:change-info>
              <dc:creator>Peter Camilleri</dc:creator>
              <dc:date>2015-04-25T22:49:00</dc:date>
            </office:change-info>
            <text:p text:style-name="Text_20_body">.1/x</text:p>
          </text:deletion>
        </text:changed-region>
        <text:changed-region xml:id="ct248052736" text:id="ct248052736">
          <text:deletion>
            <office:change-info>
              <dc:creator>Peter Camilleri</dc:creator>
              <dc:date>2015-04-25T22:50:00</dc:date>
            </office:change-info>
            <text:p text:style-name="Text_20_body"/>
            <text:p text:style-name="Text_20_body"/>
          </text:deletion>
        </text:changed-region>
        <text:changed-region xml:id="ct248052944" text:id="ct248052944">
          <text:insertion>
            <office:change-info>
              <dc:creator>Peter Camilleri</dc:creator>
              <dc:date>2015-04-25T17:38:00</dc:date>
            </office:change-info>
          </text:insertion>
        </text:changed-region>
        <text:changed-region xml:id="ct248053048" text:id="ct248053048">
          <text:deletion>
            <office:change-info>
              <dc:creator>Peter Camilleri</dc:creator>
              <dc:date>2015-04-25T22:52:00</dc:date>
            </office:change-info>
            <text:p text:style-name="Text_20_body"/>
            <text:p text:style-name="Text_20_body">.10**</text:p>
          </text:deletion>
        </text:changed-region>
        <text:changed-region xml:id="ct248053152" text:id="ct248053152">
          <text:insertion>
            <office:change-info>
              <dc:creator>Peter Camilleri</dc:creator>
              <dc:date>2015-04-25T17:38:00</dc:date>
            </office:change-info>
          </text:insertion>
        </text:changed-region>
        <text:changed-region xml:id="ct248053256" text:id="ct248053256">
          <text:deletion>
            <office:change-info>
              <dc:creator>Peter Camilleri</dc:creator>
              <dc:date>2015-04-25T23:06:00</dc:date>
            </office:change-info>
            <text:p text:style-name="Text_20_body"/>
            <text:p text:style-name="Text_20_body">.2**</text:p>
          </text:deletion>
        </text:changed-region>
        <text:changed-region xml:id="ct248053360" text:id="ct248053360">
          <text:insertion>
            <office:change-info>
              <dc:creator>Peter Camilleri</dc:creator>
              <dc:date>2015-04-25T17:38:00</dc:date>
            </office:change-info>
          </text:insertion>
        </text:changed-region>
        <text:changed-region xml:id="ct248053568" text:id="ct248053568">
          <text:deletion>
            <office:change-info>
              <dc:creator>Peter Camilleri</dc:creator>
              <dc:date>2015-04-25T23:06:00</dc:date>
            </office:change-info>
            <text:p text:style-name="Text_20_body">.abs</text:p>
          </text:deletion>
        </text:changed-region>
        <text:changed-region xml:id="ct248053464" text:id="ct248053464">
          <text:deletion>
            <office:change-info>
              <dc:creator>Peter Camilleri</dc:creator>
              <dc:date>2015-04-25T23:07:00</dc:date>
            </office:change-info>
            <text:p text:style-name="Text_20_body"/>
            <text:p text:style-name="Text_20_body"/>
          </text:deletion>
        </text:changed-region>
        <text:changed-region xml:id="ct248053672" text:id="ct248053672">
          <text:insertion>
            <office:change-info>
              <dc:creator>Peter Camilleri</dc:creator>
              <dc:date>2015-04-25T17:38:00</dc:date>
            </office:change-info>
          </text:insertion>
        </text:changed-region>
        <text:changed-region xml:id="ct248053776" text:id="ct248053776">
          <text:deletion>
            <office:change-info>
              <dc:creator>Peter Camilleri</dc:creator>
              <dc:date>2015-04-25T23:07:00</dc:date>
            </office:change-info>
            <text:p text:style-name="Text_20_body"/>
            <text:p text:style-name="Text_20_body">.acos</text:p>
          </text:deletion>
        </text:changed-region>
        <text:changed-region xml:id="ct248053880" text:id="ct248053880">
          <text:insertion>
            <office:change-info>
              <dc:creator>Peter Camilleri</dc:creator>
              <dc:date>2015-04-25T17:38:00</dc:date>
            </office:change-info>
          </text:insertion>
        </text:changed-region>
        <text:changed-region xml:id="ct248054296" text:id="ct248054296">
          <text:insertion>
            <office:change-info>
              <dc:creator>Peter Camilleri</dc:creator>
              <dc:date>2015-04-26T13:39:00</dc:date>
            </office:change-info>
          </text:insertion>
        </text:changed-region>
        <text:changed-region xml:id="ct248054400" text:id="ct248054400">
          <text:insertion>
            <office:change-info>
              <dc:creator>Peter Camilleri</dc:creator>
              <dc:date>2015-04-26T13:38:00</dc:date>
            </office:change-info>
          </text:insertion>
        </text:changed-region>
        <text:changed-region xml:id="ct248054504" text:id="ct248054504">
          <text:insertion>
            <office:change-info>
              <dc:creator>Peter Camilleri</dc:creator>
              <dc:date>2015-04-25T17:38:00</dc:date>
            </office:change-info>
          </text:insertion>
        </text:changed-region>
        <text:changed-region xml:id="ct248054608" text:id="ct248054608">
          <text:insertion>
            <office:change-info>
              <dc:creator>Peter Camilleri</dc:creator>
              <dc:date>2015-04-25T17:38:00</dc:date>
            </office:change-info>
          </text:insertion>
        </text:changed-region>
        <text:changed-region xml:id="ct248054712" text:id="ct248054712">
          <text:insertion>
            <office:change-info>
              <dc:creator>Peter Camilleri</dc:creator>
              <dc:date>2015-04-26T13:45:00</dc:date>
            </office:change-info>
          </text:insertion>
        </text:changed-region>
        <text:changed-region xml:id="ct248054816" text:id="ct248054816">
          <text:insertion>
            <office:change-info>
              <dc:creator>Peter Camilleri</dc:creator>
              <dc:date>2015-04-26T13:45:00</dc:date>
            </office:change-info>
          </text:insertion>
        </text:changed-region>
        <text:changed-region xml:id="ct248054920" text:id="ct248054920">
          <text:insertion>
            <office:change-info>
              <dc:creator>Peter Camilleri</dc:creator>
              <dc:date>2015-04-26T13:45:00</dc:date>
            </office:change-info>
          </text:insertion>
        </text:changed-region>
        <text:changed-region xml:id="ct248055024" text:id="ct248055024">
          <text:insertion>
            <office:change-info>
              <dc:creator>Peter Camilleri</dc:creator>
              <dc:date>2015-04-26T13:45:00</dc:date>
            </office:change-info>
          </text:insertion>
        </text:changed-region>
        <text:changed-region xml:id="ct248055128" text:id="ct248055128">
          <text:deletion>
            <office:change-info>
              <dc:creator>Peter Camilleri</dc:creator>
              <dc:date>2015-04-25T23:09:00</dc:date>
            </office:change-info>
            <text:p text:style-name="Text_20_body"/>
            <text:p text:style-name="Text_20_body">.acosh</text:p>
          </text:deletion>
        </text:changed-region>
        <text:changed-region xml:id="ct248055440" text:id="ct248055440">
          <text:insertion>
            <office:change-info>
              <dc:creator>Peter Camilleri</dc:creator>
              <dc:date>2015-04-25T17:38:00</dc:date>
            </office:change-info>
          </text:insertion>
        </text:changed-region>
        <text:changed-region xml:id="ct248055544" text:id="ct248055544">
          <text:insertion>
            <office:change-info>
              <dc:creator>Peter Camilleri</dc:creator>
              <dc:date>2015-04-25T17:38:00</dc:date>
            </office:change-info>
          </text:insertion>
        </text:changed-region>
        <text:changed-region xml:id="ct248055648" text:id="ct248055648">
          <text:insertion>
            <office:change-info>
              <dc:creator>Peter Camilleri</dc:creator>
              <dc:date>2015-04-25T17:38:00</dc:date>
            </office:change-info>
          </text:insertion>
        </text:changed-region>
        <text:changed-region xml:id="ct248055752" text:id="ct248055752">
          <text:deletion>
            <office:change-info>
              <dc:creator>Peter Camilleri</dc:creator>
              <dc:date>2015-04-25T23:09:00</dc:date>
            </office:change-info>
            <text:p text:style-name="Text_20_body"/>
            <text:p text:style-name="Text_20_body">.angle</text:p>
          </text:deletion>
        </text:changed-region>
        <text:changed-region xml:id="ct248055856" text:id="ct248055856">
          <text:insertion>
            <office:change-info>
              <dc:creator>Peter Camilleri</dc:creator>
              <dc:date>2015-04-25T17:38:00</dc:date>
            </office:change-info>
          </text:insertion>
        </text:changed-region>
        <text:changed-region xml:id="ct248055960" text:id="ct248055960">
          <text:insertion>
            <office:change-info>
              <dc:creator>Peter Camilleri</dc:creator>
              <dc:date>2015-04-25T17:38:00</dc:date>
            </office:change-info>
          </text:insertion>
        </text:changed-region>
        <text:changed-region xml:id="ct248056064" text:id="ct248056064">
          <text:insertion>
            <office:change-info>
              <dc:creator>Peter Camilleri</dc:creator>
              <dc:date>2015-04-25T17:38:00</dc:date>
            </office:change-info>
          </text:insertion>
        </text:changed-region>
        <text:changed-region xml:id="ct248056168" text:id="ct248056168">
          <text:insertion>
            <office:change-info>
              <dc:creator>Peter Camilleri</dc:creator>
              <dc:date>2015-04-25T17:38:00</dc:date>
            </office:change-info>
          </text:insertion>
        </text:changed-region>
        <text:changed-region xml:id="ct248056272" text:id="ct248056272">
          <text:deletion>
            <office:change-info>
              <dc:creator>Peter Camilleri</dc:creator>
              <dc:date>2015-04-25T23:09:00</dc:date>
            </office:change-info>
            <text:p text:style-name="Text_20_body"/>
            <text:p text:style-name="Text_20_body">.asin</text:p>
          </text:deletion>
        </text:changed-region>
        <text:changed-region xml:id="ct248056416" text:id="ct248056416">
          <text:insertion>
            <office:change-info>
              <dc:creator>Peter Camilleri</dc:creator>
              <dc:date>2015-04-25T17:38:00</dc:date>
            </office:change-info>
          </text:insertion>
        </text:changed-region>
        <text:changed-region xml:id="ct248056520" text:id="ct248056520">
          <text:insertion>
            <office:change-info>
              <dc:creator>Peter Camilleri</dc:creator>
              <dc:date>2015-04-25T17:38:00</dc:date>
            </office:change-info>
          </text:insertion>
        </text:changed-region>
        <text:changed-region xml:id="ct248056624" text:id="ct248056624">
          <text:insertion>
            <office:change-info>
              <dc:creator>Peter Camilleri</dc:creator>
              <dc:date>2015-04-25T17:38:00</dc:date>
            </office:change-info>
          </text:insertion>
        </text:changed-region>
        <text:changed-region xml:id="ct248056728" text:id="ct248056728">
          <text:insertion>
            <office:change-info>
              <dc:creator>Peter Camilleri</dc:creator>
              <dc:date>2015-04-25T17:38:00</dc:date>
            </office:change-info>
          </text:insertion>
        </text:changed-region>
        <text:changed-region xml:id="ct248056832" text:id="ct248056832">
          <text:insertion>
            <office:change-info>
              <dc:creator>Peter Camilleri</dc:creator>
              <dc:date>2015-04-25T17:38:00</dc:date>
            </office:change-info>
          </text:insertion>
        </text:changed-region>
        <text:changed-region xml:id="ct248056936" text:id="ct248056936">
          <text:deletion>
            <office:change-info>
              <dc:creator>Peter Camilleri</dc:creator>
              <dc:date>2015-04-25T23:09:00</dc:date>
            </office:change-info>
            <text:p text:style-name="Text_20_body"/>
            <text:p text:style-name="Text_20_body">.asinh</text:p>
          </text:deletion>
        </text:changed-region>
        <text:changed-region xml:id="ct248057040" text:id="ct248057040">
          <text:insertion>
            <office:change-info>
              <dc:creator>Peter Camilleri</dc:creator>
              <dc:date>2015-04-25T17:38:00</dc:date>
            </office:change-info>
          </text:insertion>
        </text:changed-region>
        <text:changed-region xml:id="ct248057144" text:id="ct248057144">
          <text:insertion>
            <office:change-info>
              <dc:creator>Peter Camilleri</dc:creator>
              <dc:date>2015-04-25T17:38:00</dc:date>
            </office:change-info>
          </text:insertion>
        </text:changed-region>
        <text:changed-region xml:id="ct248057248" text:id="ct248057248">
          <text:insertion>
            <office:change-info>
              <dc:creator>Peter Camilleri</dc:creator>
              <dc:date>2015-04-25T17:38:00</dc:date>
            </office:change-info>
          </text:insertion>
        </text:changed-region>
        <text:changed-region xml:id="ct248057352" text:id="ct248057352">
          <text:insertion>
            <office:change-info>
              <dc:creator>Peter Camilleri</dc:creator>
              <dc:date>2015-04-25T17:38:00</dc:date>
            </office:change-info>
          </text:insertion>
        </text:changed-region>
        <text:changed-region xml:id="ct248057456" text:id="ct248057456">
          <text:insertion>
            <office:change-info>
              <dc:creator>Peter Camilleri</dc:creator>
              <dc:date>2015-04-25T17:38:00</dc:date>
            </office:change-info>
          </text:insertion>
        </text:changed-region>
        <text:changed-region xml:id="ct248057560" text:id="ct248057560">
          <text:deletion>
            <office:change-info>
              <dc:creator>Peter Camilleri</dc:creator>
              <dc:date>2015-04-25T23:10:00</dc:date>
            </office:change-info>
            <text:p text:style-name="Text_20_body"/>
            <text:p text:style-name="Text_20_body">.atan</text:p>
          </text:deletion>
        </text:changed-region>
        <text:changed-region xml:id="ct248057664" text:id="ct248057664">
          <text:insertion>
            <office:change-info>
              <dc:creator>Peter Camilleri</dc:creator>
              <dc:date>2015-04-25T17:38:00</dc:date>
            </office:change-info>
          </text:insertion>
        </text:changed-region>
        <text:changed-region xml:id="ct248057768" text:id="ct248057768">
          <text:insertion>
            <office:change-info>
              <dc:creator>Peter Camilleri</dc:creator>
              <dc:date>2015-04-25T17:38:00</dc:date>
            </office:change-info>
          </text:insertion>
        </text:changed-region>
        <text:changed-region xml:id="ct248057872" text:id="ct248057872">
          <text:insertion>
            <office:change-info>
              <dc:creator>Peter Camilleri</dc:creator>
              <dc:date>2015-04-25T17:38:00</dc:date>
            </office:change-info>
          </text:insertion>
        </text:changed-region>
        <text:changed-region xml:id="ct248057976" text:id="ct248057976">
          <text:insertion>
            <office:change-info>
              <dc:creator>Peter Camilleri</dc:creator>
              <dc:date>2015-04-25T17:38:00</dc:date>
            </office:change-info>
          </text:insertion>
        </text:changed-region>
        <text:changed-region xml:id="ct248058080" text:id="ct248058080">
          <text:insertion>
            <office:change-info>
              <dc:creator>Peter Camilleri</dc:creator>
              <dc:date>2015-04-25T17:38:00</dc:date>
            </office:change-info>
          </text:insertion>
        </text:changed-region>
        <text:changed-region xml:id="ct248058184" text:id="ct248058184">
          <text:deletion>
            <office:change-info>
              <dc:creator>Peter Camilleri</dc:creator>
              <dc:date>2015-04-25T23:10:00</dc:date>
            </office:change-info>
            <text:p text:style-name="Text_20_body"/>
            <text:p text:style-name="Text_20_body">.atan2</text:p>
          </text:deletion>
        </text:changed-region>
        <text:changed-region xml:id="ct248058288" text:id="ct248058288">
          <text:insertion>
            <office:change-info>
              <dc:creator>Peter Camilleri</dc:creator>
              <dc:date>2015-04-25T17:38:00</dc:date>
            </office:change-info>
          </text:insertion>
        </text:changed-region>
        <text:changed-region xml:id="ct248058392" text:id="ct248058392">
          <text:insertion>
            <office:change-info>
              <dc:creator>Peter Camilleri</dc:creator>
              <dc:date>2015-04-25T17:38:00</dc:date>
            </office:change-info>
          </text:insertion>
        </text:changed-region>
        <text:changed-region xml:id="ct248058496" text:id="ct248058496">
          <text:insertion>
            <office:change-info>
              <dc:creator>Peter Camilleri</dc:creator>
              <dc:date>2015-04-25T17:38:00</dc:date>
            </office:change-info>
          </text:insertion>
        </text:changed-region>
        <text:changed-region xml:id="ct248058600" text:id="ct248058600">
          <text:insertion>
            <office:change-info>
              <dc:creator>Peter Camilleri</dc:creator>
              <dc:date>2015-04-25T17:38:00</dc:date>
            </office:change-info>
          </text:insertion>
        </text:changed-region>
        <text:changed-region xml:id="ct248058704" text:id="ct248058704">
          <text:insertion>
            <office:change-info>
              <dc:creator>Peter Camilleri</dc:creator>
              <dc:date>2015-04-25T17:38:00</dc:date>
            </office:change-info>
          </text:insertion>
        </text:changed-region>
        <text:changed-region xml:id="ct248058912" text:id="ct248058912">
          <text:deletion>
            <office:change-info>
              <dc:creator>Peter Camilleri</dc:creator>
              <dc:date>2015-04-25T23:11:00</dc:date>
            </office:change-info>
            <text:p text:style-name="Text_20_body">.atanh</text:p>
          </text:deletion>
        </text:changed-region>
        <text:changed-region xml:id="ct248058808" text:id="ct248058808">
          <text:deletion>
            <office:change-info>
              <dc:creator>Peter Camilleri</dc:creator>
              <dc:date>2015-04-25T23:12:00</dc:date>
            </office:change-info>
            <text:p text:style-name="Text_20_body"/>
            <text:p text:style-name="Text_20_body"/>
          </text:deletion>
        </text:changed-region>
        <text:changed-region xml:id="ct248059016" text:id="ct248059016">
          <text:insertion>
            <office:change-info>
              <dc:creator>Peter Camilleri</dc:creator>
              <dc:date>2015-04-25T17:38:00</dc:date>
            </office:change-info>
          </text:insertion>
        </text:changed-region>
        <text:changed-region xml:id="ct248059120" text:id="ct248059120">
          <text:insertion>
            <office:change-info>
              <dc:creator>Peter Camilleri</dc:creator>
              <dc:date>2015-04-25T17:38:00</dc:date>
            </office:change-info>
          </text:insertion>
        </text:changed-region>
        <text:changed-region xml:id="ct248059224" text:id="ct248059224">
          <text:insertion>
            <office:change-info>
              <dc:creator>Peter Camilleri</dc:creator>
              <dc:date>2015-04-25T17:38:00</dc:date>
            </office:change-info>
          </text:insertion>
        </text:changed-region>
        <text:changed-region xml:id="ct248059328" text:id="ct248059328">
          <text:insertion>
            <office:change-info>
              <dc:creator>Peter Camilleri</dc:creator>
              <dc:date>2015-04-25T17:38:00</dc:date>
            </office:change-info>
          </text:insertion>
        </text:changed-region>
        <text:changed-region xml:id="ct248059432" text:id="ct248059432">
          <text:insertion>
            <office:change-info>
              <dc:creator>Peter Camilleri</dc:creator>
              <dc:date>2015-04-25T17:38:00</dc:date>
            </office:change-info>
          </text:insertion>
        </text:changed-region>
        <text:changed-region xml:id="ct248059536" text:id="ct248059536">
          <text:deletion>
            <office:change-info>
              <dc:creator>Peter Camilleri</dc:creator>
              <dc:date>2015-04-25T23:12:00</dc:date>
            </office:change-info>
            <text:p text:style-name="Text_20_body"/>
            <text:p text:style-name="Text_20_body">.c2p</text:p>
          </text:deletion>
        </text:changed-region>
        <text:changed-region xml:id="ct248059640" text:id="ct248059640">
          <text:insertion>
            <office:change-info>
              <dc:creator>Peter Camilleri</dc:creator>
              <dc:date>2015-04-25T17:38:00</dc:date>
            </office:change-info>
          </text:insertion>
        </text:changed-region>
        <text:changed-region xml:id="ct248059744" text:id="ct248059744">
          <text:insertion>
            <office:change-info>
              <dc:creator>Peter Camilleri</dc:creator>
              <dc:date>2015-04-25T17:38:00</dc:date>
            </office:change-info>
          </text:insertion>
        </text:changed-region>
        <text:changed-region xml:id="ct248059848" text:id="ct248059848">
          <text:insertion>
            <office:change-info>
              <dc:creator>Peter Camilleri</dc:creator>
              <dc:date>2015-04-25T17:38:00</dc:date>
            </office:change-info>
          </text:insertion>
        </text:changed-region>
        <text:changed-region xml:id="ct248059952" text:id="ct248059952">
          <text:insertion>
            <office:change-info>
              <dc:creator>Peter Camilleri</dc:creator>
              <dc:date>2015-04-25T17:38:00</dc:date>
            </office:change-info>
          </text:insertion>
        </text:changed-region>
        <text:changed-region xml:id="ct248060056" text:id="ct248060056">
          <text:insertion>
            <office:change-info>
              <dc:creator>Peter Camilleri</dc:creator>
              <dc:date>2015-04-25T17:38:00</dc:date>
            </office:change-info>
          </text:insertion>
        </text:changed-region>
        <text:changed-region xml:id="ct248060264" text:id="ct248060264">
          <text:deletion>
            <office:change-info>
              <dc:creator>Peter Camilleri</dc:creator>
              <dc:date>2015-04-25T23:12:00</dc:date>
            </office:change-info>
            <text:p text:style-name="Text_20_body">.cbrt</text:p>
          </text:deletion>
        </text:changed-region>
        <text:changed-region xml:id="ct248060160" text:id="ct248060160">
          <text:deletion>
            <office:change-info>
              <dc:creator>Peter Camilleri</dc:creator>
              <dc:date>2015-04-25T23:13:00</dc:date>
            </office:change-info>
            <text:p text:style-name="Text_20_body"/>
            <text:p text:style-name="Text_20_body"/>
          </text:deletion>
        </text:changed-region>
        <text:changed-region xml:id="ct248060368" text:id="ct248060368">
          <text:insertion>
            <office:change-info>
              <dc:creator>Peter Camilleri</dc:creator>
              <dc:date>2015-04-25T17:38:00</dc:date>
            </office:change-info>
          </text:insertion>
        </text:changed-region>
        <text:changed-region xml:id="ct248060512" text:id="ct248060512">
          <text:insertion>
            <office:change-info>
              <dc:creator>Peter Camilleri</dc:creator>
              <dc:date>2015-04-25T17:38:00</dc:date>
            </office:change-info>
          </text:insertion>
        </text:changed-region>
        <text:changed-region xml:id="ct248060616" text:id="ct248060616">
          <text:insertion>
            <office:change-info>
              <dc:creator>Peter Camilleri</dc:creator>
              <dc:date>2015-04-25T17:38:00</dc:date>
            </office:change-info>
          </text:insertion>
        </text:changed-region>
        <text:changed-region xml:id="ct248060720" text:id="ct248060720">
          <text:insertion>
            <office:change-info>
              <dc:creator>Peter Camilleri</dc:creator>
              <dc:date>2015-04-25T17:38:00</dc:date>
            </office:change-info>
          </text:insertion>
        </text:changed-region>
        <text:changed-region xml:id="ct248060824" text:id="ct248060824">
          <text:insertion>
            <office:change-info>
              <dc:creator>Peter Camilleri</dc:creator>
              <dc:date>2015-04-25T17:38:00</dc:date>
            </office:change-info>
          </text:insertion>
        </text:changed-region>
        <text:changed-region xml:id="ct248060928" text:id="ct248060928">
          <text:deletion>
            <office:change-info>
              <dc:creator>Peter Camilleri</dc:creator>
              <dc:date>2015-04-25T23:13:00</dc:date>
            </office:change-info>
            <text:p text:style-name="Text_20_body"/>
            <text:p text:style-name="Text_20_body">.ceil</text:p>
          </text:deletion>
        </text:changed-region>
        <text:changed-region xml:id="ct248061032" text:id="ct248061032">
          <text:insertion>
            <office:change-info>
              <dc:creator>Peter Camilleri</dc:creator>
              <dc:date>2015-04-25T17:38:00</dc:date>
            </office:change-info>
          </text:insertion>
        </text:changed-region>
        <text:changed-region xml:id="ct248061136" text:id="ct248061136">
          <text:insertion>
            <office:change-info>
              <dc:creator>Peter Camilleri</dc:creator>
              <dc:date>2015-04-25T17:38:00</dc:date>
            </office:change-info>
          </text:insertion>
        </text:changed-region>
        <text:changed-region xml:id="ct248061240" text:id="ct248061240">
          <text:insertion>
            <office:change-info>
              <dc:creator>Peter Camilleri</dc:creator>
              <dc:date>2015-04-25T17:38:00</dc:date>
            </office:change-info>
          </text:insertion>
        </text:changed-region>
        <text:changed-region xml:id="ct248061344" text:id="ct248061344">
          <text:insertion>
            <office:change-info>
              <dc:creator>Peter Camilleri</dc:creator>
              <dc:date>2015-04-25T17:38:00</dc:date>
            </office:change-info>
          </text:insertion>
        </text:changed-region>
        <text:changed-region xml:id="ct248061448" text:id="ct248061448">
          <text:insertion>
            <office:change-info>
              <dc:creator>Peter Camilleri</dc:creator>
              <dc:date>2015-04-25T17:38:00</dc:date>
            </office:change-info>
          </text:insertion>
        </text:changed-region>
        <text:changed-region xml:id="ct248061552" text:id="ct248061552">
          <text:insertion>
            <office:change-info>
              <dc:creator>Peter Camilleri</dc:creator>
              <dc:date>2015-04-25T17:38:00</dc:date>
            </office:change-info>
          </text:insertion>
        </text:changed-region>
        <text:changed-region xml:id="ct248061656" text:id="ct248061656">
          <text:deletion>
            <office:change-info>
              <dc:creator>Peter Camilleri</dc:creator>
              <dc:date>2015-04-25T23:13:00</dc:date>
            </office:change-info>
            <text:p text:style-name="Text_20_body"/>
            <text:p text:style-name="Text_20_body">.conjugate</text:p>
          </text:deletion>
        </text:changed-region>
        <text:changed-region xml:id="ct248061760" text:id="ct248061760">
          <text:insertion>
            <office:change-info>
              <dc:creator>Peter Camilleri</dc:creator>
              <dc:date>2015-04-25T17:38:00</dc:date>
            </office:change-info>
          </text:insertion>
        </text:changed-region>
        <text:changed-region xml:id="ct248061864" text:id="ct248061864">
          <text:insertion>
            <office:change-info>
              <dc:creator>Peter Camilleri</dc:creator>
              <dc:date>2015-04-25T17:38:00</dc:date>
            </office:change-info>
          </text:insertion>
        </text:changed-region>
        <text:changed-region xml:id="ct248061968" text:id="ct248061968">
          <text:insertion>
            <office:change-info>
              <dc:creator>Peter Camilleri</dc:creator>
              <dc:date>2015-04-25T17:38:00</dc:date>
            </office:change-info>
          </text:insertion>
        </text:changed-region>
        <text:changed-region xml:id="ct248062072" text:id="ct248062072">
          <text:insertion>
            <office:change-info>
              <dc:creator>Peter Camilleri</dc:creator>
              <dc:date>2015-04-25T17:38:00</dc:date>
            </office:change-info>
          </text:insertion>
        </text:changed-region>
        <text:changed-region xml:id="ct248062176" text:id="ct248062176">
          <text:deletion>
            <office:change-info>
              <dc:creator>Peter Camilleri</dc:creator>
              <dc:date>2015-04-25T23:13:00</dc:date>
            </office:change-info>
            <text:p text:style-name="Text_20_body"/>
            <text:p text:style-name="Text_20_body">.cos</text:p>
          </text:deletion>
        </text:changed-region>
        <text:changed-region xml:id="ct248062280" text:id="ct248062280">
          <text:insertion>
            <office:change-info>
              <dc:creator>Peter Camilleri</dc:creator>
              <dc:date>2015-04-25T17:38:00</dc:date>
            </office:change-info>
          </text:insertion>
        </text:changed-region>
        <text:changed-region xml:id="ct248062384" text:id="ct248062384">
          <text:insertion>
            <office:change-info>
              <dc:creator>Peter Camilleri</dc:creator>
              <dc:date>2015-04-25T17:38:00</dc:date>
            </office:change-info>
          </text:insertion>
        </text:changed-region>
        <text:changed-region xml:id="ct248062488" text:id="ct248062488">
          <text:insertion>
            <office:change-info>
              <dc:creator>Peter Camilleri</dc:creator>
              <dc:date>2015-04-25T17:38:00</dc:date>
            </office:change-info>
          </text:insertion>
        </text:changed-region>
        <text:changed-region xml:id="ct248062592" text:id="ct248062592">
          <text:insertion>
            <office:change-info>
              <dc:creator>Peter Camilleri</dc:creator>
              <dc:date>2015-04-25T17:38:00</dc:date>
            </office:change-info>
          </text:insertion>
        </text:changed-region>
        <text:changed-region xml:id="ct248062696" text:id="ct248062696">
          <text:insertion>
            <office:change-info>
              <dc:creator>Peter Camilleri</dc:creator>
              <dc:date>2015-04-25T17:38:00</dc:date>
            </office:change-info>
          </text:insertion>
        </text:changed-region>
        <text:changed-region xml:id="ct248062904" text:id="ct248062904">
          <text:deletion>
            <office:change-info>
              <dc:creator>Peter Camilleri</dc:creator>
              <dc:date>2015-04-25T23:13:00</dc:date>
            </office:change-info>
            <text:p text:style-name="Text_20_body">.cosh</text:p>
          </text:deletion>
        </text:changed-region>
        <text:changed-region xml:id="ct248062800" text:id="ct248062800">
          <text:deletion>
            <office:change-info>
              <dc:creator>Peter Camilleri</dc:creator>
              <dc:date>2015-04-25T23:14:00</dc:date>
            </office:change-info>
            <text:p text:style-name="Text_20_body"/>
            <text:p text:style-name="Text_20_body"/>
          </text:deletion>
        </text:changed-region>
        <text:changed-region xml:id="ct248063008" text:id="ct248063008">
          <text:insertion>
            <office:change-info>
              <dc:creator>Peter Camilleri</dc:creator>
              <dc:date>2015-04-25T17:38:00</dc:date>
            </office:change-info>
          </text:insertion>
        </text:changed-region>
        <text:changed-region xml:id="ct248063112" text:id="ct248063112">
          <text:insertion>
            <office:change-info>
              <dc:creator>Peter Camilleri</dc:creator>
              <dc:date>2015-04-25T17:38:00</dc:date>
            </office:change-info>
          </text:insertion>
        </text:changed-region>
        <text:changed-region xml:id="ct248063216" text:id="ct248063216">
          <text:insertion>
            <office:change-info>
              <dc:creator>Peter Camilleri</dc:creator>
              <dc:date>2015-04-25T17:38:00</dc:date>
            </office:change-info>
          </text:insertion>
        </text:changed-region>
        <text:changed-region xml:id="ct248063320" text:id="ct248063320">
          <text:insertion>
            <office:change-info>
              <dc:creator>Peter Camilleri</dc:creator>
              <dc:date>2015-04-25T17:38:00</dc:date>
            </office:change-info>
          </text:insertion>
        </text:changed-region>
        <text:changed-region xml:id="ct248063424" text:id="ct248063424">
          <text:insertion>
            <office:change-info>
              <dc:creator>Peter Camilleri</dc:creator>
              <dc:date>2015-04-25T17:38:00</dc:date>
            </office:change-info>
          </text:insertion>
        </text:changed-region>
        <text:changed-region xml:id="ct248063528" text:id="ct248063528">
          <text:deletion>
            <office:change-info>
              <dc:creator>Peter Camilleri</dc:creator>
              <dc:date>2015-04-25T23:14:00</dc:date>
            </office:change-info>
            <text:p text:style-name="Text_20_body"/>
            <text:p text:style-name="Text_20_body">.cube</text:p>
          </text:deletion>
        </text:changed-region>
        <text:changed-region xml:id="ct248063632" text:id="ct248063632">
          <text:insertion>
            <office:change-info>
              <dc:creator>Peter Camilleri</dc:creator>
              <dc:date>2015-04-25T17:38:00</dc:date>
            </office:change-info>
          </text:insertion>
        </text:changed-region>
        <text:changed-region xml:id="ct248063736" text:id="ct248063736">
          <text:insertion>
            <office:change-info>
              <dc:creator>Peter Camilleri</dc:creator>
              <dc:date>2015-04-25T17:38:00</dc:date>
            </office:change-info>
          </text:insertion>
        </text:changed-region>
        <text:changed-region xml:id="ct248063840" text:id="ct248063840">
          <text:insertion>
            <office:change-info>
              <dc:creator>Peter Camilleri</dc:creator>
              <dc:date>2015-04-25T17:38:00</dc:date>
            </office:change-info>
          </text:insertion>
        </text:changed-region>
        <text:changed-region xml:id="ct248063944" text:id="ct248063944">
          <text:insertion>
            <office:change-info>
              <dc:creator>Peter Camilleri</dc:creator>
              <dc:date>2015-04-25T17:38:00</dc:date>
            </office:change-info>
          </text:insertion>
        </text:changed-region>
        <text:changed-region xml:id="ct248064048" text:id="ct248064048">
          <text:deletion>
            <office:change-info>
              <dc:creator>Peter Camilleri</dc:creator>
              <dc:date>2015-04-25T23:15:00</dc:date>
            </office:change-info>
            <text:p text:style-name="Text_20_body"/>
            <text:p text:style-name="Text_20_body">.d2r</text:p>
          </text:deletion>
        </text:changed-region>
        <text:changed-region xml:id="ct248064152" text:id="ct248064152">
          <text:insertion>
            <office:change-info>
              <dc:creator>Peter Camilleri</dc:creator>
              <dc:date>2015-04-25T17:38:00</dc:date>
            </office:change-info>
          </text:insertion>
        </text:changed-region>
        <text:changed-region xml:id="ct248064256" text:id="ct248064256">
          <text:insertion>
            <office:change-info>
              <dc:creator>Peter Camilleri</dc:creator>
              <dc:date>2015-04-25T17:38:00</dc:date>
            </office:change-info>
          </text:insertion>
        </text:changed-region>
        <text:changed-region xml:id="ct248064360" text:id="ct248064360">
          <text:insertion>
            <office:change-info>
              <dc:creator>Peter Camilleri</dc:creator>
              <dc:date>2015-04-25T17:38:00</dc:date>
            </office:change-info>
          </text:insertion>
        </text:changed-region>
        <text:changed-region xml:id="ct248064464" text:id="ct248064464">
          <text:insertion>
            <office:change-info>
              <dc:creator>Peter Camilleri</dc:creator>
              <dc:date>2015-04-25T17:38:00</dc:date>
            </office:change-info>
          </text:insertion>
        </text:changed-region>
        <text:changed-region xml:id="ct248064608" text:id="ct248064608">
          <text:insertion>
            <office:change-info>
              <dc:creator>Peter Camilleri</dc:creator>
              <dc:date>2015-04-25T17:38:00</dc:date>
            </office:change-info>
          </text:insertion>
        </text:changed-region>
        <text:changed-region xml:id="ct248064712" text:id="ct248064712">
          <text:deletion>
            <office:change-info>
              <dc:creator>Peter Camilleri</dc:creator>
              <dc:date>2015-04-25T23:15:00</dc:date>
            </office:change-info>
            <text:p text:style-name="Text_20_body"/>
            <text:p text:style-name="Text_20_body">.denominator</text:p>
          </text:deletion>
        </text:changed-region>
        <text:changed-region xml:id="ct248064816" text:id="ct248064816">
          <text:insertion>
            <office:change-info>
              <dc:creator>Peter Camilleri</dc:creator>
              <dc:date>2015-04-25T17:38:00</dc:date>
            </office:change-info>
          </text:insertion>
        </text:changed-region>
        <text:changed-region xml:id="ct248064920" text:id="ct248064920">
          <text:insertion>
            <office:change-info>
              <dc:creator>Peter Camilleri</dc:creator>
              <dc:date>2015-04-25T17:38:00</dc:date>
            </office:change-info>
          </text:insertion>
        </text:changed-region>
        <text:changed-region xml:id="ct248065024" text:id="ct248065024">
          <text:insertion>
            <office:change-info>
              <dc:creator>Peter Camilleri</dc:creator>
              <dc:date>2015-04-25T17:38:00</dc:date>
            </office:change-info>
          </text:insertion>
        </text:changed-region>
        <text:changed-region xml:id="ct248065128" text:id="ct248065128">
          <text:insertion>
            <office:change-info>
              <dc:creator>Peter Camilleri</dc:creator>
              <dc:date>2015-04-25T17:38:00</dc:date>
            </office:change-info>
          </text:insertion>
        </text:changed-region>
        <text:changed-region xml:id="ct248065232" text:id="ct248065232">
          <text:insertion>
            <office:change-info>
              <dc:creator>Peter Camilleri</dc:creator>
              <dc:date>2015-04-25T17:38:00</dc:date>
            </office:change-info>
          </text:insertion>
        </text:changed-region>
        <text:changed-region xml:id="ct248065336" text:id="ct248065336">
          <text:insertion>
            <office:change-info>
              <dc:creator>Peter Camilleri</dc:creator>
              <dc:date>2015-04-25T17:38:00</dc:date>
            </office:change-info>
          </text:insertion>
        </text:changed-region>
        <text:changed-region xml:id="ct248065440" text:id="ct248065440">
          <text:deletion>
            <office:change-info>
              <dc:creator>Peter Camilleri</dc:creator>
              <dc:date>2015-04-25T23:15:00</dc:date>
            </office:change-info>
            <text:p text:style-name="Text_20_body"/>
            <text:p text:style-name="Text_20_body">.e**</text:p>
          </text:deletion>
        </text:changed-region>
        <text:changed-region xml:id="ct248065544" text:id="ct248065544">
          <text:insertion>
            <office:change-info>
              <dc:creator>Peter Camilleri</dc:creator>
              <dc:date>2015-04-25T17:38:00</dc:date>
            </office:change-info>
          </text:insertion>
        </text:changed-region>
        <text:changed-region xml:id="ct248065648" text:id="ct248065648">
          <text:insertion>
            <office:change-info>
              <dc:creator>Peter Camilleri</dc:creator>
              <dc:date>2015-04-25T17:38:00</dc:date>
            </office:change-info>
          </text:insertion>
        </text:changed-region>
        <text:changed-region xml:id="ct248065752" text:id="ct248065752">
          <text:insertion>
            <office:change-info>
              <dc:creator>Peter Camilleri</dc:creator>
              <dc:date>2015-04-25T17:38:00</dc:date>
            </office:change-info>
          </text:insertion>
        </text:changed-region>
        <text:changed-region xml:id="ct248065856" text:id="ct248065856">
          <text:insertion>
            <office:change-info>
              <dc:creator>Peter Camilleri</dc:creator>
              <dc:date>2015-04-25T17:38:00</dc:date>
            </office:change-info>
          </text:insertion>
        </text:changed-region>
        <text:changed-region xml:id="ct248065960" text:id="ct248065960">
          <text:insertion>
            <office:change-info>
              <dc:creator>Peter Camilleri</dc:creator>
              <dc:date>2015-04-25T17:38:00</dc:date>
            </office:change-info>
          </text:insertion>
        </text:changed-region>
        <text:changed-region xml:id="ct248066064" text:id="ct248066064">
          <text:deletion>
            <office:change-info>
              <dc:creator>Peter Camilleri</dc:creator>
              <dc:date>2015-04-25T23:15:00</dc:date>
            </office:change-info>
            <text:p text:style-name="Text_20_body"/>
            <text:p text:style-name="Text_20_body">.emit</text:p>
          </text:deletion>
        </text:changed-region>
        <text:changed-region xml:id="ct248066168" text:id="ct248066168">
          <text:insertion>
            <office:change-info>
              <dc:creator>Peter Camilleri</dc:creator>
              <dc:date>2015-04-25T17:38:00</dc:date>
            </office:change-info>
          </text:insertion>
        </text:changed-region>
        <text:changed-region xml:id="ct248066272" text:id="ct248066272">
          <text:insertion>
            <office:change-info>
              <dc:creator>Peter Camilleri</dc:creator>
              <dc:date>2015-04-25T17:38:00</dc:date>
            </office:change-info>
          </text:insertion>
        </text:changed-region>
        <text:changed-region xml:id="ct248066376" text:id="ct248066376">
          <text:insertion>
            <office:change-info>
              <dc:creator>Peter Camilleri</dc:creator>
              <dc:date>2015-04-25T17:38:00</dc:date>
            </office:change-info>
          </text:insertion>
        </text:changed-region>
        <text:changed-region xml:id="ct248066480" text:id="ct248066480">
          <text:insertion>
            <office:change-info>
              <dc:creator>Peter Camilleri</dc:creator>
              <dc:date>2015-04-25T17:38:00</dc:date>
            </office:change-info>
          </text:insertion>
        </text:changed-region>
        <text:changed-region xml:id="ct248066688" text:id="ct248066688">
          <text:deletion>
            <office:change-info>
              <dc:creator>Peter Camilleri</dc:creator>
              <dc:date>2015-04-25T23:15:00</dc:date>
            </office:change-info>
            <text:p text:style-name="Text_20_body">.floor</text:p>
          </text:deletion>
        </text:changed-region>
        <text:changed-region xml:id="ct248066584" text:id="ct248066584">
          <text:deletion>
            <office:change-info>
              <dc:creator>Peter Camilleri</dc:creator>
              <dc:date>2015-04-25T23:16:00</dc:date>
            </office:change-info>
            <text:p text:style-name="Text_20_body"/>
            <text:p text:style-name="Text_20_body"/>
          </text:deletion>
        </text:changed-region>
        <text:changed-region xml:id="ct248066792" text:id="ct248066792">
          <text:insertion>
            <office:change-info>
              <dc:creator>Peter Camilleri</dc:creator>
              <dc:date>2015-04-25T17:38:00</dc:date>
            </office:change-info>
          </text:insertion>
        </text:changed-region>
        <text:changed-region xml:id="ct248066896" text:id="ct248066896">
          <text:insertion>
            <office:change-info>
              <dc:creator>Peter Camilleri</dc:creator>
              <dc:date>2015-04-25T17:38:00</dc:date>
            </office:change-info>
          </text:insertion>
        </text:changed-region>
        <text:changed-region xml:id="ct248067000" text:id="ct248067000">
          <text:insertion>
            <office:change-info>
              <dc:creator>Peter Camilleri</dc:creator>
              <dc:date>2015-04-25T17:38:00</dc:date>
            </office:change-info>
          </text:insertion>
        </text:changed-region>
        <text:changed-region xml:id="ct248067104" text:id="ct248067104">
          <text:insertion>
            <office:change-info>
              <dc:creator>Peter Camilleri</dc:creator>
              <dc:date>2015-04-25T17:38:00</dc:date>
            </office:change-info>
          </text:insertion>
        </text:changed-region>
        <text:changed-region xml:id="ct248067208" text:id="ct248067208">
          <text:insertion>
            <office:change-info>
              <dc:creator>Peter Camilleri</dc:creator>
              <dc:date>2015-04-25T17:38:00</dc:date>
            </office:change-info>
          </text:insertion>
        </text:changed-region>
        <text:changed-region xml:id="ct248067312" text:id="ct248067312">
          <text:insertion>
            <office:change-info>
              <dc:creator>Peter Camilleri</dc:creator>
              <dc:date>2015-04-25T17:38:00</dc:date>
            </office:change-info>
          </text:insertion>
        </text:changed-region>
        <text:changed-region xml:id="ct248067416" text:id="ct248067416">
          <text:deletion>
            <office:change-info>
              <dc:creator>Peter Camilleri</dc:creator>
              <dc:date>2015-04-25T23:16:00</dc:date>
            </office:change-info>
            <text:p text:style-name="Text_20_body"/>
            <text:p text:style-name="Text_20_body">.hypot</text:p>
          </text:deletion>
        </text:changed-region>
        <text:changed-region xml:id="ct248067520" text:id="ct248067520">
          <text:insertion>
            <office:change-info>
              <dc:creator>Peter Camilleri</dc:creator>
              <dc:date>2015-04-25T17:38:00</dc:date>
            </office:change-info>
          </text:insertion>
        </text:changed-region>
        <text:changed-region xml:id="ct248067624" text:id="ct248067624">
          <text:insertion>
            <office:change-info>
              <dc:creator>Peter Camilleri</dc:creator>
              <dc:date>2015-04-25T17:38:00</dc:date>
            </office:change-info>
          </text:insertion>
        </text:changed-region>
        <text:changed-region xml:id="ct248067728" text:id="ct248067728">
          <text:insertion>
            <office:change-info>
              <dc:creator>Peter Camilleri</dc:creator>
              <dc:date>2015-04-25T17:38:00</dc:date>
            </office:change-info>
          </text:insertion>
        </text:changed-region>
        <text:changed-region xml:id="ct248067832" text:id="ct248067832">
          <text:insertion>
            <office:change-info>
              <dc:creator>Peter Camilleri</dc:creator>
              <dc:date>2015-04-25T17:38:00</dc:date>
            </office:change-info>
          </text:insertion>
        </text:changed-region>
        <text:changed-region xml:id="ct248067936" text:id="ct248067936">
          <text:insertion>
            <office:change-info>
              <dc:creator>Peter Camilleri</dc:creator>
              <dc:date>2015-04-25T17:38:00</dc:date>
            </office:change-info>
          </text:insertion>
        </text:changed-region>
        <text:changed-region xml:id="ct248068040" text:id="ct248068040">
          <text:deletion>
            <office:change-info>
              <dc:creator>Peter Camilleri</dc:creator>
              <dc:date>2015-04-25T23:16:00</dc:date>
            </office:change-info>
            <text:p text:style-name="Text_20_body"/>
            <text:p text:style-name="Text_20_body">.imaginary</text:p>
          </text:deletion>
        </text:changed-region>
        <text:changed-region xml:id="ct248068144" text:id="ct248068144">
          <text:insertion>
            <office:change-info>
              <dc:creator>Peter Camilleri</dc:creator>
              <dc:date>2015-04-25T17:38:00</dc:date>
            </office:change-info>
          </text:insertion>
        </text:changed-region>
        <text:changed-region xml:id="ct248068248" text:id="ct248068248">
          <text:insertion>
            <office:change-info>
              <dc:creator>Peter Camilleri</dc:creator>
              <dc:date>2015-04-25T17:38:00</dc:date>
            </office:change-info>
          </text:insertion>
        </text:changed-region>
        <text:changed-region xml:id="ct248068352" text:id="ct248068352">
          <text:insertion>
            <office:change-info>
              <dc:creator>Peter Camilleri</dc:creator>
              <dc:date>2015-04-25T17:38:00</dc:date>
            </office:change-info>
          </text:insertion>
        </text:changed-region>
        <text:changed-region xml:id="ct248068456" text:id="ct248068456">
          <text:insertion>
            <office:change-info>
              <dc:creator>Peter Camilleri</dc:creator>
              <dc:date>2015-04-25T17:38:00</dc:date>
            </office:change-info>
          </text:insertion>
        </text:changed-region>
        <text:changed-region xml:id="ct248068560" text:id="ct248068560">
          <text:deletion>
            <office:change-info>
              <dc:creator>Peter Camilleri</dc:creator>
              <dc:date>2015-04-25T23:16:00</dc:date>
            </office:change-info>
            <text:p text:style-name="Text_20_body"/>
            <text:p text:style-name="Text_20_body">.ln</text:p>
          </text:deletion>
        </text:changed-region>
        <text:changed-region xml:id="ct248068704" text:id="ct248068704">
          <text:insertion>
            <office:change-info>
              <dc:creator>Peter Camilleri</dc:creator>
              <dc:date>2015-04-25T17:38:00</dc:date>
            </office:change-info>
          </text:insertion>
        </text:changed-region>
        <text:changed-region xml:id="ct248068808" text:id="ct248068808">
          <text:insertion>
            <office:change-info>
              <dc:creator>Peter Camilleri</dc:creator>
              <dc:date>2015-04-25T17:38:00</dc:date>
            </office:change-info>
          </text:insertion>
        </text:changed-region>
        <text:changed-region xml:id="ct248068912" text:id="ct248068912">
          <text:insertion>
            <office:change-info>
              <dc:creator>Peter Camilleri</dc:creator>
              <dc:date>2015-04-25T17:38:00</dc:date>
            </office:change-info>
          </text:insertion>
        </text:changed-region>
        <text:changed-region xml:id="ct248069016" text:id="ct248069016">
          <text:insertion>
            <office:change-info>
              <dc:creator>Peter Camilleri</dc:creator>
              <dc:date>2015-04-25T17:38:00</dc:date>
            </office:change-info>
          </text:insertion>
        </text:changed-region>
        <text:changed-region xml:id="ct248069120" text:id="ct248069120">
          <text:insertion>
            <office:change-info>
              <dc:creator>Peter Camilleri</dc:creator>
              <dc:date>2015-04-25T17:38:00</dc:date>
            </office:change-info>
          </text:insertion>
        </text:changed-region>
        <text:changed-region xml:id="ct248069224" text:id="ct248069224">
          <text:deletion>
            <office:change-info>
              <dc:creator>Peter Camilleri</dc:creator>
              <dc:date>2015-04-25T23:16:00</dc:date>
            </office:change-info>
            <text:p text:style-name="Text_20_body"/>
            <text:p text:style-name="Text_20_body">.log10</text:p>
          </text:deletion>
        </text:changed-region>
        <text:changed-region xml:id="ct248069328" text:id="ct248069328">
          <text:insertion>
            <office:change-info>
              <dc:creator>Peter Camilleri</dc:creator>
              <dc:date>2015-04-25T17:38:00</dc:date>
            </office:change-info>
          </text:insertion>
        </text:changed-region>
        <text:changed-region xml:id="ct248069432" text:id="ct248069432">
          <text:insertion>
            <office:change-info>
              <dc:creator>Peter Camilleri</dc:creator>
              <dc:date>2015-04-25T17:38:00</dc:date>
            </office:change-info>
          </text:insertion>
        </text:changed-region>
        <text:changed-region xml:id="ct248069536" text:id="ct248069536">
          <text:insertion>
            <office:change-info>
              <dc:creator>Peter Camilleri</dc:creator>
              <dc:date>2015-04-25T17:38:00</dc:date>
            </office:change-info>
          </text:insertion>
        </text:changed-region>
        <text:changed-region xml:id="ct248069640" text:id="ct248069640">
          <text:insertion>
            <office:change-info>
              <dc:creator>Peter Camilleri</dc:creator>
              <dc:date>2015-04-25T17:38:00</dc:date>
            </office:change-info>
          </text:insertion>
        </text:changed-region>
        <text:changed-region xml:id="ct248069744" text:id="ct248069744">
          <text:insertion>
            <office:change-info>
              <dc:creator>Peter Camilleri</dc:creator>
              <dc:date>2015-04-25T17:38:00</dc:date>
            </office:change-info>
          </text:insertion>
        </text:changed-region>
        <text:changed-region xml:id="ct248069848" text:id="ct248069848">
          <text:deletion>
            <office:change-info>
              <dc:creator>Peter Camilleri</dc:creator>
              <dc:date>2015-04-25T23:17:00</dc:date>
            </office:change-info>
            <text:p text:style-name="Text_20_body"/>
            <text:p text:style-name="Text_20_body">.log2</text:p>
          </text:deletion>
        </text:changed-region>
        <text:changed-region xml:id="ct248069952" text:id="ct248069952">
          <text:insertion>
            <office:change-info>
              <dc:creator>Peter Camilleri</dc:creator>
              <dc:date>2015-04-25T17:38:00</dc:date>
            </office:change-info>
          </text:insertion>
        </text:changed-region>
        <text:changed-region xml:id="ct248070056" text:id="ct248070056">
          <text:insertion>
            <office:change-info>
              <dc:creator>Peter Camilleri</dc:creator>
              <dc:date>2015-04-25T17:38:00</dc:date>
            </office:change-info>
          </text:insertion>
        </text:changed-region>
        <text:changed-region xml:id="ct248070160" text:id="ct248070160">
          <text:insertion>
            <office:change-info>
              <dc:creator>Peter Camilleri</dc:creator>
              <dc:date>2015-04-25T17:38:00</dc:date>
            </office:change-info>
          </text:insertion>
        </text:changed-region>
        <text:changed-region xml:id="ct248070264" text:id="ct248070264">
          <text:insertion>
            <office:change-info>
              <dc:creator>Peter Camilleri</dc:creator>
              <dc:date>2015-04-25T17:38:00</dc:date>
            </office:change-info>
          </text:insertion>
        </text:changed-region>
        <text:changed-region xml:id="ct248070368" text:id="ct248070368">
          <text:insertion>
            <office:change-info>
              <dc:creator>Peter Camilleri</dc:creator>
              <dc:date>2015-04-25T17:38:00</dc:date>
            </office:change-info>
          </text:insertion>
        </text:changed-region>
        <text:changed-region xml:id="ct248070472" text:id="ct248070472">
          <text:deletion>
            <office:change-info>
              <dc:creator>Peter Camilleri</dc:creator>
              <dc:date>2015-04-25T23:17:00</dc:date>
            </office:change-info>
            <text:p text:style-name="Text_20_body"/>
            <text:p text:style-name="Text_20_body">.magnitude</text:p>
          </text:deletion>
        </text:changed-region>
        <text:changed-region xml:id="ct248070576" text:id="ct248070576">
          <text:insertion>
            <office:change-info>
              <dc:creator>Peter Camilleri</dc:creator>
              <dc:date>2015-04-25T17:38:00</dc:date>
            </office:change-info>
          </text:insertion>
        </text:changed-region>
        <text:changed-region xml:id="ct248070680" text:id="ct248070680">
          <text:insertion>
            <office:change-info>
              <dc:creator>Peter Camilleri</dc:creator>
              <dc:date>2015-04-25T17:38:00</dc:date>
            </office:change-info>
          </text:insertion>
        </text:changed-region>
        <text:changed-region xml:id="ct248070784" text:id="ct248070784">
          <text:insertion>
            <office:change-info>
              <dc:creator>Peter Camilleri</dc:creator>
              <dc:date>2015-04-25T17:38:00</dc:date>
            </office:change-info>
          </text:insertion>
        </text:changed-region>
        <text:changed-region xml:id="ct248070888" text:id="ct248070888">
          <text:insertion>
            <office:change-info>
              <dc:creator>Peter Camilleri</dc:creator>
              <dc:date>2015-04-25T17:38:00</dc:date>
            </office:change-info>
          </text:insertion>
        </text:changed-region>
        <text:changed-region xml:id="ct248070992" text:id="ct248070992">
          <text:deletion>
            <office:change-info>
              <dc:creator>Peter Camilleri</dc:creator>
              <dc:date>2015-04-25T23:17:00</dc:date>
            </office:change-info>
            <text:p text:style-name="Text_20_body"/>
            <text:p text:style-name="Text_20_body">.numerator</text:p>
          </text:deletion>
        </text:changed-region>
        <text:changed-region xml:id="ct248071096" text:id="ct248071096">
          <text:insertion>
            <office:change-info>
              <dc:creator>Peter Camilleri</dc:creator>
              <dc:date>2015-04-25T17:38:00</dc:date>
            </office:change-info>
          </text:insertion>
        </text:changed-region>
        <text:changed-region xml:id="ct248071200" text:id="ct248071200">
          <text:insertion>
            <office:change-info>
              <dc:creator>Peter Camilleri</dc:creator>
              <dc:date>2015-04-25T17:38:00</dc:date>
            </office:change-info>
          </text:insertion>
        </text:changed-region>
        <text:changed-region xml:id="ct248071304" text:id="ct248071304">
          <text:insertion>
            <office:change-info>
              <dc:creator>Peter Camilleri</dc:creator>
              <dc:date>2015-04-25T17:38:00</dc:date>
            </office:change-info>
          </text:insertion>
        </text:changed-region>
        <text:changed-region xml:id="ct248071408" text:id="ct248071408">
          <text:insertion>
            <office:change-info>
              <dc:creator>Peter Camilleri</dc:creator>
              <dc:date>2015-04-25T17:38:00</dc:date>
            </office:change-info>
          </text:insertion>
        </text:changed-region>
        <text:changed-region xml:id="ct248071616" text:id="ct248071616">
          <text:deletion>
            <office:change-info>
              <dc:creator>Peter Camilleri</dc:creator>
              <dc:date>2015-04-25T23:17:00</dc:date>
            </office:change-info>
            <text:p text:style-name="Text_20_body">.p2c</text:p>
          </text:deletion>
        </text:changed-region>
        <text:changed-region xml:id="ct248071512" text:id="ct248071512">
          <text:deletion>
            <office:change-info>
              <dc:creator>Peter Camilleri</dc:creator>
              <dc:date>2015-04-25T23:18:00</dc:date>
            </office:change-info>
            <text:p text:style-name="Text_20_body"/>
            <text:p text:style-name="Text_20_body"/>
          </text:deletion>
        </text:changed-region>
        <text:changed-region xml:id="ct248071720" text:id="ct248071720">
          <text:insertion>
            <office:change-info>
              <dc:creator>Peter Camilleri</dc:creator>
              <dc:date>2015-04-25T17:38:00</dc:date>
            </office:change-info>
          </text:insertion>
        </text:changed-region>
        <text:changed-region xml:id="ct248071824" text:id="ct248071824">
          <text:insertion>
            <office:change-info>
              <dc:creator>Peter Camilleri</dc:creator>
              <dc:date>2015-04-25T17:38:00</dc:date>
            </office:change-info>
          </text:insertion>
        </text:changed-region>
        <text:changed-region xml:id="ct248071928" text:id="ct248071928">
          <text:insertion>
            <office:change-info>
              <dc:creator>Peter Camilleri</dc:creator>
              <dc:date>2015-04-25T17:38:00</dc:date>
            </office:change-info>
          </text:insertion>
        </text:changed-region>
        <text:changed-region xml:id="ct248072032" text:id="ct248072032">
          <text:insertion>
            <office:change-info>
              <dc:creator>Peter Camilleri</dc:creator>
              <dc:date>2015-04-25T17:38:00</dc:date>
            </office:change-info>
          </text:insertion>
        </text:changed-region>
        <text:changed-region xml:id="ct248072136" text:id="ct248072136">
          <text:insertion>
            <office:change-info>
              <dc:creator>Peter Camilleri</dc:creator>
              <dc:date>2015-04-25T17:38:00</dc:date>
            </office:change-info>
          </text:insertion>
        </text:changed-region>
        <text:changed-region xml:id="ct248072240" text:id="ct248072240">
          <text:insertion>
            <office:change-info>
              <dc:creator>Peter Camilleri</dc:creator>
              <dc:date>2015-04-25T17:38:00</dc:date>
            </office:change-info>
          </text:insertion>
        </text:changed-region>
        <text:changed-region xml:id="ct248072344" text:id="ct248072344">
          <text:deletion>
            <office:change-info>
              <dc:creator>Peter Camilleri</dc:creator>
              <dc:date>2015-04-25T23:18:00</dc:date>
            </office:change-info>
            <text:p text:style-name="Text_20_body"/>
            <text:p text:style-name="Text_20_body">.polar</text:p>
          </text:deletion>
        </text:changed-region>
        <text:changed-region xml:id="ct248072448" text:id="ct248072448">
          <text:insertion>
            <office:change-info>
              <dc:creator>Peter Camilleri</dc:creator>
              <dc:date>2015-04-25T17:38:00</dc:date>
            </office:change-info>
          </text:insertion>
        </text:changed-region>
        <text:changed-region xml:id="ct248072552" text:id="ct248072552">
          <text:insertion>
            <office:change-info>
              <dc:creator>Peter Camilleri</dc:creator>
              <dc:date>2015-04-25T17:38:00</dc:date>
            </office:change-info>
          </text:insertion>
        </text:changed-region>
        <text:changed-region xml:id="ct248072656" text:id="ct248072656">
          <text:insertion>
            <office:change-info>
              <dc:creator>Peter Camilleri</dc:creator>
              <dc:date>2015-04-25T17:38:00</dc:date>
            </office:change-info>
          </text:insertion>
        </text:changed-region>
        <text:changed-region xml:id="ct248076808" text:id="ct248076808">
          <text:insertion>
            <office:change-info>
              <dc:creator>Peter Camilleri</dc:creator>
              <dc:date>2015-04-25T17:38:00</dc:date>
            </office:change-info>
          </text:insertion>
        </text:changed-region>
        <text:changed-region xml:id="ct248076912" text:id="ct248076912">
          <text:insertion>
            <office:change-info>
              <dc:creator>Peter Camilleri</dc:creator>
              <dc:date>2015-04-25T17:38:00</dc:date>
            </office:change-info>
          </text:insertion>
        </text:changed-region>
        <text:changed-region xml:id="ct248077016" text:id="ct248077016">
          <text:insertion>
            <office:change-info>
              <dc:creator>Peter Camilleri</dc:creator>
              <dc:date>2015-04-25T17:38:00</dc:date>
            </office:change-info>
          </text:insertion>
        </text:changed-region>
        <text:changed-region xml:id="ct248077120" text:id="ct248077120">
          <text:deletion>
            <office:change-info>
              <dc:creator>Peter Camilleri</dc:creator>
              <dc:date>2015-04-25T23:18:00</dc:date>
            </office:change-info>
            <text:p text:style-name="Text_20_body"/>
            <text:p text:style-name="Text_20_body">.r2d</text:p>
          </text:deletion>
        </text:changed-region>
        <text:changed-region xml:id="ct248077224" text:id="ct248077224">
          <text:insertion>
            <office:change-info>
              <dc:creator>Peter Camilleri</dc:creator>
              <dc:date>2015-04-25T17:38:00</dc:date>
            </office:change-info>
          </text:insertion>
        </text:changed-region>
        <text:changed-region xml:id="ct248077328" text:id="ct248077328">
          <text:insertion>
            <office:change-info>
              <dc:creator>Peter Camilleri</dc:creator>
              <dc:date>2015-04-25T17:38:00</dc:date>
            </office:change-info>
          </text:insertion>
        </text:changed-region>
        <text:changed-region xml:id="ct248077432" text:id="ct248077432">
          <text:insertion>
            <office:change-info>
              <dc:creator>Peter Camilleri</dc:creator>
              <dc:date>2015-04-25T17:38:00</dc:date>
            </office:change-info>
          </text:insertion>
        </text:changed-region>
        <text:changed-region xml:id="ct248077536" text:id="ct248077536">
          <text:insertion>
            <office:change-info>
              <dc:creator>Peter Camilleri</dc:creator>
              <dc:date>2015-04-25T17:38:00</dc:date>
            </office:change-info>
          </text:insertion>
        </text:changed-region>
        <text:changed-region xml:id="ct248077640" text:id="ct248077640">
          <text:insertion>
            <office:change-info>
              <dc:creator>Peter Camilleri</dc:creator>
              <dc:date>2015-04-25T17:38:00</dc:date>
            </office:change-info>
          </text:insertion>
        </text:changed-region>
        <text:changed-region xml:id="ct248077744" text:id="ct248077744">
          <text:deletion>
            <office:change-info>
              <dc:creator>Peter Camilleri</dc:creator>
              <dc:date>2015-04-25T23:18:00</dc:date>
            </office:change-info>
            <text:p text:style-name="Text_20_body"/>
            <text:p text:style-name="Text_20_body">.real</text:p>
          </text:deletion>
        </text:changed-region>
        <text:changed-region xml:id="ct248077848" text:id="ct248077848">
          <text:insertion>
            <office:change-info>
              <dc:creator>Peter Camilleri</dc:creator>
              <dc:date>2015-04-25T17:39:00</dc:date>
            </office:change-info>
          </text:insertion>
        </text:changed-region>
        <text:changed-region xml:id="ct248077952" text:id="ct248077952">
          <text:insertion>
            <office:change-info>
              <dc:creator>Peter Camilleri</dc:creator>
              <dc:date>2015-04-25T17:39:00</dc:date>
            </office:change-info>
          </text:insertion>
        </text:changed-region>
        <text:changed-region xml:id="ct248078056" text:id="ct248078056">
          <text:insertion>
            <office:change-info>
              <dc:creator>Peter Camilleri</dc:creator>
              <dc:date>2015-04-25T17:39:00</dc:date>
            </office:change-info>
          </text:insertion>
        </text:changed-region>
        <text:changed-region xml:id="ct248078160" text:id="ct248078160">
          <text:insertion>
            <office:change-info>
              <dc:creator>Peter Camilleri</dc:creator>
              <dc:date>2015-04-25T17:39:00</dc:date>
            </office:change-info>
          </text:insertion>
        </text:changed-region>
        <text:changed-region xml:id="ct248078264" text:id="ct248078264">
          <text:deletion>
            <office:change-info>
              <dc:creator>Peter Camilleri</dc:creator>
              <dc:date>2015-04-25T23:19:00</dc:date>
            </office:change-info>
            <text:p text:style-name="Text_20_body"/>
            <text:p text:style-name="Text_20_body">.round</text:p>
          </text:deletion>
        </text:changed-region>
        <text:changed-region xml:id="ct248078368" text:id="ct248078368">
          <text:insertion>
            <office:change-info>
              <dc:creator>Peter Camilleri</dc:creator>
              <dc:date>2015-04-25T17:39:00</dc:date>
            </office:change-info>
          </text:insertion>
        </text:changed-region>
        <text:changed-region xml:id="ct248078472" text:id="ct248078472">
          <text:insertion>
            <office:change-info>
              <dc:creator>Peter Camilleri</dc:creator>
              <dc:date>2015-04-25T17:39:00</dc:date>
            </office:change-info>
          </text:insertion>
        </text:changed-region>
        <text:changed-region xml:id="ct248078576" text:id="ct248078576">
          <text:insertion>
            <office:change-info>
              <dc:creator>Peter Camilleri</dc:creator>
              <dc:date>2015-04-25T17:39:00</dc:date>
            </office:change-info>
          </text:insertion>
        </text:changed-region>
        <text:changed-region xml:id="ct248078680" text:id="ct248078680">
          <text:insertion>
            <office:change-info>
              <dc:creator>Peter Camilleri</dc:creator>
              <dc:date>2015-04-25T17:39:00</dc:date>
            </office:change-info>
          </text:insertion>
        </text:changed-region>
        <text:changed-region xml:id="ct248078784" text:id="ct248078784">
          <text:insertion>
            <office:change-info>
              <dc:creator>Peter Camilleri</dc:creator>
              <dc:date>2015-04-25T17:39:00</dc:date>
            </office:change-info>
          </text:insertion>
        </text:changed-region>
        <text:changed-region xml:id="ct248078888" text:id="ct248078888">
          <text:insertion>
            <office:change-info>
              <dc:creator>Peter Camilleri</dc:creator>
              <dc:date>2015-04-25T17:39:00</dc:date>
            </office:change-info>
          </text:insertion>
        </text:changed-region>
        <text:changed-region xml:id="ct248078992" text:id="ct248078992">
          <text:deletion>
            <office:change-info>
              <dc:creator>Peter Camilleri</dc:creator>
              <dc:date>2015-04-25T23:19:00</dc:date>
            </office:change-info>
            <text:p text:style-name="Text_20_body"/>
            <text:p text:style-name="Text_20_body">.sin</text:p>
          </text:deletion>
        </text:changed-region>
        <text:changed-region xml:id="ct248079096" text:id="ct248079096">
          <text:insertion>
            <office:change-info>
              <dc:creator>Peter Camilleri</dc:creator>
              <dc:date>2015-04-25T17:39:00</dc:date>
            </office:change-info>
          </text:insertion>
        </text:changed-region>
        <text:changed-region xml:id="ct248079200" text:id="ct248079200">
          <text:insertion>
            <office:change-info>
              <dc:creator>Peter Camilleri</dc:creator>
              <dc:date>2015-04-25T17:39:00</dc:date>
            </office:change-info>
          </text:insertion>
        </text:changed-region>
        <text:changed-region xml:id="ct248079304" text:id="ct248079304">
          <text:insertion>
            <office:change-info>
              <dc:creator>Peter Camilleri</dc:creator>
              <dc:date>2015-04-25T17:39:00</dc:date>
            </office:change-info>
          </text:insertion>
        </text:changed-region>
        <text:changed-region xml:id="ct248079408" text:id="ct248079408">
          <text:insertion>
            <office:change-info>
              <dc:creator>Peter Camilleri</dc:creator>
              <dc:date>2015-04-25T17:39:00</dc:date>
            </office:change-info>
          </text:insertion>
        </text:changed-region>
        <text:changed-region xml:id="ct248079512" text:id="ct248079512">
          <text:insertion>
            <office:change-info>
              <dc:creator>Peter Camilleri</dc:creator>
              <dc:date>2015-04-25T17:39:00</dc:date>
            </office:change-info>
          </text:insertion>
        </text:changed-region>
        <text:changed-region xml:id="ct248079616" text:id="ct248079616">
          <text:deletion>
            <office:change-info>
              <dc:creator>Peter Camilleri</dc:creator>
              <dc:date>2015-04-25T23:19:00</dc:date>
            </office:change-info>
            <text:p text:style-name="Text_20_body"/>
            <text:p text:style-name="Text_20_body">.sinh</text:p>
          </text:deletion>
        </text:changed-region>
        <text:changed-region xml:id="ct248079720" text:id="ct248079720">
          <text:insertion>
            <office:change-info>
              <dc:creator>Peter Camilleri</dc:creator>
              <dc:date>2015-04-25T17:39:00</dc:date>
            </office:change-info>
          </text:insertion>
        </text:changed-region>
        <text:changed-region xml:id="ct248079824" text:id="ct248079824">
          <text:insertion>
            <office:change-info>
              <dc:creator>Peter Camilleri</dc:creator>
              <dc:date>2015-04-25T17:39:00</dc:date>
            </office:change-info>
          </text:insertion>
        </text:changed-region>
        <text:changed-region xml:id="ct248079928" text:id="ct248079928">
          <text:insertion>
            <office:change-info>
              <dc:creator>Peter Camilleri</dc:creator>
              <dc:date>2015-04-25T17:39:00</dc:date>
            </office:change-info>
          </text:insertion>
        </text:changed-region>
        <text:changed-region xml:id="ct248080032" text:id="ct248080032">
          <text:insertion>
            <office:change-info>
              <dc:creator>Peter Camilleri</dc:creator>
              <dc:date>2015-04-25T17:39:00</dc:date>
            </office:change-info>
          </text:insertion>
        </text:changed-region>
        <text:changed-region xml:id="ct248080136" text:id="ct248080136">
          <text:insertion>
            <office:change-info>
              <dc:creator>Peter Camilleri</dc:creator>
              <dc:date>2015-04-25T17:39:00</dc:date>
            </office:change-info>
          </text:insertion>
        </text:changed-region>
        <text:changed-region xml:id="ct248080240" text:id="ct248080240">
          <text:deletion>
            <office:change-info>
              <dc:creator>Peter Camilleri</dc:creator>
              <dc:date>2015-04-25T23:19:00</dc:date>
            </office:change-info>
            <text:p text:style-name="Text_20_body"/>
            <text:p text:style-name="Text_20_body">.sleep</text:p>
          </text:deletion>
        </text:changed-region>
        <text:changed-region xml:id="ct248080344" text:id="ct248080344">
          <text:insertion>
            <office:change-info>
              <dc:creator>Peter Camilleri</dc:creator>
              <dc:date>2015-04-25T17:39:00</dc:date>
            </office:change-info>
          </text:insertion>
        </text:changed-region>
        <text:changed-region xml:id="ct248080448" text:id="ct248080448">
          <text:insertion>
            <office:change-info>
              <dc:creator>Peter Camilleri</dc:creator>
              <dc:date>2015-04-25T17:39:00</dc:date>
            </office:change-info>
          </text:insertion>
        </text:changed-region>
        <text:changed-region xml:id="ct248080552" text:id="ct248080552">
          <text:insertion>
            <office:change-info>
              <dc:creator>Peter Camilleri</dc:creator>
              <dc:date>2015-04-25T17:39:00</dc:date>
            </office:change-info>
          </text:insertion>
        </text:changed-region>
        <text:changed-region xml:id="ct248080656" text:id="ct248080656">
          <text:insertion>
            <office:change-info>
              <dc:creator>Peter Camilleri</dc:creator>
              <dc:date>2015-04-25T17:39:00</dc:date>
            </office:change-info>
          </text:insertion>
        </text:changed-region>
        <text:changed-region xml:id="ct248080760" text:id="ct248080760">
          <text:deletion>
            <office:change-info>
              <dc:creator>Peter Camilleri</dc:creator>
              <dc:date>2015-04-25T23:20:00</dc:date>
            </office:change-info>
            <text:p text:style-name="Text_20_body"/>
            <text:p text:style-name="Text_20_body">.sqr</text:p>
          </text:deletion>
        </text:changed-region>
        <text:changed-region xml:id="ct248113672" text:id="ct248113672">
          <text:insertion>
            <office:change-info>
              <dc:creator>Peter Camilleri</dc:creator>
              <dc:date>2015-04-25T17:39:00</dc:date>
            </office:change-info>
          </text:insertion>
        </text:changed-region>
        <text:changed-region xml:id="ct248113776" text:id="ct248113776">
          <text:insertion>
            <office:change-info>
              <dc:creator>Peter Camilleri</dc:creator>
              <dc:date>2015-04-25T17:39:00</dc:date>
            </office:change-info>
          </text:insertion>
        </text:changed-region>
        <text:changed-region xml:id="ct248113880" text:id="ct248113880">
          <text:insertion>
            <office:change-info>
              <dc:creator>Peter Camilleri</dc:creator>
              <dc:date>2015-04-25T17:39:00</dc:date>
            </office:change-info>
          </text:insertion>
        </text:changed-region>
        <text:changed-region xml:id="ct248113984" text:id="ct248113984">
          <text:insertion>
            <office:change-info>
              <dc:creator>Peter Camilleri</dc:creator>
              <dc:date>2015-04-25T17:39:00</dc:date>
            </office:change-info>
          </text:insertion>
        </text:changed-region>
        <text:changed-region xml:id="ct248114088" text:id="ct248114088">
          <text:deletion>
            <office:change-info>
              <dc:creator>Peter Camilleri</dc:creator>
              <dc:date>2015-04-25T23:20:00</dc:date>
            </office:change-info>
            <text:p text:style-name="Text_20_body"/>
            <text:p text:style-name="Text_20_body">.sqrt</text:p>
          </text:deletion>
        </text:changed-region>
        <text:changed-region xml:id="ct248114192" text:id="ct248114192">
          <text:insertion>
            <office:change-info>
              <dc:creator>Peter Camilleri</dc:creator>
              <dc:date>2015-04-25T17:39:00</dc:date>
            </office:change-info>
          </text:insertion>
        </text:changed-region>
        <text:changed-region xml:id="ct248114296" text:id="ct248114296">
          <text:insertion>
            <office:change-info>
              <dc:creator>Peter Camilleri</dc:creator>
              <dc:date>2015-04-25T17:39:00</dc:date>
            </office:change-info>
          </text:insertion>
        </text:changed-region>
        <text:changed-region xml:id="ct248114400" text:id="ct248114400">
          <text:insertion>
            <office:change-info>
              <dc:creator>Peter Camilleri</dc:creator>
              <dc:date>2015-04-25T17:39:00</dc:date>
            </office:change-info>
          </text:insertion>
        </text:changed-region>
        <text:changed-region xml:id="ct248114504" text:id="ct248114504">
          <text:insertion>
            <office:change-info>
              <dc:creator>Peter Camilleri</dc:creator>
              <dc:date>2015-04-25T17:39:00</dc:date>
            </office:change-info>
          </text:insertion>
        </text:changed-region>
        <text:changed-region xml:id="ct248114608" text:id="ct248114608">
          <text:insertion>
            <office:change-info>
              <dc:creator>Peter Camilleri</dc:creator>
              <dc:date>2015-04-25T17:39:00</dc:date>
            </office:change-info>
          </text:insertion>
        </text:changed-region>
        <text:changed-region xml:id="ct248114712" text:id="ct248114712">
          <text:deletion>
            <office:change-info>
              <dc:creator>Peter Camilleri</dc:creator>
              <dc:date>2015-04-25T23:20:00</dc:date>
            </office:change-info>
            <text:p text:style-name="Text_20_body"/>
            <text:p text:style-name="Text_20_body">.tan</text:p>
          </text:deletion>
        </text:changed-region>
        <text:changed-region xml:id="ct248114816" text:id="ct248114816">
          <text:insertion>
            <office:change-info>
              <dc:creator>Peter Camilleri</dc:creator>
              <dc:date>2015-04-25T17:39:00</dc:date>
            </office:change-info>
          </text:insertion>
        </text:changed-region>
        <text:changed-region xml:id="ct248114920" text:id="ct248114920">
          <text:insertion>
            <office:change-info>
              <dc:creator>Peter Camilleri</dc:creator>
              <dc:date>2015-04-25T17:39:00</dc:date>
            </office:change-info>
          </text:insertion>
        </text:changed-region>
        <text:changed-region xml:id="ct248115024" text:id="ct248115024">
          <text:insertion>
            <office:change-info>
              <dc:creator>Peter Camilleri</dc:creator>
              <dc:date>2015-04-25T17:39:00</dc:date>
            </office:change-info>
          </text:insertion>
        </text:changed-region>
        <text:changed-region xml:id="ct248115128" text:id="ct248115128">
          <text:insertion>
            <office:change-info>
              <dc:creator>Peter Camilleri</dc:creator>
              <dc:date>2015-04-25T17:39:00</dc:date>
            </office:change-info>
          </text:insertion>
        </text:changed-region>
        <text:changed-region xml:id="ct248115232" text:id="ct248115232">
          <text:insertion>
            <office:change-info>
              <dc:creator>Peter Camilleri</dc:creator>
              <dc:date>2015-04-25T17:39:00</dc:date>
            </office:change-info>
          </text:insertion>
        </text:changed-region>
        <text:changed-region xml:id="ct248115336" text:id="ct248115336">
          <text:deletion>
            <office:change-info>
              <dc:creator>Peter Camilleri</dc:creator>
              <dc:date>2015-04-25T23:20:00</dc:date>
            </office:change-info>
            <text:p text:style-name="Text_20_body"/>
            <text:p text:style-name="Text_20_body">.tanh</text:p>
          </text:deletion>
        </text:changed-region>
        <text:changed-region xml:id="ct248115440" text:id="ct248115440">
          <text:insertion>
            <office:change-info>
              <dc:creator>Peter Camilleri</dc:creator>
              <dc:date>2015-04-25T17:39:00</dc:date>
            </office:change-info>
          </text:insertion>
        </text:changed-region>
        <text:changed-region xml:id="ct248115544" text:id="ct248115544">
          <text:insertion>
            <office:change-info>
              <dc:creator>Peter Camilleri</dc:creator>
              <dc:date>2015-04-25T17:39:00</dc:date>
            </office:change-info>
          </text:insertion>
        </text:changed-region>
        <text:changed-region xml:id="ct248115648" text:id="ct248115648">
          <text:insertion>
            <office:change-info>
              <dc:creator>Peter Camilleri</dc:creator>
              <dc:date>2015-04-25T17:39:00</dc:date>
            </office:change-info>
          </text:insertion>
        </text:changed-region>
        <text:changed-region xml:id="ct248115752" text:id="ct248115752">
          <text:insertion>
            <office:change-info>
              <dc:creator>Peter Camilleri</dc:creator>
              <dc:date>2015-04-25T17:39:00</dc:date>
            </office:change-info>
          </text:insertion>
        </text:changed-region>
        <text:changed-region xml:id="ct248115856" text:id="ct248115856">
          <text:insertion>
            <office:change-info>
              <dc:creator>Peter Camilleri</dc:creator>
              <dc:date>2015-04-25T17:39:00</dc:date>
            </office:change-info>
          </text:insertion>
        </text:changed-region>
        <text:changed-region xml:id="ct248115960" text:id="ct248115960">
          <text:deletion>
            <office:change-info>
              <dc:creator>Peter Camilleri</dc:creator>
              <dc:date>2015-04-25T23:20:00</dc:date>
            </office:change-info>
            <text:p text:style-name="Text_20_body"/>
            <text:p text:style-name="Text_20_body">/</text:p>
          </text:deletion>
        </text:changed-region>
        <text:changed-region xml:id="ct248116064" text:id="ct248116064">
          <text:insertion>
            <office:change-info>
              <dc:creator>Peter Camilleri</dc:creator>
              <dc:date>2015-04-25T17:39:00</dc:date>
            </office:change-info>
          </text:insertion>
        </text:changed-region>
        <text:changed-region xml:id="ct248116168" text:id="ct248116168">
          <text:insertion>
            <office:change-info>
              <dc:creator>Peter Camilleri</dc:creator>
              <dc:date>2015-04-25T17:39:00</dc:date>
            </office:change-info>
          </text:insertion>
        </text:changed-region>
        <text:changed-region xml:id="ct248116272" text:id="ct248116272">
          <text:insertion>
            <office:change-info>
              <dc:creator>Peter Camilleri</dc:creator>
              <dc:date>2015-04-25T17:39:00</dc:date>
            </office:change-info>
          </text:insertion>
        </text:changed-region>
        <text:changed-region xml:id="ct248116376" text:id="ct248116376">
          <text:insertion>
            <office:change-info>
              <dc:creator>Peter Camilleri</dc:creator>
              <dc:date>2015-04-25T17:39:00</dc:date>
            </office:change-info>
          </text:insertion>
        </text:changed-region>
        <text:changed-region xml:id="ct248116480" text:id="ct248116480">
          <text:deletion>
            <office:change-info>
              <dc:creator>Peter Camilleri</dc:creator>
              <dc:date>2015-04-25T23:21:00</dc:date>
            </office:change-info>
            <text:p text:style-name="Text_20_body"/>
            <text:p text:style-name="Text_20_body">0&lt;</text:p>
          </text:deletion>
        </text:changed-region>
        <text:changed-region xml:id="ct248116584" text:id="ct248116584">
          <text:insertion>
            <office:change-info>
              <dc:creator>Peter Camilleri</dc:creator>
              <dc:date>2015-04-25T17:39:00</dc:date>
            </office:change-info>
          </text:insertion>
        </text:changed-region>
        <text:changed-region xml:id="ct248116688" text:id="ct248116688">
          <text:insertion>
            <office:change-info>
              <dc:creator>Peter Camilleri</dc:creator>
              <dc:date>2015-04-25T17:39:00</dc:date>
            </office:change-info>
          </text:insertion>
        </text:changed-region>
        <text:changed-region xml:id="ct248116792" text:id="ct248116792">
          <text:insertion>
            <office:change-info>
              <dc:creator>Peter Camilleri</dc:creator>
              <dc:date>2015-04-25T17:39:00</dc:date>
            </office:change-info>
          </text:insertion>
        </text:changed-region>
        <text:changed-region xml:id="ct248116896" text:id="ct248116896">
          <text:insertion>
            <office:change-info>
              <dc:creator>Peter Camilleri</dc:creator>
              <dc:date>2015-04-25T17:39:00</dc:date>
            </office:change-info>
          </text:insertion>
        </text:changed-region>
        <text:changed-region xml:id="ct248117000" text:id="ct248117000">
          <text:deletion>
            <office:change-info>
              <dc:creator>Peter Camilleri</dc:creator>
              <dc:date>2015-04-25T23:21:00</dc:date>
            </office:change-info>
            <text:p text:style-name="Text_20_body"/>
            <text:p text:style-name="Text_20_body">0&lt;=</text:p>
          </text:deletion>
        </text:changed-region>
        <text:changed-region xml:id="ct248117104" text:id="ct248117104">
          <text:insertion>
            <office:change-info>
              <dc:creator>Peter Camilleri</dc:creator>
              <dc:date>2015-04-25T17:39:00</dc:date>
            </office:change-info>
          </text:insertion>
        </text:changed-region>
        <text:changed-region xml:id="ct248117208" text:id="ct248117208">
          <text:insertion>
            <office:change-info>
              <dc:creator>Peter Camilleri</dc:creator>
              <dc:date>2015-04-25T17:39:00</dc:date>
            </office:change-info>
          </text:insertion>
        </text:changed-region>
        <text:changed-region xml:id="ct248117312" text:id="ct248117312">
          <text:insertion>
            <office:change-info>
              <dc:creator>Peter Camilleri</dc:creator>
              <dc:date>2015-04-25T17:39:00</dc:date>
            </office:change-info>
          </text:insertion>
        </text:changed-region>
        <text:changed-region xml:id="ct248117416" text:id="ct248117416">
          <text:insertion>
            <office:change-info>
              <dc:creator>Peter Camilleri</dc:creator>
              <dc:date>2015-04-25T17:39:00</dc:date>
            </office:change-info>
          </text:insertion>
        </text:changed-region>
        <text:changed-region xml:id="ct248117520" text:id="ct248117520">
          <text:deletion>
            <office:change-info>
              <dc:creator>Peter Camilleri</dc:creator>
              <dc:date>2015-04-25T23:21:00</dc:date>
            </office:change-info>
            <text:p text:style-name="Text_20_body"/>
            <text:p text:style-name="Text_20_body">0&lt;=&gt;</text:p>
          </text:deletion>
        </text:changed-region>
        <text:changed-region xml:id="ct248117624" text:id="ct248117624">
          <text:insertion>
            <office:change-info>
              <dc:creator>Peter Camilleri</dc:creator>
              <dc:date>2015-04-25T17:39:00</dc:date>
            </office:change-info>
          </text:insertion>
        </text:changed-region>
        <text:changed-region xml:id="ct248117768" text:id="ct248117768">
          <text:insertion>
            <office:change-info>
              <dc:creator>Peter Camilleri</dc:creator>
              <dc:date>2015-04-25T17:39:00</dc:date>
            </office:change-info>
          </text:insertion>
        </text:changed-region>
        <text:changed-region xml:id="ct248117872" text:id="ct248117872">
          <text:insertion>
            <office:change-info>
              <dc:creator>Peter Camilleri</dc:creator>
              <dc:date>2015-04-25T17:39:00</dc:date>
            </office:change-info>
          </text:insertion>
        </text:changed-region>
        <text:changed-region xml:id="ct248117976" text:id="ct248117976">
          <text:insertion>
            <office:change-info>
              <dc:creator>Peter Camilleri</dc:creator>
              <dc:date>2015-04-25T17:39:00</dc:date>
            </office:change-info>
          </text:insertion>
        </text:changed-region>
        <text:changed-region xml:id="ct248118080" text:id="ct248118080">
          <text:insertion>
            <office:change-info>
              <dc:creator>Peter Camilleri</dc:creator>
              <dc:date>2015-04-25T17:39:00</dc:date>
            </office:change-info>
          </text:insertion>
        </text:changed-region>
        <text:changed-region xml:id="ct248118288" text:id="ct248118288">
          <text:deletion>
            <office:change-info>
              <dc:creator>Peter Camilleri</dc:creator>
              <dc:date>2015-04-25T23:21:00</dc:date>
            </office:change-info>
            <text:p text:style-name="Text_20_body">0&lt;&gt;</text:p>
          </text:deletion>
        </text:changed-region>
        <text:changed-region xml:id="ct248118184" text:id="ct248118184">
          <text:deletion>
            <office:change-info>
              <dc:creator>Peter Camilleri</dc:creator>
              <dc:date>2015-04-25T23:22:00</dc:date>
            </office:change-info>
            <text:p text:style-name="Text_20_body"/>
            <text:p text:style-name="Text_20_body"/>
          </text:deletion>
        </text:changed-region>
        <text:changed-region xml:id="ct248118392" text:id="ct248118392">
          <text:insertion>
            <office:change-info>
              <dc:creator>Peter Camilleri</dc:creator>
              <dc:date>2015-04-25T17:39:00</dc:date>
            </office:change-info>
          </text:insertion>
        </text:changed-region>
        <text:changed-region xml:id="ct248118496" text:id="ct248118496">
          <text:insertion>
            <office:change-info>
              <dc:creator>Peter Camilleri</dc:creator>
              <dc:date>2015-04-25T17:39:00</dc:date>
            </office:change-info>
          </text:insertion>
        </text:changed-region>
        <text:changed-region xml:id="ct248118600" text:id="ct248118600">
          <text:insertion>
            <office:change-info>
              <dc:creator>Peter Camilleri</dc:creator>
              <dc:date>2015-04-25T17:39:00</dc:date>
            </office:change-info>
          </text:insertion>
        </text:changed-region>
        <text:changed-region xml:id="ct248118704" text:id="ct248118704">
          <text:insertion>
            <office:change-info>
              <dc:creator>Peter Camilleri</dc:creator>
              <dc:date>2015-04-25T17:39:00</dc:date>
            </office:change-info>
          </text:insertion>
        </text:changed-region>
        <text:changed-region xml:id="ct248118808" text:id="ct248118808">
          <text:deletion>
            <office:change-info>
              <dc:creator>Peter Camilleri</dc:creator>
              <dc:date>2015-04-25T23:22:00</dc:date>
            </office:change-info>
            <text:p text:style-name="Text_20_body"/>
            <text:p text:style-name="Text_20_body">0=</text:p>
          </text:deletion>
        </text:changed-region>
        <text:changed-region xml:id="ct248118912" text:id="ct248118912">
          <text:insertion>
            <office:change-info>
              <dc:creator>Peter Camilleri</dc:creator>
              <dc:date>2015-04-25T17:39:00</dc:date>
            </office:change-info>
          </text:insertion>
        </text:changed-region>
        <text:changed-region xml:id="ct248119016" text:id="ct248119016">
          <text:insertion>
            <office:change-info>
              <dc:creator>Peter Camilleri</dc:creator>
              <dc:date>2015-04-25T17:39:00</dc:date>
            </office:change-info>
          </text:insertion>
        </text:changed-region>
        <text:changed-region xml:id="ct248119120" text:id="ct248119120">
          <text:insertion>
            <office:change-info>
              <dc:creator>Peter Camilleri</dc:creator>
              <dc:date>2015-04-25T17:39:00</dc:date>
            </office:change-info>
          </text:insertion>
        </text:changed-region>
        <text:changed-region xml:id="ct248119224" text:id="ct248119224">
          <text:insertion>
            <office:change-info>
              <dc:creator>Peter Camilleri</dc:creator>
              <dc:date>2015-04-25T17:39:00</dc:date>
            </office:change-info>
          </text:insertion>
        </text:changed-region>
        <text:changed-region xml:id="ct248119328" text:id="ct248119328">
          <text:deletion>
            <office:change-info>
              <dc:creator>Peter Camilleri</dc:creator>
              <dc:date>2015-04-25T23:22:00</dc:date>
            </office:change-info>
            <text:p text:style-name="Text_20_body"/>
            <text:p text:style-name="Text_20_body">0&gt;</text:p>
          </text:deletion>
        </text:changed-region>
        <text:changed-region xml:id="ct248119432" text:id="ct248119432">
          <text:insertion>
            <office:change-info>
              <dc:creator>Peter Camilleri</dc:creator>
              <dc:date>2015-04-25T17:39:00</dc:date>
            </office:change-info>
          </text:insertion>
        </text:changed-region>
        <text:changed-region xml:id="ct248119536" text:id="ct248119536">
          <text:insertion>
            <office:change-info>
              <dc:creator>Peter Camilleri</dc:creator>
              <dc:date>2015-04-25T17:39:00</dc:date>
            </office:change-info>
          </text:insertion>
        </text:changed-region>
        <text:changed-region xml:id="ct248119640" text:id="ct248119640">
          <text:insertion>
            <office:change-info>
              <dc:creator>Peter Camilleri</dc:creator>
              <dc:date>2015-04-25T17:39:00</dc:date>
            </office:change-info>
          </text:insertion>
        </text:changed-region>
        <text:changed-region xml:id="ct248119744" text:id="ct248119744">
          <text:insertion>
            <office:change-info>
              <dc:creator>Peter Camilleri</dc:creator>
              <dc:date>2015-04-25T17:39:00</dc:date>
            </office:change-info>
          </text:insertion>
        </text:changed-region>
        <text:changed-region xml:id="ct248119848" text:id="ct248119848">
          <text:deletion>
            <office:change-info>
              <dc:creator>Peter Camilleri</dc:creator>
              <dc:date>2015-04-25T23:22:00</dc:date>
            </office:change-info>
            <text:p text:style-name="Text_20_body"/>
            <text:p text:style-name="Text_20_body">0&gt;=</text:p>
          </text:deletion>
        </text:changed-region>
        <text:changed-region xml:id="ct248119952" text:id="ct248119952">
          <text:insertion>
            <office:change-info>
              <dc:creator>Peter Camilleri</dc:creator>
              <dc:date>2015-04-25T17:39:00</dc:date>
            </office:change-info>
          </text:insertion>
        </text:changed-region>
        <text:changed-region xml:id="ct248120056" text:id="ct248120056">
          <text:insertion>
            <office:change-info>
              <dc:creator>Peter Camilleri</dc:creator>
              <dc:date>2015-04-25T17:39:00</dc:date>
            </office:change-info>
          </text:insertion>
        </text:changed-region>
        <text:changed-region xml:id="ct248120160" text:id="ct248120160">
          <text:insertion>
            <office:change-info>
              <dc:creator>Peter Camilleri</dc:creator>
              <dc:date>2015-04-25T17:39:00</dc:date>
            </office:change-info>
          </text:insertion>
        </text:changed-region>
        <text:changed-region xml:id="ct248120264" text:id="ct248120264">
          <text:insertion>
            <office:change-info>
              <dc:creator>Peter Camilleri</dc:creator>
              <dc:date>2015-04-25T17:39:00</dc:date>
            </office:change-info>
          </text:insertion>
        </text:changed-region>
        <text:changed-region xml:id="ct248120368" text:id="ct248120368">
          <text:deletion>
            <office:change-info>
              <dc:creator>Peter Camilleri</dc:creator>
              <dc:date>2015-04-25T23:22:00</dc:date>
            </office:change-info>
            <text:p text:style-name="Text_20_body"/>
            <text:p text:style-name="Text_20_body">1+</text:p>
          </text:deletion>
        </text:changed-region>
        <text:changed-region xml:id="ct248120472" text:id="ct248120472">
          <text:insertion>
            <office:change-info>
              <dc:creator>Peter Camilleri</dc:creator>
              <dc:date>2015-04-25T17:39:00</dc:date>
            </office:change-info>
          </text:insertion>
        </text:changed-region>
        <text:changed-region xml:id="ct248120576" text:id="ct248120576">
          <text:insertion>
            <office:change-info>
              <dc:creator>Peter Camilleri</dc:creator>
              <dc:date>2015-04-25T17:39:00</dc:date>
            </office:change-info>
          </text:insertion>
        </text:changed-region>
        <text:changed-region xml:id="ct248120680" text:id="ct248120680">
          <text:insertion>
            <office:change-info>
              <dc:creator>Peter Camilleri</dc:creator>
              <dc:date>2015-04-25T17:39:00</dc:date>
            </office:change-info>
          </text:insertion>
        </text:changed-region>
        <text:changed-region xml:id="ct248120784" text:id="ct248120784">
          <text:insertion>
            <office:change-info>
              <dc:creator>Peter Camilleri</dc:creator>
              <dc:date>2015-04-25T17:39:00</dc:date>
            </office:change-info>
          </text:insertion>
        </text:changed-region>
        <text:changed-region xml:id="ct248120888" text:id="ct248120888">
          <text:deletion>
            <office:change-info>
              <dc:creator>Peter Camilleri</dc:creator>
              <dc:date>2015-04-25T23:22:00</dc:date>
            </office:change-info>
            <text:p text:style-name="Text_20_body"/>
            <text:p text:style-name="Text_20_body">1-</text:p>
          </text:deletion>
        </text:changed-region>
        <text:changed-region xml:id="ct248120992" text:id="ct248120992">
          <text:insertion>
            <office:change-info>
              <dc:creator>Peter Camilleri</dc:creator>
              <dc:date>2015-04-25T17:39:00</dc:date>
            </office:change-info>
          </text:insertion>
        </text:changed-region>
        <text:changed-region xml:id="ct248121096" text:id="ct248121096">
          <text:insertion>
            <office:change-info>
              <dc:creator>Peter Camilleri</dc:creator>
              <dc:date>2015-04-25T17:39:00</dc:date>
            </office:change-info>
          </text:insertion>
        </text:changed-region>
        <text:changed-region xml:id="ct248121200" text:id="ct248121200">
          <text:insertion>
            <office:change-info>
              <dc:creator>Peter Camilleri</dc:creator>
              <dc:date>2015-04-25T17:39:00</dc:date>
            </office:change-info>
          </text:insertion>
        </text:changed-region>
        <text:changed-region xml:id="ct248121304" text:id="ct248121304">
          <text:insertion>
            <office:change-info>
              <dc:creator>Peter Camilleri</dc:creator>
              <dc:date>2015-04-25T17:39:00</dc:date>
            </office:change-info>
          </text:insertion>
        </text:changed-region>
        <text:changed-region xml:id="ct248121408" text:id="ct248121408">
          <text:deletion>
            <office:change-info>
              <dc:creator>Peter Camilleri</dc:creator>
              <dc:date>2015-04-25T23:23:00</dc:date>
            </office:change-info>
            <text:p text:style-name="Text_20_body"/>
            <text:p text:style-name="Text_20_body">2*</text:p>
          </text:deletion>
        </text:changed-region>
        <text:changed-region xml:id="ct248121512" text:id="ct248121512">
          <text:insertion>
            <office:change-info>
              <dc:creator>Peter Camilleri</dc:creator>
              <dc:date>2015-04-25T17:39:00</dc:date>
            </office:change-info>
          </text:insertion>
        </text:changed-region>
        <text:changed-region xml:id="ct248121616" text:id="ct248121616">
          <text:insertion>
            <office:change-info>
              <dc:creator>Peter Camilleri</dc:creator>
              <dc:date>2015-04-25T17:39:00</dc:date>
            </office:change-info>
          </text:insertion>
        </text:changed-region>
        <text:changed-region xml:id="ct248121720" text:id="ct248121720">
          <text:insertion>
            <office:change-info>
              <dc:creator>Peter Camilleri</dc:creator>
              <dc:date>2015-04-25T17:39:00</dc:date>
            </office:change-info>
          </text:insertion>
        </text:changed-region>
        <text:changed-region xml:id="ct248121824" text:id="ct248121824">
          <text:insertion>
            <office:change-info>
              <dc:creator>Peter Camilleri</dc:creator>
              <dc:date>2015-04-25T17:39:00</dc:date>
            </office:change-info>
          </text:insertion>
        </text:changed-region>
        <text:changed-region xml:id="ct248121928" text:id="ct248121928">
          <text:deletion>
            <office:change-info>
              <dc:creator>Peter Camilleri</dc:creator>
              <dc:date>2015-04-25T23:23:00</dc:date>
            </office:change-info>
            <text:p text:style-name="Text_20_body"/>
            <text:p text:style-name="Text_20_body">2+</text:p>
          </text:deletion>
        </text:changed-region>
        <text:changed-region xml:id="ct248122032" text:id="ct248122032">
          <text:insertion>
            <office:change-info>
              <dc:creator>Peter Camilleri</dc:creator>
              <dc:date>2015-04-25T17:39:00</dc:date>
            </office:change-info>
          </text:insertion>
        </text:changed-region>
        <text:changed-region xml:id="ct248122136" text:id="ct248122136">
          <text:insertion>
            <office:change-info>
              <dc:creator>Peter Camilleri</dc:creator>
              <dc:date>2015-04-25T17:39:00</dc:date>
            </office:change-info>
          </text:insertion>
        </text:changed-region>
        <text:changed-region xml:id="ct248122240" text:id="ct248122240">
          <text:insertion>
            <office:change-info>
              <dc:creator>Peter Camilleri</dc:creator>
              <dc:date>2015-04-25T17:39:00</dc:date>
            </office:change-info>
          </text:insertion>
        </text:changed-region>
        <text:changed-region xml:id="ct248122344" text:id="ct248122344">
          <text:insertion>
            <office:change-info>
              <dc:creator>Peter Camilleri</dc:creator>
              <dc:date>2015-04-25T17:39:00</dc:date>
            </office:change-info>
          </text:insertion>
        </text:changed-region>
        <text:changed-region xml:id="ct248122448" text:id="ct248122448">
          <text:deletion>
            <office:change-info>
              <dc:creator>Peter Camilleri</dc:creator>
              <dc:date>2015-04-25T23:23:00</dc:date>
            </office:change-info>
            <text:p text:style-name="Text_20_body"/>
            <text:p text:style-name="Text_20_body">2-</text:p>
          </text:deletion>
        </text:changed-region>
        <text:changed-region xml:id="ct248122552" text:id="ct248122552">
          <text:insertion>
            <office:change-info>
              <dc:creator>Peter Camilleri</dc:creator>
              <dc:date>2015-04-25T17:39:00</dc:date>
            </office:change-info>
          </text:insertion>
        </text:changed-region>
        <text:changed-region xml:id="ct248122656" text:id="ct248122656">
          <text:insertion>
            <office:change-info>
              <dc:creator>Peter Camilleri</dc:creator>
              <dc:date>2015-04-25T17:39:00</dc:date>
            </office:change-info>
          </text:insertion>
        </text:changed-region>
        <text:changed-region xml:id="ct248122760" text:id="ct248122760">
          <text:insertion>
            <office:change-info>
              <dc:creator>Peter Camilleri</dc:creator>
              <dc:date>2015-04-25T17:39:00</dc:date>
            </office:change-info>
          </text:insertion>
        </text:changed-region>
        <text:changed-region xml:id="ct248122864" text:id="ct248122864">
          <text:insertion>
            <office:change-info>
              <dc:creator>Peter Camilleri</dc:creator>
              <dc:date>2015-04-25T17:39:00</dc:date>
            </office:change-info>
          </text:insertion>
        </text:changed-region>
        <text:changed-region xml:id="ct248122968" text:id="ct248122968">
          <text:deletion>
            <office:change-info>
              <dc:creator>Peter Camilleri</dc:creator>
              <dc:date>2015-04-25T23:24:00</dc:date>
            </office:change-info>
            <text:p text:style-name="Text_20_body"/>
            <text:p text:style-name="Text_20_body">2/</text:p>
          </text:deletion>
        </text:changed-region>
        <text:changed-region xml:id="ct248123072" text:id="ct248123072">
          <text:insertion>
            <office:change-info>
              <dc:creator>Peter Camilleri</dc:creator>
              <dc:date>2015-04-25T17:39:00</dc:date>
            </office:change-info>
          </text:insertion>
        </text:changed-region>
        <text:changed-region xml:id="ct248123176" text:id="ct248123176">
          <text:insertion>
            <office:change-info>
              <dc:creator>Peter Camilleri</dc:creator>
              <dc:date>2015-04-25T17:39:00</dc:date>
            </office:change-info>
          </text:insertion>
        </text:changed-region>
        <text:changed-region xml:id="ct248123280" text:id="ct248123280">
          <text:insertion>
            <office:change-info>
              <dc:creator>Peter Camilleri</dc:creator>
              <dc:date>2015-04-25T17:39:00</dc:date>
            </office:change-info>
          </text:insertion>
        </text:changed-region>
        <text:changed-region xml:id="ct248123384" text:id="ct248123384">
          <text:insertion>
            <office:change-info>
              <dc:creator>Peter Camilleri</dc:creator>
              <dc:date>2015-04-25T17:39:00</dc:date>
            </office:change-info>
          </text:insertion>
        </text:changed-region>
        <text:changed-region xml:id="ct248123488" text:id="ct248123488">
          <text:deletion>
            <office:change-info>
              <dc:creator>Peter Camilleri</dc:creator>
              <dc:date>2015-04-25T23:24:00</dc:date>
            </office:change-info>
            <text:p text:style-name="Text_20_body"/>
            <text:p text:style-name="Text_20_body">&lt;</text:p>
          </text:deletion>
        </text:changed-region>
        <text:changed-region xml:id="ct248123592" text:id="ct248123592">
          <text:insertion>
            <office:change-info>
              <dc:creator>Peter Camilleri</dc:creator>
              <dc:date>2015-04-25T17:39:00</dc:date>
            </office:change-info>
          </text:insertion>
        </text:changed-region>
        <text:changed-region xml:id="ct248123696" text:id="ct248123696">
          <text:insertion>
            <office:change-info>
              <dc:creator>Peter Camilleri</dc:creator>
              <dc:date>2015-04-25T17:39:00</dc:date>
            </office:change-info>
          </text:insertion>
        </text:changed-region>
        <text:changed-region xml:id="ct248123800" text:id="ct248123800">
          <text:insertion>
            <office:change-info>
              <dc:creator>Peter Camilleri</dc:creator>
              <dc:date>2015-04-25T17:39:00</dc:date>
            </office:change-info>
          </text:insertion>
        </text:changed-region>
        <text:changed-region xml:id="ct248123904" text:id="ct248123904">
          <text:insertion>
            <office:change-info>
              <dc:creator>Peter Camilleri</dc:creator>
              <dc:date>2015-04-25T17:39:00</dc:date>
            </office:change-info>
          </text:insertion>
        </text:changed-region>
        <text:changed-region xml:id="ct248124008" text:id="ct248124008">
          <text:insertion>
            <office:change-info>
              <dc:creator>Peter Camilleri</dc:creator>
              <dc:date>2015-04-25T17:39:00</dc:date>
            </office:change-info>
          </text:insertion>
        </text:changed-region>
        <text:changed-region xml:id="ct248124112" text:id="ct248124112">
          <text:deletion>
            <office:change-info>
              <dc:creator>Peter Camilleri</dc:creator>
              <dc:date>2015-04-25T23:24:00</dc:date>
            </office:change-info>
            <text:p text:style-name="Text_20_body"/>
            <text:p text:style-name="Text_20_body">&lt;=</text:p>
          </text:deletion>
        </text:changed-region>
        <text:changed-region xml:id="ct248124216" text:id="ct248124216">
          <text:insertion>
            <office:change-info>
              <dc:creator>Peter Camilleri</dc:creator>
              <dc:date>2015-04-25T17:39:00</dc:date>
            </office:change-info>
          </text:insertion>
        </text:changed-region>
        <text:changed-region xml:id="ct248124320" text:id="ct248124320">
          <text:insertion>
            <office:change-info>
              <dc:creator>Peter Camilleri</dc:creator>
              <dc:date>2015-04-25T17:39:00</dc:date>
            </office:change-info>
          </text:insertion>
        </text:changed-region>
        <text:changed-region xml:id="ct248124424" text:id="ct248124424">
          <text:insertion>
            <office:change-info>
              <dc:creator>Peter Camilleri</dc:creator>
              <dc:date>2015-04-25T17:39:00</dc:date>
            </office:change-info>
          </text:insertion>
        </text:changed-region>
        <text:changed-region xml:id="ct248124528" text:id="ct248124528">
          <text:insertion>
            <office:change-info>
              <dc:creator>Peter Camilleri</dc:creator>
              <dc:date>2015-04-25T17:39:00</dc:date>
            </office:change-info>
          </text:insertion>
        </text:changed-region>
        <text:changed-region xml:id="ct248124632" text:id="ct248124632">
          <text:insertion>
            <office:change-info>
              <dc:creator>Peter Camilleri</dc:creator>
              <dc:date>2015-04-25T17:39:00</dc:date>
            </office:change-info>
          </text:insertion>
        </text:changed-region>
        <text:changed-region xml:id="ct248124736" text:id="ct248124736">
          <text:deletion>
            <office:change-info>
              <dc:creator>Peter Camilleri</dc:creator>
              <dc:date>2015-04-25T23:24:00</dc:date>
            </office:change-info>
            <text:p text:style-name="Text_20_body"/>
            <text:p text:style-name="Text_20_body">&lt;=&gt;</text:p>
          </text:deletion>
        </text:changed-region>
        <text:changed-region xml:id="ct248124840" text:id="ct248124840">
          <text:insertion>
            <office:change-info>
              <dc:creator>Peter Camilleri</dc:creator>
              <dc:date>2015-04-25T17:39:00</dc:date>
            </office:change-info>
          </text:insertion>
        </text:changed-region>
        <text:changed-region xml:id="ct248124944" text:id="ct248124944">
          <text:insertion>
            <office:change-info>
              <dc:creator>Peter Camilleri</dc:creator>
              <dc:date>2015-04-25T17:39:00</dc:date>
            </office:change-info>
          </text:insertion>
        </text:changed-region>
        <text:changed-region xml:id="ct248125048" text:id="ct248125048">
          <text:insertion>
            <office:change-info>
              <dc:creator>Peter Camilleri</dc:creator>
              <dc:date>2015-04-25T17:39:00</dc:date>
            </office:change-info>
          </text:insertion>
        </text:changed-region>
        <text:changed-region xml:id="ct248125152" text:id="ct248125152">
          <text:insertion>
            <office:change-info>
              <dc:creator>Peter Camilleri</dc:creator>
              <dc:date>2015-04-25T17:39:00</dc:date>
            </office:change-info>
          </text:insertion>
        </text:changed-region>
        <text:changed-region xml:id="ct248125256" text:id="ct248125256">
          <text:insertion>
            <office:change-info>
              <dc:creator>Peter Camilleri</dc:creator>
              <dc:date>2015-04-25T17:39:00</dc:date>
            </office:change-info>
          </text:insertion>
        </text:changed-region>
        <text:changed-region xml:id="ct248125464" text:id="ct248125464">
          <text:deletion>
            <office:change-info>
              <dc:creator>Peter Camilleri</dc:creator>
              <dc:date>2015-04-25T23:24:00</dc:date>
            </office:change-info>
            <text:p text:style-name="Text_20_body">&gt;</text:p>
          </text:deletion>
        </text:changed-region>
        <text:changed-region xml:id="ct248125360" text:id="ct248125360">
          <text:deletion>
            <office:change-info>
              <dc:creator>Peter Camilleri</dc:creator>
              <dc:date>2015-04-25T23:25:00</dc:date>
            </office:change-info>
            <text:p text:style-name="Text_20_body"/>
            <text:p text:style-name="Text_20_body"/>
          </text:deletion>
        </text:changed-region>
        <text:changed-region xml:id="ct248125568" text:id="ct248125568">
          <text:insertion>
            <office:change-info>
              <dc:creator>Peter Camilleri</dc:creator>
              <dc:date>2015-04-25T17:39:00</dc:date>
            </office:change-info>
          </text:insertion>
        </text:changed-region>
        <text:changed-region xml:id="ct248125672" text:id="ct248125672">
          <text:insertion>
            <office:change-info>
              <dc:creator>Peter Camilleri</dc:creator>
              <dc:date>2015-04-25T17:39:00</dc:date>
            </office:change-info>
          </text:insertion>
        </text:changed-region>
        <text:changed-region xml:id="ct248125776" text:id="ct248125776">
          <text:insertion>
            <office:change-info>
              <dc:creator>Peter Camilleri</dc:creator>
              <dc:date>2015-04-25T17:39:00</dc:date>
            </office:change-info>
          </text:insertion>
        </text:changed-region>
        <text:changed-region xml:id="ct248129968" text:id="ct248129968">
          <text:insertion>
            <office:change-info>
              <dc:creator>Peter Camilleri</dc:creator>
              <dc:date>2015-04-25T17:39:00</dc:date>
            </office:change-info>
          </text:insertion>
        </text:changed-region>
        <text:changed-region xml:id="ct248130072" text:id="ct248130072">
          <text:insertion>
            <office:change-info>
              <dc:creator>Peter Camilleri</dc:creator>
              <dc:date>2015-04-25T17:39:00</dc:date>
            </office:change-info>
          </text:insertion>
        </text:changed-region>
        <text:changed-region xml:id="ct248130176" text:id="ct248130176">
          <text:deletion>
            <office:change-info>
              <dc:creator>Peter Camilleri</dc:creator>
              <dc:date>2015-04-25T23:25:00</dc:date>
            </office:change-info>
            <text:p text:style-name="Text_20_body"/>
            <text:p text:style-name="Text_20_body">&gt;=</text:p>
          </text:deletion>
        </text:changed-region>
        <text:changed-region xml:id="ct248130280" text:id="ct248130280">
          <text:insertion>
            <office:change-info>
              <dc:creator>Peter Camilleri</dc:creator>
              <dc:date>2015-04-25T17:39:00</dc:date>
            </office:change-info>
          </text:insertion>
        </text:changed-region>
        <text:changed-region xml:id="ct248130384" text:id="ct248130384">
          <text:insertion>
            <office:change-info>
              <dc:creator>Peter Camilleri</dc:creator>
              <dc:date>2015-04-25T17:39:00</dc:date>
            </office:change-info>
          </text:insertion>
        </text:changed-region>
        <text:changed-region xml:id="ct248130488" text:id="ct248130488">
          <text:insertion>
            <office:change-info>
              <dc:creator>Peter Camilleri</dc:creator>
              <dc:date>2015-04-25T17:39:00</dc:date>
            </office:change-info>
          </text:insertion>
        </text:changed-region>
        <text:changed-region xml:id="ct248130592" text:id="ct248130592">
          <text:insertion>
            <office:change-info>
              <dc:creator>Peter Camilleri</dc:creator>
              <dc:date>2015-04-25T17:39:00</dc:date>
            </office:change-info>
          </text:insertion>
        </text:changed-region>
        <text:changed-region xml:id="ct248130696" text:id="ct248130696">
          <text:insertion>
            <office:change-info>
              <dc:creator>Peter Camilleri</dc:creator>
              <dc:date>2015-04-25T17:39:00</dc:date>
            </office:change-info>
          </text:insertion>
        </text:changed-region>
        <text:changed-region xml:id="ct248130800" text:id="ct248130800">
          <text:deletion>
            <office:change-info>
              <dc:creator>Peter Camilleri</dc:creator>
              <dc:date>2015-04-25T23:25:00</dc:date>
            </office:change-info>
            <text:p text:style-name="Text_20_body"/>
            <text:p text:style-name="Text_20_body">mod</text:p>
          </text:deletion>
        </text:changed-region>
        <text:changed-region xml:id="ct248130904" text:id="ct248130904">
          <text:insertion>
            <office:change-info>
              <dc:creator>Peter Camilleri</dc:creator>
              <dc:date>2015-04-25T17:39:00</dc:date>
            </office:change-info>
          </text:insertion>
        </text:changed-region>
        <text:changed-region xml:id="ct248131008" text:id="ct248131008">
          <text:insertion>
            <office:change-info>
              <dc:creator>Peter Camilleri</dc:creator>
              <dc:date>2015-04-25T17:39:00</dc:date>
            </office:change-info>
          </text:insertion>
        </text:changed-region>
        <text:changed-region xml:id="ct248131112" text:id="ct248131112">
          <text:insertion>
            <office:change-info>
              <dc:creator>Peter Camilleri</dc:creator>
              <dc:date>2015-04-25T17:39:00</dc:date>
            </office:change-info>
          </text:insertion>
        </text:changed-region>
        <text:changed-region xml:id="ct248131216" text:id="ct248131216">
          <text:insertion>
            <office:change-info>
              <dc:creator>Peter Camilleri</dc:creator>
              <dc:date>2015-04-25T17:39:00</dc:date>
            </office:change-info>
          </text:insertion>
        </text:changed-region>
        <text:changed-region xml:id="ct248131320" text:id="ct248131320">
          <text:deletion>
            <office:change-info>
              <dc:creator>Peter Camilleri</dc:creator>
              <dc:date>2015-04-25T23:25:00</dc:date>
            </office:change-info>
            <text:p text:style-name="Text_20_body"/>
            <text:p text:style-name="Text_20_body">neg</text:p>
          </text:deletion>
        </text:changed-region>
        <text:changed-region xml:id="ct248131424" text:id="ct248131424">
          <text:insertion>
            <office:change-info>
              <dc:creator>Peter Camilleri</dc:creator>
              <dc:date>2015-04-25T17:39:00</dc:date>
            </office:change-info>
          </text:insertion>
        </text:changed-region>
        <text:changed-region xml:id="ct248131528" text:id="ct248131528">
          <text:insertion>
            <office:change-info>
              <dc:creator>Peter Camilleri</dc:creator>
              <dc:date>2015-04-25T17:39:00</dc:date>
            </office:change-info>
          </text:insertion>
        </text:changed-region>
        <text:changed-region xml:id="ct248131632" text:id="ct248131632">
          <text:insertion>
            <office:change-info>
              <dc:creator>Peter Camilleri</dc:creator>
              <dc:date>2015-04-25T17:39:00</dc:date>
            </office:change-info>
          </text:insertion>
        </text:changed-region>
        <text:changed-region xml:id="ct248131736" text:id="ct248131736">
          <text:insertion>
            <office:change-info>
              <dc:creator>Peter Camilleri</dc:creator>
              <dc:date>2015-04-25T17:39:00</dc:date>
            </office:change-info>
          </text:insertion>
        </text:changed-region>
        <text:changed-region xml:id="ct248131840" text:id="ct24813184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Text_20_body"/>
      <text:p text:style-name="Text_20_body"/>
      <text:p text:style-name="Text_20_body"/>
      <text:p text:style-name="P47">The fOOrth User's Guide </text:p>
      <text:p text:style-name="P47">and</text:p>
      <text:p text:style-name="P47">Reference</text:p>
      <text:p text:style-name="Subtitle">An RPN, object oriented language that is not FORTH.</text:p>
      <text:p text:style-name="Subtitle">by Peter Camilleri </text:p>
      <text:p text:style-name="Text_20_body"/>
      <text:p text:style-name="P5">Last Update: May 4,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7">Table of Contents</text:p>
          </text:index-title>
          <text:p text:style-name="P68">The MIT License (MIT).<text:tab/>5</text:p>
          <text:p text:style-name="P68">Introduction<text:tab/>6</text:p>
          <text:p text:style-name="P69">About the name fOOrth<text:tab/>6</text:p>
          <text:p text:style-name="P69">How fOOrth came to be<text:tab/>6</text:p>
          <text:p text:style-name="P69">Goals and Principles<text:tab/>7</text:p>
          <text:p text:style-name="P69">Report Card<text:tab/>8</text:p>
          <text:p text:style-name="P69">Special Note of Thanks<text:tab/>8</text:p>
          <text:p text:style-name="P68">Installation<text:tab/>10</text:p>
          <text:p text:style-name="P69">Ruby<text:tab/>10</text:p>
          <text:p text:style-name="P69">fOOrth<text:tab/>10</text:p>
          <text:p text:style-name="P69">Running fOOrth<text:tab/>11</text:p>
          <text:p text:style-name="P69">Testing<text:tab/>11</text:p>
          <text:p text:style-name="P69">Source Archive<text:tab/>12</text:p>
          <text:p text:style-name="P68">First Steps<text:tab/>13</text:p>
          <text:p text:style-name="P68">The Syntax and Style of fOOrth<text:tab/>15</text:p>
          <text:p text:style-name="P69">Syntax<text:tab/>15</text:p>
          <text:p text:style-name="P69">Spaces<text:tab/>15</text:p>
          <text:p text:style-name="P69">Comments<text:tab/>15</text:p>
          <text:p text:style-name="P69">String Literals<text:tab/>15</text:p>
          <text:p text:style-name="P69">Numeric Literals<text:tab/>16</text:p>
          <text:p text:style-name="P68">A fOOrth Calculator<text:tab/>17</text:p>
          <text:p text:style-name="P69">The Basics<text:tab/>17</text:p>
          <text:p text:style-name="P69">Stack Manipulation<text:tab/>18</text:p>
          <text:p text:style-name="P69">Programming<text:tab/>20</text:p>
          <text:p text:style-name="P69">Control Structures<text:tab/>21</text:p>
          <text:p text:style-name="P69">Data Memory<text:tab/>25</text:p>
          <text:p text:style-name="P68">Data Storage in fOOrth<text:tab/>26</text:p>
          <text:p text:style-name="P69">Typing<text:tab/>26</text:p>
          <text:p text:style-name="P69">Declarations<text:tab/>26</text:p>
          <text:p text:style-name="P69">Scoping<text:tab/>26</text:p>
          <text:p text:style-name="P69">Referencing<text:tab/>27</text:p>
          <text:p text:style-name="P69">Mutation<text:tab/>28</text:p>
          <text:p text:style-name="P68">Cloning Data<text:tab/>30</text:p>
          <text:p text:style-name="P69">Deep vs Shallow Copy<text:tab/>30</text:p>
          <text:p text:style-name="P69">Permissive Copying<text:tab/>32</text:p>
          <text:p text:style-name="P68">Handling Exceptions<text:tab/>34</text:p>
          <text:p text:style-name="P69">The Nature of Exceptions in fOOrth<text:tab/>34</text:p>
          <text:p text:style-name="P69">Handling Errors<text:tab/>34</text:p>
          <text:p text:style-name="P69">Generating Errors<text:tab/>39</text:p>
          <text:p text:style-name="P69">fOOrth Native Exception Codes:<text:tab/>40</text:p>
          <text:p text:style-name="P69">Application Error Codes:<text:tab/>41</text:p>
          <text:p text:style-name="P69">Ruby Mapped Exception Codes:<text:tab/>41</text:p>
          <text:p text:style-name="P68">The Class Tree<text:tab/>46</text:p>
          <text:p text:style-name="P69">A Brief Overview of Key OO Concepts<text:tab/>46</text:p>
          <text:p text:style-name="P69">Classes<text:tab/>46</text:p>
          <text:p text:style-name="P69">Inheritance<text:tab/>47</text:p>
          <text:p text:style-name="P69">Methods<text:tab/>47</text:p>
          <text:p text:style-name="P69">Late Binding and Polymorphism<text:tab/>47</text:p>
          <text:p text:style-name="P69">Prototypes<text:tab/>47</text:p>
          <text:p text:style-name="P68">Method Mapping<text:tab/>48</text:p>
          <text:p text:style-name="P69">Exploring the mapping system<text:tab/>48</text:p>
          <text:p text:style-name="P68">Context<text:tab/>50</text:p>
          <text:p text:style-name="P69">Exploring Context<text:tab/>50</text:p>
          <text:p text:style-name="P69">Tracking the Virtual Machine<text:tab/>52</text:p>
          <text:p text:style-name="P68">Routing<text:tab/>53</text:p>
          <text:p text:style-name="P69">Virtual Machine Methods<text:tab/>53</text:p>
          <text:p text:style-name="P69">Shared Methods<text:tab/>53</text:p>
          <text:p text:style-name="P69">Exclusive Methods<text:tab/>54</text:p>
          <text:p text:style-name="P69">Shared Stub Methods<text:tab/>54</text:p>
          <text:p text:style-name="P69">Exclusive Stub Methods<text:tab/>55</text:p>
          <text:p text:style-name="P69">Local Methods<text:tab/>55</text:p>
          <text:p text:style-name="P69">Routing Internals<text:tab/>55</text:p>
          <text:p text:style-name="P68">Self<text:tab/>58</text:p>
          <text:p text:style-name="P69">Applying Self<text:tab/>58</text:p>
          <text:p text:style-name="P69">Changing Self<text:tab/>59</text:p>
          <text:p text:style-name="P68">Boolean Data<text:tab/>60</text:p>
          <text:p text:style-name="P69">What values represent true and false<text:tab/>60</text:p>
          <text:p text:style-name="P69">Processing Boolean Data<text:tab/>60</text:p>
          <text:p text:style-name="P69">Boolean Constants<text:tab/>60</text:p>
          <text:p text:style-name="P68">Numeric Data<text:tab/>61</text:p>
          <text:p text:style-name="P68">Array<text:tab/>62</text:p>
          <text:p text:style-name="P69">Array Literals<text:tab/>62</text:p>
          <text:p text:style-name="P69">Class Methods<text:tab/>63</text:p>
          <text:p text:style-name="P69">Instance Methods<text:tab/>64</text:p>
          <text:p text:style-name="P68">Class<text:tab/>73</text:p>
          <text:p text:style-name="P69">Instance Methods<text:tab/>73</text:p>
          <text:p text:style-name="P69">Commands<text:tab/>76</text:p>
          <text:p text:style-name="P68">Complex<text:tab/>78</text:p>
          <text:p text:style-name="P69">Complex Literals<text:tab/>78</text:p>
          <text:p text:style-name="P69">Instance Methods<text:tab/>79</text:p>
          <text:p text:style-name="P69">Instance Stubs<text:tab/>80</text:p>
          <text:p text:style-name="P68">FalseClass<text:tab/>81</text:p>
          <text:p text:style-name="P69">FalseClass Literals<text:tab/>81</text:p>
          <text:p text:style-name="P69">Instance Methods<text:tab/>81</text:p>
          <text:p text:style-name="P68"><text:soft-page-break/>Float<text:tab/>83</text:p>
          <text:p text:style-name="P69">Float Literals<text:tab/>83</text:p>
          <text:p text:style-name="P68">Hash<text:tab/>84</text:p>
          <text:p text:style-name="P69">Hash Literals<text:tab/>84</text:p>
          <text:p text:style-name="P69">Instance Methods<text:tab/>84</text:p>
          <text:p text:style-name="P68">InStream<text:tab/>87</text:p>
          <text:p text:style-name="P69">Class Methods<text:tab/>87</text:p>
          <text:p text:style-name="P69">Instance Methods<text:tab/>88</text:p>
          <text:p text:style-name="P69">Class Stubs<text:tab/>89</text:p>
          <text:p text:style-name="P68">Integer<text:tab/>90</text:p>
          <text:p text:style-name="P69">Integer Literals<text:tab/>90</text:p>
          <text:p text:style-name="P69">Instance Methods<text:tab/>90</text:p>
          <text:p text:style-name="P68">NilClass<text:tab/>95</text:p>
          <text:p text:style-name="P69">NilClass Literals<text:tab/>95</text:p>
          <text:p text:style-name="P69">Instance Methods<text:tab/>95</text:p>
          <text:p text:style-name="P68">Numeric<text:tab/>97</text:p>
          <text:p text:style-name="P69">Special Numeric Values<text:tab/>97</text:p>
          <text:p text:style-name="P69">Instance Methods<text:tab/>99</text:p>
          <text:p text:style-name="P68">Object<text:tab/>121</text:p>
          <text:p text:style-name="P69">Instance Methods<text:tab/>121</text:p>
          <text:p text:style-name="P69">Commands<text:tab/>133</text:p>
          <text:p text:style-name="P68">OutStream<text:tab/>135</text:p>
          <text:p text:style-name="P69">Class Methods<text:tab/>135</text:p>
          <text:p text:style-name="P69">Instance Methods<text:tab/>136</text:p>
          <text:p text:style-name="P69">Class Stubs<text:tab/>139</text:p>
          <text:p text:style-name="P68">Procedure<text:tab/>140</text:p>
          <text:p text:style-name="P69">Procedure Literals<text:tab/>140</text:p>
          <text:p text:style-name="P69">Instance Methods<text:tab/>140</text:p>
          <text:p text:style-name="P68">Queue<text:tab/>142</text:p>
          <text:p text:style-name="P69">Instance Methods<text:tab/>142</text:p>
          <text:p text:style-name="P68">Rational<text:tab/>145</text:p>
          <text:p text:style-name="P69">Rational Literals<text:tab/>145</text:p>
          <text:p text:style-name="P69">Instance Methods<text:tab/>145</text:p>
          <text:p text:style-name="P68">Stack<text:tab/>146</text:p>
          <text:p text:style-name="P69">Instance Methods<text:tab/>146</text:p>
          <text:p text:style-name="P68">String<text:tab/>148</text:p>
          <text:p text:style-name="P69">String Literals<text:tab/>148</text:p>
          <text:p text:style-name="P69">Format Strings<text:tab/>149</text:p>
          <text:p text:style-name="P69">Instance Methods<text:tab/>152</text:p>
          <text:p text:style-name="P68">Thread<text:tab/>165</text:p>
          <text:p text:style-name="P69">Class Methods<text:tab/>165</text:p>
          <text:p text:style-name="P69">Instance Methods<text:tab/>166</text:p>
          <text:p text:style-name="P68">TrueClass<text:tab/>167</text:p>
          <text:p text:style-name="P69">TrueClass Literals<text:tab/>167</text:p>
          <text:p text:style-name="P68">VirtualMachine<text:tab/>168</text:p>
          <text:p text:style-name="P69">Instance Methods<text:tab/>168</text:p>
          <text:p text:style-name="P69">Commands<text:tab/>182</text:p>
          <text:p text:style-name="P68">Appendix A – Symbol Glossary<text:tab/>188</text:p>
          <text:p text:style-name="P68">Appendix B – Regular Expressions<text:tab/>190</text:p>
          <text:p text:style-name="P68">Edit History:<text:tab/>194</text:p>
        </text:index-body>
      </text:table-of-content>
      <text:p text:style-name="Text_20_body"/>
      <text:h text:style-name="P6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3" text:outline-level="1">Introduction</text:h>
      <text:h text:style-name="Heading_20_2" text:outline-level="2">About the name fOOrth</text:h>
      <text:p text:style-name="Standard"/>
      <text:p text:style-name="P50">The name of programming language fOOrth is an example of a malamanteau<text:note text:id="ftn1" text:note-class="footnote"><text:note-citation>1</text:note-citation><text:note-body><text:p text:style-name="P4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581180330350813405" text:style-name="L1">
        <text:list-item>
          <text:p text:style-name="P80">A Simple, Easy-to-Understand syntax that is none the less, Expressive and Compact:</text:p>
        </text:list-item>
      </text:list>
      <text:list xml:id="list8963283842064018118" text:style-name="L2">
        <text:list-item>
          <text:list>
            <text:list-item>
              <text:p text:style-name="P81">Source code in fOOrth is free-form with no line oriented limitations or rules.</text:p>
            </text:list-item>
            <text:list-item>
              <text:p text:style-name="P81">Support is given to the easy representation of common literal data such as strings, integers, floating point numbers, rational numbers, and complex numbers.</text:p>
            </text:list-item>
          </text:list>
        </text:list-item>
      </text:list>
      <text:list xml:id="list33619139" text:continue-list="list8581180330350813405" text:style-name="L1">
        <text:list-item>
          <text:p text:style-name="P80">Safe Data and Data Structures:</text:p>
        </text:list-item>
      </text:list>
      <text:list xml:id="list7809123778940832833" text:style-name="L3">
        <text:list-item>
          <text:list>
            <text:list-item>
              <text:p text:style-name="P83">Simple, reliable arithmetic. In fOOrth, integer operations never overflow. Rational values can be represented exactly, complex numbers are supported, and conversions between numeric types are simple.</text:p>
            </text:list-item>
            <text:list-item>
              <text:p text:style-name="P83"><text:soft-page-break/>Strings grow as needed without the need to allocate space or worry about overflow.</text:p>
            </text:list-item>
            <text:list-item>
              <text:p text:style-name="P83">Data containers such as arrays and hashes grow as needed. Out of range subscripts cannot access undefined memory regions. </text:p>
            </text:list-item>
          </text:list>
        </text:list-item>
      </text:list>
      <text:list xml:id="list33618691" text:continue-list="list33619139" text:style-name="L1">
        <text:list-item>
          <text:p text:style-name="P80">Message Passing:</text:p>
        </text:list-item>
      </text:list>
      <text:list xml:id="list6763694638270060392" text:style-name="L4">
        <text:list-item>
          <text:list>
            <text:list-item>
              <text:p text:style-name="P101">In fOOrth all actions take the form of messages sent to a receiver.</text:p>
            </text:list-item>
            <text:list-item>
              <text:p text:style-name="P101">The routing of messages is specified by the exact type of the message.</text:p>
            </text:list-item>
            <text:list-item>
              <text:p text:style-name="P101">Message receivers include data items on the stack as well as the virtual machine object associated with the current thread of execution.</text:p>
            </text:list-item>
            <text:list-item>
              <text:p text:style-name="P101">Messages for which no routing specification can be found, generate an error at compile time.</text:p>
            </text:list-item>
          </text:list>
        </text:list-item>
      </text:list>
      <text:list xml:id="list33619789" text:continue-list="list33618691" text:style-name="L1">
        <text:list-item>
          <text:p text:style-name="P80">Object Oriented Design:</text:p>
        </text:list-item>
      </text:list>
      <text:list xml:id="list3007054918091989945" text:style-name="L5">
        <text:list-item>
          <text:list>
            <text:list-item>
              <text:p text:style-name="P84">Support class based inheritance, with a non-cyclic (single inheritance) tree derived from a common base Object class.</text:p>
            </text:list-item>
            <text:list-item>
              <text:p text:style-name="P102">Support late binding and polymorphism through message interface compatibility or “duck” typing.</text:p>
            </text:list-item>
          </text:list>
        </text:list-item>
      </text:list>
      <text:list xml:id="list33606080" text:continue-list="list33619789" text:style-name="L1">
        <text:list-item>
          <text:p text:style-name="P80">Meta programming: </text:p>
        </text:list-item>
      </text:list>
      <text:list xml:id="list1961634175208040766" text:style-name="L6">
        <text:list-item>
          <text:list>
            <text:list-item>
              <text:p text:style-name="P103">Support extensible language constructs by making the compiler an accessible part of the system.</text:p>
            </text:list-item>
          </text:list>
        </text:list-item>
      </text:list>
      <text:list xml:id="list33597220" text:continue-list="list33606080" text:style-name="L1">
        <text:list-item>
          <text:p text:style-name="P80">Reliability:</text:p>
        </text:list-item>
      </text:list>
      <text:list xml:id="list7481157633716976659" text:style-name="L7">
        <text:list-item>
          <text:list>
            <text:list-item>
              <text:p text:style-name="P104">Errors should be detected as soon as possible. </text:p>
            </text:list-item>
            <text:list-item>
              <text:p text:style-name="P104">Language constructs should not be designed in a way that causes simple coding errors to spin off into infinite loops. </text:p>
            </text:list-item>
          </text:list>
        </text:list-item>
      </text:list>
      <text:list xml:id="list33607857" text:continue-list="list33597220" text:style-name="L1">
        <text:list-item>
          <text:p text:style-name="P85">Building on the host language:</text:p>
        </text:list-item>
      </text:list>
      <text:list xml:id="list1282658490954077729" text:style-name="L8">
        <text:list-item>
          <text:list>
            <text:list-item>
              <text:p text:style-name="P86">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265497648"/>Thanks<text:alphabetical-index-mark-end text:id="IMark265497648"/></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364309760046529451" text:style-name="L9">
        <text:list-item>
          <text:p text:style-name="P105">ruby 1.9.3p484 (2013-11-22) [i386-mingw32]</text:p>
        </text:list-item>
        <text:list-item>
          <text:p text:style-name="P105">ruby 2.1.5p273 (2014-11-13 revision 48405) [i386-mingw32]</text:p>
        </text:list-item>
        <text:list-item>
          <text:p text:style-name="P105">Rubinius – to be tested!</text:p>
        </text:list-item>
        <text:list-item>
          <text:p text:style-name="P105">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50">Once fOOrth is installed, there are several options for running the language environment. These are:</text:p>
      <text:p text:style-name="P50"/>
      <text:h text:style-name="Heading_20_3" text:outline-level="3"><text:alphabetical-index-mark-start text:id="IMark265497648"/>Rake<text:alphabetical-index-mark-end text:id="IMark265497648"/>:</text:h>
      <text:p text:style-name="P5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65497648"/>Demo.rb<text:alphabetical-index-mark-end text:id="IMark26549764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265497648"/>Testing<text:alphabetical-index-mark-end text:id="IMark26549764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265497648"/>Known Issues<text:alphabetical-index-mark-end text:id="IMark26549764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265497648"/>Archive<text:alphabetical-index-mark-end text:id="IMark26549764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5765440"/>F10:<text:change-end text:change-id="ct245765440"/><text:change-start text:change-id="ct245765544"/> <text:change-end text:change-id="ct24576554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02159756"/>drop<text:alphabetical-index-mark-end text:id="IMark102159756"/>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3">&gt;</text:p>
          </table:table-cell>
        </table:table-row>
        <table:table-row table:style-name="Table54.1">
          <table:table-cell table:style-name="Table54.A2" office:value-type="string">
            <text:p text:style-name="P2"><text:alphabetical-index-mark-start text:id="IMark102159756"/>dup<text:alphabetical-index-mark-end text:id="IMark102159756"/>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3">&gt;</text:p>
          </table:table-cell>
        </table:table-row>
        <table:table-row table:style-name="Table54.1">
          <table:table-cell table:style-name="Table54.A2" office:value-type="string">
            <text:p text:style-name="P2"><text:alphabetical-index-mark-start text:id="IMark102159756"/>nip<text:alphabetical-index-mark-end text:id="IMark102159756"/>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3">&gt;</text:p>
          </table:table-cell>
        </table:table-row>
        <table:table-row table:style-name="Table54.1">
          <table:table-cell table:style-name="Table54.A2" office:value-type="string">
            <text:p text:style-name="P2"><text:alphabetical-index-mark-start text:id="IMark102159756"/>over<text:alphabetical-index-mark-end text:id="IMark102159756"/>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02159756"/>pick<text:alphabetical-index-mark-end text:id="IMark102159756"/>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02159756"/>swap<text:alphabetical-index-mark-end text:id="IMark102159756"/>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3">&gt;</text:p>
          </table:table-cell>
        </table:table-row>
        <table:table-row table:style-name="Table54.1">
          <table:table-cell table:style-name="Table54.A2" office:value-type="string">
            <text:p text:style-name="P2"><text:alphabetical-index-mark-start text:id="IMark102159756"/>tuck<text:alphabetical-index-mark-end text:id="IMark102159756"/>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4619629777852558945" text:style-name="L10">
        <text:list-item>
          <text:p text:style-name="P87">To store return addresses for word calls. In fOOrth this is handled by the Ruby virtual machine.</text:p>
        </text:list-item>
        <text:list-item>
          <text:p text:style-name="P87">To store context for control structures. In fOOrth the context mechanism provides for a far richer and more reliable set of control, compile, and data structures.</text:p>
        </text:list-item>
        <text:list-item>
          <text:p text:style-name="P8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12193844"/>if<text:alphabetical-index-mark-end text:id="IMark11219384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12193844"/>else<text:alphabetical-index-mark-end text:id="IMark112193844"/>” and “<text:alphabetical-index-mark-start text:id="IMark158396344"/>then<text:alphabetical-index-mark-end text:id="IMark15839634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8396344"/>switch<text:alphabetical-index-mark-end text:id="IMark15839634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58396344"/>do<text:alphabetical-index-mark-end text:id="IMark158396344"/>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58396344"/>loop<text:alphabetical-index-mark-end text:id="IMark158396344"/>” commands mark the boundaries of the loop; The “<text:alphabetical-index-mark-start text:id="IMark112193844"/>i<text:alphabetical-index-mark-end text:id="IMark112193844"/>” command is used to retrieve the current loop counter value. For nested loops, the “<text:alphabetical-index-mark-start text:id="IMark112196004"/>j<text:alphabetical-index-mark-end text:id="IMark112196004"/>” command retrieves the value of the outer loops counter value. <text:s/>By default, the “loop” command adds one to the loop value. For more flexible looping, the “<text:alphabetical-index-mark-start text:id="IMark112196772"/>+loop<text:alphabetical-index-mark-end text:id="IMark11219677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12196772"/>-i<text:alphabetical-index-mark-end text:id="IMark112196772"/> and <text:alphabetical-index-mark-start text:id="IMark112196004"/>-j<text:alphabetical-index-mark-end text:id="IMark11219600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12196004"/>begin<text:alphabetical-index-mark-end text:id="IMark11219600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199184199887542371" text:style-name="L11">
        <text:list-item>
          <text:p text:style-name="P88">begin … <text:alphabetical-index-mark-start text:id="IMark112193844"/>until<text:alphabetical-index-mark-end text:id="IMark112193844"/> – loops until the top of stack is true.</text:p>
        </text:list-item>
        <text:list-item>
          <text:p text:style-name="P88">begin … <text:alphabetical-index-mark-start text:id="IMark112196004"/>again<text:alphabetical-index-mark-end text:id="IMark112196004"/> – loops indefinitely </text:p>
        </text:list-item>
        <text:list-item>
          <text:p text:style-name="P88">begin … <text:alphabetical-index-mark-start text:id="IMark112193844"/>repeat<text:alphabetical-index-mark-end text:id="IMark11219384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12193844"/>Typing<text:alphabetical-index-mark-end text:id="IMark11219384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12193844"/>Duck Typing<text:alphabetical-index-mark-end text:id="IMark112193844"/><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12193844"/>Declarations<text:alphabetical-index-mark-end text:id="IMark11219384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12193844"/>Scoping<text:alphabetical-index-mark-end text:id="IMark11219384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12193844"/><text:span text:style-name="T7">val:</text:span><text:alphabetical-index-mark-end text:id="IMark112193844"/> and <text:alphabetical-index-mark-start text:id="IMark112196772"/><text:span text:style-name="T7">var:</text:span><text:alphabetical-index-mark-end text:id="IMark112196772"/></text:p>
      <text:p text:style-name="P1">Regex for valid local variable names: <text:span text:style-name="T7">/^[a-z][a-z0-9_]*$/</text:span><text:span text:style-name="T7"><text:note text:id="ftn0" text:note-class="footnote"><text:note-citation>2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12196772"/><text:span text:style-name="T7">.init</text:span><text:alphabetical-index-mark-end text:id="IMark112196772"/> method being the most popular since it is called to initialize a new instance of the object.</text:p>
      <text:p text:style-name="P1">Methods: <text:alphabetical-index-mark-start text:id="IMark112196772"/><text:span text:style-name="T7">val@:</text:span><text:alphabetical-index-mark-end text:id="IMark112196772"/> and <text:alphabetical-index-mark-start text:id="IMark112193844"/><text:span text:style-name="T7">var@:</text:span><text:alphabetical-index-mark-end text:id="IMark112193844"/></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12193844"/><text:span text:style-name="T7">val#:</text:span><text:alphabetical-index-mark-end text:id="IMark112193844"/> and <text:alphabetical-index-mark-start text:id="IMark112196772"/><text:span text:style-name="T7">var#:</text:span><text:alphabetical-index-mark-end text:id="IMark112196772"/></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12196772"/><text:span text:style-name="T7">val$:</text:span><text:alphabetical-index-mark-end text:id="IMark112196772"/> and <text:alphabetical-index-mark-start text:id="IMark112193844"/><text:span text:style-name="T7">var$:</text:span><text:alphabetical-index-mark-end text:id="IMark112193844"/></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12193844"/>Referencing<text:alphabetical-index-mark-end text:id="IMark11219384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5">Task</text:p>
          </table:table-cell>
          <table:table-cell table:style-name="Table56.A1" office:value-type="string">
            <text:p text:style-name="P28">var</text:p>
          </table:table-cell>
          <table:table-cell table:style-name="Table56.C1" office:value-type="string">
            <text:p text:style-name="P28">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5" text:note-class="footnote"><text:note-citation>2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6" text:note-class="footnote"><text:note-citation>2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12193844"/>Mutation<text:alphabetical-index-mark-end text:id="IMark11219384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4"><text:alphabetical-index-mark-start text:id="IMark102159756"/>dup<text:alphabetical-index-mark-end text:id="IMark102159756"/></text:p>
          </table:table-cell>
          <table:table-cell table:style-name="Table57.A2" office:value-type="string">
            <text:p text:style-name="P24">x</text:p>
          </table:table-cell>
          <table:table-cell table:style-name="Table57.A2" office:value-type="string">
            <text:p text:style-name="P24">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4"><text:alphabetical-index-mark-start text:id="IMark102159756"/>copy<text:alphabetical-index-mark-end text:id="IMark102159756"/></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4"><text:alphabetical-index-mark-start text:id="IMark102159756"/>.copy<text:alphabetical-index-mark-end text:id="IMark102159756"/></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4"><text:alphabetical-index-mark-start text:id="IMark112177840"/>clone<text:alphabetical-index-mark-end text:id="IMark112177840"/></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4"><text:alphabetical-index-mark-start text:id="IMark112177840"/>.clone<text:alphabetical-index-mark-end text:id="IMark112177840"/></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181815829457290962" text:style-name="L12">
        <text:list-item>
          <text:p text:style-name="P106">No Copying</text:p>
        </text:list-item>
        <text:list-item>
          <text:p text:style-name="P106">Shallow Copying</text:p>
        </text:list-item>
        <text:list-item>
          <text:p text:style-name="P10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8</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9</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Expo", 67]</text:p>
      <text:p text:style-name="Code">&gt;<text:span text:style-name="T12">99 1 $ecopy .[]!</text:span></text:p>
      <text:p text:style-name="Code"/>
      <text:p text:style-name="Code"><text:soft-page-break/>&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12193844"/>.clone_exclude<text:alphabetical-index-mark-end text:id="IMark11219384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30</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1</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2</text:note-citation><text:note-body><text:p text:style-name="P4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2997100"/>try<text:alphabetical-index-mark-end text:id="IMark152997100"/> block</text:h>
      <text:p text:style-name="P1">The bare basics of an exception handled code block is:</text:p>
      <text:p text:style-name="Code"/>
      <text:p text:style-name="Code">try (dangerous code here) <text:alphabetical-index-mark-start text:id="IMark152997100"/>catch<text:alphabetical-index-mark-end text:id="IMark152997100"/>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3</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2997100"/>?"<text:alphabetical-index-mark-end text:id="IMark15299710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2997100"/>bounce<text:alphabetical-index-mark-end text:id="IMark15299710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2997100"/>bounce<text:alphabetical-index-mark-end text:id="IMark15299710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2997100" text:main-entry="true"/>finally<text:alphabetical-index-mark-end text:id="IMark152997100"/>”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4</text:note-citation><text:note-body><text:p text:style-name="Footnote">That's fourth and not FORTH.</text:p></text:note-body></text:note> method in the exceptions<text:note text:id="ftn34" text:note-class="footnote"><text:note-citation>35</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2997100"/>try<text:alphabetical-index-mark-end text:id="IMark152997100"/></text:p>
      <text:p text:style-name="Code"><text:s text:c="2"/>(dangerous code)</text:p>
      <text:p text:style-name="Code">(optional) <text:alphabetical-index-mark-start text:id="IMark152997100"/>catch<text:alphabetical-index-mark-end text:id="IMark152997100"/></text:p>
      <text:p text:style-name="Code"><text:s text:c="2"/>(exception handler with optional <text:alphabetical-index-mark-start text:id="IMark152997100"/>?"<text:alphabetical-index-mark-end text:id="IMark152997100"/>Exx" and <text:alphabetical-index-mark-start text:id="IMark152994508"/>bounce<text:alphabetical-index-mark-end text:id="IMark152994508"/>)</text:p>
      <text:p text:style-name="Code">(optional) <text:alphabetical-index-mark-start text:id="IMark152994508"/>finally<text:alphabetical-index-mark-end text:id="IMark152994508"/></text:p>
      <text:p text:style-name="Code"><text:s text:c="2"/>(cleanup code goes here)</text:p>
      <text:p text:style-name="Code">end</text:p>
      <text:p text:style-name="Code"/>
      <text:p text:style-name="Code"/>
      <text:p text:style-name="P1">The last example in our file<text:note text:id="ftn35" text:note-class="footnote"><text:note-citation>36</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7</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8</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9</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2994508"/>throw"<text:alphabetical-index-mark-end text:id="IMark152994508"/>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52994508"/>.throw<text:alphabetical-index-mark-end text:id="IMark152994508"/></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0">Code</text:p>
            </table:table-cell>
            <table:covered-table-cell/>
            <table:covered-table-cell/>
            <table:table-cell table:style-name="Table21.D1" office:value-type="string">
              <text:p text:style-name="P29">Description</text:p>
            </table:table-cell>
          </table:table-row>
        </table:table-header-rows>
        <table:table-row table:style-name="Table21.1">
          <table:table-cell table:style-name="Table21.A2" office:value-type="string">
            <text:p text:style-name="P32">F</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5">Generic fOOrth Native Exception Code for All Errors.</text:p>
          </table:table-cell>
        </table:table-row>
        <table:table-row table:style-name="Table21.1">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6"/>
          </table:table-cell>
        </table:table-row>
        <table:table-row table:style-name="Table21.1">
          <table:table-cell table:style-name="Table21.A2" office:value-type="string">
            <text:p text:style-name="P32">F</text:p>
          </table:table-cell>
          <table:table-cell table:style-name="Table21.A2" office:value-type="string">
            <text:p text:style-name="P32">1</text:p>
          </table:table-cell>
          <table:table-cell table:style-name="Table21.A2" office:value-type="string">
            <text:p text:style-name="P32"/>
          </table:table-cell>
          <table:table-cell table:style-name="Table21.D2" office:value-type="string">
            <text:p text:style-name="P35">Compile Time Errors.</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0</text:p>
          </table:table-cell>
          <table:table-cell table:style-name="Table21.D2" office:value-type="string">
            <text:p text:style-name="P26">Syntax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1</text:p>
          </table:table-cell>
          <table:table-cell table:style-name="Table21.D2" office:value-type="string">
            <text:p text:style-name="P26">Specification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2</text:p>
          </table:table-cell>
          <table:table-cell table:style-name="Table21.D2" office:value-type="string">
            <text:p text:style-name="P26">Control Structure Nesting Error</text:p>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1" office:value-type="string">
            <text:p text:style-name="P37">3</text:p>
          </table:table-cell>
          <table:table-cell table:style-name="Table21.D2" office:value-type="string">
            <text:p text:style-name="P41">Invalid Operation for Target.</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3"/>
          </table:table-cell>
        </table:table-row>
        <table:table-row table:style-name="Table21.1">
          <table:table-cell table:style-name="Table21.A2" office:value-type="string">
            <text:p text:style-name="P32">F</text:p>
          </table:table-cell>
          <table:table-cell table:style-name="Table21.A2" office:value-type="string">
            <text:p text:style-name="P32">2</text:p>
          </table:table-cell>
          <table:table-cell table:style-name="Table21.A2" office:value-type="string">
            <text:p text:style-name="P32"/>
          </table:table-cell>
          <table:table-cell table:style-name="Table21.D2" office:value-type="string">
            <text:p text:style-name="P35">Message Passing Errors</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0</text:p>
          </table:table-cell>
          <table:table-cell table:style-name="Table21.D2" office:value-type="string">
            <text:p text:style-name="P26">Message Not Understood by the Receiver.</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1</text:p>
          </table:table-cell>
          <table:table-cell table:style-name="Table21.D2" office:value-type="string">
            <text:p text:style-name="P26">Control Structure is Not Supported by the Receive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3</text:p>
          </table:table-cell>
          <table:table-cell table:style-name="Table21.A2" office:value-type="string">
            <text:p text:style-name="P32"/>
          </table:table-cell>
          <table:table-cell table:style-name="Table21.D2" office:value-type="string">
            <text:p text:style-name="P35">Data Underflow Errors</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0</text:p>
          </table:table-cell>
          <table:table-cell table:style-name="Table21.D2" office:value-type="string">
            <text:p text:style-name="P26">Virtual Machine Data Stack Underflow</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1</text:p>
          </table:table-cell>
          <table:table-cell table:style-name="Table21.D2" office:value-type="string">
            <text:p text:style-name="P26">Stack/Queue Underflow</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44">F</text:p>
          </table:table-cell>
          <table:table-cell table:style-name="Table21.A2" office:value-type="string">
            <text:p text:style-name="P44">4</text:p>
          </table:table-cell>
          <table:table-cell table:style-name="Table21.A2" office:value-type="string">
            <text:p text:style-name="P44">0</text:p>
          </table:table-cell>
          <table:table-cell table:style-name="Table21.D2" office:value-type="string">
            <text:p text:style-name="P26">Data Conversion Erro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5</text:p>
          </table:table-cell>
          <table:table-cell table:style-name="Table21.A2" office:value-type="string">
            <text:p text:style-name="P32"/>
          </table:table-cell>
          <table:table-cell table:style-name="Table21.D2" office:value-type="string">
            <text:p text:style-name="P35">I/O Errors</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0</text:p>
          </table:table-cell>
          <table:table-cell table:style-name="Table21.D2" office:value-type="string">
            <text:p text:style-name="P26">Error Opening a File for Reading</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1</text:p>
          </table:table-cell>
          <table:table-cell table:style-name="Table21.D2" office:value-type="string">
            <text:p text:style-name="P26">Error Opening a File for Writing</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6</text:p>
          </table:table-cell>
          <table:table-cell table:style-name="Table21.A2" office:value-type="string">
            <text:p text:style-name="P32"/>
          </table:table-cell>
          <table:table-cell table:style-name="Table21.D2" office:value-type="string">
            <text:p text:style-name="P35">Thread Errors</text:p>
          </table:table-cell>
        </table:table-row>
        <table:table-row table:style-name="Table21.1">
          <table:table-cell table:style-name="Table21.A2" office:value-type="string">
            <text:p text:style-name="P44">F</text:p>
          </table:table-cell>
          <table:table-cell table:style-name="Table21.A2" office:value-type="string">
            <text:p text:style-name="P44">6</text:p>
          </table:table-cell>
          <table:table-cell table:style-name="Table21.A2" office:value-type="string">
            <text:p text:style-name="P44">0</text:p>
          </table:table-cell>
          <table:table-cell table:style-name="Table21.D2" office:value-type="string">
            <text:p text:style-name="P26">Duplicate Virtual Machines</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7">F</text:p>
          </table:table-cell>
          <table:table-cell table:style-name="Table21.A2" office:value-type="string">
            <text:p text:style-name="P37">9</text:p>
          </table:table-cell>
          <table:table-cell table:style-name="Table21.A2" office:value-type="string">
            <text:p text:style-name="P37">0</text:p>
          </table:table-cell>
          <table:table-cell table:style-name="Table21.D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0">Code</text:p>
            </table:table-cell>
            <table:covered-table-cell/>
            <table:covered-table-cell/>
            <table:table-cell table:style-name="Table22.D1" office:value-type="string">
              <text:p text:style-name="P29">Description</text:p>
            </table:table-cell>
          </table:table-row>
        </table:table-header-rows>
        <table:table-row table:style-name="Table22.1">
          <table:table-cell table:style-name="Table22.A2" office:value-type="string">
            <text:p text:style-name="P37">A</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Generic Application Errors.</text:p>
          </table:table-cell>
        </table:table-row>
        <table:table-row table:style-name="Table22.1">
          <table:table-cell table:style-name="Table22.A2" office:value-type="string">
            <text:p text:style-name="P37">C</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Communication Errors.</text:p>
          </table:table-cell>
        </table:table-row>
        <table:table-row table:style-name="Table22.1">
          <table:table-cell table:style-name="Table22.A2" office:value-type="string">
            <text:p text:style-name="P37">D</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base Errors.</text:p>
          </table:table-cell>
        </table:table-row>
        <table:table-row table:style-name="Table22.1">
          <table:table-cell table:style-name="Table22.A2" office:value-type="string">
            <text:p text:style-name="P37">E</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 Entry Errors.</text:p>
          </table:table-cell>
        </table:table-row>
        <table:table-row table:style-name="Table22.1">
          <table:table-cell table:style-name="Table22.A2" office:value-type="string">
            <text:p text:style-name="P37">I</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Internal Errors.</text:p>
          </table:table-cell>
        </table:table-row>
        <table:table-row table:style-name="Table22.1">
          <table:table-cell table:style-name="Table22.A2" office:value-type="string">
            <text:p text:style-name="P37">N</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Network Errors.</text:p>
          </table:table-cell>
        </table:table-row>
        <table:table-row table:style-name="Table22.1">
          <table:table-cell table:style-name="Table22.A2" office:value-type="string">
            <text:p text:style-name="P37">U</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ser/Authentication Errors.</text:p>
          </table:table-cell>
        </table:table-row>
        <table:table-row table:style-name="Table22.1">
          <table:table-cell table:style-name="Table22.A2" office:value-type="string">
            <text:p text:style-name="P37">X</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0">Code</text:p>
            </table:table-cell>
            <table:covered-table-cell/>
            <table:covered-table-cell/>
            <table:table-cell table:style-name="Table55.A1" office:value-type="string">
              <text:p text:style-name="P30"/>
            </table:table-cell>
            <table:table-cell table:style-name="Table55.A1" office:value-type="string">
              <text:p text:style-name="P31">Subcode</text:p>
            </table:table-cell>
            <table:table-cell table:style-name="Table55.F1" office:value-type="string">
              <text:p text:style-name="P29">Description</text:p>
            </table:table-cell>
          </table:table-row>
        </table:table-header-rows>
        <table:table-row table:style-name="Table55.1">
          <table:table-cell table:style-name="Table55.A2" office:value-type="string">
            <text:p text:style-name="P32">S</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Signal Exceptions.</text:p>
          </table:table-cell>
        </table:table-row>
        <table:table-row table:style-name="Table55.1">
          <table:table-cell table:style-name="Table55.A2" office:value-type="string">
            <text:p text:style-name="P37">S</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terrupt (Typically Control-C)</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All Standard Errors.</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Argument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Gem::Requirement::Bad Requirement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Encoding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ncoding::Compatibilit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Encoding::Converter Not Found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3</text:p>
          </table:table-cell>
          <table:table-cell table:style-name="Table55.F2" office:value-type="string">
            <text:p text:style-name="P41">Encoding::Invalid Byte Sequence Error</text:p>
          </table:table-cell>
        </table:table-row>
        <text:soft-page-break/>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4</text:p>
          </table:table-cell>
          <table:table-cell table:style-name="Table55.F2" office:value-type="string">
            <text:p text:style-name="P41">Encoding::Undefined Convers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Fiber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O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OF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dex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Ke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Stop Iter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6</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Local Jump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7</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Math::Domai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Nam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No Method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ang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Float Domai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0</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egular Expressio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untim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Gem::Exception</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1</text:p>
          </table:table-cell>
          <table:table-cell table:style-name="Table55.F28" office:value-type="string">
            <text:p text:style-name="P41">Gem::Command Lin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2</text:p>
          </table:table-cell>
          <table:table-cell table:style-name="Table55.F28" office:value-type="string">
            <text:p text:style-name="P41">Gem::Dependency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3</text:p>
          </table:table-cell>
          <table:table-cell table:style-name="Table55.F28" office:value-type="string">
            <text:p text:style-name="P41">Gem::Dependency Remova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4</text:p>
          </table:table-cell>
          <table:table-cell table:style-name="Table55.F2" office:value-type="string">
            <text:p text:style-name="P42">Gem::Dependency Resolut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5</text:p>
          </table:table-cell>
          <table:table-cell table:style-name="Table55.F2" office:value-type="string">
            <text:p text:style-name="P42">Gem::Document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6</text:p>
          </table:table-cell>
          <table:table-cell table:style-name="Table55.F2" office:value-type="string">
            <text:p text:style-name="P41">Gem::End Of YAM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7</text:p>
          </table:table-cell>
          <table:table-cell table:style-name="Table55.F2" office:value-type="string">
            <text:p text:style-name="P41">Gem::File Permiss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8</text:p>
          </table:table-cell>
          <table:table-cell table:style-name="Table55.F2" office:value-type="string">
            <text:p text:style-name="P41">Gem::Format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text:p>
          </table:table-cell>
          <table:table-cell table:style-name="Table55.F2" office:value-type="string">
            <text:p text:style-name="P41">Gem::Gem Not Found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01</text:p>
          </table:table-cell>
          <table:table-cell table:style-name="Table55.F2" office:value-type="string">
            <text:p text:style-name="P41">Gem::Specific Gem Not Found Exception</text:p>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0</text:p>
          </table:table-cell>
          <table:table-cell table:style-name="Table55.F2" office:value-type="string">
            <text:p text:style-name="P41">Gem::Gem Not In Hom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1</text:p>
          </table:table-cell>
          <table:table-cell table:style-name="Table55.F2" office:value-type="string">
            <text:p text:style-name="P41">Gem::Impossible Dependencies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2</text:p>
          </table:table-cell>
          <table:table-cell table:style-name="Table55.F2" office:value-type="string">
            <text:p text:style-name="P41">Gem::Install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3</text:p>
          </table:table-cell>
          <table:table-cell table:style-name="Table55.F2" office:value-type="string">
            <text:p text:style-name="P41">Gem::Invalid Specification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4</text:p>
          </table:table-cell>
          <table:table-cell table:style-name="Table55.F2" office:value-type="string">
            <text:p text:style-name="P41">Gem::Operation Not Supported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5</text:p>
          </table:table-cell>
          <table:table-cell table:style-name="Table55.F2" office:value-type="string">
            <text:p text:style-name="P41">Gem::Remote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6</text:p>
          </table:table-cell>
          <table:table-cell table:style-name="Table55.F2" office:value-type="string">
            <text:p text:style-name="P41">Gem::Remote Installation Cancel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7</text:p>
          </table:table-cell>
          <table:table-cell table:style-name="Table55.F2" office:value-type="string">
            <text:p text:style-name="P41">Gem::Remote Installation Skipp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8</text:p>
          </table:table-cell>
          <table:table-cell table:style-name="Table55.F2" office:value-type="string">
            <text:p text:style-name="P41">Gem::Remote Sourc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9</text:p>
          </table:table-cell>
          <table:table-cell table:style-name="Table55.F2" office:value-type="string">
            <text:p text:style-name="P41">Gem::Ruby Version Mismatch<text:note text:id="ftn39"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0</text:p>
          </table:table-cell>
          <table:table-cell table:style-name="Table55.F2" office:value-type="string">
            <text:p text:style-name="P41">Gem::Unsatisfiable Dependency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1</text:p>
          </table:table-cell>
          <table:table-cell table:style-name="Table55.F2" office:value-type="string">
            <text:p text:style-name="P41">Gem::Verific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1</text:p>
          </table:table-cell>
          <table:table-cell table:style-name="Table55.A2" office:value-type="string">
            <text:p text:style-name="P32">2</text:p>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System Call Error<text:note text:id="ftn40"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2BIG</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ACCES</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ADDRINUS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ADDRNOTAVAIL</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AFNOSUPPORT</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AGAIN</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AGAINWaitReadabl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AGAINWaitWritabl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ALREADY</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BADF</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BUSY</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CHILD</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CONNABORTED</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CONNREFUSED</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CONNRESET</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DEADLK</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DESTADDRREQ</text:p>
          </table:table-cell>
          <table:table-cell table:style-name="Table55.F2" office:value-type="string">
            <text:p text:style-name="P72"/>
          </table:table-cell>
        </table:table-row>
        <text:soft-page-break/>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DOM</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DQUOT</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EXIST</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FAULT</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FBIG</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HOSTDOWN</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HOSTUNREACH</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ILSEQ</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INPROGRESS</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INPROGRESSWaitReadabl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INPROGRESSWaitWritabl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INTR</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INVAL</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IO</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ISCONN</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ISDIR</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LOOP</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MFIL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MLINK</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MSGSIZ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AMETOOLONG</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ETDOWN</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ETRESET</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ETUNREACH</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FIL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OBUFS</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ODEV</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OENT</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OEXEC</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OLCK</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OMEM</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OPROTOOPT</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OSPC</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OSYS</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OTCONN</text:p>
          </table:table-cell>
          <table:table-cell table:style-name="Table55.F2" office:value-type="string">
            <text:p text:style-name="P72"/>
          </table:table-cell>
        </table:table-row>
        <text:soft-page-break/>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OTDIR</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OTEMPTY</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OTSOCK</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OTTY</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NXIO</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OPNOTSUPP</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PERM</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PFNOSUPPORT</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PIP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PROCLIM</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PROTONOSUPPORT</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PROTOTYP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RANG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REMOT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ROFS</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SHUTDOWN</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SOCKTNOSUPPORT</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SPIP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SRCH</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STAL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TIMEDOUT</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TOOMANYREFS</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USERS</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WOULDBLOCK</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WOULDBLOCKWaitReadabl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WOULDBLOCKWaitWritable</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EXDEV</text:p>
          </table:table-cell>
          <table:table-cell table:style-name="Table55.F2" office:value-type="string">
            <text:p text:style-name="P72"/>
          </table:table-cell>
        </table:table-row>
        <table:table-row table:style-name="Table55.1">
          <table:table-cell table:style-name="Table55.A2" office:value-type="string">
            <text:p text:style-name="P70">E</text:p>
          </table:table-cell>
          <table:table-cell table:style-name="Table55.A2" office:value-type="string">
            <text:p text:style-name="P70">1</text:p>
          </table:table-cell>
          <table:table-cell table:style-name="Table55.A2" office:value-type="string">
            <text:p text:style-name="P70">2</text:p>
          </table:table-cell>
          <table:table-cell table:style-name="Table55.A2" office:value-type="string">
            <text:p text:style-name="P70">,</text:p>
          </table:table-cell>
          <table:table-cell table:style-name="Table55.A2" office:value-type="string">
            <text:p text:style-name="P71">NOERROR</text:p>
          </table:table-cell>
          <table:table-cell table:style-name="Table55.F2" office:value-type="string">
            <text:p text:style-name="P72">Nothing to see here. Move along, move along.</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hread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ype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2">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2">Object</text:p>
      <text:p text:style-name="P52"><text:tab/>Array</text:p>
      <text:p text:style-name="P52"><text:tab/>Class</text:p>
      <text:p text:style-name="P52"><text:tab/>FalseClass</text:p>
      <text:p text:style-name="P52"><text:tab/>Hash</text:p>
      <text:p text:style-name="P52"><text:tab/>InStream</text:p>
      <text:p text:style-name="P52"><text:tab/>NilClass</text:p>
      <text:p text:style-name="P52"><text:tab/>Numeric</text:p>
      <text:p text:style-name="P52"><text:tab/><text:tab/>Complex</text:p>
      <text:p text:style-name="P52"><text:tab/><text:tab/>Float</text:p>
      <text:p text:style-name="P52"><text:tab/><text:tab/>Integer</text:p>
      <text:p text:style-name="P52"><text:tab/><text:tab/><text:tab/>Bignum</text:p>
      <text:p text:style-name="P52"><text:tab/><text:tab/><text:tab/>Fixnum</text:p>
      <text:p text:style-name="P52"><text:tab/><text:tab/>Rational</text:p>
      <text:p text:style-name="P52"><text:tab/>OutStream</text:p>
      <text:p text:style-name="P52"><text:tab/>Procedure</text:p>
      <text:p text:style-name="P52"><text:tab/>Queue</text:p>
      <text:p text:style-name="P52"><text:tab/>String</text:p>
      <text:p text:style-name="P52"><text:tab/>Thread</text:p>
      <text:p text:style-name="P52"><text:tab/>TrueClass</text:p>
      <text:p text:style-name="P52"><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12178608"/>Classes<text:alphabetical-index-mark-end text:id="IMark112178608"/></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12178608"/>Inheritance<text:alphabetical-index-mark-end text:id="IMark112178608"/></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12178608"/>Methods<text:alphabetical-index-mark-end text:id="IMark112178608"/></text:h>
      <text:p text:style-name="P1">All code in fOOrth is contained in methods. A method is a fragment of code that an object uses to respond to a message that has been sent to that object. In fOOrth there are three sorts of methods:</text:p>
      <text:list xml:id="list7676825898259894484" text:style-name="L13">
        <text:list-item>
          <text:p text:style-name="P89">Shared: Methods that are common to all instances of the class that contains them.</text:p>
        </text:list-item>
        <text:list-item>
          <text:p text:style-name="P89">Exclusive: Methods that are defined for one and only one object (and all of its clones that are created <text:span text:style-name="T2">after</text:span> the exclusive method is defined.).</text:p>
        </text:list-item>
        <text:list-item>
          <text:p text:style-name="P89">Local: Methods that are created in a context and are accessible only in that context. When the context concludes, these methods are no longer accessible.</text:p>
        </text:list-item>
      </text:list>
      <text:h text:style-name="Heading_20_2" text:outline-level="2"><text:alphabetical-index-mark-start text:id="IMark152997100"/>Late Binding<text:alphabetical-index-mark-end text:id="IMark152997100"/> and <text:alphabetical-index-mark-start text:id="IMark152994508"/>Polymorphism<text:alphabetical-index-mark-end text:id="IMark152994508"/></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52994508"/>Prototypes<text:alphabetical-index-mark-end text:id="IMark152994508"/></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2</text:note-citation><text:note-body><text:p text:style-name="Footnote">Even though Ruby tolerates prototype based programming, it does not really embrace it.</text:p></text:note-body></text:note> (aka JavaScript).</text:p>
      <text:h text:style-name="Heading_20_1" text:outline-level="1"><text:alphabetical-index-mark-start text:id="IMark152994508"/>Method Mapping<text:alphabetical-index-mark-end text:id="IMark15299450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781243785309425369" text:style-name="L14">
        <text:list-item>
          <text:p text:style-name="P90">The strings used by fOOrth needed to be converted to Ruby symbols to allow code to be executed in Ruby.</text:p>
        </text:list-item>
        <text:list-item>
          <text:p text:style-name="P9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2997100"/>SymbolMap<text:alphabetical-index-mark-end text:id="IMark152997100"/> class. This class creates mappings in one of two ways:</text:p>
      <text:list xml:id="list3413420219710364854" text:style-name="L15">
        <text:list-item>
          <text:p text:style-name="P9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5">Symbol Map Entries =</text:p>
      <text:p text:style-name="Code">! <text:s text:c="13"/>.[]! <text:s text:c="10"/>.getc <text:s text:c="9"/>.reverse <text:s text:c="6"/>0&gt;</text:p>
      <text:p text:style-name="Code">!: <text:s text:c="12"/>.[]@ <text:s text:c="10"/>.gets <text:s text:c="9"/>.right <text:s text:c="8"/>0&gt;=</text:p>
      <text:p text:style-name="P55">" <text:s text:c="13"/>.abs <text:s text:c="10"/>.hypot <text:s text:c="8"/>.right? <text:s text:c="7"/>1+</text:p>
      <text:p text:style-name="P55">… &lt;<text:span text:style-name="T2">voluminous output deleted</text:span>&gt;</text:p>
      <text:p text:style-name="P5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context.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context! is more useful. This method had the immediate attribute, meaning that it executes, even when the mode is deferred or compiling. This allows us to take a peek at the context inside of the working compiler. Consider these examples:</text:p>
      <text:p text:style-name="Code"/>
      <text:p text:style-name="P55">&gt;<text:span text:style-name="T12">true if )context! else )context! then</text:span></text:p>
      <text:p text:style-name="P55"/>
      <text:p text:style-name="P55">Context level 2</text:p>
      <text:p text:style-name="P55"><text:soft-page-break/>ctrl =&gt; if</text:p>
      <text:p text:style-name="P55">mode =&gt; deferred</text:p>
      <text:p text:style-name="P55">"else" =&gt; #&lt;XfOOrth::LocalSpec:0x21eaf30&gt;</text:p>
      <text:p text:style-name="P55">"then" =&gt; #&lt;XfOOrth::LocalSpec:0x21eaea0&gt;</text:p>
      <text:p text:style-name="P55"/>
      <text:p text:style-name="P55">Context level 1</text:p>
      <text:p text:style-name="P55">virtual machine =&gt; VirtualMachine instance &lt;Main&gt;</text:p>
      <text:p text:style-name="P55">mode =&gt; execute</text:p>
      <text:p text:style-name="P55"/>
      <text:p text:style-name="P55">Context level 2</text:p>
      <text:p text:style-name="P55">ctrl =&gt; if</text:p>
      <text:p text:style-name="P55">mode =&gt; deferred</text:p>
      <text:p text:style-name="P55">"then" =&gt; #&lt;XfOOrth::LocalSpec:0x21eaea0&gt;</text:p>
      <text:p text:style-name="P55"/>
      <text:p text:style-name="P55">Context level 1</text:p>
      <text:p text:style-name="P55">virtual machine =&gt; VirtualMachine instance &lt;Main&gt;</text:p>
      <text:p text:style-name="P5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vm and its immediate version )vm!.</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52997100"/>Routing<text:alphabetical-index-mark-end text:id="IMark152997100"/></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8688070123262325172" text:style-name="L16">
        <text:list-item>
          <text:p text:style-name="P92">The defining word used to create the method.</text:p>
        </text:list-item>
        <text:list-item>
          <text:p text:style-name="P92">The receiver of the defining word used to create the method.</text:p>
        </text:list-item>
        <text:list-item>
          <text:p text:style-name="P9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3"/>
      <text:p text:style-name="P1">The method name may not contain spaces. Further the method name is responsible for determining the routing used and any embedded string data. </text:p>
      <text:p text:style-name="P1"><text:soft-page-break/>The lead character determines the routing:</text:p>
      <text:list xml:id="list6085766697900799405" text:style-name="L17">
        <text:list-item>
          <text:p text:style-name="P93">“.” - indicates that the message is routed to the top-of-stack element (TOS)</text:p>
        </text:list-item>
        <text:list-item>
          <text:p text:style-name="P93">“~” - indicates that the message is routed to the “self” entity of the method (see the section Self below). Since these messages are only routed to the object itself, they are in effect private methods.</text:p>
        </text:list-item>
        <text:list-item>
          <text:p text:style-name="P9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3"/>
      <text:p text:style-name="P1">The method name may not contain spaces. Further the method name is responsible for determining the routing used and any embedded string data. </text:p>
      <text:p text:style-name="P1">The lead character determines the routing:</text:p>
      <text:list xml:id="list33613644" text:continue-numbering="true" text:style-name="L17">
        <text:list-item>
          <text:p text:style-name="P93">“.” - indicates that the message is routed to the top-of-stack element (TOS)</text:p>
        </text:list-item>
        <text:list-item>
          <text:p text:style-name="P93">“~” - indicates that the message is routed to the “self” entity of the method (see the section Self below). Since these messages are only routed to the object itself, they are in effect private methods.</text:p>
        </text:list-item>
        <text:list-item>
          <text:p text:style-name="P9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265568940"/>:<text:alphabetical-index-mark-end text:id="IMark265568940"/></text:p>
          </table:table-cell>
          <table:table-cell table:style-name="Table9.A2" office:value-type="string">
            <text:p text:style-name="P14">N/A</text:p>
          </table:table-cell>
          <table:table-cell table:style-name="Table9.A2" office:value-type="string">
            <text:p text:style-name="P21">any<text:note text:id="ftn42" text:note-class="footnote"><text:note-citation>43</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3" text:note-class="footnote"><text:note-citation>44</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265568940"/>.:<text:alphabetical-index-mark-end text:id="IMark265568940"/></text:p>
          </table:table-cell>
          <table:table-cell table:style-name="Table9.A2" office:value-type="string">
            <text:p text:style-name="P14">A Class</text:p>
          </table:table-cell>
          <table:table-cell table:style-name="Table9.A2" office:value-type="string">
            <text:p text:style-name="P21">.name</text:p>
          </table:table-cell>
          <table:table-cell table:style-name="Table9.A2" office:value-type="string">
            <text:p text:style-name="P14">TOS<text:note text:id="ftn44" text:note-class="footnote"><text:note-citation>45</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1">~name</text:p>
          </table:table-cell>
          <table:table-cell table:style-name="Table9.A2" office:value-type="string">
            <text:p text:style-name="P14">Self<text:note text:id="ftn45" text:note-class="footnote"><text:note-citation>46</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1">other</text:p>
          </table:table-cell>
          <table:table-cell table:style-name="Table9.A2" office:value-type="string">
            <text:p text:style-name="P14">NOS<text:note text:id="ftn46" text:note-class="footnote"><text:note-citation>47</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1">invalid<text:note text:id="ftn47" text:note-class="footnote"><text:note-citation>48</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265568940"/>.::<text:alphabetical-index-mark-end text:id="IMark265568940"/></text:p>
          </table:table-cell>
          <table:table-cell table:style-name="Table9.A2" office:value-type="string">
            <text:p text:style-name="P14">A Class</text:p>
          </table:table-cell>
          <table:table-cell table:style-name="Table9.A2" office:value-type="string">
            <text:p text:style-name="P21">.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1">.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1">~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1">~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1">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1">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1">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1">tbd<text:note text:id="ftn48" text:note-class="footnote"><text:note-citation>49</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1">other</text:p>
          </table:table-cell>
          <table:table-cell table:style-name="Table9.A2" office:value-type="string">
            <text:p text:style-name="P14">Context</text:p>
          </table:table-cell>
          <table:table-cell table:style-name="Table9.E2" office:value-type="string">
            <text:p text:style-name="P25">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12195908"/>do_map_name<text:alphabetical-index-mark-end text:id="IMark112195908"/><text:note text:id="ftn49" text:note-class="footnote"><text:note-citation>50</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5765752"/>F10: <text:change-end text:change-id="ct245765752"/>?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112195908"/>self<text:alphabetical-index-mark-end text:id="IMark112195908"/>”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322551538940325216" text:style-name="L18">
        <text:list-item>
          <text:p text:style-name="P9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4">For TOS routed methods, access to self is as simple as “self .method_name”. This was done in the MyClass example above. The self value is a free value that does not to be declared.</text:p>
        </text:list-item>
        <text:list-item>
          <text:p text:style-name="P9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4">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12195908"/>.with{<text:alphabetical-index-mark-end text:id="IMark112195908"/>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225478149438751338" text:style-name="L19">
        <text:list-item>
          <text:p text:style-name="P9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5">A .with{ … } clause can be used to take a value and give easy access to that value within the executed block without having to create a local value.</text:p>
        </text:list-item>
        <text:list-item>
          <text:p text:style-name="P95">Access to the self value is generally faster than other forms of access. Thus this construct can yield performance enhancements.</text:p>
        </text:list-item>
      </text:list>
      <text:p text:style-name="P1"/>
      <text:h text:style-name="Heading_20_1" text:outline-level="1"><text:alphabetical-index-mark-start text:id="IMark112195908"/>Boolean<text:alphabetical-index-mark-end text:id="IMark11219590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112195620"/>FalseClass<text:alphabetical-index-mark-end text:id="IMark112195620"/></text:p>
            <text:p text:style-name="P14"><text:alphabetical-index-mark-start text:id="IMark112195620"/>NilClass<text:alphabetical-index-mark-end text:id="IMark112195620"/></text:p>
          </table:table-cell>
          <table:table-cell table:style-name="Table118.B2" office:value-type="string">
            <text:p text:style-name="P14"><text:alphabetical-index-mark-start text:id="IMark112195620"/>Object<text:alphabetical-index-mark-end text:id="IMark112195620"/></text:p>
          </table:table-cell>
        </table:table-row>
      </table:table>
      <text:p text:style-name="P10"/>
      <text:p text:style-name="P11">Note that while false processing occurs in FalseClass and NilClass, true processing occurs in Object and not <text:alphabetical-index-mark-start text:id="IMark112195908"/>TrueClass<text:alphabetical-index-mark-end text:id="IMark11219590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12195908"/>Numeric<text:alphabetical-index-mark-end text:id="IMark11219590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649037627461810223" text:style-name="L20">
        <text:list-item>
          <text:p text:style-name="P96">Integer defines a few “bit” oriented operations that are specific to whole numbers.</text:p>
        </text:list-item>
        <text:list-item>
          <text:p text:style-name="P9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12195908"/>Array<text:alphabetical-index-mark-end text:id="IMark112195908"/></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1178837404795610930" text:style-name="L21">
        <text:list-item>
          <text:p text:style-name="P97">The first two examples both create “empty” arrays with zero data elements. </text:p>
        </text:list-item>
        <text:list-item>
          <text:p text:style-name="P97">Array data do NOT need to be the same “type” of data. Mixing is allowed. </text:p>
        </text:list-item>
        <text:list-item>
          <text:p text:style-name="P97">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6038935242894780226" text:style-name="L22">
        <text:list-item>
          <text:p text:style-name="P98">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12195620"/>.new<text:alphabetical-index-mark-end text:id="IMark112195620"/>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12195620"/>.new{<text:alphabetical-index-mark-end text:id="IMark112195620"/>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12195620"/>x<text:alphabetical-index-mark-end text:id="IMark112195620"/>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12195620"/>}<text:alphabetical-index-mark-end text:id="IMark112195620"/>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12195620"/>.new_size<text:alphabetical-index-mark-end text:id="IMark112195620"/>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12195620"/>.new_value<text:alphabetical-index-mark-end text:id="IMark112195620"/>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12195620"/>.new_values<text:alphabetical-index-mark-end text:id="IMark112195620"/>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12195620"/>!<text:alphabetical-index-mark-end text:id="IMark11219562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12195620"/>+<text:alphabetical-index-mark-end text:id="IMark11219562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12195620"/>.+left<text:alphabetical-index-mark-end text:id="IMark11219562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12195620"/>.+mid<text:alphabetical-index-mark-end text:id="IMark11219562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12195620"/>.+midlr<text:alphabetical-index-mark-end text:id="IMark11219562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12195620"/>.+right<text:alphabetical-index-mark-end text:id="IMark11219562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12195620"/>.-left<text:alphabetical-index-mark-end text:id="IMark11219562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12195620"/>.-mid<text:alphabetical-index-mark-end text:id="IMark11219562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12195620"/>.-midlr<text:alphabetical-index-mark-end text:id="IMark11219562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12195620"/>.-right<text:alphabetical-index-mark-end text:id="IMark11219562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12195620"/>.[]!<text:alphabetical-index-mark-end text:id="IMark112195620"/>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12195620"/>.[]@<text:alphabetical-index-mark-end text:id="IMark112195620"/>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ext:p text:style-name="Text_20_body">.each{ … }</text:p>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12195620"/>.left<text:alphabetical-index-mark-end text:id="IMark11219562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12195620"/>.length<text:alphabetical-index-mark-end text:id="IMark11219562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ext:p text:style-name="Text_20_body">.map{ … }</text:p>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12195620"/>.max<text:alphabetical-index-mark-end text:id="IMark11219562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12195620"/>.mid<text:alphabetical-index-mark-end text:id="IMark11219562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12195620"/>.midlr<text:alphabetical-index-mark-end text:id="IMark11219562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12195620"/>.min<text:alphabetical-index-mark-end text:id="IMark11219562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12195620"/>.pp<text:alphabetical-index-mark-end text:id="IMark11219562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12195620"/>.reverse<text:alphabetical-index-mark-end text:id="IMark11219562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12195620"/>.right<text:alphabetical-index-mark-end text:id="IMark11219562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ext:p text:style-name="Text_20_body">.select{ … }</text:p>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12195620"/>.shuffle<text:alphabetical-index-mark-end text:id="IMark11219562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12195620"/>.sort<text:alphabetical-index-mark-end text:id="IMark11219562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12195620"/>.strmax<text:alphabetical-index-mark-end text:id="IMark11219562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12195620"/>&lt;&lt;<text:alphabetical-index-mark-end text:id="IMark11219562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12195620"/>@<text:alphabetical-index-mark-end text:id="IMark11219562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
      <text:p text:style-name="Text_20_body">[</text:p>
      <text:p text:style-name="Text_20_body"/>
      <text:p text:style-name="Text_20_body"/>
      <text:h text:style-name="Heading_20_1" text:outline-level="1"><text:alphabetical-index-mark-start text:id="IMark112195908"/>Class<text:alphabetical-index-mark-end text:id="IMark112195908"/></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112195620"/>.:<text:alphabetical-index-mark-end text:id="IMark112195620"/>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75">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75">(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75">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75">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12195620"/>super<text:alphabetical-index-mark-end text:id="IMark11219562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5">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12195620"/>val:<text:alphabetical-index-mark-end text:id="IMark11219562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112195620"/>var:<text:alphabetical-index-mark-end text:id="IMark11219562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12195620"/>val@:<text:alphabetical-index-mark-end text:id="IMark11219562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112195620"/>var@:<text:alphabetical-index-mark-end text:id="IMark11219562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12195620"/>;<text:alphabetical-index-mark-end text:id="IMark112195620"/>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12195620"/>.is_class?<text:alphabetical-index-mark-end text:id="IMark11219562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12195620"/>.new<text:alphabetical-index-mark-end text:id="IMark11219562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12195620"/>.parent_class<text:alphabetical-index-mark-end text:id="IMark11219562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12195620"/>.subclass:<text:alphabetical-index-mark-end text:id="IMark112195620"/>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12195620"/>.to_s<text:alphabetical-index-mark-end text:id="IMark11219562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12195908"/>Commands<text:alphabetical-index-mark-end text:id="IMark112195908"/></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12195620"/>)methods<text:alphabetical-index-mark-end text:id="IMark112195620"/>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12195620"/>)stubs<text:alphabetical-index-mark-end text:id="IMark112195620"/> []</text:h>
            <text:p text:style-name="Text_20_body">Routing: TOS</text:p>
            <text:p text:style-name="P1">List the stub methods defined for this class. Stubs are place holder methods that serve one of two purposes:</text:p>
            <text:list xml:id="list8901006190573160840" text:style-name="L23">
              <text:list-item>
                <text:p text:style-name="P99">They are abstract methods in a base class that exist so that a sub-class may replace the stub with an actual method. The stub ensures that the compiler uses the correct routing when using the method.</text:p>
              </text:list-item>
              <text:list-item>
                <text:p text:style-name="P99">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66"><text:s text:c="3"/></text:p>
      <text:p text:style-name="Text_20_body"/>
      <text:h text:style-name="Heading_20_1" text:outline-level="1"><text:alphabetical-index-mark-start text:id="IMark112195908"/>Complex<text:alphabetical-index-mark-end text:id="IMark112195908"/></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5" text:note-class="footnote"><text:note-citation>56</text:note-citation><text:note-body><text:p text:style-name="Footnote">No spaces are permitted within the literal.</text:p></text:note-body></text:note></text:p>
          </table:table-cell>
          <table:table-cell table:style-name="Table5.B1" office:value-type="string">
            <text:p text:style-name="P16">Value<text:note text:id="ftn56"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4">7i</text:p>
          </table:table-cell>
          <table:table-cell table:style-name="Table5.B2" office:value-type="string">
            <text:p text:style-name="P14">0+7i</text:p>
          </table:table-cell>
        </table:table-row>
        <table:table-row>
          <table:table-cell table:style-name="Table5.A2" office:value-type="string">
            <text:p text:style-name="P24">-7i</text:p>
          </table:table-cell>
          <table:table-cell table:style-name="Table5.B2" office:value-type="string">
            <text:p text:style-name="P14">0-7i</text:p>
          </table:table-cell>
        </table:table-row>
        <table:table-row>
          <table:table-cell table:style-name="Table5.A2" office:value-type="string">
            <text:p text:style-name="P24">3.7i</text:p>
          </table:table-cell>
          <table:table-cell table:style-name="Table5.B2" office:value-type="string">
            <text:p text:style-name="P14">0+3.7i</text:p>
          </table:table-cell>
        </table:table-row>
        <table:table-row>
          <table:table-cell table:style-name="Table5.A2" office:value-type="string">
            <text:p text:style-name="P24">1/2i</text:p>
          </table:table-cell>
          <table:table-cell table:style-name="Table5.B2" office:value-type="string">
            <text:p text:style-name="P14">0+1/2i</text:p>
          </table:table-cell>
        </table:table-row>
        <table:table-row>
          <table:table-cell table:style-name="Table5.A2" office:value-type="string">
            <text:p text:style-name="P24">-3-7i</text:p>
          </table:table-cell>
          <table:table-cell table:style-name="Table5.B2" office:value-type="string">
            <text:p text:style-name="P14">-3-7i</text:p>
          </table:table-cell>
        </table:table-row>
        <table:table-row>
          <table:table-cell table:style-name="Table5.A2" office:value-type="string">
            <text:p text:style-name="P24">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12196628"/>.cbrt<text:alphabetical-index-mark-end text:id="IMark112196628"/>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12196964"/>.e**<text:alphabetical-index-mark-end text:id="IMark112196964"/>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12196628"/>.split<text:alphabetical-index-mark-end text:id="IMark11219662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12196964"/>.sqrt<text:alphabetical-index-mark-end text:id="IMark112196964"/>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p text:style-name="Text_20_body">.to_x</text:p>
      <text:p text:style-name="Text_20_body"/>
      <text:p text:style-name="Text_20_body">.to_x!</text:p>
      <text:p text:style-name="Text_20_body"/>
      <text:p text:style-name="Text_20_body"><text:soft-page-break/>complex</text:p>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265497168"/>FalseClass<text:alphabetical-index-mark-end text:id="IMark265497168"/></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12196964"/>&amp;&amp;<text:alphabetical-index-mark-end text:id="IMark11219696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12196964"/>^^<text:alphabetical-index-mark-end text:id="IMark11219696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12196964"/>||<text:alphabetical-index-mark-end text:id="IMark11219696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65497168"/>Float<text:alphabetical-index-mark-end text:id="IMark265497168"/></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9" text:note-class="footnote"><text:note-citation>60</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4">7.0</text:p>
          </table:table-cell>
          <table:table-cell table:style-name="Table8.B2" office:value-type="string">
            <text:p text:style-name="P14">7.0</text:p>
          </table:table-cell>
        </table:table-row>
        <table:table-row>
          <table:table-cell table:style-name="Table8.A2" office:value-type="string">
            <text:p text:style-name="P24">7.0E3</text:p>
          </table:table-cell>
          <table:table-cell table:style-name="Table8.B2" office:value-type="string">
            <text:p text:style-name="P14">7000.0</text:p>
          </table:table-cell>
        </table:table-row>
        <table:table-row>
          <table:table-cell table:style-name="Table8.A2" office:value-type="string">
            <text:p text:style-name="P24">7.0E-3</text:p>
          </table:table-cell>
          <table:table-cell table:style-name="Table8.B2" office:value-type="string">
            <text:p text:style-name="P14">0.007</text:p>
          </table:table-cell>
        </table:table-row>
        <table:table-row>
          <table:table-cell table:style-name="Table8.A2" office:value-type="string">
            <text:p text:style-name="P24">-7.0</text:p>
          </table:table-cell>
          <table:table-cell table:style-name="Table8.B2" office:value-type="string">
            <text:p text:style-name="P14">-7.0</text:p>
          </table:table-cell>
        </table:table-row>
        <table:table-row>
          <table:table-cell table:style-name="Table8.A2" office:value-type="string">
            <text:p text:style-name="P24">-7.0E3</text:p>
          </table:table-cell>
          <table:table-cell table:style-name="Table8.B2" office:value-type="string">
            <text:p text:style-name="P14">-7000.0</text:p>
          </table:table-cell>
        </table:table-row>
        <table:table-row>
          <table:table-cell table:style-name="Table8.A2" office:value-type="string">
            <text:p text:style-name="P24">-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265498176"/>Hash<text:alphabetical-index-mark-end text:id="IMark265498176"/></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65498176"/><text:span text:style-name="T7">{</text:span><text:alphabetical-index-mark-end text:id="IMark265498176"/>” and the locally defined methods “<text:alphabetical-index-mark-start text:id="IMark112179856"/><text:span text:style-name="T7">-&gt;</text:span><text:alphabetical-index-mark-end text:id="IMark112179856"/>” and “<text:alphabetical-index-mark-start text:id="IMark112180624"/><text:span text:style-name="T7">}</text:span><text:alphabetical-index-mark-end text:id="IMark11218062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3596069" text:continue-list="list1178837404795610930" text:style-name="L21">
        <text:list-item>
          <text:p text:style-name="P97">The first example creates an “empty” hash with zero data elements. </text:p>
        </text:list-item>
        <text:list-item>
          <text:p text:style-name="P97">Hash key and data do NOT need to be the same “type” of data. Mixing is allowed. </text:p>
        </text:list-item>
        <text:list-item>
          <text:p text:style-name="P97">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12195716"/>.[]!<text:alphabetical-index-mark-end text:id="IMark11219571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12195716"/>.[]@<text:alphabetical-index-mark-end text:id="IMark11219571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ext:p text:style-name="Text_20_body">.each{ … }</text:p>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12195716"/>.keys<text:alphabetical-index-mark-end text:id="IMark112195716"/>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12195716"/>.pp<text:alphabetical-index-mark-end text:id="IMark11219571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12195716"/>.strmax2<text:alphabetical-index-mark-end text:id="IMark11219571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12195716"/>.values<text:alphabetical-index-mark-end text:id="IMark112195716"/>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1" text:outline-level="1"><text:alphabetical-index-mark-start text:id="IMark112179856"/>InStream<text:alphabetical-index-mark-end text:id="IMark112179856"/></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12195716"/>.get_all<text:alphabetical-index-mark-end text:id="IMark11219571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12195716"/>.open<text:alphabetical-index-mark-end text:id="IMark11219571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12195716"/>.open{<text:alphabetical-index-mark-end text:id="IMark112195716"/>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58"><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12195716"/>.close<text:alphabetical-index-mark-end text:id="IMark11219571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12195716"/>.getc<text:alphabetical-index-mark-end text:id="IMark11219571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12195716"/>.gets<text:alphabetical-index-mark-end text:id="IMark11219571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12195716"/>~getc<text:alphabetical-index-mark-end text:id="IMark11219571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58"><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12195716"/>~gets<text:alphabetical-index-mark-end text:id="IMark11219571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58"><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12179856"/>Integer<text:alphabetical-index-mark-end text:id="IMark112179856"/></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3" text:note-class="footnote"><text:note-citation>64</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4">7</text:p>
          </table:table-cell>
          <table:table-cell table:style-name="Table7.B2" office:value-type="string">
            <text:p text:style-name="P14">7</text:p>
          </table:table-cell>
        </table:table-row>
        <table:table-row>
          <table:table-cell table:style-name="Table7.A2" office:value-type="string">
            <text:p text:style-name="P24">-7</text:p>
          </table:table-cell>
          <table:table-cell table:style-name="Table7.B2" office:value-type="string">
            <text:p text:style-name="P14">-7</text:p>
          </table:table-cell>
        </table:table-row>
        <table:table-row>
          <table:table-cell table:style-name="Table7.A2" office:value-type="string">
            <text:p text:style-name="P24">445556678789933</text:p>
          </table:table-cell>
          <table:table-cell table:style-name="Table7.B2" office:value-type="string">
            <text:p text:style-name="P14">445556678789933</text:p>
          </table:table-cell>
        </table:table-row>
        <table:table-row>
          <table:table-cell table:style-name="Table7.A2" office:value-type="string">
            <text:p text:style-name="P24">0xff</text:p>
          </table:table-cell>
          <table:table-cell table:style-name="Table7.B2" office:value-type="string">
            <text:p text:style-name="P14">255</text:p>
          </table:table-cell>
        </table:table-row>
        <table:table-row>
          <table:table-cell table:style-name="Table7.A2" office:value-type="string">
            <text:p text:style-name="P24">0xffffffffff</text:p>
          </table:table-cell>
          <table:table-cell table:style-name="Table7.B2" office:value-type="string">
            <text:p text:style-name="P14">1099511627775</text:p>
          </table:table-cell>
        </table:table-row>
        <table:table-row>
          <table:table-cell table:style-name="Table7.A2" office:value-type="string">
            <text:p text:style-name="P24">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45765856"/><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5765960"/>[an_integer] <text:alphabetical-index-mark-start text:id="IMark112180624"/>.even?<text:alphabetical-index-mark-end text:id="IMark112180624"/> [a_boolean]</text:h>
            <text:p text:style-name="Text_20_body">Routing: TOS</text:p>
            <text:p text:style-name="P1">This method returns true if the integer is even and false if it is odd.<text:change-end text:change-id="ct245765960"/></text:p>
          </table:table-cell>
          <table:covered-table-cell/>
        </table:table-row>
        <table:table-row table:style-name="Table120.1">
          <table:table-cell table:style-name="Table120.A2" office:value-type="string">
            <text:p text:style-name="P17"><text:change-start text:change-id="ct245766064"/>Code<text:change-end text:change-id="ct245766064"/></text:p>
          </table:table-cell>
          <table:table-cell table:style-name="Table120.B2" office:value-type="string">
            <text:p text:style-name="P17"><text:change-start text:change-id="ct245766168"/>Result<text:change-end text:change-id="ct245766168"/></text:p>
          </table:table-cell>
        </table:table-row>
        <table:table-row table:style-name="Table120.1">
          <table:table-cell table:style-name="Table120.A2" office:value-type="string">
            <text:p text:style-name="Snippet"><text:change-start text:change-id="ct245766272"/>2 .even?<text:change-end text:change-id="ct245766272"/></text:p>
          </table:table-cell>
          <table:table-cell table:style-name="Table120.B2" office:value-type="string">
            <text:p text:style-name="P2"><text:change-start text:change-id="ct245766376"/>true<text:change-end text:change-id="ct245766376"/></text:p>
          </table:table-cell>
        </table:table-row>
        <table:table-row table:style-name="Table120.1">
          <table:table-cell table:style-name="Table120.A2" office:value-type="string">
            <text:p text:style-name="Snippet"><text:change-start text:change-id="ct245766480"/>3 .even?<text:change-end text:change-id="ct245766480"/></text:p>
          </table:table-cell>
          <table:table-cell table:style-name="Table120.B2" office:value-type="string">
            <text:p text:style-name="P2"><text:change-start text:change-id="ct245766584"/>false<text:change-end text:change-id="ct245766584"/></text:p>
          </table:table-cell>
        </table:table-row>
      </table:table>
      <text:p text:style-name="Text_20_body"><text:change text:change-id="ct245766688"/><text:change-start text:change-id="ct24576679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12180624"/>.gcd<text:alphabetical-index-mark-end text:id="IMark11218062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5766792"/><text:change text:change-id="ct245766896"/><text:change-start text:change-id="ct24576700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12180624"/>.lcm<text:alphabetical-index-mark-end text:id="IMark11218062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5767000"/><text:change text:change-id="ct245767208"/><text:change text:change-id="ct245767104"/><text:change-start text:change-id="ct24576731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12180624"/>.odd?<text:alphabetical-index-mark-end text:id="IMark11218062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5767312"/></text:p>
      <text:p text:style-name="Text_20_body"><text:soft-page-break/></text:p>
      <text:p text:style-name="Text_20_body"><text:change text:change-id="ct245767416"/>.to_i</text:p>
      <text:p text:style-name="Text_20_body"/>
      <text:p text:style-name="Text_20_body">.to_i!<text:change-start text:change-id="ct245767520"/></text:p>
      <text:p text:style-name="Text_20_body"><text:change-end text:change-id="ct24576752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5767624"/>[an_integer] <text:alphabetical-index-mark-start text:id="IMark112180624"/>2*<text:alphabetical-index-mark-end text:id="IMark112180624"/> [an_integer]</text:h>
            <text:p text:style-name="Text_20_body">Routing: TOS</text:p>
            <text:p text:style-name="P1"><text:change-end text:change-id="ct245767624"/><text:change-start text:change-id="ct245767728"/>Double the value of the integer.<text:change-end text:change-id="ct245767728"/></text:p>
          </table:table-cell>
          <table:covered-table-cell/>
        </table:table-row>
        <table:table-row table:style-name="Table124.1">
          <table:table-cell table:style-name="Table124.A2" office:value-type="string">
            <text:p text:style-name="P17"><text:change-start text:change-id="ct245767832"/>Code<text:change-end text:change-id="ct245767832"/></text:p>
          </table:table-cell>
          <table:table-cell table:style-name="Table124.B2" office:value-type="string">
            <text:p text:style-name="P17"><text:change-start text:change-id="ct245767936"/>Result<text:change-end text:change-id="ct245767936"/></text:p>
          </table:table-cell>
        </table:table-row>
        <table:table-row table:style-name="Table124.1">
          <table:table-cell table:style-name="Table124.A2" office:value-type="string">
            <text:p text:style-name="Snippet"><text:change-start text:change-id="ct245768040"/>13 2*<text:change-end text:change-id="ct245768040"/></text:p>
          </table:table-cell>
          <table:table-cell table:style-name="Table124.B2" office:value-type="string">
            <text:p text:style-name="P2"><text:change-start text:change-id="ct248040120"/>26<text:change-end text:change-id="ct248040120"/></text:p>
          </table:table-cell>
        </table:table-row>
      </table:table>
      <text:p text:style-name="Standard"/>
      <text:p text:style-name="Text_20_body"><text:change text:change-id="ct248040224"/><text:change-start text:change-id="ct24804032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12180624"/>2/<text:alphabetical-index-mark-end text:id="IMark11218062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8040328"/><text:change text:change-id="ct248040432"/><text:change-start text:change-id="ct248040536"/></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12180624"/>&lt;&lt;<text:alphabetical-index-mark-end text:id="IMark11218062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8040536"/><text:change text:change-id="ct248040640"/><text:change-start text:change-id="ct248040744"/></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12180624"/>&gt;&gt;<text:alphabetical-index-mark-end text:id="IMark11218062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8040744"/><text:change text:change-id="ct248040848"/><text:change-start text:change-id="ct248040952"/></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12180624"/>and<text:alphabetical-index-mark-end text:id="IMark11218062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8040952"/><text:change text:change-id="ct248041056"/><text:change-start text:change-id="ct24804116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12180624"/>com<text:alphabetical-index-mark-end text:id="IMark11218062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8041160"/><text:change text:change-id="ct24804126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48041368"/>[an_integer an_integer] <text:alphabetical-index-mark-start text:id="IMark112180624"/>or<text:alphabetical-index-mark-end text:id="IMark112180624"/> [an_integer]</text:h>
            <text:p text:style-name="Text_20_body">Routing: NOS</text:p>
            <text:p text:style-name="P1"><text:change-end text:change-id="ct248041368"/><text:change-start text:change-id="ct248041472"/>Compute the bit-wise inclusive or function of the two integer values.<text:change-end text:change-id="ct248041472"/></text:p>
          </table:table-cell>
          <table:covered-table-cell/>
        </table:table-row>
        <table:table-row table:style-name="Table130.1">
          <table:table-cell table:style-name="Table130.A2" office:value-type="string">
            <text:p text:style-name="P17"><text:change-start text:change-id="ct248041576"/>Code<text:change-end text:change-id="ct248041576"/></text:p>
          </table:table-cell>
          <table:table-cell table:style-name="Table130.B2" office:value-type="string">
            <text:p text:style-name="P17"><text:change-start text:change-id="ct248041680"/>Result<text:change-end text:change-id="ct248041680"/></text:p>
          </table:table-cell>
        </table:table-row>
        <table:table-row table:style-name="Table130.1">
          <table:table-cell table:style-name="Table130.A2" office:value-type="string">
            <text:p text:style-name="Snippet"><text:change-start text:change-id="ct248041784"/>15 40 or<text:change-end text:change-id="ct248041784"/></text:p>
          </table:table-cell>
          <table:table-cell table:style-name="Table130.B2" office:value-type="string">
            <text:p text:style-name="P2"><text:change-start text:change-id="ct248041888"/>47<text:change-end text:change-id="ct248041888"/></text:p>
          </table:table-cell>
        </table:table-row>
      </table:table>
      <text:p text:style-name="Text_20_body"><text:change text:change-id="ct248041992"/><text:change-start text:change-id="ct24804209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12180624"/>xor<text:alphabetical-index-mark-end text:id="IMark11218062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8042096"/></text:p>
      <text:p text:style-name="Text_20_body"/>
      <text:h text:style-name="Heading_20_1" text:outline-level="1"><text:alphabetical-index-mark-start text:id="IMark152995132"/><text:alphabetical-index-mark-start text:id="IMark152996668"/><text:alphabetical-index-mark-start text:id="IMark164285684"/>NilClass<text:alphabetical-index-mark-end text:id="IMark164285684"/><text:alphabetical-index-mark-end text:id="IMark152996668"/><text:alphabetical-index-mark-end text:id="IMark152995132"/></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8042200"/> </text:p>
      <text:p text:style-name="P1">Note that in Boolean expressions, nil is treated as an alias for false.<text:change-end text:change-id="ct24804220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12180624"/>&amp;&amp;<text:alphabetical-index-mark-end text:id="IMark11218062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48042304"/>nil true &amp;&amp;<text:change-end text:change-id="ct248042304"/></text:p>
          </table:table-cell>
          <table:table-cell table:style-name="Table26.B2" office:value-type="string">
            <text:p text:style-name="P2"><text:change-start text:change-id="ct248042408"/>false<text:change-end text:change-id="ct24804240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12180624"/>^^<text:alphabetical-index-mark-end text:id="IMark11218062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48042512"/>nil <text:change-end text:change-id="ct248042512"/><text:change-start text:change-id="ct248042616"/>false ^^<text:change-end text:change-id="ct248042616"/></text:p>
          </table:table-cell>
          <table:table-cell table:style-name="Table27.B2" office:value-type="string">
            <text:p text:style-name="P2"><text:change-start text:change-id="ct248042720"/>false<text:change-end text:change-id="ct248042720"/></text:p>
          </table:table-cell>
        </table:table-row>
        <table:table-row table:style-name="Table27.2">
          <table:table-cell table:style-name="Table27.A2" office:value-type="string">
            <text:p text:style-name="Snippet"><text:change-start text:change-id="ct248042824"/>nil true ^^<text:change-end text:change-id="ct248042824"/></text:p>
          </table:table-cell>
          <table:table-cell table:style-name="Table27.B2" office:value-type="string">
            <text:p text:style-name="P2"><text:change-start text:change-id="ct248042928"/>true<text:change-end text:change-id="ct24804292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12180624"/>||<text:alphabetical-index-mark-end text:id="IMark11218062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48043032"/>nil false ||<text:change-end text:change-id="ct248043032"/></text:p>
          </table:table-cell>
          <table:table-cell table:style-name="Table28.B2" office:value-type="string">
            <text:p text:style-name="P2"><text:change-start text:change-id="ct248043136"/>false<text:change-end text:change-id="ct248043136"/></text:p>
          </table:table-cell>
        </table:table-row>
        <table:table-row table:style-name="Table28.2">
          <table:table-cell table:style-name="Table28.A2" office:value-type="string">
            <text:p text:style-name="Snippet"><text:change-start text:change-id="ct248043240"/>nil true ||<text:change-end text:change-id="ct248043240"/></text:p>
          </table:table-cell>
          <table:table-cell table:style-name="Table28.B2" office:value-type="string">
            <text:p text:style-name="P2"><text:change-start text:change-id="ct248043344"/>true<text:change-end text:change-id="ct248043344"/></text:p>
          </table:table-cell>
        </table:table-row>
      </table:table>
      <text:p text:style-name="Text_20_body"/>
      <text:h text:style-name="Heading_20_1" text:outline-level="1"><text:alphabetical-index-mark-start text:id="IMark152995132"/>Numeric<text:alphabetical-index-mark-end text:id="IMark152995132"/></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48043448"/><text:change-start text:change-id="ct248043552"/>The Numeric class is the abstract base class for num<text:change-end text:change-id="ct248043552"/><text:change-start text:change-id="ct248043656"/>eric data. It is the location for the vast majority of methods that act on such data. In use, data will be instances of <text:change-end text:change-id="ct248043656"/><text:change-start text:change-id="ct248043760"/>Complex, Float, Integer (via Bignum and Fixnum), and Rational data.<text:change-end text:change-id="ct248043760"/><text:change-start text:change-id="ct248043864"/></text:p>
      <text:h text:style-name="Heading_20_2" text:outline-level="2">Specia<text:change-end text:change-id="ct248043864"/><text:change-start text:change-id="ct248043968"/>l Numeric Values</text:h>
      <text:p text:style-name="Text_20_body"><text:change-end text:change-id="ct24804396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12180624"/>-infinity<text:alphabetical-index-mark-end text:id="IMark11218062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8044072"/></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12180624"/>dpr<text:alphabetical-index-mark-end text:id="IMark11218062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8044072"/><text:change-start text:change-id="ct248048224"/></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112180624"/>e<text:alphabetical-index-mark-end text:id="IMark11218062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804822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12180624"/>epsilon<text:alphabetical-index-mark-end text:id="IMark112180624"/>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12180624"/>infinity<text:alphabetical-index-mark-end text:id="IMark11218062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12180624"/>max_float<text:alphabetical-index-mark-end text:id="IMark11218062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112180624"/>min_float<text:alphabetical-index-mark-end text:id="IMark11218062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12180624"/>nan<text:alphabetical-index-mark-end text:id="IMark11218062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804936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12180624"/>pi<text:alphabetical-index-mark-end text:id="IMark11218062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5</text:note-citation><text:note-body><text:p text:style-name="P49"><text:change-start text:change-id="ct248048328"/>In 1897, <text:change-end text:change-id="ct248048328"/>several<text:change-start text:change-id="ct248048432"/> attempt<text:change-end text:change-id="ct248048432"/>s<text:change-start text:change-id="ct248048536"/> w<text:change-end text:change-id="ct248048536"/>ere<text:change-start text:change-id="ct248048640"/> made <text:change-end text:change-id="ct248048640"/><text:change-start text:change-id="ct248048744"/>to legislate the value of pi<text:change-end text:change-id="ct248048744"/> to a number of incorrectly computed values<text:change-start text:change-id="ct248048848"/>. Fortunately, th<text:change-end text:change-id="ct248048848"/>e<text:change-start text:change-id="ct248048952"/>s<text:change-end text:change-id="ct248048952"/>e<text:change-start text:change-id="ct248049056"/> effort<text:change-end text:change-id="ct248049056"/>s<text:change-start text:change-id="ct248049160"/> w<text:change-end text:change-id="ct248049160"/>ere<text:change-start text:change-id="ct248049264"/> unsuccessful.<text:change-end text:change-id="ct248049264"/></text:p></text:note-body></text:note></text:p>
          </table:table-cell>
        </table:table-row>
      </table:table>
      <text:p text:style-name="Text_20_body"><text:change-end text:change-id="ct248049368"/></text:p>
      <text:h text:style-name="Heading_20_2" text:outline-level="2">Instance Methods</text:h>
      <text:p text:style-name="Text_20_body"><text:change text:change-id="ct248049472"/><text:change-start text:change-id="ct248049576"/></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112180624"/>*<text:alphabetical-index-mark-end text:id="IMark11218062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48049576"/><text:change text:change-id="ct24804968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8049784"/>[a_numeric a_numeric] <text:alphabetical-index-mark-start text:id="IMark112180624"/>**<text:alphabetical-index-mark-end text:id="IMark112180624"/> [a_numeric]</text:h>
            <text:p text:style-name="Text_20_body">Routing: NOS</text:p>
            <text:p text:style-name="P1"><text:change-end text:change-id="ct248049784"/><text:change-start text:change-id="ct248049888"/>The exponentiation operator is impleme<text:change-end text:change-id="ct248049888"/><text:change-start text:change-id="ct248049992"/>nted by this method. Note the the second operand, the power, is converted to a Float first.<text:change-end text:change-id="ct248049992"/></text:p>
          </table:table-cell>
          <table:covered-table-cell/>
        </table:table-row>
        <table:table-row table:style-name="Table133.1">
          <table:table-cell table:style-name="Table133.A2" office:value-type="string">
            <text:p text:style-name="P17"><text:change-start text:change-id="ct248050096"/>Code<text:change-end text:change-id="ct248050096"/></text:p>
          </table:table-cell>
          <table:table-cell table:style-name="Table133.B2" office:value-type="string">
            <text:p text:style-name="P17"><text:change-start text:change-id="ct248050200"/>Result<text:change-end text:change-id="ct248050200"/></text:p>
          </table:table-cell>
        </table:table-row>
        <table:table-row table:style-name="Table133.1">
          <table:table-cell table:style-name="Table133.A2" office:value-type="string">
            <text:p text:style-name="Snippet"><text:change-start text:change-id="ct248050304"/>2 10 **<text:change-end text:change-id="ct248050304"/></text:p>
          </table:table-cell>
          <table:table-cell table:style-name="Table133.B2" office:value-type="string">
            <text:p text:style-name="P2"><text:change-start text:change-id="ct248050408"/>1024<text:change-end text:change-id="ct248050408"/></text:p>
          </table:table-cell>
        </table:table-row>
        <table:table-row table:style-name="Table133.1">
          <table:table-cell table:style-name="Table133.A2" office:value-type="string">
            <text:p text:style-name="Snippet"><text:change-start text:change-id="ct248050512"/>3 4 **<text:change-end text:change-id="ct248050512"/></text:p>
          </table:table-cell>
          <table:table-cell table:style-name="Table133.B2" office:value-type="string">
            <text:p text:style-name="P2"><text:change-start text:change-id="ct248050616"/>81<text:change-end text:change-id="ct248050616"/></text:p>
          </table:table-cell>
        </table:table-row>
        <table:table-row table:style-name="Table133.1">
          <table:table-cell table:style-name="Table133.A2" office:value-type="string">
            <text:p text:style-name="Snippet"><text:change-start text:change-id="ct248050720"/>2 1/2 <text:change-end text:change-id="ct248050720"/><text:change-start text:change-id="ct248050824"/>**<text:change-end text:change-id="ct248050824"/></text:p>
          </table:table-cell>
          <table:table-cell table:style-name="Table133.B2" office:value-type="string">
            <text:p text:style-name="P2"><text:change-start text:change-id="ct248050928"/>1.4142135623730951<text:change-end text:change-id="ct248050928"/></text:p>
          </table:table-cell>
        </table:table-row>
      </table:table>
      <text:p text:style-name="Text_20_body"/>
      <text:p text:style-name="Text_20_body"><text:change text:change-id="ct24805103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8051136"/>[a_numeric a_numeric] <text:alphabetical-index-mark-start text:id="IMark112180624"/>+<text:alphabetical-index-mark-end text:id="IMark112180624"/> [a_numeric]</text:h>
            <text:p text:style-name="Text_20_body">Routing: NOS</text:p>
            <text:p text:style-name="P1">The addition operator is implemented by this method.<text:change-end text:change-id="ct248051136"/></text:p>
          </table:table-cell>
          <table:covered-table-cell/>
        </table:table-row>
        <table:table-row table:style-name="Table134.1">
          <table:table-cell table:style-name="Table134.A2" office:value-type="string">
            <text:p text:style-name="P17"><text:change-start text:change-id="ct248051240"/>Code<text:change-end text:change-id="ct248051240"/></text:p>
          </table:table-cell>
          <table:table-cell table:style-name="Table134.B2" office:value-type="string">
            <text:p text:style-name="P17"><text:change-start text:change-id="ct248051344"/>Result<text:change-end text:change-id="ct248051344"/></text:p>
          </table:table-cell>
        </table:table-row>
        <table:table-row table:style-name="Table134.1">
          <table:table-cell table:style-name="Table134.A2" office:value-type="string">
            <text:p text:style-name="Snippet"><text:change-start text:change-id="ct248051448"/>1 1 +<text:change-end text:change-id="ct248051448"/></text:p>
          </table:table-cell>
          <table:table-cell table:style-name="Table134.B2" office:value-type="string">
            <text:p text:style-name="P2"><text:change-start text:change-id="ct248051552"/>2<text:change-end text:change-id="ct248051552"/></text:p>
          </table:table-cell>
        </table:table-row>
        <table:table-row table:style-name="Table134.1">
          <table:table-cell table:style-name="Table134.A2" office:value-type="string">
            <text:p text:style-name="Snippet"><text:change-start text:change-id="ct248051656"/>1.0 7.2 +<text:change-end text:change-id="ct248051656"/></text:p>
          </table:table-cell>
          <table:table-cell table:style-name="Table134.B2" office:value-type="string">
            <text:p text:style-name="P2"><text:change-start text:change-id="ct248051760"/>8.2<text:change-end text:change-id="ct248051760"/></text:p>
          </table:table-cell>
        </table:table-row>
        <table:table-row table:style-name="Table134.1">
          <table:table-cell table:style-name="Table134.A2" office:value-type="string">
            <text:p text:style-name="Snippet"><text:change-start text:change-id="ct248051864"/>1/2<text:change-end text:change-id="ct248051864"/><text:change-start text:change-id="ct248051968"/> 1/3 +<text:change-end text:change-id="ct248051968"/></text:p>
          </table:table-cell>
          <table:table-cell table:style-name="Table134.B2" office:value-type="string">
            <text:p text:style-name="P2"><text:change-start text:change-id="ct248052072"/>5/6<text:change-end text:change-id="ct248052072"/></text:p>
          </table:table-cell>
        </table:table-row>
        <table:table-row table:style-name="Table134.1">
          <table:table-cell table:style-name="Table134.A2" office:value-type="string">
            <text:p text:style-name="Snippet"><text:change-start text:change-id="ct248052176"/>1+2i 1+3i<text:change-end text:change-id="ct248052176"/><text:change-start text:change-id="ct248052320"/> +<text:change-end text:change-id="ct248052320"/></text:p>
          </table:table-cell>
          <table:table-cell table:style-name="Table134.B2" office:value-type="string">
            <text:p text:style-name="P2"><text:change-start text:change-id="ct248052424"/>2+5i<text:change-end text:change-id="ct248052424"/></text:p>
          </table:table-cell>
        </table:table-row>
      </table:table>
      <text:p text:style-name="Text_20_body"><text:change text:change-id="ct248052528"/><text:change-start text:change-id="ct24805263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12180624"/>-<text:alphabetical-index-mark-end text:id="IMark11218062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8052632"/><text:change text:change-id="ct248052840"/><text:change text:change-id="ct248052736"/><text:change-start text:change-id="ct24805294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12180624"/>.1/x<text:alphabetical-index-mark-end text:id="IMark11218062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8052944"/><text:change text:change-id="ct248053048"/><text:change-start text:change-id="ct24805315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12180624"/>.10**<text:alphabetical-index-mark-end text:id="IMark112180624"/>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8053152"/><text:change text:change-id="ct248053256"/><text:change-start text:change-id="ct24805336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12180624"/>.2**<text:alphabetical-index-mark-end text:id="IMark112180624"/>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8053360"/><text:change text:change-id="ct248053568"/><text:change text:change-id="ct248053464"/><text:change-start text:change-id="ct24805367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12180624"/>.abs<text:alphabetical-index-mark-end text:id="IMark11218062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8053672"/><text:change text:change-id="ct24805377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8053880"/>[a_numeric] <text:alphabetical-index-mark-start text:id="IMark112180624"/>.acos<text:alphabetical-index-mark-end text:id="IMark112180624"/> [a_float]</text:h>
            <text:p text:style-name="Text_20_body">Routing: TOS</text:p>
            <text:p text:style-name="P1">This method computes the arc-cosine (cos(x)<text:span text:style-name="T11">-1</text:span>) of the value. That is it computes the angle in radians <text:change-end text:change-id="ct248053880"/><text:change-start text:change-id="ct248054296"/>whose cosine is the argument<text:note text:id="ftn65" text:note-class="footnote"><text:note-citation>66</text:note-citation><text:note-body><text:p text:style-name="Footnote"><text:change-start text:change-id="ct248053984"/>Please s<text:change-end text:change-id="ct248053984"/><text:change-start text:change-id="ct248054088"/>ee <text:a xlink:type="simple" xlink:href="http://en.wikipedia.org/wiki/Inverse_trigonometric_functions" text:style-name="Internet_20_link" text:visited-style-name="Visited_20_Internet_20_Link">http://en.wikipedia.org/wiki/Inverse_trigonometric_functions</text:a> for m<text:change-end text:change-id="ct248054088"/><text:change-start text:change-id="ct248054192"/>ore details on inverse trigonometric functions.<text:change-end text:change-id="ct248054192"/></text:p></text:note-body></text:note>.<text:change-end text:change-id="ct248054296"/><text:change-start text:change-id="ct248054400"/> <text:span text:style-name="T11"><text:s text:c="11"/></text:span><text:change-end text:change-id="ct248054400"/></text:p>
          </table:table-cell>
          <table:covered-table-cell/>
        </table:table-row>
        <table:table-row table:style-name="Table140.1">
          <table:table-cell table:style-name="Table140.A2" office:value-type="string">
            <text:p text:style-name="P17"><text:change-start text:change-id="ct248054504"/>Code<text:change-end text:change-id="ct248054504"/></text:p>
          </table:table-cell>
          <table:table-cell table:style-name="Table140.B2" office:value-type="string">
            <text:p text:style-name="P17"><text:change-start text:change-id="ct248054608"/>Result<text:change-end text:change-id="ct248054608"/></text:p>
          </table:table-cell>
        </table:table-row>
        <table:table-row table:style-name="Table140.1">
          <table:table-cell table:style-name="Table140.A2" office:value-type="string">
            <text:p text:style-name="Snippet"><text:change-start text:change-id="ct248054712"/>1 .acos<text:change-end text:change-id="ct248054712"/></text:p>
          </table:table-cell>
          <table:table-cell table:style-name="Table140.B2" office:value-type="string">
            <text:p text:style-name="P2"><text:change-start text:change-id="ct248054816"/>0.0<text:change-end text:change-id="ct248054816"/></text:p>
          </table:table-cell>
        </table:table-row>
        <table:table-row table:style-name="Table140.1">
          <table:table-cell table:style-name="Table140.A2" office:value-type="string">
            <text:p text:style-name="Snippet"><text:change-start text:change-id="ct248054920"/>0 .acos<text:change-end text:change-id="ct248054920"/></text:p>
          </table:table-cell>
          <table:table-cell table:style-name="Table140.B2" office:value-type="string">
            <text:p text:style-name="P2"><text:change-start text:change-id="ct248055024"/>1.5707963267948966<text:change-end text:change-id="ct248055024"/></text:p>
          </table:table-cell>
        </table:table-row>
      </table:table>
      <text:p text:style-name="Text_20_body"><text:change text:change-id="ct24805512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8055440"/>[a_numeric] <text:alphabetical-index-mark-start text:id="IMark112180624"/>.acosh<text:alphabetical-index-mark-end text:id="IMark112180624"/>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7</text:note-citation><text:note-body><text:p text:style-name="Footnote"><text:change-start text:change-id="ct24805523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8055232"/><text:change-start text:change-id="ct248055336"/>bolic trigonometric functions.<text:change-end text:change-id="ct248055336"/></text:p></text:note-body></text:note>.<text:change-end text:change-id="ct248055440"/></text:p>
          </table:table-cell>
          <table:covered-table-cell/>
        </table:table-row>
        <table:table-row table:style-name="Table141.1">
          <table:table-cell table:style-name="Table141.A2" office:value-type="string">
            <text:p text:style-name="P17"><text:change-start text:change-id="ct248055544"/>Code<text:change-end text:change-id="ct248055544"/></text:p>
          </table:table-cell>
          <table:table-cell table:style-name="Table141.B2" office:value-type="string">
            <text:p text:style-name="P17"><text:change-start text:change-id="ct248055648"/>Result<text:change-end text:change-id="ct24805564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805575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8055856"/>[a_numeric] <text:alphabetical-index-mark-start text:id="IMark112180624"/>.angle<text:alphabetical-index-mark-end text:id="IMark112180624"/> [a_float]</text:h>
            <text:p text:style-name="Text_20_body">Routing:<text:change-end text:change-id="ct248055856"/> TOS<text:change-start text:change-id="ct248055960"/></text:p>
            <text:p text:style-name="P1"><text:change-end text:change-id="ct24805596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48056064"/>Code<text:change-end text:change-id="ct248056064"/></text:p>
          </table:table-cell>
          <table:table-cell table:style-name="Table142.B2" office:value-type="string">
            <text:p text:style-name="P17"><text:change-start text:change-id="ct248056168"/>Result<text:change-end text:change-id="ct24805616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805627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8056416"/>[a_numeric] <text:alphabetical-index-mark-start text:id="IMark112180624"/>.asin<text:alphabetical-index-mark-end text:id="IMark112180624"/> [a_<text:change-end text:change-id="ct248056416"/>float<text:change-start text:change-id="ct248056520"/>]</text:h>
            <text:p text:style-name="Text_20_body">Routing:<text:change-end text:change-id="ct248056520"/> TOS<text:change-start text:change-id="ct248056624"/></text:p>
            <text:p text:style-name="P1"><text:change-end text:change-id="ct248056624"/>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48056728"/>Code<text:change-end text:change-id="ct248056728"/></text:p>
          </table:table-cell>
          <table:table-cell table:style-name="Table143.B2" office:value-type="string">
            <text:p text:style-name="P17"><text:change-start text:change-id="ct248056832"/>Result<text:change-end text:change-id="ct24805683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8056936"/></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8057040"/>[a_numeric] <text:alphabetical-index-mark-start text:id="IMark112180624"/>.asinh<text:alphabetical-index-mark-end text:id="IMark112180624"/> [a_<text:change-end text:change-id="ct248057040"/>float<text:change-start text:change-id="ct248057144"/>]</text:h>
            <text:p text:style-name="Text_20_body">Routing:<text:change-end text:change-id="ct248057144"/> TOS<text:change-start text:change-id="ct248057248"/></text:p>
            <text:p text:style-name="P1"><text:change-end text:change-id="ct248057248"/>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48057352"/>Code<text:change-end text:change-id="ct248057352"/></text:p>
          </table:table-cell>
          <table:table-cell table:style-name="Table144.B2" office:value-type="string">
            <text:p text:style-name="P17"><text:change-start text:change-id="ct248057456"/>Result<text:change-end text:change-id="ct24805745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805756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8057664"/>[a_numeric] <text:alphabetical-index-mark-start text:id="IMark112180624"/>.atan<text:alphabetical-index-mark-end text:id="IMark112180624"/> [a_<text:change-end text:change-id="ct248057664"/>float<text:change-start text:change-id="ct248057768"/>]</text:h>
            <text:p text:style-name="Text_20_body">Routing:<text:change-end text:change-id="ct248057768"/> TOS<text:change-start text:change-id="ct248057872"/></text:p>
            <text:p text:style-name="P1"><text:change-end text:change-id="ct248057872"/>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48057976"/>Code<text:change-end text:change-id="ct248057976"/></text:p>
          </table:table-cell>
          <table:table-cell table:style-name="Table145.B2" office:value-type="string">
            <text:p text:style-name="P17"><text:change-start text:change-id="ct248058080"/>Result<text:change-end text:change-id="ct24805808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805818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8058288"/>[a_numeric a_numeric] <text:alphabetical-index-mark-start text:id="IMark112180624"/>.atan2<text:alphabetical-index-mark-end text:id="IMark112180624"/> [a_<text:change-end text:change-id="ct248058288"/>float<text:change-start text:change-id="ct248058392"/>]</text:h>
            <text:p text:style-name="Text_20_body">Routing:<text:change-end text:change-id="ct248058392"/> TOS<text:change-start text:change-id="ct248058496"/></text:p>
            <text:p text:style-name="P1"><text:change-end text:change-id="ct24805849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48058600"/>Code<text:change-end text:change-id="ct248058600"/></text:p>
          </table:table-cell>
          <table:table-cell table:style-name="Table146.B2" office:value-type="string">
            <text:p text:style-name="P17"><text:change-start text:change-id="ct248058704"/>Result<text:change-end text:change-id="ct24805870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8058912"/><text:change text:change-id="ct248058808"/></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8059016"/>[a_numeric] <text:alphabetical-index-mark-start text:id="IMark112180624"/>.atanh<text:alphabetical-index-mark-end text:id="IMark112180624"/> [a_<text:change-end text:change-id="ct248059016"/>float<text:change-start text:change-id="ct248059120"/>]</text:h>
            <text:p text:style-name="Text_20_body">Routing:<text:change-end text:change-id="ct248059120"/> TOS<text:change-start text:change-id="ct248059224"/></text:p>
            <text:p text:style-name="P1"><text:change-end text:change-id="ct248059224"/>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48059328"/>Code<text:change-end text:change-id="ct248059328"/></text:p>
          </table:table-cell>
          <table:table-cell table:style-name="Table147.B2" office:value-type="string">
            <text:p text:style-name="P17"><text:change-start text:change-id="ct248059432"/>Result<text:change-end text:change-id="ct24805943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805953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8059640"/>[a_numeric a_numeric] <text:alphabetical-index-mark-start text:id="IMark112180624"/>.c2p<text:alphabetical-index-mark-end text:id="IMark112180624"/> [a_<text:change-end text:change-id="ct248059640"/>float<text:change-start text:change-id="ct248059744"/> a_<text:change-end text:change-id="ct248059744"/>float<text:change-start text:change-id="ct248059848"/>]</text:h>
            <text:p text:style-name="Text_20_body">Routing: TOS</text:p>
            <text:p text:style-name="P1"><text:change-end text:change-id="ct24805984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48059952"/>Code<text:change-end text:change-id="ct248059952"/></text:p>
          </table:table-cell>
          <table:table-cell table:style-name="Table148.B2" office:value-type="string">
            <text:p text:style-name="P17"><text:change-start text:change-id="ct248060056"/>Result<text:change-end text:change-id="ct24806005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8060264"/><text:change text:change-id="ct24806016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8060368"/>[a_numeric] <text:alphabetical-index-mark-start text:id="IMark112180624"/>.cbrt<text:alphabetical-index-mark-end text:id="IMark112180624"/> [a_<text:change-end text:change-id="ct248060368"/>float<text:change-start text:change-id="ct248060512"/>]</text:h>
            <text:p text:style-name="Text_20_body">Routing:<text:change-end text:change-id="ct248060512"/> TOS<text:change-start text:change-id="ct248060616"/></text:p>
            <text:p text:style-name="P1"><text:change-end text:change-id="ct248060616"/>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48060720"/>Code<text:change-end text:change-id="ct248060720"/></text:p>
          </table:table-cell>
          <table:table-cell table:style-name="Table149.B2" office:value-type="string">
            <text:p text:style-name="P17"><text:change-start text:change-id="ct248060824"/>Result<text:change-end text:change-id="ct24806082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806092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8061032"/>[a_numeric] <text:alphabetical-index-mark-start text:id="IMark112180624"/>.ceil<text:alphabetical-index-mark-end text:id="IMark112180624"/> [a<text:change-end text:change-id="ct248061032"/>n<text:change-start text:change-id="ct248061136"/>_<text:change-end text:change-id="ct248061136"/>integer<text:change-start text:change-id="ct248061240"/>]</text:h>
            <text:p text:style-name="Text_20_body">Routing:<text:change-end text:change-id="ct248061240"/> TOS<text:change-start text:change-id="ct248061344"/></text:p>
            <text:p text:style-name="P1"><text:change-end text:change-id="ct248061344"/>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48061448"/>Code<text:change-end text:change-id="ct248061448"/></text:p>
          </table:table-cell>
          <table:table-cell table:style-name="Table150.B2" office:value-type="string">
            <text:p text:style-name="P17"><text:change-start text:change-id="ct248061552"/>Result<text:change-end text:change-id="ct24806155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8061656"/></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8061760"/>[a_numeric] <text:alphabetical-index-mark-start text:id="IMark112180624"/>.conjugate<text:alphabetical-index-mark-end text:id="IMark112180624"/> [a_numeric]</text:h>
            <text:p text:style-name="Text_20_body">Routing:<text:change-end text:change-id="ct248061760"/> TOS<text:change-start text:change-id="ct248061864"/></text:p>
            <text:p text:style-name="P1"><text:change-end text:change-id="ct248061864"/>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48061968"/>Code<text:change-end text:change-id="ct248061968"/></text:p>
          </table:table-cell>
          <table:table-cell table:style-name="Table151.B2" office:value-type="string">
            <text:p text:style-name="P17"><text:change-start text:change-id="ct248062072"/>Result<text:change-end text:change-id="ct24806207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806217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8062280"/>[a_numeric] <text:alphabetical-index-mark-start text:id="IMark112180624"/>.cos<text:alphabetical-index-mark-end text:id="IMark112180624"/> [a_<text:change-end text:change-id="ct248062280"/>float<text:change-start text:change-id="ct248062384"/>]</text:h>
            <text:p text:style-name="Text_20_body">Routing:<text:change-end text:change-id="ct248062384"/> TOS<text:change-start text:change-id="ct248062488"/></text:p>
            <text:p text:style-name="P1"><text:change-end text:change-id="ct248062488"/>This method computes the cosine<text:note text:id="ftn68"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48062592"/>Code<text:change-end text:change-id="ct248062592"/></text:p>
          </table:table-cell>
          <table:table-cell table:style-name="Table152.B2" office:value-type="string">
            <text:p text:style-name="P17"><text:change-start text:change-id="ct248062696"/>Result<text:change-end text:change-id="ct24806269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8062904"/><text:change text:change-id="ct24806280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8063008"/>[a_numeric] <text:alphabetical-index-mark-start text:id="IMark112180624"/>.cosh<text:alphabetical-index-mark-end text:id="IMark112180624"/> [a_<text:change-end text:change-id="ct248063008"/>float<text:change-start text:change-id="ct248063112"/>]</text:h>
            <text:p text:style-name="Text_20_body">Routing:<text:change-end text:change-id="ct248063112"/> TOS<text:change-start text:change-id="ct248063216"/></text:p>
            <text:p text:style-name="P1"><text:change-end text:change-id="ct248063216"/>This method computes the hyperbolic-cosine<text:note text:id="ftn69"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48063320"/>Code<text:change-end text:change-id="ct248063320"/></text:p>
          </table:table-cell>
          <table:table-cell table:style-name="Table153.B2" office:value-type="string">
            <text:p text:style-name="P17"><text:change-start text:change-id="ct248063424"/>Result<text:change-end text:change-id="ct24806342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806352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8063632"/>[a_numeric] <text:alphabetical-index-mark-start text:id="IMark112180624"/>.cube<text:alphabetical-index-mark-end text:id="IMark112180624"/> [a_numeric]</text:h>
            <text:p text:style-name="Text_20_body">Routing:<text:change-end text:change-id="ct248063632"/> TOS<text:change-start text:change-id="ct248063736"/></text:p>
            <text:p text:style-name="P1"><text:change-end text:change-id="ct248063736"/>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48063840"/>Code<text:change-end text:change-id="ct248063840"/></text:p>
          </table:table-cell>
          <table:table-cell table:style-name="Table154.B2" office:value-type="string">
            <text:p text:style-name="P17"><text:change-start text:change-id="ct248063944"/>Result<text:change-end text:change-id="ct24806394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8064048"/></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8064152"/>[a_numeric] <text:alphabetical-index-mark-start text:id="IMark112180624"/>.d2r<text:alphabetical-index-mark-end text:id="IMark112180624"/> [a_<text:change-end text:change-id="ct248064152"/>float<text:change-start text:change-id="ct248064256"/>]</text:h>
            <text:p text:style-name="Text_20_body">Routing:<text:change-end text:change-id="ct248064256"/> TOS<text:change-start text:change-id="ct248064360"/></text:p>
            <text:p text:style-name="P1"><text:change-end text:change-id="ct248064360"/>This method converts the argument number from degrees to radians.</text:p>
          </table:table-cell>
          <table:covered-table-cell/>
        </table:table-row>
        <table:table-row table:style-name="Table155.1">
          <table:table-cell table:style-name="Table155.A2" office:value-type="string">
            <text:p text:style-name="P17"><text:change-start text:change-id="ct248064464"/>Code<text:change-end text:change-id="ct248064464"/></text:p>
          </table:table-cell>
          <table:table-cell table:style-name="Table155.B2" office:value-type="string">
            <text:p text:style-name="P17"><text:change-start text:change-id="ct248064608"/>Result<text:change-end text:change-id="ct24806460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8064712"/></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48064816"/>[a_numeric] <text:alphabetical-index-mark-start text:id="IMark112180624"/>.denominator<text:alphabetical-index-mark-end text:id="IMark112180624"/> [a<text:change-end text:change-id="ct248064816"/>n<text:change-start text:change-id="ct248064920"/>_<text:change-end text:change-id="ct248064920"/>integer<text:change-start text:change-id="ct248065024"/>]</text:h>
            <text:p text:style-name="Text_20_body">Routing:<text:change-end text:change-id="ct248065024"/> TOS<text:change-start text:change-id="ct248065128"/></text:p>
            <text:p text:style-name="P1"><text:change-end text:change-id="ct24806512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48065232"/>Code<text:change-end text:change-id="ct248065232"/></text:p>
          </table:table-cell>
          <table:table-cell table:style-name="Table156.B2" office:value-type="string">
            <text:p text:style-name="P17"><text:change-start text:change-id="ct248065336"/>Result<text:change-end text:change-id="ct24806533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806544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8065544"/>[a_numeric] <text:alphabetical-index-mark-start text:id="IMark112180624"/>.e**<text:alphabetical-index-mark-end text:id="IMark112180624"/> [a_<text:change-end text:change-id="ct248065544"/>float<text:change-start text:change-id="ct248065648"/>]</text:h>
            <text:p text:style-name="Text_20_body">Routing:<text:change-end text:change-id="ct248065648"/> TOS<text:change-start text:change-id="ct248065752"/></text:p>
            <text:p text:style-name="P1"><text:change-end text:change-id="ct248065752"/>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48065856"/>Code<text:change-end text:change-id="ct248065856"/></text:p>
          </table:table-cell>
          <table:table-cell table:style-name="Table157.B2" office:value-type="string">
            <text:p text:style-name="P17"><text:change-start text:change-id="ct248065960"/>Result<text:change-end text:change-id="ct24806596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806606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8066168"/>[a_numeric] <text:alphabetical-index-mark-start text:id="IMark112180624"/>.emit<text:alphabetical-index-mark-end text:id="IMark112180624"/> []</text:h>
            <text:p text:style-name="Text_20_body">Routing:<text:change-end text:change-id="ct248066168"/> TOS<text:change-start text:change-id="ct248066272"/></text:p>
            <text:p text:style-name="P1"><text:change-end text:change-id="ct248066272"/>This method emits a character with the code of numeric argument.</text:p>
          </table:table-cell>
          <table:covered-table-cell/>
        </table:table-row>
        <table:table-row table:style-name="Table158.1">
          <table:table-cell table:style-name="Table158.A2" office:value-type="string">
            <text:p text:style-name="P17"><text:change-start text:change-id="ct248066376"/>Code<text:change-end text:change-id="ct248066376"/></text:p>
          </table:table-cell>
          <table:table-cell table:style-name="Table158.B2" office:value-type="string">
            <text:p text:style-name="P17"><text:change-start text:change-id="ct248066480"/>Result<text:change-end text:change-id="ct24806648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8066688"/><text:change text:change-id="ct248066584"/></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8066792"/>[a_numeric] <text:alphabetical-index-mark-start text:id="IMark112180624"/>.floor<text:alphabetical-index-mark-end text:id="IMark112180624"/> [a<text:change-end text:change-id="ct248066792"/>n<text:change-start text:change-id="ct248066896"/>_<text:change-end text:change-id="ct248066896"/>integer<text:change-start text:change-id="ct248067000"/>]</text:h>
            <text:p text:style-name="Text_20_body">Routing:<text:change-end text:change-id="ct248067000"/> TOS<text:change-start text:change-id="ct248067104"/></text:p>
            <text:p text:style-name="P1"><text:change-end text:change-id="ct248067104"/>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48067208"/>Code<text:change-end text:change-id="ct248067208"/></text:p>
          </table:table-cell>
          <table:table-cell table:style-name="Table159.B2" office:value-type="string">
            <text:p text:style-name="P17"><text:change-start text:change-id="ct248067312"/>Result<text:change-end text:change-id="ct24806731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806741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8067520"/>[a_numeric a_numeric] <text:alphabetical-index-mark-start text:id="IMark112180624"/>.hypot<text:alphabetical-index-mark-end text:id="IMark112180624"/> [a_<text:change-end text:change-id="ct248067520"/>float<text:change-start text:change-id="ct248067624"/>]</text:h>
            <text:p text:style-name="Text_20_body">Routing:<text:change-end text:change-id="ct248067624"/> TOS<text:change-start text:change-id="ct248067728"/></text:p>
            <text:p text:style-name="P1"><text:change-end text:change-id="ct248067728"/>Given two lengths, this method computes the length of the hypotenuse. </text:p>
          </table:table-cell>
          <table:covered-table-cell/>
        </table:table-row>
        <table:table-row table:style-name="Table160.1">
          <table:table-cell table:style-name="Table160.A2" office:value-type="string">
            <text:p text:style-name="P17"><text:change-start text:change-id="ct248067832"/>Code<text:change-end text:change-id="ct248067832"/></text:p>
          </table:table-cell>
          <table:table-cell table:style-name="Table160.B2" office:value-type="string">
            <text:p text:style-name="P17"><text:change-start text:change-id="ct248067936"/>Result<text:change-end text:change-id="ct24806793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806804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8068144"/>[a_numeric] <text:alphabetical-index-mark-start text:id="IMark112180624"/>.imaginary<text:alphabetical-index-mark-end text:id="IMark112180624"/> [a_numeric]</text:h>
            <text:p text:style-name="Text_20_body">Routing:<text:change-end text:change-id="ct248068144"/> TOS<text:change-start text:change-id="ct248068248"/></text:p>
            <text:p text:style-name="P1"><text:change-end text:change-id="ct24806824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48068352"/>Code<text:change-end text:change-id="ct248068352"/></text:p>
          </table:table-cell>
          <table:table-cell table:style-name="Table161.B2" office:value-type="string">
            <text:p text:style-name="P17"><text:change-start text:change-id="ct248068456"/>Result<text:change-end text:change-id="ct24806845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806856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8068704"/>[a_numeric] <text:alphabetical-index-mark-start text:id="IMark112180624"/>.ln<text:alphabetical-index-mark-end text:id="IMark112180624"/> [a_<text:change-end text:change-id="ct248068704"/>float<text:change-start text:change-id="ct248068808"/>]</text:h>
            <text:p text:style-name="Text_20_body">Routing:<text:change-end text:change-id="ct248068808"/> TOS<text:change-start text:change-id="ct248068912"/></text:p>
            <text:p text:style-name="P1"><text:change-end text:change-id="ct248068912"/>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48069016"/>Code<text:change-end text:change-id="ct248069016"/></text:p>
          </table:table-cell>
          <table:table-cell table:style-name="Table162.B2" office:value-type="string">
            <text:p text:style-name="P17"><text:change-start text:change-id="ct248069120"/>Result<text:change-end text:change-id="ct24806912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8069224"/></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8069328"/>[a_numeric] <text:alphabetical-index-mark-start text:id="IMark112180624"/>.log10<text:alphabetical-index-mark-end text:id="IMark112180624"/> [a_<text:change-end text:change-id="ct248069328"/>float<text:change-start text:change-id="ct248069432"/>]</text:h>
            <text:p text:style-name="Text_20_body">Routing:<text:change-end text:change-id="ct248069432"/> TOS<text:change-start text:change-id="ct248069536"/></text:p>
            <text:p text:style-name="P1"><text:change-end text:change-id="ct248069536"/>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48069640"/>Code<text:change-end text:change-id="ct248069640"/></text:p>
          </table:table-cell>
          <table:table-cell table:style-name="Table163.B2" office:value-type="string">
            <text:p text:style-name="P17"><text:change-start text:change-id="ct248069744"/>Result<text:change-end text:change-id="ct24806974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806984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8069952"/>[a_numeric] <text:alphabetical-index-mark-start text:id="IMark112180624"/>.log2<text:alphabetical-index-mark-end text:id="IMark112180624"/> [a_<text:change-end text:change-id="ct248069952"/>float<text:change-start text:change-id="ct248070056"/>]</text:h>
            <text:p text:style-name="Text_20_body">Routing:<text:change-end text:change-id="ct248070056"/> TOS<text:change-start text:change-id="ct248070160"/></text:p>
            <text:p text:style-name="P1"><text:change-end text:change-id="ct248070160"/>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48070264"/>Code<text:change-end text:change-id="ct248070264"/></text:p>
          </table:table-cell>
          <table:table-cell table:style-name="Table164.B2" office:value-type="string">
            <text:p text:style-name="P17"><text:change-start text:change-id="ct248070368"/>Result<text:change-end text:change-id="ct248070368"/></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807047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8070576"/>[a_numeric] <text:alphabetical-index-mark-start text:id="IMark112180624"/>.magnitude<text:alphabetical-index-mark-end text:id="IMark112180624"/> [a_numeric]</text:h>
            <text:p text:style-name="Text_20_body">Routing:<text:change-end text:change-id="ct248070576"/> TOS<text:change-start text:change-id="ct248070680"/></text:p>
            <text:p text:style-name="P1"><text:change-end text:change-id="ct24807068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48070784"/>Code<text:change-end text:change-id="ct248070784"/></text:p>
          </table:table-cell>
          <table:table-cell table:style-name="Table165.B2" office:value-type="string">
            <text:p text:style-name="P17"><text:change-start text:change-id="ct248070888"/>Result<text:change-end text:change-id="ct24807088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8070992"/></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48071096"/>[a_numeric] <text:alphabetical-index-mark-start text:id="IMark112180624"/>.numerator<text:alphabetical-index-mark-end text:id="IMark112180624"/> [a_numeric]</text:h>
            <text:p text:style-name="Text_20_body">Routing:<text:change-end text:change-id="ct248071096"/> TOS<text:change-start text:change-id="ct248071200"/></text:p>
            <text:p text:style-name="P1"><text:change-end text:change-id="ct24807120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48071304"/>Code<text:change-end text:change-id="ct248071304"/></text:p>
          </table:table-cell>
          <table:table-cell table:style-name="Table166.B2" office:value-type="string">
            <text:p text:style-name="P17"><text:change-start text:change-id="ct248071408"/>Result<text:change-end text:change-id="ct24807140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8071616"/><text:change text:change-id="ct24807151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8071720"/>[a_numeric a_numeric] <text:alphabetical-index-mark-start text:id="IMark112180624"/>.p2c<text:alphabetical-index-mark-end text:id="IMark112180624"/> [a_<text:change-end text:change-id="ct248071720"/>float<text:change-start text:change-id="ct248071824"/> a_<text:change-end text:change-id="ct248071824"/>float<text:change-start text:change-id="ct248071928"/>]</text:h>
            <text:p text:style-name="Text_20_body">Routing:<text:change-end text:change-id="ct248071928"/> TOS<text:change-start text:change-id="ct248072032"/></text:p>
            <text:p text:style-name="P1"><text:change-end text:change-id="ct24807203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48072136"/>Code<text:change-end text:change-id="ct248072136"/></text:p>
          </table:table-cell>
          <table:table-cell table:style-name="Table167.B2" office:value-type="string">
            <text:p text:style-name="P17"><text:change-start text:change-id="ct248072240"/>Result<text:change-end text:change-id="ct24807224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807234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8072448"/>[a_numeric] <text:alphabetical-index-mark-start text:id="IMark112180624"/>.polar<text:alphabetical-index-mark-end text:id="IMark112180624"/> [a_<text:change-end text:change-id="ct248072448"/>float<text:change-start text:change-id="ct248072552"/> a_<text:change-end text:change-id="ct248072552"/>float<text:change-start text:change-id="ct248072656"/>]</text:h>
            <text:p text:style-name="Text_20_body">Routing:<text:change-end text:change-id="ct248072656"/> TOS<text:change-start text:change-id="ct248076808"/></text:p>
            <text:p text:style-name="P1"><text:change-end text:change-id="ct24807680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48076912"/>Code<text:change-end text:change-id="ct248076912"/></text:p>
          </table:table-cell>
          <table:table-cell table:style-name="Table168.B2" office:value-type="string">
            <text:p text:style-name="P17"><text:change-start text:change-id="ct248077016"/>Result<text:change-end text:change-id="ct24807701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807712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8077224"/>[a_numeric] <text:alphabetical-index-mark-start text:id="IMark112180624"/>.r2d<text:alphabetical-index-mark-end text:id="IMark112180624"/> [a_<text:change-end text:change-id="ct248077224"/>float<text:change-start text:change-id="ct248077328"/>]</text:h>
            <text:p text:style-name="Text_20_body">Routing:<text:change-end text:change-id="ct248077328"/> TOS<text:change-start text:change-id="ct248077432"/></text:p>
            <text:p text:style-name="P1"><text:change-end text:change-id="ct248077432"/>Convert a angle value from radians to degrees.</text:p>
          </table:table-cell>
          <table:covered-table-cell/>
        </table:table-row>
        <table:table-row table:style-name="Table169.1">
          <table:table-cell table:style-name="Table169.A2" office:value-type="string">
            <text:p text:style-name="P17"><text:change-start text:change-id="ct248077536"/>Code<text:change-end text:change-id="ct248077536"/></text:p>
          </table:table-cell>
          <table:table-cell table:style-name="Table169.B2" office:value-type="string">
            <text:p text:style-name="P17"><text:change-start text:change-id="ct248077640"/>Result<text:change-end text:change-id="ct24807764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4807774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8077848"/>[a_numeric] <text:alphabetical-index-mark-start text:id="IMark112180624"/>.real<text:alphabetical-index-mark-end text:id="IMark112180624"/> [a_numeric]</text:h>
            <text:p text:style-name="Text_20_body">Routing:<text:change-end text:change-id="ct248077848"/> TOS<text:change-start text:change-id="ct248077952"/></text:p>
            <text:p text:style-name="P1"><text:change-end text:change-id="ct24807795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48078056"/>Code<text:change-end text:change-id="ct248078056"/></text:p>
          </table:table-cell>
          <table:table-cell table:style-name="Table170.B2" office:value-type="string">
            <text:p text:style-name="P17"><text:change-start text:change-id="ct248078160"/>Result<text:change-end text:change-id="ct24807816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807826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8078368"/>[a_numeric] <text:alphabetical-index-mark-start text:id="IMark112180624"/>.round<text:alphabetical-index-mark-end text:id="IMark112180624"/> [a<text:change-end text:change-id="ct248078368"/>n<text:change-start text:change-id="ct248078472"/>_<text:change-end text:change-id="ct248078472"/>integer<text:change-start text:change-id="ct248078576"/>]</text:h>
            <text:p text:style-name="Text_20_body">Routing:<text:change-end text:change-id="ct248078576"/> TOS<text:change-start text:change-id="ct248078680"/></text:p>
            <text:p text:style-name="P1"><text:change-end text:change-id="ct248078680"/>This method rounds the argument number to the nearest integer.</text:p>
          </table:table-cell>
          <table:covered-table-cell/>
        </table:table-row>
        <table:table-row table:style-name="Table171.1">
          <table:table-cell table:style-name="Table171.A2" office:value-type="string">
            <text:p text:style-name="P17"><text:change-start text:change-id="ct248078784"/>Code<text:change-end text:change-id="ct248078784"/></text:p>
          </table:table-cell>
          <table:table-cell table:style-name="Table171.B2" office:value-type="string">
            <text:p text:style-name="P17"><text:change-start text:change-id="ct248078888"/>Result<text:change-end text:change-id="ct24807888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4807899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8079096"/>[a_numeric] <text:alphabetical-index-mark-start text:id="IMark112180624"/>.sin<text:alphabetical-index-mark-end text:id="IMark112180624"/> [a_<text:change-end text:change-id="ct248079096"/>float<text:change-start text:change-id="ct248079200"/>]</text:h>
            <text:p text:style-name="Text_20_body">Routing:<text:change-end text:change-id="ct248079200"/> TOS<text:change-start text:change-id="ct248079304"/></text:p>
            <text:p text:style-name="P1"><text:change-end text:change-id="ct248079304"/>This method computes the sine of the argument angle in radians.</text:p>
          </table:table-cell>
          <table:covered-table-cell/>
        </table:table-row>
        <table:table-row table:style-name="Table172.1">
          <table:table-cell table:style-name="Table172.A2" office:value-type="string">
            <text:p text:style-name="P17"><text:change-start text:change-id="ct248079408"/>Code<text:change-end text:change-id="ct248079408"/></text:p>
          </table:table-cell>
          <table:table-cell table:style-name="Table172.B2" office:value-type="string">
            <text:p text:style-name="P17"><text:change-start text:change-id="ct248079512"/>Result<text:change-end text:change-id="ct24807951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8079616"/><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8079720"/>[a_numeric] <text:alphabetical-index-mark-start text:id="IMark112180624"/>.sinh<text:alphabetical-index-mark-end text:id="IMark112180624"/> [a_<text:change-end text:change-id="ct248079720"/>float<text:change-start text:change-id="ct248079824"/>]</text:h>
            <text:p text:style-name="Text_20_body">Routing:<text:change-end text:change-id="ct248079824"/> TOS<text:change-start text:change-id="ct248079928"/></text:p>
            <text:p text:style-name="P1"><text:change-end text:change-id="ct248079928"/>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48080032"/>Code<text:change-end text:change-id="ct248080032"/></text:p>
          </table:table-cell>
          <table:table-cell table:style-name="Table173.B2" office:value-type="string">
            <text:p text:style-name="P17"><text:change-start text:change-id="ct248080136"/>Result<text:change-end text:change-id="ct24808013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8080240"/></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48080344"/>[a_numeric] <text:alphabetical-index-mark-start text:id="IMark112180624"/>.sleep<text:alphabetical-index-mark-end text:id="IMark112180624"/> []</text:h>
            <text:p text:style-name="Text_20_body">Routing:<text:change-end text:change-id="ct248080344"/> TOS<text:change-start text:change-id="ct248080448"/></text:p>
            <text:p text:style-name="P1"><text:change-end text:change-id="ct248080448"/>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48080552"/>Code<text:change-end text:change-id="ct248080552"/></text:p>
          </table:table-cell>
          <table:table-cell table:style-name="Table174.B2" office:value-type="string">
            <text:p text:style-name="P17"><text:change-start text:change-id="ct248080656"/>Result<text:change-end text:change-id="ct248080656"/></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4808076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48113672"/>[a_numeric] <text:alphabetical-index-mark-start text:id="IMark112180624"/>.sqr<text:alphabetical-index-mark-end text:id="IMark112180624"/> [a_numeric]</text:h>
            <text:p text:style-name="Text_20_body">Routing:<text:change-end text:change-id="ct248113672"/> TOS<text:change-start text:change-id="ct248113776"/></text:p>
            <text:p text:style-name="P1"><text:change-end text:change-id="ct248113776"/>This method computes the square of the argument value.</text:p>
          </table:table-cell>
          <table:covered-table-cell/>
        </table:table-row>
        <table:table-row table:style-name="Table175.1">
          <table:table-cell table:style-name="Table175.A2" office:value-type="string">
            <text:p text:style-name="P17"><text:change-start text:change-id="ct248113880"/>Code<text:change-end text:change-id="ct248113880"/></text:p>
          </table:table-cell>
          <table:table-cell table:style-name="Table175.B2" office:value-type="string">
            <text:p text:style-name="P17"><text:change-start text:change-id="ct248113984"/>Result<text:change-end text:change-id="ct24811398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8114088"/></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48114192"/>[a_numeric] <text:alphabetical-index-mark-start text:id="IMark112180624"/>.sqrt<text:alphabetical-index-mark-end text:id="IMark112180624"/> [a_<text:change-end text:change-id="ct248114192"/>float<text:change-start text:change-id="ct248114296"/>]</text:h>
            <text:p text:style-name="Text_20_body">Routing:<text:change-end text:change-id="ct248114296"/> TOS<text:change-start text:change-id="ct248114400"/></text:p>
            <text:p text:style-name="P1"><text:change-end text:change-id="ct248114400"/>This method computes the square root of the argument value.</text:p>
          </table:table-cell>
          <table:covered-table-cell/>
        </table:table-row>
        <table:table-row table:style-name="Table176.1">
          <table:table-cell table:style-name="Table176.A2" office:value-type="string">
            <text:p text:style-name="P17"><text:change-start text:change-id="ct248114504"/>Code<text:change-end text:change-id="ct248114504"/></text:p>
          </table:table-cell>
          <table:table-cell table:style-name="Table176.B2" office:value-type="string">
            <text:p text:style-name="P17"><text:change-start text:change-id="ct248114608"/>Result<text:change-end text:change-id="ct24811460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811471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8114816"/>[a_numeric] <text:alphabetical-index-mark-start text:id="IMark112180624"/>.tan<text:alphabetical-index-mark-end text:id="IMark112180624"/> [a_<text:change-end text:change-id="ct248114816"/>float<text:change-start text:change-id="ct248114920"/>]</text:h>
            <text:p text:style-name="Text_20_body">Routing:<text:change-end text:change-id="ct248114920"/> TOS<text:change-start text:change-id="ct248115024"/></text:p>
            <text:p text:style-name="P1"><text:change-end text:change-id="ct248115024"/>This method computes the tangent of the argument angle in radians.</text:p>
          </table:table-cell>
          <table:covered-table-cell/>
        </table:table-row>
        <table:table-row table:style-name="Table177.1">
          <table:table-cell table:style-name="Table177.A2" office:value-type="string">
            <text:p text:style-name="P17"><text:change-start text:change-id="ct248115128"/>Code<text:change-end text:change-id="ct248115128"/></text:p>
          </table:table-cell>
          <table:table-cell table:style-name="Table177.B2" office:value-type="string">
            <text:p text:style-name="P17"><text:change-start text:change-id="ct248115232"/>Result<text:change-end text:change-id="ct24811523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811533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8115440"/>[a_numeric] <text:alphabetical-index-mark-start text:id="IMark112180624"/>.tanh<text:alphabetical-index-mark-end text:id="IMark112180624"/> [a_<text:change-end text:change-id="ct248115440"/>float<text:change-start text:change-id="ct248115544"/>]</text:h>
            <text:p text:style-name="Text_20_body">Routing:<text:change-end text:change-id="ct248115544"/> TOS<text:change-start text:change-id="ct248115648"/></text:p>
            <text:p text:style-name="P1"><text:change-end text:change-id="ct248115648"/>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48115752"/>Code<text:change-end text:change-id="ct248115752"/></text:p>
          </table:table-cell>
          <table:table-cell table:style-name="Table178.B2" office:value-type="string">
            <text:p text:style-name="P17"><text:change-start text:change-id="ct248115856"/>Result<text:change-end text:change-id="ct24811585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48115960"/></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48116064"/>[a_numeric a_numeric] <text:alphabetical-index-mark-start text:id="IMark112180624"/>/<text:alphabetical-index-mark-end text:id="IMark112180624"/> [a_numeric]</text:h>
            <text:p text:style-name="Text_20_body">Routing:<text:change-end text:change-id="ct248116064"/> NOS<text:change-start text:change-id="ct248116168"/></text:p>
            <text:p text:style-name="P1"><text:change-end text:change-id="ct248116168"/>This method implements the division operator.</text:p>
          </table:table-cell>
          <table:covered-table-cell/>
        </table:table-row>
        <table:table-row table:style-name="Table179.1">
          <table:table-cell table:style-name="Table179.A2" office:value-type="string">
            <text:p text:style-name="P17"><text:change-start text:change-id="ct248116272"/>Code<text:change-end text:change-id="ct248116272"/></text:p>
          </table:table-cell>
          <table:table-cell table:style-name="Table179.B2" office:value-type="string">
            <text:p text:style-name="P17"><text:change-start text:change-id="ct248116376"/>Result<text:change-end text:change-id="ct24811637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811648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8116584"/>[a_numeric] <text:alphabetical-index-mark-start text:id="IMark112180624"/>0&lt;<text:alphabetical-index-mark-end text:id="IMark112180624"/> [a_boolean]</text:h>
            <text:p text:style-name="Text_20_body">Routing:<text:change-end text:change-id="ct248116584"/> TOS<text:change-start text:change-id="ct248116688"/></text:p>
            <text:p text:style-name="P1"><text:change-end text:change-id="ct248116688"/>Is this number less than zero?</text:p>
          </table:table-cell>
          <table:covered-table-cell/>
        </table:table-row>
        <table:table-row table:style-name="Table180.1">
          <table:table-cell table:style-name="Table180.A2" office:value-type="string">
            <text:p text:style-name="P17"><text:change-start text:change-id="ct248116792"/>Code<text:change-end text:change-id="ct248116792"/></text:p>
          </table:table-cell>
          <table:table-cell table:style-name="Table180.B2" office:value-type="string">
            <text:p text:style-name="P17"><text:change-start text:change-id="ct248116896"/>Result<text:change-end text:change-id="ct24811689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811700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48117104"/>[a_numeric] <text:alphabetical-index-mark-start text:id="IMark112180624"/>0&lt;=<text:alphabetical-index-mark-end text:id="IMark112180624"/> [a_boolean]</text:h>
            <text:p text:style-name="Text_20_body">Routing:<text:change-end text:change-id="ct248117104"/> TOS<text:change-start text:change-id="ct248117208"/></text:p>
            <text:p text:style-name="P1"><text:change-end text:change-id="ct248117208"/>Is this number less than or equal to zero?</text:p>
          </table:table-cell>
          <table:covered-table-cell/>
        </table:table-row>
        <table:table-row table:style-name="Table181.1">
          <table:table-cell table:style-name="Table181.A2" office:value-type="string">
            <text:p text:style-name="P17"><text:change-start text:change-id="ct248117312"/>Code<text:change-end text:change-id="ct248117312"/></text:p>
          </table:table-cell>
          <table:table-cell table:style-name="Table181.B2" office:value-type="string">
            <text:p text:style-name="P17"><text:change-start text:change-id="ct248117416"/>Result<text:change-end text:change-id="ct24811741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811752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48117624"/>[a_numeric] <text:alphabetical-index-mark-start text:id="IMark112180624"/>0&lt;=&gt;<text:alphabetical-index-mark-end text:id="IMark112180624"/> [<text:change-end text:change-id="ct248117624"/>1, 0, or -1<text:change-start text:change-id="ct248117768"/>]</text:h>
            <text:p text:style-name="Text_20_body">Routing:<text:change-end text:change-id="ct248117768"/> TOS<text:change-start text:change-id="ct248117872"/></text:p>
            <text:p text:style-name="P1"><text:change-end text:change-id="ct248117872"/>Perform a “three outcome” comparison of the value with zero.</text:p>
          </table:table-cell>
          <table:covered-table-cell/>
        </table:table-row>
        <table:table-row table:style-name="Table182.1">
          <table:table-cell table:style-name="Table182.A2" office:value-type="string">
            <text:p text:style-name="P17"><text:change-start text:change-id="ct248117976"/>Code<text:change-end text:change-id="ct248117976"/></text:p>
          </table:table-cell>
          <table:table-cell table:style-name="Table182.B2" office:value-type="string">
            <text:p text:style-name="P17"><text:change-start text:change-id="ct248118080"/>Result<text:change-end text:change-id="ct24811808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8118288"/><text:change text:change-id="ct24811818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8118392"/>[a_numeric] <text:alphabetical-index-mark-start text:id="IMark112180624"/>0&lt;&gt; <text:alphabetical-index-mark-end text:id="IMark112180624"/>[a_boolean]</text:h>
            <text:p text:style-name="Text_20_body">Routing:<text:change-end text:change-id="ct248118392"/> TOS<text:change-start text:change-id="ct248118496"/></text:p>
            <text:p text:style-name="P1"><text:change-end text:change-id="ct248118496"/>Is the number not equal to zero?</text:p>
          </table:table-cell>
          <table:covered-table-cell/>
        </table:table-row>
        <table:table-row table:style-name="Table183.1">
          <table:table-cell table:style-name="Table183.A2" office:value-type="string">
            <text:p text:style-name="P17"><text:change-start text:change-id="ct248118600"/>Code<text:change-end text:change-id="ct248118600"/></text:p>
          </table:table-cell>
          <table:table-cell table:style-name="Table183.B2" office:value-type="string">
            <text:p text:style-name="P17"><text:change-start text:change-id="ct248118704"/>Result<text:change-end text:change-id="ct24811870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811880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48118912"/>[a_numeric] <text:alphabetical-index-mark-start text:id="IMark112180624"/>0=<text:alphabetical-index-mark-end text:id="IMark112180624"/> [a_boolean]</text:h>
            <text:p text:style-name="Text_20_body">Routing:<text:change-end text:change-id="ct248118912"/> TOS<text:change-start text:change-id="ct248119016"/></text:p>
            <text:p text:style-name="P1"><text:change-end text:change-id="ct248119016"/>Is the number equal to zero?</text:p>
          </table:table-cell>
          <table:covered-table-cell/>
        </table:table-row>
        <table:table-row table:style-name="Table184.1">
          <table:table-cell table:style-name="Table184.A2" office:value-type="string">
            <text:p text:style-name="P17"><text:change-start text:change-id="ct248119120"/>Code<text:change-end text:change-id="ct248119120"/></text:p>
          </table:table-cell>
          <table:table-cell table:style-name="Table184.B2" office:value-type="string">
            <text:p text:style-name="P17"><text:change-start text:change-id="ct248119224"/>Result<text:change-end text:change-id="ct24811922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8119328"/></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48119432"/>[a_numeric] <text:alphabetical-index-mark-start text:id="IMark112180624"/>0&gt;<text:alphabetical-index-mark-end text:id="IMark112180624"/> [a_boolean]</text:h>
            <text:p text:style-name="Text_20_body">Routing:<text:change-end text:change-id="ct248119432"/> TOS<text:change-start text:change-id="ct248119536"/></text:p>
            <text:p text:style-name="P1"><text:change-end text:change-id="ct248119536"/>Is the number greater than zero?</text:p>
          </table:table-cell>
          <table:covered-table-cell/>
        </table:table-row>
        <table:table-row table:style-name="Table185.1">
          <table:table-cell table:style-name="Table185.A2" office:value-type="string">
            <text:p text:style-name="P17"><text:change-start text:change-id="ct248119640"/>Code<text:change-end text:change-id="ct248119640"/></text:p>
          </table:table-cell>
          <table:table-cell table:style-name="Table185.B2" office:value-type="string">
            <text:p text:style-name="P17"><text:change-start text:change-id="ct248119744"/>Result<text:change-end text:change-id="ct24811974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811984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8119952"/>[a_numeric] <text:alphabetical-index-mark-start text:id="IMark112180624"/>0&gt;=<text:alphabetical-index-mark-end text:id="IMark112180624"/> [a_boolean]</text:h>
            <text:p text:style-name="Text_20_body">Routing:<text:change-end text:change-id="ct248119952"/> TOS<text:change-start text:change-id="ct248120056"/></text:p>
            <text:p text:style-name="P1"><text:change-end text:change-id="ct248120056"/>Is the number greater than or equal to zero?</text:p>
          </table:table-cell>
          <table:covered-table-cell/>
        </table:table-row>
        <table:table-row table:style-name="Table186.1">
          <table:table-cell table:style-name="Table186.A2" office:value-type="string">
            <text:p text:style-name="P17"><text:change-start text:change-id="ct248120160"/>Code<text:change-end text:change-id="ct248120160"/></text:p>
          </table:table-cell>
          <table:table-cell table:style-name="Table186.B2" office:value-type="string">
            <text:p text:style-name="P17"><text:change-start text:change-id="ct248120264"/>Result<text:change-end text:change-id="ct24812026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812036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48120472"/>[a_numeric] <text:alphabetical-index-mark-start text:id="IMark112180624"/>1+<text:alphabetical-index-mark-end text:id="IMark112180624"/> [a_numeric]</text:h>
            <text:p text:style-name="Text_20_body">Routing:<text:change-end text:change-id="ct248120472"/> TOS<text:change-start text:change-id="ct248120576"/></text:p>
            <text:p text:style-name="P1"><text:change-end text:change-id="ct248120576"/>Add one to the number</text:p>
          </table:table-cell>
          <table:covered-table-cell/>
        </table:table-row>
        <table:table-row table:style-name="Table187.1">
          <table:table-cell table:style-name="Table187.A2" office:value-type="string">
            <text:p text:style-name="P17"><text:change-start text:change-id="ct248120680"/>Code<text:change-end text:change-id="ct248120680"/></text:p>
          </table:table-cell>
          <table:table-cell table:style-name="Table187.B2" office:value-type="string">
            <text:p text:style-name="P17"><text:change-start text:change-id="ct248120784"/>Result<text:change-end text:change-id="ct24812078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812088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8120992"/>[a_numeric] <text:alphabetical-index-mark-start text:id="IMark112180624"/>1-<text:alphabetical-index-mark-end text:id="IMark112180624"/> [a_numeric]</text:h>
            <text:p text:style-name="Text_20_body">Routing:<text:change-end text:change-id="ct248120992"/> TOS<text:change-start text:change-id="ct248121096"/></text:p>
            <text:p text:style-name="P1"><text:change-end text:change-id="ct248121096"/>Subtract ond from the number</text:p>
          </table:table-cell>
          <table:covered-table-cell/>
        </table:table-row>
        <table:table-row table:style-name="Table188.1">
          <table:table-cell table:style-name="Table188.A2" office:value-type="string">
            <text:p text:style-name="P17"><text:change-start text:change-id="ct248121200"/>Code<text:change-end text:change-id="ct248121200"/></text:p>
          </table:table-cell>
          <table:table-cell table:style-name="Table188.B2" office:value-type="string">
            <text:p text:style-name="P17"><text:change-start text:change-id="ct248121304"/>Result<text:change-end text:change-id="ct24812130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8121408"/></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48121512"/>[a_numeric] <text:alphabetical-index-mark-start text:id="IMark112180624"/>2*<text:alphabetical-index-mark-end text:id="IMark112180624"/> [a_numeric]</text:h>
            <text:p text:style-name="Text_20_body">Routing:<text:change-end text:change-id="ct248121512"/> TOS<text:change-start text:change-id="ct248121616"/></text:p>
            <text:p text:style-name="P1"><text:change-end text:change-id="ct248121616"/>Multiply the number by two.</text:p>
          </table:table-cell>
          <table:covered-table-cell/>
        </table:table-row>
        <table:table-row table:style-name="Table189.1">
          <table:table-cell table:style-name="Table189.A2" office:value-type="string">
            <text:p text:style-name="P17"><text:change-start text:change-id="ct248121720"/>Code<text:change-end text:change-id="ct248121720"/></text:p>
          </table:table-cell>
          <table:table-cell table:style-name="Table189.B2" office:value-type="string">
            <text:p text:style-name="P17"><text:change-start text:change-id="ct248121824"/>Result<text:change-end text:change-id="ct24812182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812192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8122032"/>[a_numeric] <text:alphabetical-index-mark-start text:id="IMark112180624"/>2+<text:alphabetical-index-mark-end text:id="IMark112180624"/> [a_numeric]</text:h>
            <text:p text:style-name="Text_20_body">Routing:<text:change-end text:change-id="ct248122032"/> TOS<text:change-start text:change-id="ct248122136"/></text:p>
            <text:p text:style-name="P1"><text:change-end text:change-id="ct248122136"/>Add two to the number</text:p>
          </table:table-cell>
          <table:covered-table-cell/>
        </table:table-row>
        <table:table-row table:style-name="Table190.1">
          <table:table-cell table:style-name="Table190.A2" office:value-type="string">
            <text:p text:style-name="P17"><text:change-start text:change-id="ct248122240"/>Code<text:change-end text:change-id="ct248122240"/></text:p>
          </table:table-cell>
          <table:table-cell table:style-name="Table190.B2" office:value-type="string">
            <text:p text:style-name="P17"><text:change-start text:change-id="ct248122344"/>Result<text:change-end text:change-id="ct24812234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812244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48122552"/>[a_numeric] <text:alphabetical-index-mark-start text:id="IMark112180624"/>2-<text:alphabetical-index-mark-end text:id="IMark112180624"/> [a_numeric]</text:h>
            <text:p text:style-name="Text_20_body">Routing:<text:change-end text:change-id="ct248122552"/> TOS<text:change-start text:change-id="ct248122656"/></text:p>
            <text:p text:style-name="P1"><text:change-end text:change-id="ct248122656"/>Subtract two from the number</text:p>
          </table:table-cell>
          <table:covered-table-cell/>
        </table:table-row>
        <table:table-row table:style-name="Table191.1">
          <table:table-cell table:style-name="Table191.A2" office:value-type="string">
            <text:p text:style-name="P17"><text:change-start text:change-id="ct248122760"/>Code<text:change-end text:change-id="ct248122760"/></text:p>
          </table:table-cell>
          <table:table-cell table:style-name="Table191.B2" office:value-type="string">
            <text:p text:style-name="P17"><text:change-start text:change-id="ct248122864"/>Result<text:change-end text:change-id="ct24812286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8122968"/></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48123072"/>[a_numeric] <text:alphabetical-index-mark-start text:id="IMark112180624"/>2/<text:alphabetical-index-mark-end text:id="IMark112180624"/> [a_numeric]</text:h>
            <text:p text:style-name="Text_20_body">Routing:<text:change-end text:change-id="ct248123072"/> TOS<text:change-start text:change-id="ct248123176"/></text:p>
            <text:p text:style-name="P1"><text:change-end text:change-id="ct248123176"/>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48123280"/>Code<text:change-end text:change-id="ct248123280"/></text:p>
          </table:table-cell>
          <table:table-cell table:style-name="Table192.B2" office:value-type="string">
            <text:p text:style-name="P17"><text:change-start text:change-id="ct248123384"/>Result<text:change-end text:change-id="ct24812338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812348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8123592"/>[a_numeric<text:change-end text:change-id="ct248123592"/> a_numeric<text:change-start text:change-id="ct248123696"/>] <text:alphabetical-index-mark-start text:id="IMark112180624"/>&lt;<text:alphabetical-index-mark-end text:id="IMark112180624"/> [a_boolean]</text:h>
            <text:p text:style-name="Text_20_body">Routing:<text:change-end text:change-id="ct248123696"/> NOS<text:change-start text:change-id="ct248123800"/></text:p>
            <text:p text:style-name="P1"><text:change-end text:change-id="ct248123800"/>Is the first number less than the second?</text:p>
          </table:table-cell>
          <table:covered-table-cell/>
        </table:table-row>
        <table:table-row table:style-name="Table193.1">
          <table:table-cell table:style-name="Table193.A2" office:value-type="string">
            <text:p text:style-name="P17"><text:change-start text:change-id="ct248123904"/>Code<text:change-end text:change-id="ct248123904"/></text:p>
          </table:table-cell>
          <table:table-cell table:style-name="Table193.B2" office:value-type="string">
            <text:p text:style-name="P17"><text:change-start text:change-id="ct248124008"/>Result<text:change-end text:change-id="ct24812400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8124112"/></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48124216"/>[a_numeric<text:change-end text:change-id="ct248124216"/> a_numeric<text:change-start text:change-id="ct248124320"/>] <text:alphabetical-index-mark-start text:id="IMark112180624"/>&lt;=<text:alphabetical-index-mark-end text:id="IMark112180624"/> [a_boolean]</text:h>
            <text:p text:style-name="Text_20_body">Routing:<text:change-end text:change-id="ct248124320"/> NOS<text:change-start text:change-id="ct248124424"/></text:p>
            <text:p text:style-name="P1"><text:change-end text:change-id="ct248124424"/>Is the first number less than or equal to the second?</text:p>
          </table:table-cell>
          <table:covered-table-cell/>
        </table:table-row>
        <table:table-row table:style-name="Table194.1">
          <table:table-cell table:style-name="Table194.A2" office:value-type="string">
            <text:p text:style-name="P17"><text:change-start text:change-id="ct248124528"/>Code<text:change-end text:change-id="ct248124528"/></text:p>
          </table:table-cell>
          <table:table-cell table:style-name="Table194.B2" office:value-type="string">
            <text:p text:style-name="P17"><text:change-start text:change-id="ct248124632"/>Result<text:change-end text:change-id="ct24812463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8124736"/></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1" text:outline-level="3"><text:change-start text:change-id="ct248124840"/>[a_numeric<text:change-end text:change-id="ct248124840"/> a_numeric<text:change-start text:change-id="ct248124944"/>] <text:alphabetical-index-mark-start text:id="IMark112180624"/>&lt;=&gt;<text:alphabetical-index-mark-end text:id="IMark112180624"/> [-1, 0, or 1]</text:h>
            <text:p text:style-name="Text_20_body">Routing:<text:change-end text:change-id="ct248124944"/> NOS<text:change-start text:change-id="ct248125048"/></text:p>
            <text:p text:style-name="P1"><text:change-end text:change-id="ct248125048"/>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48125152"/>Code<text:change-end text:change-id="ct248125152"/></text:p>
          </table:table-cell>
          <table:table-cell table:style-name="Table195.B2" office:value-type="string">
            <text:p text:style-name="P17"><text:change-start text:change-id="ct248125256"/>Result<text:change-end text:change-id="ct24812525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8125464"/><text:change text:change-id="ct24812536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8125568"/>[a_numeric<text:change-end text:change-id="ct248125568"/> a_numeric<text:change-start text:change-id="ct248125672"/>] <text:alphabetical-index-mark-start text:id="IMark112180624"/>&gt;<text:alphabetical-index-mark-end text:id="IMark112180624"/> [a_boolean]</text:h>
            <text:p text:style-name="Text_20_body">Routing:<text:change-end text:change-id="ct248125672"/> NOS<text:change-start text:change-id="ct248125776"/></text:p>
            <text:p text:style-name="P1"><text:change-end text:change-id="ct248125776"/>Is the first number greater than the second number.</text:p>
          </table:table-cell>
          <table:covered-table-cell/>
        </table:table-row>
        <table:table-row table:style-name="Table196.1">
          <table:table-cell table:style-name="Table196.A2" office:value-type="string">
            <text:p text:style-name="P17"><text:change-start text:change-id="ct248129968"/>Code<text:change-end text:change-id="ct248129968"/></text:p>
          </table:table-cell>
          <table:table-cell table:style-name="Table196.B2" office:value-type="string">
            <text:p text:style-name="P17"><text:change-start text:change-id="ct248130072"/>Result<text:change-end text:change-id="ct24813007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8130176"/></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48130280"/>[a_numeric<text:change-end text:change-id="ct248130280"/> a_numeric<text:change-start text:change-id="ct248130384"/>] <text:alphabetical-index-mark-start text:id="IMark112180624"/>&gt;=<text:alphabetical-index-mark-end text:id="IMark112180624"/> [a_boolean]</text:h>
            <text:p text:style-name="Text_20_body">Routing:<text:change-end text:change-id="ct248130384"/> NOS<text:change-start text:change-id="ct248130488"/></text:p>
            <text:p text:style-name="P1"><text:change-end text:change-id="ct248130488"/>Is the first number greater than or equal to the second number.</text:p>
          </table:table-cell>
          <table:covered-table-cell/>
        </table:table-row>
        <table:table-row table:style-name="Table197.1">
          <table:table-cell table:style-name="Table197.A2" office:value-type="string">
            <text:p text:style-name="P17"><text:change-start text:change-id="ct248130592"/>Code<text:change-end text:change-id="ct248130592"/></text:p>
          </table:table-cell>
          <table:table-cell table:style-name="Table197.B2" office:value-type="string">
            <text:p text:style-name="P17"><text:change-start text:change-id="ct248130696"/>Result<text:change-end text:change-id="ct24813069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8130800"/></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48130904"/>[a_numeric a_numeric] <text:alphabetical-index-mark-start text:id="IMark112180624"/>mod<text:alphabetical-index-mark-end text:id="IMark112180624"/> [a_numeric]</text:h>
            <text:p text:style-name="Text_20_body">Routing:<text:change-end text:change-id="ct248130904"/> NOS<text:change-start text:change-id="ct248131008"/></text:p>
            <text:p text:style-name="P1"><text:change-end text:change-id="ct248131008"/>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48131112"/>Code<text:change-end text:change-id="ct248131112"/></text:p>
          </table:table-cell>
          <table:table-cell table:style-name="Table198.B2" office:value-type="string">
            <text:p text:style-name="P17"><text:change-start text:change-id="ct248131216"/>Result<text:change-end text:change-id="ct24813121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813132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8131424"/>[a_numeric] <text:alphabetical-index-mark-start text:id="IMark112180624"/>neg<text:alphabetical-index-mark-end text:id="IMark112180624"/> [a_numeric]</text:h>
            <text:p text:style-name="Text_20_body">Routing:<text:change-end text:change-id="ct248131424"/> TOS<text:change-start text:change-id="ct248131528"/></text:p>
            <text:p text:style-name="P1"><text:change-end text:change-id="ct248131528"/>Compute zero minus the number.</text:p>
          </table:table-cell>
          <table:covered-table-cell/>
        </table:table-row>
        <table:table-row table:style-name="Table199.1">
          <table:table-cell table:style-name="Table199.A2" office:value-type="string">
            <text:p text:style-name="P17"><text:change-start text:change-id="ct248131632"/>Code<text:change-end text:change-id="ct248131632"/></text:p>
          </table:table-cell>
          <table:table-cell table:style-name="Table199.B2" office:value-type="string">
            <text:p text:style-name="P17"><text:change-start text:change-id="ct248131736"/>Result<text:change-end text:change-id="ct24813173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52995132"/>Object<text:alphabetical-index-mark-end text:id="IMark152995132"/></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12180624"/>&amp;&amp;<text:alphabetical-index-mark-end text:id="IMark11218062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12180624"/>.<text:alphabetical-index-mark-end text:id="IMark11218062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12180624"/>.::<text:alphabetical-index-mark-end text:id="IMark112180624"/>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5"/>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12180624"/>val:<text:alphabetical-index-mark-end text:id="IMark112180624"/>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12180624"/>var:<text:alphabetical-index-mark-end text:id="IMark112180624"/>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12180624"/>val@:<text:alphabetical-index-mark-end text:id="IMark11218062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112180624"/>var@:<text:alphabetical-index-mark-end text:id="IMark11218062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112180624"/>super<text:alphabetical-index-mark-end text:id="IMark11218062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12180624"/>;<text:alphabetical-index-mark-end text:id="IMark11218062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12180624"/>.class<text:alphabetical-index-mark-end text:id="IMark11218062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112180624"/>.clone<text:alphabetical-index-mark-end text:id="IMark11218062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12180624"/>.clone_exclude<text:alphabetical-index-mark-end text:id="IMark11218062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12180624"/>.copy<text:alphabetical-index-mark-end text:id="IMark11218062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12180624"/>.init<text:alphabetical-index-mark-end text:id="IMark112180624"/>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57">"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12180624"/>.is_class?<text:alphabetical-index-mark-end text:id="IMark11218062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12180624"/>.name<text:alphabetical-index-mark-end text:id="IMark11218062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12180624"/>.strlen<text:alphabetical-index-mark-end text:id="IMark11218062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12180624"/>.to_f<text:alphabetical-index-mark-end text:id="IMark112180624"/>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12180624"/>.to_f!<text:alphabetical-index-mark-end text:id="IMark112180624"/>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2">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12180624"/>.to_i<text:alphabetical-index-mark-end text:id="IMark112180624"/>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12180624"/>.to_i!<text:alphabetical-index-mark-end text:id="IMark112180624"/>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2">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112180624"/>.to_n<text:alphabetical-index-mark-end text:id="IMark112180624"/>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12180624"/>.to_n!<text:alphabetical-index-mark-end text:id="IMark112180624"/>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2">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112180624"/>.to_r<text:alphabetical-index-mark-end text:id="IMark112180624"/>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12180624"/>.to_r!<text:alphabetical-index-mark-end text:id="IMark112180624"/>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2">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12180624"/>.to_s<text:alphabetical-index-mark-end text:id="IMark112180624"/>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112180624"/>.to_x<text:alphabetical-index-mark-end text:id="IMark112180624"/>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12180624"/>.to_x!<text:alphabetical-index-mark-end text:id="IMark112180624"/>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3">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12180624"/>&lt;&gt;<text:alphabetical-index-mark-end text:id="IMark11218062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12180624"/>=<text:alphabetical-index-mark-end text:id="IMark11218062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12180624"/>^^<text:alphabetical-index-mark-end text:id="IMark11218062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12180624"/>distinct?<text:alphabetical-index-mark-end text:id="IMark11218062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12180624"/>identical?<text:alphabetical-index-mark-end text:id="IMark11218062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12180624"/>max<text:alphabetical-index-mark-end text:id="IMark11218062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3">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12180624"/>min<text:alphabetical-index-mark-end text:id="IMark11218062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12180624"/>nil&lt;&gt;<text:alphabetical-index-mark-end text:id="IMark11218062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12180624"/>nil=<text:alphabetical-index-mark-end text:id="IMark11218062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12180624"/>not<text:alphabetical-index-mark-end text:id="IMark11218062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12180624"/>||<text:alphabetical-index-mark-end text:id="IMark11218062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12180624"/>)methods<text:alphabetical-index-mark-end text:id="IMark11218062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152995132"/>OutStream<text:alphabetical-index-mark-end text:id="IMark152995132"/></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12180624"/>.append<text:alphabetical-index-mark-end text:id="IMark11218062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57">"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112180624"/>.append{<text:alphabetical-index-mark-end text:id="IMark112180624"/>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57">"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12180624"/>.create<text:alphabetical-index-mark-end text:id="IMark11218062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57">"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12180624"/>.create{<text:alphabetical-index-mark-end text:id="IMark112180624"/>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57">"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112180624"/><text:alphabetical-index-mark-start text:id="IMark153083660"/>.<text:alphabetical-index-mark-end text:id="IMark153083660"/><text:alphabetical-index-mark-end text:id="IMark11218062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12180624"/>.close<text:alphabetical-index-mark-end text:id="IMark11218062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12180624"/>.cr<text:alphabetical-index-mark-end text:id="IMark11218062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12180624"/>.emit<text:alphabetical-index-mark-end text:id="IMark11218062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12180624"/>.space<text:alphabetical-index-mark-end text:id="IMark11218062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12180624"/>.spaces<text:alphabetical-index-mark-end text:id="IMark11218062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12180624"/>~<text:alphabetical-index-mark-end text:id="IMark11218062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12180624"/>~"<text:alphabetical-index-mark-end text:id="IMark11218062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12180624"/>~cr<text:alphabetical-index-mark-end text:id="IMark11218062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12180624"/>~emit<text:alphabetical-index-mark-end text:id="IMark11218062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12180624"/>~space<text:alphabetical-index-mark-end text:id="IMark11218062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12180624"/>~spaces<text:alphabetical-index-mark-end text:id="IMark11218062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52995132"/>Procedure<text:alphabetical-index-mark-end text:id="IMark152995132"/></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12180624"/>.call<text:alphabetical-index-mark-end text:id="IMark11218062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12180624"/>.start<text:alphabetical-index-mark-end text:id="IMark112180624"/>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52995132"/>Queue<text:alphabetical-index-mark-end text:id="IMark152995132"/></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12180624"/>.clear<text:alphabetical-index-mark-end text:id="IMark11218062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12180624"/>.empty?<text:alphabetical-index-mark-end text:id="IMark11218062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12180624"/>.length<text:alphabetical-index-mark-end text:id="IMark11218062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12180624"/>.pend<text:alphabetical-index-mark-end text:id="IMark11218062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12180624"/>.pop<text:alphabetical-index-mark-end text:id="IMark11218062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ext:soft-page-break/>
        <table:table-row table:style-name="Table227.1">
          <table:table-cell table:style-name="Table227.A1" table:number-columns-spanned="2" office:value-type="string">
            <text:h text:style-name="Heading_20_3" text:outline-level="3">[an_object a_queue] <text:alphabetical-index-mark-start text:id="IMark112180624"/>.push<text:alphabetical-index-mark-end text:id="IMark11218062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2995132"/>Rational<text:alphabetical-index-mark-end text:id="IMark152995132"/></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1" text:note-class="footnote"><text:note-citation>72</text:note-citation><text:note-body><text:p text:style-name="Footnote">No spaces are permitted within the literal.</text:p></text:note-body></text:note></text:p>
          </table:table-cell>
          <table:table-cell table:style-name="Table6.B1" office:value-type="string">
            <text:p text:style-name="P16">Value<text:note text:id="ftn72"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4">1/2</text:p>
          </table:table-cell>
          <table:table-cell table:style-name="Table6.B2" office:value-type="string">
            <text:p text:style-name="P14">1/2</text:p>
          </table:table-cell>
        </table:table-row>
        <table:table-row>
          <table:table-cell table:style-name="Table6.A2" office:value-type="string">
            <text:p text:style-name="P24">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4285540"/>.split<text:alphabetical-index-mark-end text:id="IMark16428554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152995564"/>Stack<text:alphabetical-index-mark-end text:id="IMark152995564"/></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64285540"/>.clear<text:alphabetical-index-mark-end text:id="IMark16428554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64285540"/>.empty?<text:alphabetical-index-mark-end text:id="IMark164285540"/>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 text:outline-level="3">[a_stack] <text:alphabetical-index-mark-start text:id="IMark164285540"/>.length<text:alphabetical-index-mark-end text:id="IMark16428554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64285540"/>.peek<text:alphabetical-index-mark-end text:id="IMark16428554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64285540"/>.pop<text:alphabetical-index-mark-end text:id="IMark16428554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64285540"/>.push<text:alphabetical-index-mark-end text:id="IMark16428554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2995564"/>String<text:alphabetical-index-mark-end text:id="IMark152995564"/></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4">\"</text:p>
          </table:table-cell>
          <table:table-cell table:style-name="Table277.B2" office:value-type="string">
            <text:p text:style-name="P14">A single " character</text:p>
          </table:table-cell>
        </table:table-row>
        <table:table-row>
          <table:table-cell table:style-name="Table277.A2" office:value-type="string">
            <text:p text:style-name="P24">\\</text:p>
          </table:table-cell>
          <table:table-cell table:style-name="Table277.B2" office:value-type="string">
            <text:p text:style-name="P14">A single \ character</text:p>
          </table:table-cell>
        </table:table-row>
        <table:table-row>
          <table:table-cell table:style-name="Table277.A4" office:value-type="string">
            <text:p text:style-name="P24">\<text:note text:id="ftn73"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4">\n</text:p>
          </table:table-cell>
          <table:table-cell table:style-name="Table277.B2" office:value-type="string">
            <text:p text:style-name="P14">A newline character.</text:p>
          </table:table-cell>
        </table:table-row>
        <table:table-row>
          <table:table-cell table:style-name="Table277.A2" office:value-type="string">
            <text:p text:style-name="P24">\xFF<text:note text:id="ftn74" text:note-class="footnote"><text:note-citation>75</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4">\uFFFF<text:note text:id="ftn75" text:note-class="footnote"><text:note-citation>76</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6"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0"/>
          </table:table-cell>
          <table:table-cell table:style-name="Table285.B2" office:value-type="string">
            <text:p text:style-name="P60"/>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0"/>
          </table:table-cell>
          <table:table-cell table:style-name="Table285.B2" office:value-type="string">
            <text:p text:style-name="P60"/>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0"/>
          </table:table-cell>
          <table:table-cell table:style-name="Table285.B2" office:value-type="string">
            <text:p text:style-name="P60"/>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0"/>
          </table:table-cell>
          <table:table-cell table:style-name="Table285.B2" office:value-type="string">
            <text:p text:style-name="P60"/>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0"/>
          </table:table-cell>
          <table:table-cell table:style-name="Table285.B2" office:value-type="string">
            <text:p text:style-name="P60"/>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57">"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57">"-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64285540"/>*<text:alphabetical-index-mark-end text:id="IMark16428554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59">"**********"</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59">"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64285540"/>+<text:alphabetical-index-mark-end text:id="IMark16428554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5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59">"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64285540"/>."<text:alphabetical-index-mark-end text:id="IMark16428554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64285540"/>.+left<text:alphabetical-index-mark-end text:id="IMark16428554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64285540"/>.+mid<text:alphabetical-index-mark-end text:id="IMark16428554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64285540"/>.+midlr<text:alphabetical-index-mark-end text:id="IMark16428554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64285540"/>.+right<text:alphabetical-index-mark-end text:id="IMark16428554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64285540"/>.-left<text:alphabetical-index-mark-end text:id="IMark16428554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64285540"/>.-mid<text:alphabetical-index-mark-end text:id="IMark16428554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64285540"/>.-midlr<text:alphabetical-index-mark-end text:id="IMark16428554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64285540"/>.-right<text:alphabetical-index-mark-end text:id="IMark16428554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64285540"/>.call<text:alphabetical-index-mark-end text:id="IMark164285540"/>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64285540"/>.cjust<text:alphabetical-index-mark-end text:id="IMark16428554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64285540"/>.contains?<text:alphabetical-index-mark-end text:id="IMark16428554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64285540"/>.emit<text:alphabetical-index-mark-end text:id="IMark16428554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64285540"/>.eval<text:alphabetical-index-mark-end text:id="IMark164285540"/>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64285540"/>.fmt<text:alphabetical-index-mark-end text:id="IMark16428554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64285540"/>.fmt"<text:alphabetical-index-mark-end text:id="IMark16428554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64285540"/>.left<text:alphabetical-index-mark-end text:id="IMark16428554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64285540"/>.left?<text:alphabetical-index-mark-end text:id="IMark16428554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64285540"/>.length<text:alphabetical-index-mark-end text:id="IMark16428554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64285540"/>.lines<text:alphabetical-index-mark-end text:id="IMark16428554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64285540"/>.ljust<text:alphabetical-index-mark-end text:id="IMark16428554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64285540"/>.load<text:alphabetical-index-mark-end text:id="IMark16428554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64285540"/>.lstrip<text:alphabetical-index-mark-end text:id="IMark16428554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64285540"/>.mid<text:alphabetical-index-mark-end text:id="IMark16428554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64285540"/>.mid?<text:alphabetical-index-mark-end text:id="IMark16428554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64285540"/>.midlr<text:alphabetical-index-mark-end text:id="IMark16428554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64285540"/>.posn<text:alphabetical-index-mark-end text:id="IMark16428554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64285540"/>.reverse<text:alphabetical-index-mark-end text:id="IMark16428554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64285540"/>.right<text:alphabetical-index-mark-end text:id="IMark16428554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64285540"/>.right?<text:alphabetical-index-mark-end text:id="IMark16428554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64285540"/>.rjust<text:alphabetical-index-mark-end text:id="IMark16428554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64285540"/>.rstrip<text:alphabetical-index-mark-end text:id="IMark16428554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64285540"/>.split<text:alphabetical-index-mark-end text:id="IMark16428554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64285540"/>.strip<text:alphabetical-index-mark-end text:id="IMark16428554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64285540"/>.throw<text:alphabetical-index-mark-end text:id="IMark164285540"/>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64285540"/>.to_lower<text:alphabetical-index-mark-end text:id="IMark16428554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64285540"/>.to_upper<text:alphabetical-index-mark-end text:id="IMark16428554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64285540"/>&lt;<text:alphabetical-index-mark-end text:id="IMark16428554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64285540"/>&lt;&lt;<text:alphabetical-index-mark-end text:id="IMark16428554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64285540"/>&lt;=<text:alphabetical-index-mark-end text:id="IMark16428554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64285540"/>&lt;=&gt;<text:alphabetical-index-mark-end text:id="IMark16428554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64285540"/>&gt;<text:alphabetical-index-mark-end text:id="IMark16428554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64285540"/>&gt;=<text:alphabetical-index-mark-end text:id="IMark16428554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52995564"/>Thread<text:alphabetical-index-mark-end text:id="IMark152995564"/></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64285540"/>.current<text:alphabetical-index-mark-end text:id="IMark16428554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64285540"/>.list<text:alphabetical-index-mark-end text:id="IMark16428554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64285540"/>.main<text:alphabetical-index-mark-end text:id="IMark16428554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ext:p text:style-name="Text_20_body">.new{ … }</text:p>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64285540"/>.vm<text:alphabetical-index-mark-end text:id="IMark16428554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ext:p text:style-name="Text_20_body">.sleep</text:p>
      <text:p text:style-name="Text_20_body"/>
      <text:p text:style-name="Text_20_body">.start</text:p>
      <text:p text:style-name="Text_20_body"/>
      <text:p text:style-name="Text_20_body">pause</text:p>
      <text:p text:style-name="Text_20_body"/>
      <text:p text:style-name="Text_20_body"/>
      <text:p text:style-name="Text_20_body"/>
      <text:p text:style-name="Text_20_body"/>
      <text:h text:style-name="Heading_20_1" text:outline-level="1"><text:alphabetical-index-mark-start text:id="IMark152995564"/><text:alphabetical-index-mark-start text:id="IMark158757900"/><text:alphabetical-index-mark-start text:id="IMark158758812"/>TrueClass<text:alphabetical-index-mark-end text:id="IMark158758812"/><text:alphabetical-index-mark-end text:id="IMark158757900"/><text:alphabetical-index-mark-end text:id="IMark152995564"/></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3"/>
      <text:h text:style-name="Heading_20_1" text:outline-level="1"><text:alphabetical-index-mark-start text:id="IMark152995564"/>VirtualMachine<text:alphabetical-index-mark-end text:id="IMark152995564"/></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164285540"/>!:<text:alphabetical-index-mark-end text:id="IMark16428554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620670853177610306" text:style-name="L24">
              <text:list-item>
                <text:p text:style-name="P100">There are pretty much no restrictions on the name except that it not contain spaces and any <text:span text:style-name="T9">" signals an embedded string (which is also immediate).</text:span></text:p>
              </text:list-item>
              <text:list-item>
                <text:p text:style-name="P107">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64285540"/>super<text:alphabetical-index-mark-end text:id="IMark16428554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64285540"/>val:<text:alphabetical-index-mark-end text:id="IMark16428554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64285540"/>var:<text:alphabetical-index-mark-end text:id="IMark16428554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164285540"/>val@:<text:alphabetical-index-mark-end text:id="IMark16428554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64285540"/>var@:<text:alphabetical-index-mark-end text:id="IMark16428554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64285540"/>;<text:alphabetical-index-mark-end text:id="IMark164285540"/>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64285540"/>"<text:alphabetical-index-mark-end text:id="IMark16428554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infinity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64285540"/>.:<text:alphabetical-index-mark-end text:id="IMark164285540"/>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64285540"/>.::<text:alphabetical-index-mark-end text:id="IMark16428554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64285540"/>.append{<text:alphabetical-index-mark-end text:id="IMark164285540"/>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64285540"/>.create{<text:alphabetical-index-mark-end text:id="IMark164285540"/>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64285540"/>.each{<text:alphabetical-index-mark-end text:id="IMark164285540"/>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64285540"/>.map{<text:alphabetical-index-mark-end text:id="IMark164285540"/>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ext:soft-page-break/>
        <table:table-row table:style-name="Table297.1">
          <table:table-cell table:style-name="Table297.A1" office:value-type="string">
            <text:h text:style-name="Heading_20_3" text:outline-level="3">[unspecified] <text:alphabetical-index-mark-start text:id="IMark164285540"/>.new{<text:alphabetical-index-mark-end text:id="IMark164285540"/>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164285540"/>.open{<text:alphabetical-index-mark-end text:id="IMark164285540"/>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64285540"/>.select{<text:alphabetical-index-mark-end text:id="IMark164285540"/>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64285540"/>.vm_name<text:alphabetical-index-mark-end text:id="IMark16428554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164285540"/>.with{<text:alphabetical-index-mark-end text:id="IMark164285540"/>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p text:style-name="P2">[before] : … ; [after]</text:p>
            <text:p text:style-name="Text_20_body">Routing:</text:p>
            <text:p text:style-name="P1">description</text:p>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table:table-cell>
          <table:table-cell table:style-name="Table302.B2" office:value-type="string">
            <text:p text:style-name="P2"/>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p text:style-name="P2">[before] ?dup [after]</text:p>
            <text:p text:style-name="Text_20_body">Routing:</text:p>
            <text:p text:style-name="P1">description</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
          </table:table-cell>
          <table:table-cell table:style-name="Table303.B2" office:value-type="string">
            <text:p text:style-name="P2"/>
          </table:table-cell>
        </table:table-row>
      </table:table>
      <text:p text:style-name="Text_20_body"/>
      <table:table table:name="Table304" table:style-name="Table304">
        <table:table-column table:style-name="Table304.A"/>
        <table:table-column table:style-name="Table304.B"/>
        <table:table-row table:style-name="Table304.1">
          <table:table-cell table:style-name="Table304.A1" table:number-columns-spanned="2" office:value-type="string">
            <text:p text:style-name="P2">[] [ … ] [an_array]</text:p>
            <text:p text:style-name="Text_20_body">Routing:</text:p>
            <text:p text:style-name="P1">description</text:p>
          </table:table-cell>
          <table:covered-table-cell/>
        </table:table-row>
        <table:table-row table:style-name="Table304.1">
          <table:table-cell table:style-name="Table304.A2" office:value-type="string">
            <text:p text:style-name="P17">Code</text:p>
          </table:table-cell>
          <table:table-cell table:style-name="Table304.B2" office:value-type="string">
            <text:p text:style-name="P17">Result</text:p>
          </table:table-cell>
        </table:table-row>
        <table:table-row table:style-name="Table304.1">
          <table:table-cell table:style-name="Table304.A2" office:value-type="string">
            <text:p text:style-name="Snippet"/>
          </table:table-cell>
          <table:table-cell table:style-name="Table304.B2" office:value-type="string">
            <text:p text:style-name="P2"/>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p text:style-name="P2">[before] accept [after]</text:p>
            <text:p text:style-name="Text_20_body">Routing:</text:p>
            <text:p text:style-name="P1">description</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
          </table:table-cell>
          <table:table-cell table:style-name="Table305.B2" office:value-type="string">
            <text:p text:style-name="P2"/>
          </table:table-cell>
        </table:table-row>
      </table:table>
      <text:p text:style-name="Text_20_body"><text:soft-page-break/></text:p>
      <table:table table:name="Table306" table:style-name="Table306">
        <table:table-column table:style-name="Table306.A"/>
        <table:table-column table:style-name="Table306.B"/>
        <table:table-row table:style-name="Table306.1">
          <table:table-cell table:style-name="Table306.A1" table:number-columns-spanned="2" office:value-type="string">
            <text:p text:style-name="P2">[before] accept" … " [after]</text:p>
            <text:p text:style-name="Text_20_body">Routing:</text:p>
            <text:p text:style-name="P1">description</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
          </table:table-cell>
          <table:table-cell table:style-name="Table306.B2" office:value-type="string">
            <text:p text:style-name="P2"/>
          </table:table-cell>
        </table:table-row>
      </table:table>
      <text:p text:style-name="Text_20_body"/>
      <table:table table:name="Table307" table:style-name="Table307">
        <table:table-column table:style-name="Table307.A"/>
        <table:table-column table:style-name="Table307.B"/>
        <table:table-row table:style-name="Table307.1">
          <table:table-cell table:style-name="Table307.A1" table:number-columns-spanned="2" office:value-type="string">
            <text:p text:style-name="P2">[before] begin … until/again/repeat [after]</text:p>
            <text:p text:style-name="Text_20_body">Routing:</text:p>
            <text:p text:style-name="P1">description</text:p>
          </table:table-cell>
          <table:covered-table-cell/>
        </table:table-row>
        <table:table-row table:style-name="Table307.1">
          <table:table-cell table:style-name="Table307.A2" office:value-type="string">
            <text:p text:style-name="P17">Code</text:p>
          </table:table-cell>
          <table:table-cell table:style-name="Table307.B2" office:value-type="string">
            <text:p text:style-name="P17">Result</text:p>
          </table:table-cell>
        </table:table-row>
        <table:table-row table:style-name="Table307.1">
          <table:table-cell table:style-name="Table307.A2" office:value-type="string">
            <text:p text:style-name="Snippet"/>
          </table:table-cell>
          <table:table-cell table:style-name="Table307.B2" office:value-type="string">
            <text:p text:style-name="P2"/>
          </table:table-cell>
        </table:table-row>
      </table:table>
      <text:p text:style-name="Text_20_body"/>
      <table:table table:name="Table308" table:style-name="Table308">
        <table:table-column table:style-name="Table308.A"/>
        <table:table-column table:style-name="Table308.B"/>
        <table:table-row table:style-name="Table308.1">
          <table:table-cell table:style-name="Table308.A1" table:number-columns-spanned="2" office:value-type="string">
            <text:p text:style-name="P2">[before] class: [after]</text:p>
            <text:p text:style-name="Text_20_body">Routing:</text:p>
            <text:p text:style-name="P1">description</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
          </table:table-cell>
          <table:table-cell table:style-name="Table308.B2" office:value-type="string">
            <text:p text:style-name="P2"/>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p text:style-name="P2">[before] clone [after]</text:p>
            <text:p text:style-name="Text_20_body">Routing:</text:p>
            <text:p text:style-name="P1">description</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Snippet"/>
          </table:table-cell>
          <table:table-cell table:style-name="Table309.B2" office:value-type="string">
            <text:p text:style-name="P2"/>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p text:style-name="P2">[before] complex [after]</text:p>
            <text:p text:style-name="Text_20_body">Routing:</text:p>
            <text:p text:style-name="P1">description</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1">
          <table:table-cell table:style-name="Table310.A2" office:value-type="string">
            <text:p text:style-name="Snippet"/>
          </table:table-cell>
          <table:table-cell table:style-name="Table310.B2" office:value-type="string">
            <text:p text:style-name="P2"/>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p text:style-name="P2">[before] copy [after]</text:p>
            <text:p text:style-name="Text_20_body">Routing:</text:p>
            <text:p text:style-name="P1">description</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Snippet"/>
          </table:table-cell>
          <table:table-cell table:style-name="Table311.B2" office:value-type="string">
            <text:p text:style-name="P2"/>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p text:style-name="P2">[before] cr [after]</text:p>
            <text:p text:style-name="Text_20_body">Routing:</text:p>
            <text:p text:style-name="P1">description</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
          </table:table-cell>
          <table:table-cell table:style-name="Table312.B2" office:value-type="string">
            <text:p text:style-name="P2"/>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p text:style-name="P2">[before] do … loop [after]</text:p>
            <text:p text:style-name="Text_20_body">Routing:</text:p>
            <text:p text:style-name="P1">descrip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
          </table:table-cell>
          <table:table-cell table:style-name="Table313.B2" office:value-type="string">
            <text:p text:style-name="P2"/>
          </table:table-cell>
        </table:table-row>
      </table:table>
      <text:p text:style-name="Text_20_body"/>
      <table:table table:name="Table314" table:style-name="Table314">
        <table:table-column table:style-name="Table314.A"/>
        <table:table-column table:style-name="Table314.B"/>
        <table:table-row table:style-name="Table314.1">
          <table:table-cell table:style-name="Table314.A1" table:number-columns-spanned="2" office:value-type="string">
            <text:p text:style-name="P2">[before] dpr [after]</text:p>
            <text:p text:style-name="Text_20_body">Routing:</text:p>
            <text:p text:style-name="P1">description</text:p>
          </table:table-cell>
          <table:covered-table-cell/>
        </table:table-row>
        <table:table-row table:style-name="Table314.1">
          <table:table-cell table:style-name="Table314.A2" office:value-type="string">
            <text:p text:style-name="P17">Code</text:p>
          </table:table-cell>
          <table:table-cell table:style-name="Table314.B2" office:value-type="string">
            <text:p text:style-name="P17">Result</text:p>
          </table:table-cell>
        </table:table-row>
        <table:table-row table:style-name="Table314.1">
          <table:table-cell table:style-name="Table314.A2" office:value-type="string">
            <text:p text:style-name="Snippet"/>
          </table:table-cell>
          <table:table-cell table:style-name="Table314.B2" office:value-type="string">
            <text:p text:style-name="P2"/>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p text:style-name="P2">[before] drop [after]</text:p>
            <text:p text:style-name="Text_20_body">Routing:</text:p>
            <text:p text:style-name="P1">description</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
          </table:table-cell>
          <table:table-cell table:style-name="Table315.B2" office:value-type="string">
            <text:p text:style-name="P2"/>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p text:style-name="P2">[before] dup [after]</text:p>
            <text:p text:style-name="Text_20_body">Routing:</text:p>
            <text:p text:style-name="P1">description</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
          </table:table-cell>
          <table:table-cell table:style-name="Table316.B2" office:value-type="string">
            <text:p text:style-name="P2"/>
          </table:table-cell>
        </table:table-row>
      </table:table>
      <text:p text:style-name="Text_20_body"/>
      <table:table table:name="Table317" table:style-name="Table317">
        <table:table-column table:style-name="Table317.A"/>
        <table:table-column table:style-name="Table317.B"/>
        <table:table-row table:style-name="Table317.1">
          <table:table-cell table:style-name="Table317.A1" table:number-columns-spanned="2" office:value-type="string">
            <text:p text:style-name="P2">[before] e [after]</text:p>
            <text:p text:style-name="Text_20_body">Routing:</text:p>
            <text:p text:style-name="P1">description</text:p>
          </table:table-cell>
          <table:covered-table-cell/>
        </table:table-row>
        <table:table-row table:style-name="Table317.1">
          <table:table-cell table:style-name="Table317.A2" office:value-type="string">
            <text:p text:style-name="P17">Code</text:p>
          </table:table-cell>
          <table:table-cell table:style-name="Table317.B2" office:value-type="string">
            <text:p text:style-name="P17">Result</text:p>
          </table:table-cell>
        </table:table-row>
        <table:table-row table:style-name="Table317.1">
          <table:table-cell table:style-name="Table317.A2" office:value-type="string">
            <text:p text:style-name="Snippet"/>
          </table:table-cell>
          <table:table-cell table:style-name="Table317.B2" office:value-type="string">
            <text:p text:style-name="P2"/>
          </table:table-cell>
        </table:table-row>
      </table:table>
      <text:p text:style-name="Text_20_body"/>
      <table:table table:name="Table318" table:style-name="Table318">
        <table:table-column table:style-name="Table318.A"/>
        <table:table-column table:style-name="Table318.B"/>
        <table:table-row table:style-name="Table318.1">
          <table:table-cell table:style-name="Table318.A1" table:number-columns-spanned="2" office:value-type="string">
            <text:p text:style-name="P2">[before] epsilon [after]</text:p>
            <text:p text:style-name="Text_20_body">Routing:</text:p>
            <text:p text:style-name="P1">description</text:p>
          </table:table-cell>
          <table:covered-table-cell/>
        </table:table-row>
        <table:table-row table:style-name="Table318.1">
          <table:table-cell table:style-name="Table318.A2" office:value-type="string">
            <text:p text:style-name="P17">Code</text:p>
          </table:table-cell>
          <table:table-cell table:style-name="Table318.B2" office:value-type="string">
            <text:p text:style-name="P17">Result</text:p>
          </table:table-cell>
        </table:table-row>
        <table:table-row table:style-name="Table318.1">
          <table:table-cell table:style-name="Table318.A2" office:value-type="string">
            <text:p text:style-name="Snippet"/>
          </table:table-cell>
          <table:table-cell table:style-name="Table318.B2" office:value-type="string">
            <text:p text:style-name="P2"/>
          </table:table-cell>
        </table:table-row>
      </table:table>
      <text:p text:style-name="Text_20_body"/>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P2">[before] f" … " [after]</text:p>
            <text:p text:style-name="Text_20_body">Routing:</text:p>
            <text:p text:style-name="P1">description ???</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
          </table:table-cell>
          <table:table-cell table:style-name="Table319.B2" office:value-type="string">
            <text:p text:style-name="P2"/>
          </table:table-cell>
        </table:table-row>
      </table:table>
      <text:p text:style-name="Text_20_body"/>
      <table:table table:name="Table320" table:style-name="Table320">
        <table:table-column table:style-name="Table320.A"/>
        <table:table-column table:style-name="Table320.B"/>
        <table:table-row table:style-name="Table320.1">
          <table:table-cell table:style-name="Table320.A1" table:number-columns-spanned="2" office:value-type="string">
            <text:p text:style-name="P2">[before] false [after]</text:p>
            <text:p text:style-name="Text_20_body">Routing:</text:p>
            <text:p text:style-name="P1">description</text:p>
          </table:table-cell>
          <table:covered-table-cell/>
        </table:table-row>
        <table:table-row table:style-name="Table320.1">
          <table:table-cell table:style-name="Table320.A2" office:value-type="string">
            <text:p text:style-name="P17">Code</text:p>
          </table:table-cell>
          <table:table-cell table:style-name="Table320.B2" office:value-type="string">
            <text:p text:style-name="P17">Result</text:p>
          </table:table-cell>
        </table:table-row>
        <table:table-row table:style-name="Table320.1">
          <table:table-cell table:style-name="Table320.A2" office:value-type="string">
            <text:p text:style-name="Snippet"/>
          </table:table-cell>
          <table:table-cell table:style-name="Table320.B2" office:value-type="string">
            <text:p text:style-name="P2"/>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p text:style-name="P2">[before] if … then [after]</text:p>
            <text:p text:style-name="Text_20_body">Routing:</text:p>
            <text:p text:style-name="P1">description</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
          </table:table-cell>
          <table:table-cell table:style-name="Table321.B2" office:value-type="string">
            <text:p text:style-name="P2"/>
          </table:table-cell>
        </table:table-row>
      </table:table>
      <text:p text:style-name="Text_20_body"/>
      <table:table table:name="Table322" table:style-name="Table322">
        <table:table-column table:style-name="Table322.A"/>
        <table:table-column table:style-name="Table322.B"/>
        <table:table-row table:style-name="Table322.1">
          <table:table-cell table:style-name="Table322.A1" table:number-columns-spanned="2" office:value-type="string">
            <text:p text:style-name="P2">[before] infinity [after]</text:p>
            <text:p text:style-name="Text_20_body">Routing:</text:p>
            <text:p text:style-name="P1">description</text:p>
          </table:table-cell>
          <table:covered-table-cell/>
        </table:table-row>
        <table:table-row table:style-name="Table322.1">
          <table:table-cell table:style-name="Table322.A2" office:value-type="string">
            <text:p text:style-name="P17">Code</text:p>
          </table:table-cell>
          <table:table-cell table:style-name="Table322.B2" office:value-type="string">
            <text:p text:style-name="P17">Result</text:p>
          </table:table-cell>
        </table:table-row>
        <table:table-row table:style-name="Table322.1">
          <table:table-cell table:style-name="Table322.A2" office:value-type="string">
            <text:p text:style-name="Snippet"/>
          </table:table-cell>
          <table:table-cell table:style-name="Table322.B2" office:value-type="string">
            <text:p text:style-name="P2"/>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p text:style-name="P2">[before] load" … " [after]</text:p>
            <text:p text:style-name="Text_20_body">Routing:</text:p>
            <text:p text:style-name="P1">description</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
          </table:table-cell>
          <table:table-cell table:style-name="Table323.B2" office:value-type="string">
            <text:p text:style-name="P2"/>
          </table:table-cell>
        </table:table-row>
      </table:table>
      <text:p text:style-name="Text_20_body"/>
      <table:table table:name="Table324" table:style-name="Table324">
        <table:table-column table:style-name="Table324.A"/>
        <table:table-column table:style-name="Table324.B"/>
        <table:table-row table:style-name="Table324.1">
          <table:table-cell table:style-name="Table324.A1" table:number-columns-spanned="2" office:value-type="string">
            <text:p text:style-name="P2">[before] max_float [after]</text:p>
            <text:p text:style-name="Text_20_body">Routing:</text:p>
            <text:p text:style-name="P1">description</text:p>
          </table:table-cell>
          <table:covered-table-cell/>
        </table:table-row>
        <table:table-row table:style-name="Table324.1">
          <table:table-cell table:style-name="Table324.A2" office:value-type="string">
            <text:p text:style-name="P17">Code</text:p>
          </table:table-cell>
          <table:table-cell table:style-name="Table324.B2" office:value-type="string">
            <text:p text:style-name="P17">Result</text:p>
          </table:table-cell>
        </table:table-row>
        <table:table-row table:style-name="Table324.1">
          <table:table-cell table:style-name="Table324.A2" office:value-type="string">
            <text:p text:style-name="Snippet"/>
          </table:table-cell>
          <table:table-cell table:style-name="Table324.B2" office:value-type="string">
            <text:p text:style-name="P2"/>
          </table:table-cell>
        </table:table-row>
      </table:table>
      <text:p text:style-name="Text_20_body"/>
      <table:table table:name="Table325" table:style-name="Table325">
        <table:table-column table:style-name="Table325.A"/>
        <table:table-column table:style-name="Table325.B"/>
        <table:table-row table:style-name="Table325.1">
          <table:table-cell table:style-name="Table325.A1" table:number-columns-spanned="2" office:value-type="string">
            <text:p text:style-name="P2">[before] min_float [after]</text:p>
            <text:p text:style-name="Text_20_body">Routing:</text:p>
            <text:p text:style-name="P1">description</text:p>
          </table:table-cell>
          <table:covered-table-cell/>
        </table:table-row>
        <table:table-row table:style-name="Table325.1">
          <table:table-cell table:style-name="Table325.A2" office:value-type="string">
            <text:p text:style-name="P17">Code</text:p>
          </table:table-cell>
          <table:table-cell table:style-name="Table325.B2" office:value-type="string">
            <text:p text:style-name="P17">Result</text:p>
          </table:table-cell>
        </table:table-row>
        <table:table-row table:style-name="Table325.1">
          <table:table-cell table:style-name="Table325.A2" office:value-type="string">
            <text:p text:style-name="Snippet"/>
          </table:table-cell>
          <table:table-cell table:style-name="Table325.B2" office:value-type="string">
            <text:p text:style-name="P2"/>
          </table:table-cell>
        </table:table-row>
      </table:table>
      <text:p text:style-name="Text_20_body"/>
      <table:table table:name="Table326" table:style-name="Table326">
        <table:table-column table:style-name="Table326.A"/>
        <table:table-column table:style-name="Table326.B"/>
        <text:soft-page-break/>
        <table:table-row table:style-name="Table326.1">
          <table:table-cell table:style-name="Table326.A1" table:number-columns-spanned="2" office:value-type="string">
            <text:p text:style-name="P2">[before] nan [after]</text:p>
            <text:p text:style-name="Text_20_body">Routing:</text:p>
            <text:p text:style-name="P1">description</text:p>
          </table:table-cell>
          <table:covered-table-cell/>
        </table:table-row>
        <table:table-row table:style-name="Table326.1">
          <table:table-cell table:style-name="Table326.A2" office:value-type="string">
            <text:p text:style-name="P17">Code</text:p>
          </table:table-cell>
          <table:table-cell table:style-name="Table326.B2" office:value-type="string">
            <text:p text:style-name="P17">Result</text:p>
          </table:table-cell>
        </table:table-row>
        <table:table-row table:style-name="Table326.1">
          <table:table-cell table:style-name="Table326.A2" office:value-type="string">
            <text:p text:style-name="Snippet"/>
          </table:table-cell>
          <table:table-cell table:style-name="Table326.B2" office:value-type="string">
            <text:p text:style-name="P2"/>
          </table:table-cell>
        </table:table-row>
      </table:table>
      <text:p text:style-name="Text_20_body"/>
      <table:table table:name="Table327" table:style-name="Table327">
        <table:table-column table:style-name="Table327.A"/>
        <table:table-column table:style-name="Table327.B"/>
        <table:table-row table:style-name="Table327.1">
          <table:table-cell table:style-name="Table327.A1" table:number-columns-spanned="2" office:value-type="string">
            <text:p text:style-name="P2">[before] nil [after]</text:p>
            <text:p text:style-name="Text_20_body">Routing:</text:p>
            <text:p text:style-name="P1">description</text:p>
          </table:table-cell>
          <table:covered-table-cell/>
        </table:table-row>
        <table:table-row table:style-name="Table327.1">
          <table:table-cell table:style-name="Table327.A2" office:value-type="string">
            <text:p text:style-name="P17">Code</text:p>
          </table:table-cell>
          <table:table-cell table:style-name="Table327.B2" office:value-type="string">
            <text:p text:style-name="P17">Result</text:p>
          </table:table-cell>
        </table:table-row>
        <table:table-row table:style-name="Table327.1">
          <table:table-cell table:style-name="Table327.A2" office:value-type="string">
            <text:p text:style-name="Snippet"/>
          </table:table-cell>
          <table:table-cell table:style-name="Table327.B2" office:value-type="string">
            <text:p text:style-name="P2"/>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p text:style-name="P2">[before] nip [after]</text:p>
            <text:p text:style-name="Text_20_body">Routing:</text:p>
            <text:p text:style-name="P1">description</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
          </table:table-cell>
          <table:table-cell table:style-name="Table328.B2" office:value-type="string">
            <text:p text:style-name="P2"/>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p text:style-name="P2">[before] over [after]</text:p>
            <text:p text:style-name="Text_20_body">Routing:</text:p>
            <text:p text:style-name="P1">description</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
          </table:table-cell>
          <table:table-cell table:style-name="Table329.B2" office:value-type="string">
            <text:p text:style-name="P2"/>
          </table:table-cell>
        </table:table-row>
      </table:table>
      <text:p text:style-name="Text_20_body"/>
      <table:table table:name="Table330" table:style-name="Table330">
        <table:table-column table:style-name="Table330.A"/>
        <table:table-column table:style-name="Table330.B"/>
        <table:table-row table:style-name="Table330.1">
          <table:table-cell table:style-name="Table330.A1" table:number-columns-spanned="2" office:value-type="string">
            <text:p text:style-name="P2">[before] pause [after]</text:p>
            <text:p text:style-name="Text_20_body">Routing:</text:p>
            <text:p text:style-name="P1">description</text:p>
          </table:table-cell>
          <table:covered-table-cell/>
        </table:table-row>
        <table:table-row table:style-name="Table330.1">
          <table:table-cell table:style-name="Table330.A2" office:value-type="string">
            <text:p text:style-name="P17">Code</text:p>
          </table:table-cell>
          <table:table-cell table:style-name="Table330.B2" office:value-type="string">
            <text:p text:style-name="P17">Result</text:p>
          </table:table-cell>
        </table:table-row>
        <table:table-row table:style-name="Table330.1">
          <table:table-cell table:style-name="Table330.A2" office:value-type="string">
            <text:p text:style-name="Snippet"/>
          </table:table-cell>
          <table:table-cell table:style-name="Table330.B2" office:value-type="string">
            <text:p text:style-name="P2"/>
          </table:table-cell>
        </table:table-row>
      </table:table>
      <text:p text:style-name="Text_20_body"/>
      <table:table table:name="Table331" table:style-name="Table331">
        <table:table-column table:style-name="Table331.A"/>
        <table:table-column table:style-name="Table331.B"/>
        <text:soft-page-break/>
        <table:table-row table:style-name="Table331.1">
          <table:table-cell table:style-name="Table331.A1" table:number-columns-spanned="2" office:value-type="string">
            <text:p text:style-name="P2">[before] pi [after]</text:p>
            <text:p text:style-name="Text_20_body">Routing:</text:p>
            <text:p text:style-name="P1">description</text:p>
          </table:table-cell>
          <table:covered-table-cell/>
        </table:table-row>
        <table:table-row table:style-name="Table331.1">
          <table:table-cell table:style-name="Table331.A2" office:value-type="string">
            <text:p text:style-name="P17">Code</text:p>
          </table:table-cell>
          <table:table-cell table:style-name="Table331.B2" office:value-type="string">
            <text:p text:style-name="P17">Result</text:p>
          </table:table-cell>
        </table:table-row>
        <table:table-row table:style-name="Table331.1">
          <table:table-cell table:style-name="Table331.A2" office:value-type="string">
            <text:p text:style-name="Snippet"/>
          </table:table-cell>
          <table:table-cell table:style-name="Table331.B2" office:value-type="string">
            <text:p text:style-name="P2"/>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p text:style-name="P2">[before] pick [after]</text:p>
            <text:p text:style-name="Text_20_body">Routing:</text:p>
            <text:p text:style-name="P1">description</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
          </table:table-cell>
          <table:table-cell table:style-name="Table332.B2" office:value-type="string">
            <text:p text:style-name="P2"/>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p text:style-name="P2">[before] rational [after]</text:p>
            <text:p text:style-name="Text_20_body">Routing:</text:p>
            <text:p text:style-name="P1">description</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
          </table:table-cell>
          <table:table-cell table:style-name="Table333.B2" office:value-type="string">
            <text:p text:style-name="P2"/>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p text:style-name="P2">[before] rot [after]</text:p>
            <text:p text:style-name="Text_20_body">Routing:</text:p>
            <text:p text:style-name="P1">description</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
          </table:table-cell>
          <table:table-cell table:style-name="Table334.B2" office:value-type="string">
            <text:p text:style-name="P2"/>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p text:style-name="P2">[before] self [after]</text:p>
            <text:p text:style-name="Text_20_body">Routing:</text:p>
            <text:p text:style-name="P1">description</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
          </table:table-cell>
          <table:table-cell table:style-name="Table335.B2" office:value-type="string">
            <text:p text:style-name="P2"/>
          </table:table-cell>
        </table:table-row>
      </table:table>
      <text:p text:style-name="Text_20_body"/>
      <table:table table:name="Table336" table:style-name="Table336">
        <table:table-column table:style-name="Table336.A"/>
        <table:table-column table:style-name="Table336.B"/>
        <text:soft-page-break/>
        <table:table-row table:style-name="Table336.1">
          <table:table-cell table:style-name="Table336.A1" table:number-columns-spanned="2" office:value-type="string">
            <text:p text:style-name="P2">[before] space [after]</text:p>
            <text:p text:style-name="Text_20_body">Routing:</text:p>
            <text:p text:style-name="P1">description</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
          </table:table-cell>
          <table:table-cell table:style-name="Table336.B2" office:value-type="string">
            <text:p text:style-name="P2"/>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p text:style-name="P2">[before] spaces [after]</text:p>
            <text:p text:style-name="Text_20_body">Routing:</text:p>
            <text:p text:style-name="P1">description</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
          </table:table-cell>
          <table:table-cell table:style-name="Table337.B2" office:value-type="string">
            <text:p text:style-name="P2"/>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p text:style-name="P2">[before] swap [after]</text:p>
            <text:p text:style-name="Text_20_body">Routing:</text:p>
            <text:p text:style-name="P1">description</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
          </table:table-cell>
          <table:table-cell table:style-name="Table338.B2" office:value-type="string">
            <text:p text:style-name="P2"/>
          </table:table-cell>
        </table:table-row>
      </table:table>
      <text:p text:style-name="Text_20_body"/>
      <table:table table:name="Table339" table:style-name="Table339">
        <table:table-column table:style-name="Table339.A"/>
        <table:table-column table:style-name="Table339.B"/>
        <table:table-row table:style-name="Table339.1">
          <table:table-cell table:style-name="Table339.A1" table:number-columns-spanned="2" office:value-type="string">
            <text:p text:style-name="P2">[before] thread: [after]</text:p>
            <text:p text:style-name="Text_20_body">Routing:</text:p>
            <text:p text:style-name="P1">description</text:p>
          </table:table-cell>
          <table:covered-table-cell/>
        </table:table-row>
        <table:table-row table:style-name="Table339.1">
          <table:table-cell table:style-name="Table339.A2" office:value-type="string">
            <text:p text:style-name="P17">Code</text:p>
          </table:table-cell>
          <table:table-cell table:style-name="Table339.B2" office:value-type="string">
            <text:p text:style-name="P17">Result</text:p>
          </table:table-cell>
        </table:table-row>
        <table:table-row table:style-name="Table339.1">
          <table:table-cell table:style-name="Table339.A2" office:value-type="string">
            <text:p text:style-name="Snippet"/>
          </table:table-cell>
          <table:table-cell table:style-name="Table339.B2" office:value-type="string">
            <text:p text:style-name="P2"/>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p text:style-name="P2">[before] true [after]</text:p>
            <text:p text:style-name="Text_20_body">Routing:</text:p>
            <text:p text:style-name="P1">descrip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
          </table:table-cell>
          <table:table-cell table:style-name="Table340.B2" office:value-type="string">
            <text:p text:style-name="P2"/>
          </table:table-cell>
        </table:table-row>
      </table:table>
      <text:p text:style-name="Text_20_body"/>
      <text:p text:style-name="Text_20_body"/>
      <table:table table:name="Table392" table:style-name="Table392">
        <table:table-column table:style-name="Table392.A"/>
        <table:table-column table:style-name="Table392.B"/>
        <text:soft-page-break/>
        <table:table-row table:style-name="Table392.1">
          <table:table-cell table:style-name="Table392.A1" table:number-columns-spanned="2" office:value-type="string">
            <text:p text:style-name="P2">[before] try … end [after]</text:p>
            <text:p text:style-name="Text_20_body">Routing: VM</text:p>
            <text:p text:style-name="P1">description</text:p>
          </table:table-cell>
          <table:covered-table-cell/>
        </table:table-row>
        <table:table-row table:style-name="Table392.1">
          <table:table-cell table:style-name="Table392.A2" office:value-type="string">
            <text:p text:style-name="P17">Code</text:p>
          </table:table-cell>
          <table:table-cell table:style-name="Table392.B2" office:value-type="string">
            <text:p text:style-name="P17">Result</text:p>
          </table:table-cell>
        </table:table-row>
        <table:table-row table:style-name="Table392.1">
          <table:table-cell table:style-name="Table392.A2" office:value-type="string">
            <text:p text:style-name="Snippet"/>
          </table:table-cell>
          <table:table-cell table:style-name="Table392.B2" office:value-type="string">
            <text:p text:style-name="P2"/>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p text:style-name="P2">[before] tuck [after]</text:p>
            <text:p text:style-name="Text_20_body">Routing:</text:p>
            <text:p text:style-name="P1">description</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
          </table:table-cell>
          <table:table-cell table:style-name="Table341.B2" office:value-type="string">
            <text:p text:style-name="P2"/>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p text:style-name="P2">[before] val#: [after]</text:p>
            <text:p text:style-name="Text_20_body">Routing:</text:p>
            <text:p text:style-name="P1">description</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
          </table:table-cell>
          <table:table-cell table:style-name="Table393.B2" office:value-type="string">
            <text:p text:style-name="P2"/>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p text:style-name="P2">[before] val$: [after]</text:p>
            <text:p text:style-name="Text_20_body">Routing:</text:p>
            <text:p text:style-name="P1">description</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
          </table:table-cell>
          <table:table-cell table:style-name="Table394.B2" office:value-type="string">
            <text:p text:style-name="P2"/>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p text:style-name="P2">[before] val#: [after]</text:p>
            <text:p text:style-name="Text_20_body">Routing:</text:p>
            <text:p text:style-name="P1">description</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
          </table:table-cell>
          <table:table-cell table:style-name="Table395.B2" office:value-type="string">
            <text:p text:style-name="P2"/>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p text:style-name="P2">[before] var$: [after]</text:p>
            <text:p text:style-name="Text_20_body">Routing:</text:p>
            <text:p text:style-name="P1">description</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
          </table:table-cell>
          <table:table-cell table:style-name="Table396.B2" office:value-type="string">
            <text:p text:style-name="P2"/>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p text:style-name="P2">[] vm [a_virtual_machine]</text:p>
            <text:p text:style-name="Text_20_body">Routing: VM</text:p>
            <text:p text:style-name="P1">description</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
          </table:table-cell>
          <table:table-cell table:style-name="Table342.B2" office:value-type="string">
            <text:p text:style-name="P2"/>
          </table:table-cell>
        </table:table-row>
      </table:table>
      <text:p text:style-name="Text_20_body"/>
      <table:table table:name="Table343" table:style-name="Table343">
        <table:table-column table:style-name="Table343.A"/>
        <table:table-column table:style-name="Table343.B"/>
        <table:table-row table:style-name="Table343.1">
          <table:table-cell table:style-name="Table343.A1" table:number-columns-spanned="2" office:value-type="string">
            <text:p text:style-name="P2">[] { … } [a_hash]</text:p>
            <text:p text:style-name="Text_20_body">Routing: VM</text:p>
            <text:p text:style-name="P1">description</text:p>
          </table:table-cell>
          <table:covered-table-cell/>
        </table:table-row>
        <table:table-row table:style-name="Table343.1">
          <table:table-cell table:style-name="Table343.A2" office:value-type="string">
            <text:p text:style-name="P17">Code</text:p>
          </table:table-cell>
          <table:table-cell table:style-name="Table343.B2" office:value-type="string">
            <text:p text:style-name="P17">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able:table table:name="Table344" table:style-name="Table344">
        <table:table-column table:style-name="Table344.A"/>
        <table:table-column table:style-name="Table344.B"/>
        <table:table-row table:style-name="Table344.1">
          <table:table-cell table:style-name="Table344.A1" table:number-columns-spanned="2" office:value-type="string">
            <text:p text:style-name="P2">[] {{ … }} [a_procedure]</text:p>
            <text:p text:style-name="Text_20_body">Routing: VM</text:p>
            <text:p text:style-name="P1">description</text:p>
          </table:table-cell>
          <table:covered-table-cell/>
        </table:table-row>
        <table:table-row table:style-name="Table344.1">
          <table:table-cell table:style-name="Table344.A2" office:value-type="string">
            <text:p text:style-name="P17">Code</text:p>
          </table:table-cell>
          <table:table-cell table:style-name="Table344.B2" office:value-type="string">
            <text:p text:style-name="P17">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h text:style-name="Heading_20_2" text:outline-level="2"><text:alphabetical-index-mark-start text:id="IMark152995564"/>Commands<text:alphabetical-index-mark-end text:id="IMark152995564"/></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ext:soft-page-break/>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ext:soft-page-break/>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ext:soft-page-break/>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ext:soft-page-break/>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ext:soft-page-break/>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52995564"/>)entries<text:alphabetical-index-mark-end text:id="IMark152995564"/>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false <text:s text:c="9"/>nil&lt;&gt; <text:s text:c="9"/>spaces <text:s text:c="8"/>{</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0">.</text:p>
          </table:table-cell>
          <table:table-cell table:style-name="Table4.B2" office:value-type="string">
            <text:p text:style-name="P2">Any character except newline</text:p>
          </table:table-cell>
        </table:table-row>
        <table:table-row>
          <table:table-cell table:style-name="Table4.A2" office:value-type="string">
            <text:p text:style-name="P20">[A-Z]</text:p>
          </table:table-cell>
          <table:table-cell table:style-name="Table4.B2" office:value-type="string">
            <text:p text:style-name="P2">Any uppercase alphabetical character.</text:p>
          </table:table-cell>
        </table:table-row>
        <table:table-row>
          <table:table-cell table:style-name="Table4.A2" office:value-type="string">
            <text:p text:style-name="P20">[A-Za-z0-9_]</text:p>
          </table:table-cell>
          <table:table-cell table:style-name="Table4.B2" office:value-type="string">
            <text:p text:style-name="P2">Any alphanumeric or underscore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d</text:p>
          </table:table-cell>
          <table:table-cell table:style-name="Table4.B2" office:value-type="string">
            <text:p text:style-name="P2">A digit (0..9)</text:p>
          </table:table-cell>
        </table:table-row>
        <table:table-row>
          <table:table-cell table:style-name="Table4.A2" office:value-type="string">
            <text:p text:style-name="P20">X*</text:p>
          </table:table-cell>
          <table:table-cell table:style-name="Table4.B2" office:value-type="string">
            <text:p text:style-name="P2">0 or more repetitions of the X expression.</text:p>
          </table:table-cell>
        </table:table-row>
        <table:table-row>
          <table:table-cell table:style-name="Table4.A2" office:value-type="string">
            <text:p text:style-name="P20">X+</text:p>
          </table:table-cell>
          <table:table-cell table:style-name="Table4.B2" office:value-type="string">
            <text:p text:style-name="P2">1 or more repetitions of the X expression.</text:p>
          </table:table-cell>
        </table:table-row>
        <table:table-row>
          <table:table-cell table:style-name="Table4.A2" office:value-type="string">
            <text:p text:style-name="P20">^</text:p>
          </table:table-cell>
          <table:table-cell table:style-name="Table4.B2" office:value-type="string">
            <text:p text:style-name="P2">The beginning of the line or string.</text:p>
          </table:table-cell>
        </table:table-row>
        <table:table-row>
          <table:table-cell table:style-name="Table4.A2" office:value-type="string">
            <text:p text:style-name="P20">$</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78">0</text:p>
          <text:p text:style-name="P77">0&lt;<text:tab/>114</text:p>
          <text:p text:style-name="P77">0&lt;=<text:tab/>114</text:p>
          <text:p text:style-name="P77">0&lt;=&gt;<text:tab/>115</text:p>
          <text:p text:style-name="P77">0&lt;&gt; <text:tab/>115</text:p>
          <text:p text:style-name="P77">0=<text:tab/>115</text:p>
          <text:p text:style-name="P77">0&gt;<text:tab/>116</text:p>
          <text:p text:style-name="P77">0&gt;=<text:tab/>116</text:p>
          <text:p text:style-name="P78">1</text:p>
          <text:p text:style-name="P77">1-<text:tab/>116</text:p>
          <text:p text:style-name="P77">1+<text:tab/>116</text:p>
          <text:p text:style-name="P78">2</text:p>
          <text:p text:style-name="P77">2-<text:tab/>117</text:p>
          <text:p text:style-name="P77">2*<text:tab/>92, 117</text:p>
          <text:p text:style-name="P77">2/<text:tab/>92, 118</text:p>
          <text:p text:style-name="P77">2+<text:tab/>117</text:p>
          <text:p text:style-name="P78">A</text:p>
          <text:p text:style-name="P77">again<text:tab/>25</text:p>
          <text:p text:style-name="P77">and<text:tab/>94</text:p>
          <text:p text:style-name="P77">Archive<text:tab/>12</text:p>
          <text:p text:style-name="P77">Array<text:tab/>62</text:p>
          <text:p text:style-name="P78">B</text:p>
          <text:p text:style-name="P77">begin<text:tab/>25</text:p>
          <text:p text:style-name="P77">Boolean<text:tab/>60</text:p>
          <text:p text:style-name="P77">bounce<text:tab/>36, 38</text:p>
          <text:p text:style-name="P78">C</text:p>
          <text:p text:style-name="P77">catch<text:tab/>35, 38</text:p>
          <text:p text:style-name="P77">Class<text:tab/>73</text:p>
          <text:p text:style-name="P77">Classes<text:tab/>46</text:p>
          <text:p text:style-name="P77">clone<text:tab/>30</text:p>
          <text:p text:style-name="P77">com<text:tab/>94</text:p>
          <text:p text:style-name="P77">Commands<text:tab/>76, 182</text:p>
          <text:p text:style-name="P77">Complex<text:tab/>78</text:p>
          <text:p text:style-name="P77">copy<text:tab/>30</text:p>
          <text:p text:style-name="P78">D</text:p>
          <text:p text:style-name="P77">Declarations<text:tab/>26</text:p>
          <text:p text:style-name="P77">Demo.rb<text:tab/>11</text:p>
          <text:p text:style-name="P77">distinct?<text:tab/>131</text:p>
          <text:p text:style-name="P77">do<text:tab/>23</text:p>
          <text:p text:style-name="P77">do_map_name<text:tab/>56</text:p>
          <text:p text:style-name="P77">dpr<text:tab/>97</text:p>
          <text:p text:style-name="P77">drop<text:tab/>19</text:p>
          <text:p text:style-name="P77">Duck Typing<text:tab/>26</text:p>
          <text:p text:style-name="P77">dup<text:tab/>19, 30</text:p>
          <text:p text:style-name="P78">E</text:p>
          <text:p text:style-name="P77">e<text:tab/>98</text:p>
          <text:p text:style-name="P77">else<text:tab/>21</text:p>
          <text:p text:style-name="P77">epsilon<text:tab/>98</text:p>
          <text:p text:style-name="P78">F</text:p>
          <text:p text:style-name="P77">FalseClass<text:tab/>60, 81</text:p>
          <text:p text:style-name="P77">finally<text:tab/>37, 38</text:p>
          <text:p text:style-name="P77">Float<text:tab/>83</text:p>
          <text:p text:style-name="P78">H</text:p>
          <text:p text:style-name="P77">Hash<text:tab/>84</text:p>
          <text:p text:style-name="P78">I</text:p>
          <text:p text:style-name="P77">i<text:tab/>23</text:p>
          <text:p text:style-name="P77">identical?<text:tab/>131</text:p>
          <text:p text:style-name="P77">if<text:tab/>21</text:p>
          <text:p text:style-name="P77">infinity<text:tab/>98</text:p>
          <text:p text:style-name="P77">Inheritance<text:tab/>47</text:p>
          <text:p text:style-name="P77">InStream<text:tab/>87</text:p>
          <text:p text:style-name="P77">Integer<text:tab/>90</text:p>
          <text:p text:style-name="P78">J</text:p>
          <text:p text:style-name="P77">j<text:tab/>23</text:p>
          <text:p text:style-name="P78">K</text:p>
          <text:p text:style-name="P77">Known Issues<text:tab/>11</text:p>
          <text:p text:style-name="P78">L</text:p>
          <text:p text:style-name="P77">Late Binding<text:tab/>47</text:p>
          <text:p text:style-name="P77">loop<text:tab/>23</text:p>
          <text:p text:style-name="P78">M</text:p>
          <text:p text:style-name="P77">max<text:tab/>131</text:p>
          <text:p text:style-name="P77">max_float<text:tab/>98</text:p>
          <text:p text:style-name="P77">Method Mapping<text:tab/>48</text:p>
          <text:p text:style-name="P77">Methods<text:tab/>47</text:p>
          <text:p text:style-name="P77">min<text:tab/>132</text:p>
          <text:p text:style-name="P77">min_float<text:tab/>99</text:p>
          <text:p text:style-name="P77">mod<text:tab/>120</text:p>
          <text:p text:style-name="P77">Mutation<text:tab/>28</text:p>
          <text:p text:style-name="P78">N</text:p>
          <text:p text:style-name="P77">nan<text:tab/>99</text:p>
          <text:p text:style-name="P77">neg<text:tab/>120</text:p>
          <text:p text:style-name="P77">nil&lt;&gt;<text:tab/>132</text:p>
          <text:p text:style-name="P77">nil=<text:tab/>132</text:p>
          <text:p text:style-name="P77">NilClass<text:tab/>60, 95</text:p>
          <text:p text:style-name="P77">nip<text:tab/>19</text:p>
          <text:p text:style-name="P77">not<text:tab/>133</text:p>
          <text:p text:style-name="P77">Numeric<text:tab/>61, 97</text:p>
          <text:p text:style-name="P78">O</text:p>
          <text:p text:style-name="P77">Object<text:tab/>60, 121</text:p>
          <text:p text:style-name="P77">or<text:tab/>94</text:p>
          <text:p text:style-name="P77">OutStream<text:tab/>135</text:p>
          <text:p text:style-name="P77">over<text:tab/>19</text:p>
          <text:p text:style-name="P78">P</text:p>
          <text:p text:style-name="P77">pi<text:tab/>99</text:p>
          <text:p text:style-name="P77">pick<text:tab/>19</text:p>
          <text:p text:style-name="P77">Polymorphism<text:tab/>47</text:p>
          <text:p text:style-name="P77">Procedure<text:tab/>140</text:p>
          <text:p text:style-name="P77">Prototypes<text:tab/>47</text:p>
          <text:p text:style-name="P78">Q</text:p>
          <text:p text:style-name="P77">Queue<text:tab/>142</text:p>
          <text:p text:style-name="P78">R</text:p>
          <text:p text:style-name="P77">Rake<text:tab/>11</text:p>
          <text:p text:style-name="P77">Rational<text:tab/>145</text:p>
          <text:p text:style-name="P77">Referencing<text:tab/>27</text:p>
          <text:p text:style-name="P77">repeat<text:tab/>25</text:p>
          <text:p text:style-name="P77">Routing<text:tab/>53</text:p>
          <text:p text:style-name="P78">S</text:p>
          <text:p text:style-name="P77">Scoping<text:tab/>26</text:p>
          <text:p text:style-name="P77">self<text:tab/>58</text:p>
          <text:p text:style-name="P77">Stack<text:tab/>146</text:p>
          <text:p text:style-name="P77">String<text:tab/>148</text:p>
          <text:p text:style-name="P77">super<text:tab/>74, 123, 169</text:p>
          <text:p text:style-name="P77">swap<text:tab/>20</text:p>
          <text:p text:style-name="P77">switch<text:tab/>21</text:p>
          <text:p text:style-name="P77">SymbolMap<text:tab/>48</text:p>
          <text:p text:style-name="P78">T</text:p>
          <text:p text:style-name="P77">Testing<text:tab/>11</text:p>
          <text:p text:style-name="P77">Thanks<text:tab/>8</text:p>
          <text:p text:style-name="P77">then<text:tab/>21</text:p>
          <text:p text:style-name="P77">Thread<text:tab/>165</text:p>
          <text:p text:style-name="P77">throw"<text:tab/>39</text:p>
          <text:p text:style-name="P77">TrueClass<text:tab/>60, 167</text:p>
          <text:p text:style-name="P77">try<text:tab/>35, 38</text:p>
          <text:p text:style-name="P77">tuck<text:tab/>20</text:p>
          <text:p text:style-name="P77">Typing<text:tab/>26</text:p>
          <text:p text:style-name="P78">U</text:p>
          <text:p text:style-name="P77">until<text:tab/>25</text:p>
          <text:p text:style-name="P78">V</text:p>
          <text:p text:style-name="P77">val:<text:tab/>26, 74, 122, 169</text:p>
          <text:p text:style-name="P77">val@:<text:tab/>27, 74, 122, 170</text:p>
          <text:p text:style-name="P77">val#:<text:tab/>27</text:p>
          <text:p text:style-name="P77">val$:<text:tab/>27</text:p>
          <text:p text:style-name="P77">var:<text:tab/>26, 74, 122, 169</text:p>
          <text:p text:style-name="P77">var@:<text:tab/>27, 75, 123, 170</text:p>
          <text:p text:style-name="P77">var#:<text:tab/>27</text:p>
          <text:p text:style-name="P77">var$:<text:tab/>27</text:p>
          <text:p text:style-name="P77">VirtualMachine<text:tab/>168</text:p>
          <text:p text:style-name="P78">X</text:p>
          <text:p text:style-name="P77">x<text:tab/>63</text:p>
          <text:p text:style-name="P77">xor<text:tab/>94</text:p>
          <text:p text:style-name="P78">^</text:p>
          <text:p text:style-name="P77">^^<text:tab/>82, 95, 130</text:p>
          <text:p text:style-name="P78">-</text:p>
          <text:p text:style-name="P77">-<text:tab/>101</text:p>
          <text:p text:style-name="P77">-&gt;<text:tab/>84</text:p>
          <text:p text:style-name="P77">-i<text:tab/>23</text:p>
          <text:p text:style-name="P77">-infinity<text:tab/>97</text:p>
          <text:p text:style-name="P77">-j<text:tab/>23</text:p>
          <text:p text:style-name="P78">;</text:p>
          <text:p text:style-name="P77">;<text:tab/>75, 123, 170</text:p>
          <text:p text:style-name="P78">:</text:p>
          <text:p text:style-name="P77">:<text:tab/>55</text:p>
          <text:p text:style-name="P78">!</text:p>
          <text:p text:style-name="P77">!<text:tab/>65</text:p>
          <text:p text:style-name="P77">!:<text:tab/>169</text:p>
          <text:p text:style-name="P78">?</text:p>
          <text:p text:style-name="P77">?"<text:tab/>36, 38</text:p>
          <text:p text:style-name="P78">.</text:p>
          <text:p text:style-name="P77">.<text:tab/>121, 137</text:p>
          <text:p text:style-name="P77"><text:soft-page-break/>.-left<text:tab/>66, 154</text:p>
          <text:p text:style-name="P77">.-mid<text:tab/>67, 154</text:p>
          <text:p text:style-name="P77">.-midlr<text:tab/>67, 154</text:p>
          <text:p text:style-name="P77">.-right<text:tab/>67, 155</text:p>
          <text:p text:style-name="P77">.:<text:tab/>55, 73, 170</text:p>
          <text:p text:style-name="P77">.::<text:tab/>55, 122, 171</text:p>
          <text:p text:style-name="P77">."<text:tab/>152</text:p>
          <text:p text:style-name="P77">.[]!<text:tab/>67, 85</text:p>
          <text:p text:style-name="P77">.[]@<text:tab/>68, 85</text:p>
          <text:p text:style-name="P77">.+left<text:tab/>65, 153</text:p>
          <text:p text:style-name="P77">.+mid<text:tab/>66, 153</text:p>
          <text:p text:style-name="P77">.+midlr<text:tab/>66, 153</text:p>
          <text:p text:style-name="P77">.+right<text:tab/>66, 154</text:p>
          <text:p text:style-name="P77">.1/x<text:tab/>101</text:p>
          <text:p text:style-name="P77">.10**<text:tab/>101</text:p>
          <text:p text:style-name="P77">.2**<text:tab/>102</text:p>
          <text:p text:style-name="P77">.abs<text:tab/>102</text:p>
          <text:p text:style-name="P77">.acos<text:tab/>102</text:p>
          <text:p text:style-name="P77">.acosh<text:tab/>103</text:p>
          <text:p text:style-name="P77">.angle<text:tab/>103</text:p>
          <text:p text:style-name="P77">.append<text:tab/>135</text:p>
          <text:p text:style-name="P77">.append{<text:tab/>136, 171</text:p>
          <text:p text:style-name="P77">.asin<text:tab/>103</text:p>
          <text:p text:style-name="P77">.asinh<text:tab/>104</text:p>
          <text:p text:style-name="P77">.atan<text:tab/>104</text:p>
          <text:p text:style-name="P77">.atan2<text:tab/>104</text:p>
          <text:p text:style-name="P77">.atanh<text:tab/>105</text:p>
          <text:p text:style-name="P77">.c2p<text:tab/>105</text:p>
          <text:p text:style-name="P77">.call<text:tab/>140, 155</text:p>
          <text:p text:style-name="P77">.cbrt<text:tab/>79, 105</text:p>
          <text:p text:style-name="P77">.ceil<text:tab/>105</text:p>
          <text:p text:style-name="P77">.cjust<text:tab/>155</text:p>
          <text:p text:style-name="P77">.class<text:tab/>123</text:p>
          <text:p text:style-name="P77">.clear<text:tab/>142, 146</text:p>
          <text:p text:style-name="P77">.clone<text:tab/>30, 124</text:p>
          <text:p text:style-name="P77">.clone_exclude<text:tab/>32, 124</text:p>
          <text:p text:style-name="P77">.close<text:tab/>88, 137</text:p>
          <text:p text:style-name="P77">.conjugate<text:tab/>106</text:p>
          <text:p text:style-name="P77">.contains?<text:tab/>155</text:p>
          <text:p text:style-name="P77">.copy<text:tab/>30, 124</text:p>
          <text:p text:style-name="P77">.cos<text:tab/>106</text:p>
          <text:p text:style-name="P77">.cosh<text:tab/>106</text:p>
          <text:p text:style-name="P77">.cr<text:tab/>137</text:p>
          <text:p text:style-name="P77">.create<text:tab/>136</text:p>
          <text:p text:style-name="P77">.create{<text:tab/>136, 171</text:p>
          <text:p text:style-name="P77">.cube<text:tab/>106</text:p>
          <text:p text:style-name="P77">.current<text:tab/>165</text:p>
          <text:p text:style-name="P77">.d2r<text:tab/>107</text:p>
          <text:p text:style-name="P77">.denominator<text:tab/>107</text:p>
          <text:p text:style-name="P77">.e**<text:tab/>79, 107</text:p>
          <text:p text:style-name="P77">.each{<text:tab/>171</text:p>
          <text:p text:style-name="P77">.emit<text:tab/>107, 137, 156</text:p>
          <text:p text:style-name="P77">.empty?<text:tab/>142, 146</text:p>
          <text:p text:style-name="P77">.eval<text:tab/>156</text:p>
          <text:p text:style-name="P77">.even?<text:tab/>91</text:p>
          <text:p text:style-name="P77">.floor<text:tab/>108</text:p>
          <text:p text:style-name="P77">.fmt<text:tab/>156</text:p>
          <text:p text:style-name="P77">.fmt"<text:tab/>156</text:p>
          <text:p text:style-name="P77">.gcd<text:tab/>91</text:p>
          <text:p text:style-name="P77">.get_all<text:tab/>87</text:p>
          <text:p text:style-name="P77">.getc<text:tab/>89</text:p>
          <text:p text:style-name="P77">.gets<text:tab/>89</text:p>
          <text:p text:style-name="P77">.hypot<text:tab/>108</text:p>
          <text:p text:style-name="P77">.imaginary<text:tab/>108</text:p>
          <text:p text:style-name="P77">.init<text:tab/>27, 125</text:p>
          <text:p text:style-name="P77">.is_class?<text:tab/>75, 125</text:p>
          <text:p text:style-name="P77">.keys<text:tab/>85</text:p>
          <text:p text:style-name="P77">.lcm<text:tab/>91</text:p>
          <text:p text:style-name="P77">.left<text:tab/>68, 157</text:p>
          <text:p text:style-name="P77">.left?<text:tab/>157</text:p>
          <text:p text:style-name="P77">.length<text:tab/>68, 143, 147, 157</text:p>
          <text:p text:style-name="P77">.lines<text:tab/>157</text:p>
          <text:p text:style-name="P77">.list<text:tab/>165</text:p>
          <text:p text:style-name="P77">.ljust<text:tab/>158</text:p>
          <text:p text:style-name="P77">.ln<text:tab/>108</text:p>
          <text:p text:style-name="P77">.load<text:tab/>158</text:p>
          <text:p text:style-name="P77">.log10<text:tab/>109</text:p>
          <text:p text:style-name="P77">.log2<text:tab/>109</text:p>
          <text:p text:style-name="P77">.lstrip<text:tab/>158</text:p>
          <text:p text:style-name="P77">.magnitude<text:tab/>109</text:p>
          <text:p text:style-name="P77">.main<text:tab/>166</text:p>
          <text:p text:style-name="P77">.map{<text:tab/>171</text:p>
          <text:p text:style-name="P77">.max<text:tab/>69</text:p>
          <text:p text:style-name="P77">.mid<text:tab/>69, 158</text:p>
          <text:p text:style-name="P77">.mid?<text:tab/>159</text:p>
          <text:p text:style-name="P77">.midlr<text:tab/>69, 159</text:p>
          <text:p text:style-name="P77">.min<text:tab/>70</text:p>
          <text:p text:style-name="P77">.name<text:tab/>125</text:p>
          <text:p text:style-name="P77">.new<text:tab/>63, 75</text:p>
          <text:p text:style-name="P77">.new_size<text:tab/>64</text:p>
          <text:p text:style-name="P77">.new_value<text:tab/>64</text:p>
          <text:p text:style-name="P77">.new_values<text:tab/>64</text:p>
          <text:p text:style-name="P77">.new{<text:tab/>63, 172</text:p>
          <text:p text:style-name="P77">.numerator<text:tab/>110</text:p>
          <text:p text:style-name="P77">.odd?<text:tab/>91</text:p>
          <text:p text:style-name="P77">.open<text:tab/>88</text:p>
          <text:p text:style-name="P77">.open{<text:tab/>88, 172</text:p>
          <text:p text:style-name="P77">.p2c<text:tab/>110</text:p>
          <text:p text:style-name="P77">.parent_class<text:tab/>76</text:p>
          <text:p text:style-name="P77">.peek<text:tab/>147</text:p>
          <text:p text:style-name="P77">.pend<text:tab/>143</text:p>
          <text:p text:style-name="P77">.polar<text:tab/>110</text:p>
          <text:p text:style-name="P77">.pop<text:tab/>143, 147</text:p>
          <text:p text:style-name="P77">.posn<text:tab/>159</text:p>
          <text:p text:style-name="P77">.pp<text:tab/>70, 86</text:p>
          <text:p text:style-name="P77">.push<text:tab/>144, 147</text:p>
          <text:p text:style-name="P77">.r2d<text:tab/>111</text:p>
          <text:p text:style-name="P77">.real<text:tab/>111</text:p>
          <text:p text:style-name="P77">.reverse<text:tab/>70, 160</text:p>
          <text:p text:style-name="P77">.right<text:tab/>70, 160</text:p>
          <text:p text:style-name="P77">.right?<text:tab/>160</text:p>
          <text:p text:style-name="P77">.rjust<text:tab/>160</text:p>
          <text:p text:style-name="P77">.round<text:tab/>111</text:p>
          <text:p text:style-name="P77">.rstrip<text:tab/>161</text:p>
          <text:p text:style-name="P77">.select{<text:tab/>172</text:p>
          <text:p text:style-name="P77">.shuffle<text:tab/>71</text:p>
          <text:p text:style-name="P77">.sin<text:tab/>111</text:p>
          <text:p text:style-name="P77">.sinh<text:tab/>112</text:p>
          <text:p text:style-name="P77">.sleep<text:tab/>112</text:p>
          <text:p text:style-name="P77">.sort<text:tab/>71</text:p>
          <text:p text:style-name="P77">.space<text:tab/>138</text:p>
          <text:p text:style-name="P77">.spaces<text:tab/>138</text:p>
          <text:p text:style-name="P77">.split<text:tab/>79, 145, 161</text:p>
          <text:p text:style-name="P77">.sqr<text:tab/>112</text:p>
          <text:p text:style-name="P77">.sqrt<text:tab/>79, 113</text:p>
          <text:p text:style-name="P77">.start<text:tab/>141</text:p>
          <text:p text:style-name="P77">.strip<text:tab/>161</text:p>
          <text:p text:style-name="P77">.strlen<text:tab/>126</text:p>
          <text:p text:style-name="P77">.strmax<text:tab/>71</text:p>
          <text:p text:style-name="P77">.strmax2<text:tab/>86</text:p>
          <text:p text:style-name="P77">.subclass:<text:tab/>76</text:p>
          <text:p text:style-name="P77">.tan<text:tab/>113</text:p>
          <text:p text:style-name="P77">.tanh<text:tab/>113</text:p>
          <text:p text:style-name="P77">.throw<text:tab/>39, 161</text:p>
          <text:p text:style-name="P77">.to_f<text:tab/>126</text:p>
          <text:p text:style-name="P77">.to_f!<text:tab/>126</text:p>
          <text:p text:style-name="P77">.to_i<text:tab/>126</text:p>
          <text:p text:style-name="P77">.to_i!<text:tab/>127</text:p>
          <text:p text:style-name="P77">.to_lower<text:tab/>162</text:p>
          <text:p text:style-name="P77">.to_n<text:tab/>127</text:p>
          <text:p text:style-name="P77">.to_n!<text:tab/>127</text:p>
          <text:p text:style-name="P77">.to_r<text:tab/>128</text:p>
          <text:p text:style-name="P77">.to_r!<text:tab/>128</text:p>
          <text:p text:style-name="P77">.to_s<text:tab/>76, 128</text:p>
          <text:p text:style-name="P77">.to_upper<text:tab/>162</text:p>
          <text:p text:style-name="P77">.to_x<text:tab/>129</text:p>
          <text:p text:style-name="P77">.to_x!<text:tab/>129</text:p>
          <text:p text:style-name="P77">.values<text:tab/>86</text:p>
          <text:p text:style-name="P77">.vm<text:tab/>166</text:p>
          <text:p text:style-name="P77">.vm_name<text:tab/>172</text:p>
          <text:p text:style-name="P77">.with{<text:tab/>59, 173</text:p>
          <text:p text:style-name="P78">"</text:p>
          <text:p text:style-name="P77">"<text:tab/>170</text:p>
          <text:p text:style-name="P78">)</text:p>
          <text:p text:style-name="P77">)entries<text:tab/>188</text:p>
          <text:p text:style-name="P77">)methods<text:tab/>77, 133</text:p>
          <text:p text:style-name="P77">)stubs<text:tab/>77</text:p>
          <text:p text:style-name="P78">{</text:p>
          <text:p text:style-name="P77">{<text:tab/>84</text:p>
          <text:p text:style-name="P78">}</text:p>
          <text:p text:style-name="P77">}<text:tab/>64, 84</text:p>
          <text:p text:style-name="P78">@</text:p>
          <text:p text:style-name="P77">@<text:tab/>72</text:p>
          <text:p text:style-name="P78">*</text:p>
          <text:p text:style-name="P77">*<text:tab/>100, 152</text:p>
          <text:p text:style-name="P77">**<text:tab/>100</text:p>
          <text:p text:style-name="P78">/</text:p>
          <text:p text:style-name="P77">/<text:tab/>114</text:p>
          <text:p text:style-name="P78">&amp;</text:p>
          <text:p text:style-name="P77">&amp;&amp;<text:tab/>81, 95, 121</text:p>
          <text:p text:style-name="P78">+</text:p>
          <text:p text:style-name="P77"><text:soft-page-break/>+<text:tab/>65, 100, 152</text:p>
          <text:p text:style-name="P77">+loop<text:tab/>23</text:p>
          <text:p text:style-name="P78">&lt;</text:p>
          <text:p text:style-name="P77">&lt;<text:tab/>118, 162</text:p>
          <text:p text:style-name="P77">&lt;&lt;<text:tab/>72, 93, 163</text:p>
          <text:p text:style-name="P77">&lt;=<text:tab/>118, 163</text:p>
          <text:p text:style-name="P77">&lt;=&gt;<text:tab/>119, 163</text:p>
          <text:p text:style-name="P77">&lt;&gt;<text:tab/>130</text:p>
          <text:p text:style-name="P78">=</text:p>
          <text:p text:style-name="P77">=<text:tab/>130</text:p>
          <text:p text:style-name="P78">&gt;</text:p>
          <text:p text:style-name="P77">&gt;<text:tab/>119, 164</text:p>
          <text:p text:style-name="P77">&gt;=<text:tab/>119, 164</text:p>
          <text:p text:style-name="P77">&gt;&gt;<text:tab/>93</text:p>
          <text:p text:style-name="P78">|</text:p>
          <text:p text:style-name="P77">||<text:tab/>82, 96, 133</text:p>
          <text:p text:style-name="P78">~</text:p>
          <text:p text:style-name="P77">~<text:tab/>138</text:p>
          <text:p text:style-name="P77">~"<text:tab/>138</text:p>
          <text:p text:style-name="P77">~cr<text:tab/>139</text:p>
          <text:p text:style-name="P77">~emit<text:tab/>139</text:p>
          <text:p text:style-name="P77">~getc<text:tab/>89</text:p>
          <text:p text:style-name="P77">~gets<text:tab/>89</text:p>
          <text:p text:style-name="P77">~space<text:tab/>139</text:p>
          <text:p text:style-name="P77">~spaces<text:tab/>139</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8131840"/></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2">
          <table:table-cell table:style-name="Table61.A2" office:value-type="string">
            <text:p text:style-name="P17">Code</text:p>
          </table:table-cell>
          <table:table-cell table:style-name="Table61.B2" office:value-type="string">
            <text:p text:style-name="P17">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94</text:page-number> of <text:page-count>194</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23H52M7S</meta:editing-duration>
    <meta:editing-cycles>2501</meta:editing-cycles>
    <meta:generator>OpenOffice/4.1.1$Win32 OpenOffice.org_project/411m6$Build-9775</meta:generator>
    <dc:date>2015-05-04T13:43:59.95</dc:date>
    <dc:creator>Peter Camilleri</dc:creator>
    <meta:printed-by>Peter Camilleri</meta:printed-by>
    <meta:print-date>2015-05-03T14:38:38.15</meta:print-date>
    <meta:document-statistic meta:table-count="400" meta:image-count="0" meta:object-count="0" meta:page-count="194" meta:paragraph-count="6262" meta:word-count="33897" meta:character-count="196897"/>
    <meta:template xlink:type="simple" xlink:actuate="onRequest" xlink:title="MyDefault" xlink:href="../../../../OpenOffice.org/3/user/template/MyDefault.ott" meta:date="2014-06-26T22:09:00.24"/>
  </office:meta>
</office:document-meta>
</file>